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7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2">
      <style:drawing-page-properties draw:fill="bitmap" draw:fill-image-name="a26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5">
      <style:drawing-page-properties draw:fill="bitmap" draw:fill-image-name="a27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5">
      <style:drawing-page-properties draw:fill="bitmap" draw:fill-image-name="a25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4">
      <style:drawing-page-properties draw:fill="bitmap" draw:fill-image-name="a27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51">
      <style:drawing-page-properties draw:fill="bitmap" draw:fill-image-name="a25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9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0">
      <style:drawing-page-properties draw:fill="bitmap" draw:fill-image-name="a26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63">
      <style:drawing-page-properties draw:fill="bitmap" draw:fill-image-name="a25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number:date-style xmlns:number="urn:oasis:names:tc:opendocument:xmlns:datastyle:1.0" style:name="a25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2551" draw:master-page-name="Master1-Layout1-title-Titelfolie" presentation:presentation-page-layout-name="Master1-PPL1" draw:id="Slide-256">
        <draw:frame draw:id="id869" presentation:style-name="a2554" draw:name="Titel 1" svg:x="2.05208in" svg:y="1.22743in" svg:width="9.61458in" svg:height="2.61111in" presentation:class="title" presentation:placeholder="false">
          <draw:text-box>
            <text:p text:style-name="a2553" text:class-names="" text:cond-style-name=""><text:span text:style-name="a2552" text:class-names="">Speicherung und Datenaustausch von Daten mit Datenbanken durch GANs</text:span></text:p>
          </draw:text-box>
          <svg:title/>
          <svg:desc/>
        </draw:frame>
        <draw:frame draw:id="id870" presentation:style-name="a2561" draw:name="Untertitel 2" svg:x="2.05208in" svg:y="3.93924in" svg:width="9.61458in" svg:height="1.81076in" presentation:class="subtitle" presentation:placeholder="false">
          <draw:text-box>
            <text:p text:style-name="a2556" text:class-names="" text:cond-style-name=""><text:span text:style-name="a2555" text:class-names="">Referent: Korbinian Müller</text:span></text:p>
            <text:p text:style-name="a2558" text:class-names="" text:cond-style-name=""><text:span text:style-name="a2557" text:class-names="">Datum: 17.02.2025</text:span></text:p>
            <text:p text:style-name="a2560" text:class-names="" text:cond-style-name=""><text:span text:style-name="a2559" text:class-names="">Kurs: Datenmodellierung und Datenbank Programmierung</text:span></text:p>
          </draw:text-box>
          <svg:title/>
          <svg:desc/>
        </draw:frame>
      </draw:page>
      <draw:page draw:name="Slide2" draw:style-name="a2563" draw:master-page-name="Master1-Layout2-obj-Titel-und-Inhalt" presentation:presentation-page-layout-name="Master1-PPL2" draw:id="Slide-257">
        <draw:frame draw:id="id871" presentation:style-name="a2566" draw:name="Titel 1" svg:x="1.24826in" svg:y="0.67642in" svg:width="10.83333in" svg:height="1.61698in" presentation:class="title" presentation:placeholder="false">
          <draw:text-box>
            <text:p text:style-name="a2565" text:class-names="" text:cond-style-name=""><text:span text:style-name="a2564" text:class-names="">Inhalt</text:span></text:p>
          </draw:text-box>
          <svg:title/>
          <svg:desc/>
        </draw:frame>
        <draw:frame draw:id="id872" presentation:style-name="a2580" draw:name="Inhaltsplatzhalter 2" svg:x="1.24826in" svg:y="2.46007in" svg:width="10.83333in" svg:height="3.87327in" presentation:class="outline" presentation:placeholder="false">
          <draw:text-box>
            <text:list text:style-name="a2569">
              <text:list-item>
                <text:p text:style-name="a2568" text:class-names="" text:cond-style-name=""><text:span text:style-name="a2567" text:class-names="">Datenbanken</text:span></text:p>
              </text:list-item>
            </text:list>
            <text:list text:style-name="a2572">
              <text:list-item>
                <text:p text:style-name="a2571" text:class-names="" text:cond-style-name=""><text:span text:style-name="a2570" text:class-names="">Daten Import</text:span></text:p>
              </text:list-item>
            </text:list>
            <text:list text:style-name="a2575">
              <text:list-item>
                <text:p text:style-name="a2574" text:class-names="" text:cond-style-name=""><text:span text:style-name="a2573" text:class-names="">Software Architektur</text:span></text:p>
              </text:list-item>
            </text:list>
            <text:list text:style-name="a2579">
              <text:list-item>
                <text:p text:style-name="a2578" text:class-names="" text:cond-style-name=""><text:span text:style-name="a2576" text:class-names="">Konkrete Implementation der Datenschicht<text:s text:c="1"/></text:span><text:span text:style-name="a2577" text:class-names=""/></text:p>
              </text:list-item>
            </text:list>
          </draw:text-box>
          <svg:title/>
          <svg:desc/>
        </draw:frame>
        <draw:frame draw:id="id873" draw:style-name="a2585" draw:name="Datumsplatzhalter 3" svg:x="8.15499in" svg:y="6.43403in" svg:width="3in" svg:height="0.39931in">
          <draw:text-box>
            <text:p text:style-name="a2584" text:class-names="" text:cond-style-name=""><text:span text:style-name="a2581" text:class-names=""><text:date text:fixed="false" style:data-style-name="a2582">14.02.2025</text:date></text:span><text:span text:style-name="a2583" text:class-names=""/></text:p>
          </draw:text-box>
          <svg:title/>
          <svg:desc/>
        </draw:frame>
        <draw:frame draw:id="id874" draw:style-name="a2589" draw:name="Fußzeilenplatzhalter 4" svg:x="1.24826in" svg:y="6.43403in" svg:width="6.82339in" svg:height="0.39931in">
          <draw:text-box>
            <text:p text:style-name="a2588" text:class-names="" text:cond-style-name=""><text:span text:style-name="a2586" text:class-names="">Korbinian Müller / Speicherung und Datenaustausch von Daten mit Datenbanken durch GANs</text:span><text:span text:style-name="a2587" text:class-names=""/></text:p>
          </draw:text-box>
          <svg:title/>
          <svg:desc/>
        </draw:frame>
        <draw:frame draw:id="id875" draw:style-name="a2593" draw:name="Foliennummernplatzhalter 5" svg:x="11.23832in" svg:y="6.43403in" svg:width="0.84327in" svg:height="0.39931in">
          <draw:text-box>
            <text:p text:style-name="a2592" text:class-names="" text:cond-style-name=""><text:span text:style-name="a2590" text:class-names=""><text:page-number style:num-format="1" text:fixed="false">2</text:page-number></text:span><text:span text:style-name="a2591" text:class-names=""/></text:p>
          </draw:text-box>
          <svg:title/>
          <svg:desc/>
        </draw:frame>
      </draw:page>
      <draw:page draw:name="Slide4" draw:style-name="a2595" draw:master-page-name="Master1-Layout2-obj-Titel-und-Inhalt" presentation:presentation-page-layout-name="Master1-PPL2" draw:id="Slide-259">
        <draw:frame draw:id="id876" presentation:style-name="a2599" draw:name="Titel 1" svg:x="1.24826in" svg:y="0.67642in" svg:width="10.83333in" svg:height="1.61698in" presentation:class="title" presentation:placeholder="false">
          <draw:text-box>
            <text:p text:style-name="a2598" text:class-names="" text:cond-style-name=""><text:span text:style-name="a2596" text:class-names="">Datenbanken</text:span><text:span text:style-name="a2597" text:class-names=""/></text:p>
          </draw:text-box>
          <svg:title/>
          <svg:desc/>
        </draw:frame>
        <draw:frame draw:id="id877" presentation:style-name="a2617" draw:name="Inhaltsplatzhalter 2" svg:x="1.24826in" svg:y="2.46007in" svg:width="10.83333in" svg:height="3.87327in" presentation:class="outline" presentation:placeholder="false">
          <draw:text-box>
            <text:list text:style-name="a2602">
              <text:list-item>
                <text:p text:style-name="a2601" text:class-names="" text:cond-style-name=""><text:span text:style-name="a2600" text:class-names="">Lokale Datenbanken mittels Docker</text:span></text:p>
              </text:list-item>
            </text:list>
            <text:list text:style-name="a2606">
              <text:list-item>
                <text:p text:style-name="a2605" text:class-names="" text:cond-style-name=""><text:span text:style-name="a2603" text:class-names="">Schnell und einfach erstellt</text:span><text:span text:style-name="a2604" text:class-names=""/></text:p>
              </text:list-item>
            </text:list>
            <text:list text:style-name="a2611">
              <text:list-item>
                <text:p text:style-name="a2610" text:class-names="" text:cond-style-name=""><text:span text:style-name="a2607" text:class-names="">Existierende Container für MySQL und<text:s text:c="1"/></text:span><text:span text:style-name="a2608" text:class-names="">MongoDB</text:span><text:span text:style-name="a2609" text:class-names=""/></text:p>
              </text:list-item>
            </text:list>
            <text:list text:style-name="a2616">
              <text:list-item>
                <text:p text:style-name="a2615" text:class-names="" text:cond-style-name=""><text:span text:style-name="a2612" text:class-names="">Verwaltung von mehreren Container durch Docker-</text:span><text:span text:style-name="a2613" text:class-names="">Compose</text:span><text:span text:style-name="a2614" text:class-names=""/></text:p>
              </text:list-item>
            </text:list>
          </draw:text-box>
          <svg:title/>
          <svg:desc/>
        </draw:frame>
        <draw:frame draw:id="id878" draw:style-name="a2622" draw:name="Datumsplatzhalter 3" svg:x="8.15499in" svg:y="6.43403in" svg:width="3in" svg:height="0.39931in">
          <draw:text-box>
            <text:p text:style-name="a2621" text:class-names="" text:cond-style-name=""><text:span text:style-name="a2618" text:class-names=""><text:date text:fixed="false" style:data-style-name="a2619">14.02.2025</text:date></text:span><text:span text:style-name="a2620" text:class-names=""/></text:p>
          </draw:text-box>
          <svg:title/>
          <svg:desc/>
        </draw:frame>
        <draw:frame draw:id="id879" draw:style-name="a2626" draw:name="Fußzeilenplatzhalter 4" svg:x="1.24826in" svg:y="6.43403in" svg:width="6.82339in" svg:height="0.39931in">
          <draw:text-box>
            <text:p text:style-name="a2625" text:class-names="" text:cond-style-name=""><text:span text:style-name="a2623" text:class-names="">Korbinian Müller / Speicherung und Datenaustausch von Daten mit Datenbanken durch GANs</text:span><text:span text:style-name="a2624" text:class-names=""/></text:p>
          </draw:text-box>
          <svg:title/>
          <svg:desc/>
        </draw:frame>
        <draw:frame draw:id="id880" draw:style-name="a2630" draw:name="Foliennummernplatzhalter 5" svg:x="11.23832in" svg:y="6.43403in" svg:width="0.84327in" svg:height="0.39931in">
          <draw:text-box>
            <text:p text:style-name="a2629" text:class-names="" text:cond-style-name=""><text:span text:style-name="a2627" text:class-names=""><text:page-number style:num-format="1" text:fixed="false">3</text:page-number></text:span><text:span text:style-name="a2628" text:class-names=""/></text:p>
          </draw:text-box>
          <svg:title/>
          <svg:desc/>
        </draw:frame>
      </draw:page>
      <draw:page draw:name="Slide5" draw:style-name="a2632" draw:master-page-name="Master1-Layout2-obj-Titel-und-Inhalt" presentation:presentation-page-layout-name="Master1-PPL2" draw:id="Slide-260">
        <draw:frame draw:id="id881" presentation:style-name="a2636" draw:name="Titel 1" svg:x="1.24826in" svg:y="0.67642in" svg:width="10.83333in" svg:height="1.61698in" presentation:class="title" presentation:placeholder="false">
          <draw:text-box>
            <text:p text:style-name="a2635" text:class-names="" text:cond-style-name=""><text:span text:style-name="a2633" text:class-names="">Daten Import</text:span><text:span text:style-name="a2634" text:class-names=""/></text:p>
          </draw:text-box>
          <svg:title/>
          <svg:desc/>
        </draw:frame>
        <draw:frame draw:id="id882" presentation:style-name="a2655" draw:name="Inhaltsplatzhalter 2" svg:x="1.24826in" svg:y="2.46007in" svg:width="10.83333in" svg:height="3.87327in" presentation:class="outline" presentation:placeholder="false">
          <draw:text-box>
            <text:list text:style-name="a2639">
              <text:list-item>
                <text:p text:style-name="a2638" text:class-names="" text:cond-style-name=""><text:span text:style-name="a2637" text:class-names="">Ausgangsformat: CSV</text:span></text:p>
              </text:list-item>
            </text:list>
            <text:list text:style-name="a2644">
              <text:list-item>
                <text:p text:style-name="a2643" text:class-names="" text:cond-style-name=""><text:span text:style-name="a2640" text:class-names="">Daten sind Strukturiert und<text:s text:c="1"/></text:span><text:span text:style-name="a2641" text:class-names="">Tabelarisch</text:span><text:span text:style-name="a2642" text:class-names=""/></text:p>
              </text:list-item>
            </text:list>
            <text:list text:style-name="a2647">
              <text:list-item>
                <text:p text:style-name="a2646" text:class-names="" text:cond-style-name=""><text:span text:style-name="a2645" text:class-names="">Direkter Import nach MySQL</text:span></text:p>
              </text:list-item>
            </text:list>
            <text:list text:style-name="a2654">
              <text:list-item>
                <text:p text:style-name="a2653" text:class-names="" text:cond-style-name=""><text:span text:style-name="a2648" text:class-names="">Import in<text:s text:c="1"/></text:span><text:span text:style-name="a2649" text:class-names="">MongoDB</text:span><text:span text:style-name="a2650" text:class-names=""><text:s text:c="1"/>mittels eines<text:s text:c="1"/></text:span><text:span text:style-name="a2651" text:class-names="">Scriptes</text:span><text:span text:style-name="a2652" text:class-names=""/></text:p>
              </text:list-item>
            </text:list>
          </draw:text-box>
          <svg:title/>
          <svg:desc/>
        </draw:frame>
        <draw:frame draw:id="id883" draw:style-name="a2660" draw:name="Datumsplatzhalter 3" svg:x="8.15499in" svg:y="6.43403in" svg:width="3in" svg:height="0.39931in">
          <draw:text-box>
            <text:p text:style-name="a2659" text:class-names="" text:cond-style-name=""><text:span text:style-name="a2656" text:class-names=""><text:date text:fixed="false" style:data-style-name="a2657">14.02.2025</text:date></text:span><text:span text:style-name="a2658" text:class-names=""/></text:p>
          </draw:text-box>
          <svg:title/>
          <svg:desc/>
        </draw:frame>
        <draw:frame draw:id="id884" draw:style-name="a2664" draw:name="Fußzeilenplatzhalter 4" svg:x="1.24826in" svg:y="6.43403in" svg:width="6.82339in" svg:height="0.39931in">
          <draw:text-box>
            <text:p text:style-name="a2663" text:class-names="" text:cond-style-name=""><text:span text:style-name="a2661" text:class-names="">Korbinian Müller / Speicherung und Datenaustausch von Daten mit Datenbanken durch GANs</text:span><text:span text:style-name="a2662" text:class-names=""/></text:p>
          </draw:text-box>
          <svg:title/>
          <svg:desc/>
        </draw:frame>
        <draw:frame draw:id="id885" draw:style-name="a2668" draw:name="Foliennummernplatzhalter 5" svg:x="11.23832in" svg:y="6.43403in" svg:width="0.84327in" svg:height="0.39931in">
          <draw:text-box>
            <text:p text:style-name="a2667" text:class-names="" text:cond-style-name=""><text:span text:style-name="a2665" text:class-names=""><text:page-number style:num-format="1" text:fixed="false">3</text:page-number></text:span><text:span text:style-name="a2666" text:class-names=""/></text:p>
          </draw:text-box>
          <svg:title/>
          <svg:desc/>
        </draw:frame>
      </draw:page>
      <draw:page draw:name="Slide3" draw:style-name="a2670" draw:master-page-name="Master1-Layout2-obj-Titel-und-Inhalt" presentation:presentation-page-layout-name="Master1-PPL2" draw:id="Slide-258">
        <draw:frame draw:id="id886" presentation:style-name="a2674" draw:name="Titel 1" svg:x="1.24826in" svg:y="0.67642in" svg:width="10.83333in" svg:height="1.61698in" presentation:class="title" presentation:placeholder="false">
          <draw:text-box>
            <text:p text:style-name="a2673" text:class-names="" text:cond-style-name=""><text:span text:style-name="a2671" text:class-names="">Software Architektur</text:span><text:span text:style-name="a2672" text:class-names=""/></text:p>
          </draw:text-box>
          <svg:title/>
          <svg:desc/>
        </draw:frame>
        <draw:frame draw:id="id887" presentation:style-name="a2699" draw:name="Inhaltsplatzhalter 2" svg:x="1.24826in" svg:y="2.46007in" svg:width="10.83333in" svg:height="3.87327in" presentation:class="outline" presentation:placeholder="false">
          <draw:text-box>
            <text:list text:style-name="a2679">
              <text:list-item>
                <text:p text:style-name="a2678" text:class-names="" text:cond-style-name=""><text:span text:style-name="a2675" text:class-names="">Entwicklung nach SOLID<text:s text:c="1"/></text:span><text:span text:style-name="a2676" text:class-names="">Prinziepien</text:span><text:span text:style-name="a2677" text:class-names="">(1):</text:span></text:p>
              </text:list-item>
            </text:list>
            <text:list text:style-name="a2682">
              <text:list-item>
                <text:list text:style-name="a2682">
                  <text:list-item>
                    <text:p text:style-name="a2681" text:class-names="" text:cond-style-name=""><text:span text:style-name="a2680" text:class-names="">Tolerant gegenüber Veränderung sein</text:span></text:p>
                  </text:list-item>
                </text:list>
              </text:list-item>
            </text:list>
            <text:list text:style-name="a2685">
              <text:list-item>
                <text:list text:style-name="a2685">
                  <text:list-item>
                    <text:p text:style-name="a2684" text:class-names="" text:cond-style-name=""><text:span text:style-name="a2683" text:class-names="">Leicht zu Verstehen</text:span></text:p>
                  </text:list-item>
                </text:list>
              </text:list-item>
            </text:list>
            <text:list text:style-name="a2688">
              <text:list-item>
                <text:list text:style-name="a2688">
                  <text:list-item>
                    <text:p text:style-name="a2687" text:class-names="" text:cond-style-name=""><text:span text:style-name="a2686" text:class-names="">Wiederverwendbar</text:span></text:p>
                  </text:list-item>
                </text:list>
              </text:list-item>
            </text:list>
            <text:list text:style-name="a2691">
              <text:list-item>
                <text:list text:style-name="a2691">
                  <text:list-item>
                    <text:p text:style-name="a2690" text:class-names="" text:cond-style-name=""><text:span text:style-name="a2689" text:class-names="">Jede Komponente Besitzt eine Funktion</text:span></text:p>
                  </text:list-item>
                </text:list>
              </text:list-item>
            </text:list>
            <text:list text:style-name="a2694">
              <text:list-item>
                <text:list text:style-name="a2694">
                  <text:list-item>
                    <text:p text:style-name="a2693" text:class-names="" text:cond-style-name=""><text:span text:style-name="a2692" text:class-names="">Komponenten sind Austauschbar</text:span></text:p>
                  </text:list-item>
                </text:list>
              </text:list-item>
            </text:list>
            <text:list text:style-name="a2698">
              <text:list-item>
                <text:list text:style-name="a2698">
                  <text:list-item>
                    <text:p text:style-name="a2697" text:class-names="" text:cond-style-name=""><text:span text:style-name="a2695" text:class-names="">Trennen High Level und Low Level Code</text:span><text:span text:style-name="a269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88" draw:style-name="a2704" draw:name="Datumsplatzhalter 3" svg:x="8.15499in" svg:y="6.43403in" svg:width="3in" svg:height="0.39931in">
          <draw:text-box>
            <text:p text:style-name="a2703" text:class-names="" text:cond-style-name=""><text:span text:style-name="a2700" text:class-names=""><text:date text:fixed="false" style:data-style-name="a2701">14.02.2025</text:date></text:span><text:span text:style-name="a2702" text:class-names=""/></text:p>
          </draw:text-box>
          <svg:title/>
          <svg:desc/>
        </draw:frame>
        <draw:frame draw:id="id889" draw:style-name="a2708" draw:name="Fußzeilenplatzhalter 4" svg:x="1.24826in" svg:y="6.43403in" svg:width="6.82339in" svg:height="0.39931in">
          <draw:text-box>
            <text:p text:style-name="a2707" text:class-names="" text:cond-style-name=""><text:span text:style-name="a2705" text:class-names="">Korbinian Müller / Speicherung und Datenaustausch von Daten mit Datenbanken durch GANs</text:span><text:span text:style-name="a2706" text:class-names=""/></text:p>
          </draw:text-box>
          <svg:title/>
          <svg:desc/>
        </draw:frame>
        <draw:frame draw:id="id890" draw:style-name="a2712" draw:name="Foliennummernplatzhalter 5" svg:x="11.23832in" svg:y="6.43403in" svg:width="0.84327in" svg:height="0.39931in">
          <draw:text-box>
            <text:p text:style-name="a2711" text:class-names="" text:cond-style-name=""><text:span text:style-name="a2709" text:class-names=""><text:page-number style:num-format="1" text:fixed="false">3</text:page-number></text:span><text:span text:style-name="a2710" text:class-names=""/></text:p>
          </draw:text-box>
          <svg:title/>
          <svg:desc/>
        </draw:frame>
      </draw:page>
      <draw:page draw:name="Slide6" draw:style-name="a2714" draw:master-page-name="Master1-Layout2-obj-Titel-und-Inhalt" presentation:presentation-page-layout-name="Master1-PPL2" draw:id="Slide-261">
        <draw:frame draw:id="id891" presentation:style-name="a2718" draw:name="Titel 1" svg:x="1.24826in" svg:y="0.67642in" svg:width="10.83333in" svg:height="1.61698in" presentation:class="title" presentation:placeholder="false">
          <draw:text-box>
            <text:p text:style-name="a2717" text:class-names="" text:cond-style-name=""><text:span text:style-name="a2715" text:class-names="">Software Architektur</text:span><text:span text:style-name="a2716" text:class-names=""/></text:p>
          </draw:text-box>
          <svg:title/>
          <svg:desc/>
        </draw:frame>
        <draw:frame draw:id="id892" presentation:style-name="a2740" draw:name="Inhaltsplatzhalter 2" svg:x="1.24826in" svg:y="2.46007in" svg:width="10.83333in" svg:height="3.87327in" presentation:class="outline" presentation:placeholder="false">
          <draw:text-box>
            <text:list text:style-name="a2723">
              <text:list-item>
                <text:p text:style-name="a2722" text:class-names="" text:cond-style-name=""><text:span text:style-name="a2719" text:class-names="">DataService</text:span><text:span text:style-name="a2720" text:class-names=""><text:tab/><text:tab/>&gt; Business<text:s text:c="1"/></text:span><text:span text:style-name="a2721" text:class-names="">Logik</text:span></text:p>
              </text:list-item>
            </text:list>
            <text:list text:style-name="a2728">
              <text:list-item>
                <text:p text:style-name="a2727" text:class-names="" text:cond-style-name=""><text:span text:style-name="a2724" text:class-names="">DataValidator</text:span><text:span text:style-name="a2725" text:class-names=""><text:tab/>&gt; Validieren von<text:s text:c="1"/></text:span><text:span text:style-name="a2726" text:class-names="">Daten</text:span></text:p>
              </text:list-item>
            </text:list>
            <text:list text:style-name="a2732">
              <text:list-item>
                <text:p text:style-name="a2731" text:class-names="" text:cond-style-name=""><text:span text:style-name="a2729" text:class-names="">DataTransformer</text:span><text:span text:style-name="a2730" text:class-names=""><text:tab/>&gt; Umwandeln von Daten</text:span></text:p>
              </text:list-item>
            </text:list>
            <text:list text:style-name="a2736">
              <text:list-item>
                <text:p text:style-name="a2735" text:class-names="" text:cond-style-name=""><text:span text:style-name="a2733" text:class-names="">DataRepository</text:span><text:span text:style-name="a2734" text:class-names=""><text:tab/>&gt; Zugriff auf Datenbank</text:span></text:p>
              </text:list-item>
            </text:list>
            <text:list text:style-name="a2739">
              <text:list-item>
                <text:p text:style-name="a2738" text:class-names="" text:cond-style-name=""><text:span text:style-name="a2737" text:class-names=""/></text:p>
              </text:list-item>
            </text:list>
          </draw:text-box>
          <svg:title/>
          <svg:desc/>
        </draw:frame>
        <draw:frame draw:id="id893" draw:style-name="a2745" draw:name="Datumsplatzhalter 3" svg:x="8.15499in" svg:y="6.43403in" svg:width="3in" svg:height="0.39931in">
          <draw:text-box>
            <text:p text:style-name="a2744" text:class-names="" text:cond-style-name=""><text:span text:style-name="a2741" text:class-names=""><text:date text:fixed="false" style:data-style-name="a2742">14.02.2025</text:date></text:span><text:span text:style-name="a2743" text:class-names=""/></text:p>
          </draw:text-box>
          <svg:title/>
          <svg:desc/>
        </draw:frame>
        <draw:frame draw:id="id894" draw:style-name="a2749" draw:name="Fußzeilenplatzhalter 4" svg:x="1.24826in" svg:y="6.43403in" svg:width="6.82339in" svg:height="0.39931in">
          <draw:text-box>
            <text:p text:style-name="a2748" text:class-names="" text:cond-style-name=""><text:span text:style-name="a2746" text:class-names="">Korbinian Müller / Speicherung und Datenaustausch von Daten mit Datenbanken durch GANs</text:span><text:span text:style-name="a2747" text:class-names=""/></text:p>
          </draw:text-box>
          <svg:title/>
          <svg:desc/>
        </draw:frame>
        <draw:frame draw:id="id895" draw:style-name="a2753" draw:name="Foliennummernplatzhalter 5" svg:x="11.23832in" svg:y="6.43403in" svg:width="0.84327in" svg:height="0.39931in">
          <draw:text-box>
            <text:p text:style-name="a2752" text:class-names="" text:cond-style-name=""><text:span text:style-name="a2750" text:class-names=""><text:page-number style:num-format="1" text:fixed="false">3</text:page-number></text:span><text:span text:style-name="a2751" text:class-names=""/></text:p>
          </draw:text-box>
          <svg:title/>
          <svg:desc/>
        </draw:frame>
      </draw:page>
      <draw:page draw:name="Slide7" draw:style-name="a2755" draw:master-page-name="Master1-Layout2-obj-Titel-und-Inhalt" presentation:presentation-page-layout-name="Master1-PPL2" draw:id="Slide-262">
        <draw:frame draw:id="id896" presentation:style-name="a2760" draw:name="Titel 1" svg:x="1.24826in" svg:y="0.67642in" svg:width="10.83333in" svg:height="1.61698in" presentation:class="title" presentation:placeholder="false">
          <draw:text-box>
            <text:p text:style-name="a2759" text:class-names="" text:cond-style-name=""><text:span text:style-name="a2756" text:class-names="">Vielen Dank fürs<text:s text:c="1"/></text:span><text:span text:style-name="a2757" text:class-names="">Zuhöhren</text:span><text:span text:style-name="a2758" text:class-names=""/></text:p>
          </draw:text-box>
          <svg:title/>
          <svg:desc/>
        </draw:frame>
        <draw:frame draw:id="id897" presentation:style-name="a2772" draw:name="Inhaltsplatzhalter 2" svg:x="1.24826in" svg:y="2.46007in" svg:width="10.83333in" svg:height="3.87327in" presentation:class="outline" presentation:placeholder="false">
          <draw:text-box>
            <text:list text:style-name="a2763">
              <text:list-item>
                <text:p text:style-name="a2762" text:class-names="" text:cond-style-name=""><text:span text:style-name="a2761" text:class-names="">Quellen:<text:s text:c="1"/></text:span></text:p>
              </text:list-item>
            </text:list>
            <text:list text:style-name="a2771">
              <text:list-item>
                <text:p text:style-name="a2770" text:class-names="" text:cond-style-name=""><text:span text:style-name="a2764" text:class-names=""><text:tab/></text:span><text:span text:style-name="a2765" text:class-names="">(1)</text:span><text:span text:style-name="a2766" text:class-names=""><text:s text:c="1"/>Martin, R. C. (2017). Clean Architecture: A Craftsman's Guide to<text:s text:c="1"/></text:span><text:span text:style-name="a2767" text:class-names=""><text:s text:c="1"/><text:tab/><text:tab/>Software<text:s text:c="1"/></text:span><text:span text:style-name="a2768" text:class-names="">Structure and Design.</text:span><text:span text:style-name="a2769" text:class-names=""/></text:p>
              </text:list-item>
            </text:list>
          </draw:text-box>
          <svg:title/>
          <svg:desc/>
        </draw:frame>
        <draw:frame draw:id="id898" draw:style-name="a2777" draw:name="Datumsplatzhalter 3" svg:x="8.15499in" svg:y="6.43403in" svg:width="3in" svg:height="0.39931in">
          <draw:text-box>
            <text:p text:style-name="a2776" text:class-names="" text:cond-style-name=""><text:span text:style-name="a2773" text:class-names=""><text:date text:fixed="false" style:data-style-name="a2774">14.02.2025</text:date></text:span><text:span text:style-name="a2775" text:class-names=""/></text:p>
          </draw:text-box>
          <svg:title/>
          <svg:desc/>
        </draw:frame>
        <draw:frame draw:id="id899" draw:style-name="a2781" draw:name="Fußzeilenplatzhalter 4" svg:x="1.24826in" svg:y="6.43403in" svg:width="6.82339in" svg:height="0.39931in">
          <draw:text-box>
            <text:p text:style-name="a2780" text:class-names="" text:cond-style-name=""><text:span text:style-name="a2778" text:class-names="">Korbinian Müller / Speicherung und Datenaustausch von Daten mit Datenbanken durch GANs</text:span><text:span text:style-name="a2779" text:class-names=""/></text:p>
          </draw:text-box>
          <svg:title/>
          <svg:desc/>
        </draw:frame>
        <draw:frame draw:id="id900" draw:style-name="a2785" draw:name="Foliennummernplatzhalter 5" svg:x="11.23832in" svg:y="6.43403in" svg:width="0.84327in" svg:height="0.39931in">
          <draw:text-box>
            <text:p text:style-name="a2784" text:class-names="" text:cond-style-name=""><text:span text:style-name="a2782" text:class-names=""><text:page-number style:num-format="1" text:fixed="false">3</text:page-number></text:span><text:span text:style-name="a278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el und Inhal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Abschnitts-&#10;überschrift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Zwei Inhalte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Vergleich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Nur Titel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Leer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Inhalt mit Überschrift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Bild mit Überschrift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abild mit Beschriftung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el und Beschriftung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Zitat mit Beschriftung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nskarte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Spalte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Bildspalte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el und vertikaler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kaler Titel u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2452" draw:style="linear" draw:angle="0" draw:start-color="#7c96a3" draw:end-color="#3b4c54" draw:start-intensity="100%" draw:end-intensity="100%"/>
    <draw:gradient draw:name="a1479" draw:style="linear" draw:angle="0" draw:start-color="#7c96a3" draw:end-color="#3b4c54" draw:start-intensity="100%" draw:end-intensity="100%"/>
    <draw:gradient draw:name="a2454" draw:style="linear" draw:angle="0" draw:start-color="#7c96a3" draw:end-color="#3b4c54" draw:start-intensity="100%" draw:end-intensity="100%"/>
    <draw:gradient draw:name="a2456" draw:style="linear" draw:angle="0" draw:start-color="#7c96a3" draw:end-color="#3b4c54" draw:start-intensity="100%" draw:end-intensity="100%"/>
    <draw:gradient draw:name="a1751" draw:style="linear" draw:angle="0" draw:start-color="#7c96a3" draw:end-color="#3b4c54" draw:start-intensity="100%" draw:end-intensity="100%"/>
    <draw:gradient draw:name="a2458" draw:style="linear" draw:angle="0" draw:start-color="#7c96a3" draw:end-color="#3b4c54" draw:start-intensity="100%" draw:end-intensity="100%"/>
    <draw:gradient draw:name="a1211" draw:style="linear" draw:angle="0" draw:start-color="#7c96a3" draw:end-color="#3b4c54" draw:start-intensity="100%" draw:end-intensity="100%"/>
    <draw:gradient draw:name="a1753" draw:style="linear" draw:angle="0" draw:start-color="#7c96a3" draw:end-color="#3b4c54" draw:start-intensity="100%" draw:end-intensity="100%"/>
    <draw:gradient draw:name="a1213" draw:style="linear" draw:angle="0" draw:start-color="#7c96a3" draw:end-color="#3b4c54" draw:start-intensity="100%" draw:end-intensity="100%"/>
    <draw:gradient draw:name="a1755" draw:style="linear" draw:angle="0" draw:start-color="#7c96a3" draw:end-color="#3b4c54" draw:start-intensity="100%" draw:end-intensity="100%"/>
    <draw:gradient draw:name="a1215" draw:style="linear" draw:angle="0" draw:start-color="#7c96a3" draw:end-color="#3b4c54" draw:start-intensity="100%" draw:end-intensity="100%"/>
    <draw:gradient draw:name="a1757" draw:style="linear" draw:angle="0" draw:start-color="#7c96a3" draw:end-color="#3b4c54" draw:start-intensity="100%" draw:end-intensity="100%"/>
    <draw:gradient draw:name="a164" draw:style="linear" draw:angle="0" draw:start-color="#7c96a3" draw:end-color="#3b4c54" draw:start-intensity="100%" draw:end-intensity="100%"/>
    <draw:gradient draw:name="a1217" draw:style="linear" draw:angle="0" draw:start-color="#7c96a3" draw:end-color="#3b4c54" draw:start-intensity="100%" draw:end-intensity="100%"/>
    <draw:gradient draw:name="a1759" draw:style="linear" draw:angle="0" draw:start-color="#7c96a3" draw:end-color="#3b4c54" draw:start-intensity="100%" draw:end-intensity="100%"/>
    <draw:gradient draw:name="a166" draw:style="linear" draw:angle="0" draw:start-color="#7c96a3" draw:end-color="#3b4c54" draw:start-intensity="100%" draw:end-intensity="100%"/>
    <draw:gradient draw:name="a1219" draw:style="linear" draw:angle="0" draw:start-color="#7c96a3" draw:end-color="#3b4c54" draw:start-intensity="100%" draw:end-intensity="100%"/>
    <draw:gradient draw:name="a168" draw:style="linear" draw:angle="0" draw:start-color="#7c96a3" draw:end-color="#3b4c54" draw:start-intensity="100%" draw:end-intensity="100%"/>
    <draw:gradient draw:name="a2180" draw:style="linear" draw:angle="0" draw:start-color="#7c96a3" draw:end-color="#3b4c54" draw:start-intensity="100%" draw:end-intensity="100%"/>
    <draw:gradient draw:name="a980" draw:style="linear" draw:angle="0" draw:start-color="#7c96a3" draw:end-color="#3b4c54" draw:start-intensity="100%" draw:end-intensity="100%"/>
    <draw:gradient draw:name="a2182" draw:style="linear" draw:angle="0" draw:start-color="#7c96a3" draw:end-color="#3b4c54" draw:start-intensity="100%" draw:end-intensity="100%"/>
    <draw:gradient draw:name="a982" draw:style="linear" draw:angle="0" draw:start-color="#7c96a3" draw:end-color="#3b4c54" draw:start-intensity="100%" draw:end-intensity="100%"/>
    <draw:gradient draw:name="a2184" draw:style="linear" draw:angle="0" draw:start-color="#7c96a3" draw:end-color="#3b4c54" draw:start-intensity="100%" draw:end-intensity="100%"/>
    <draw:gradient draw:name="a984" draw:style="linear" draw:angle="0" draw:start-color="#7c96a3" draw:end-color="#3b4c54" draw:start-intensity="100%" draw:end-intensity="100%"/>
    <draw:gradient draw:name="a2186" draw:style="linear" draw:angle="0" draw:start-color="#7c96a3" draw:end-color="#3b4c54" draw:start-intensity="100%" draw:end-intensity="100%"/>
    <draw:gradient draw:name="a1481" draw:style="linear" draw:angle="0" draw:start-color="#7c96a3" draw:end-color="#3b4c54" draw:start-intensity="100%" draw:end-intensity="100%"/>
    <draw:gradient draw:name="a2188" draw:style="linear" draw:angle="0" draw:start-color="#7c96a3" draw:end-color="#3b4c54" draw:start-intensity="100%" draw:end-intensity="100%"/>
    <draw:gradient draw:name="a986" draw:style="linear" draw:angle="0" draw:start-color="#7c96a3" draw:end-color="#3b4c54" draw:start-intensity="100%" draw:end-intensity="100%"/>
    <draw:gradient draw:name="a1483" draw:style="linear" draw:angle="0" draw:start-color="#7c96a3" draw:end-color="#3b4c54" draw:start-intensity="100%" draw:end-intensity="100%"/>
    <draw:gradient draw:name="a988" draw:style="linear" draw:angle="0" draw:start-color="#7c96a3" draw:end-color="#3b4c54" draw:start-intensity="100%" draw:end-intensity="100%"/>
    <draw:gradient draw:name="a1485" draw:style="linear" draw:angle="0" draw:start-color="#7c96a3" draw:end-color="#3b4c54" draw:start-intensity="100%" draw:end-intensity="100%"/>
    <draw:gradient draw:name="a2460" draw:style="linear" draw:angle="0" draw:start-color="#7c96a3" draw:end-color="#3b4c54" draw:start-intensity="100%" draw:end-intensity="100%"/>
    <draw:gradient draw:name="a1487" draw:style="linear" draw:angle="0" draw:start-color="#7c96a3" draw:end-color="#3b4c54" draw:start-intensity="100%" draw:end-intensity="100%"/>
    <draw:gradient draw:name="a2462" draw:style="linear" draw:angle="0" draw:start-color="#7c96a3" draw:end-color="#3b4c54" draw:start-intensity="100%" draw:end-intensity="100%"/>
    <draw:gradient draw:name="a1489" draw:style="linear" draw:angle="0" draw:start-color="#7c96a3" draw:end-color="#3b4c54" draw:start-intensity="100%" draw:end-intensity="100%"/>
    <draw:gradient draw:name="a2464" draw:style="linear" draw:angle="0" draw:start-color="#7c96a3" draw:end-color="#3b4c54" draw:start-intensity="100%" draw:end-intensity="100%"/>
    <draw:gradient draw:name="a2466" draw:style="linear" draw:angle="0" draw:start-color="#7c96a3" draw:end-color="#3b4c54" draw:start-intensity="100%" draw:end-intensity="100%"/>
    <draw:gradient draw:name="a1761" draw:style="linear" draw:angle="0" draw:start-color="#7c96a3" draw:end-color="#3b4c54" draw:start-intensity="100%" draw:end-intensity="100%"/>
    <draw:gradient draw:name="a2468" draw:style="linear" draw:angle="0" draw:start-color="#7c96a3" draw:end-color="#3b4c54" draw:start-intensity="100%" draw:end-intensity="100%"/>
    <draw:gradient draw:name="a1221" draw:style="linear" draw:angle="0" draw:start-color="#7c96a3" draw:end-color="#3b4c54" draw:start-intensity="100%" draw:end-intensity="100%"/>
    <draw:gradient draw:name="a1763" draw:style="linear" draw:angle="0" draw:start-color="#7c96a3" draw:end-color="#3b4c54" draw:start-intensity="100%" draw:end-intensity="100%"/>
    <draw:gradient draw:name="a170" draw:style="linear" draw:angle="0" draw:start-color="#7c96a3" draw:end-color="#3b4c54" draw:start-intensity="100%" draw:end-intensity="100%"/>
    <draw:gradient draw:name="a1223" draw:style="linear" draw:angle="0" draw:start-color="#7c96a3" draw:end-color="#3b4c54" draw:start-intensity="100%" draw:end-intensity="100%"/>
    <draw:gradient draw:name="a1765" draw:style="linear" draw:angle="0" draw:start-color="#7c96a3" draw:end-color="#3b4c54" draw:start-intensity="100%" draw:end-intensity="100%"/>
    <draw:gradient draw:name="a172" draw:style="linear" draw:angle="0" draw:start-color="#7c96a3" draw:end-color="#3b4c54" draw:start-intensity="100%" draw:end-intensity="100%"/>
    <draw:gradient draw:name="a1225" draw:style="linear" draw:angle="0" draw:start-color="#7c96a3" draw:end-color="#3b4c54" draw:start-intensity="100%" draw:end-intensity="100%"/>
    <draw:gradient draw:name="a1767" draw:style="linear" draw:angle="0" draw:start-color="#7c96a3" draw:end-color="#3b4c54" draw:start-intensity="100%" draw:end-intensity="100%"/>
    <draw:gradient draw:name="a174" draw:style="linear" draw:angle="0" draw:start-color="#7c96a3" draw:end-color="#3b4c54" draw:start-intensity="100%" draw:end-intensity="100%"/>
    <draw:gradient draw:name="a2200" draw:style="linear" draw:angle="0" draw:start-color="#7c96a3" draw:end-color="#3b4c54" draw:start-intensity="100%" draw:end-intensity="100%"/>
    <draw:gradient draw:name="a1227" draw:style="linear" draw:angle="0" draw:start-color="#7c96a3" draw:end-color="#3b4c54" draw:start-intensity="100%" draw:end-intensity="100%"/>
    <draw:gradient draw:name="a1769" draw:style="linear" draw:angle="0" draw:start-color="#7c96a3" draw:end-color="#3b4c54" draw:start-intensity="100%" draw:end-intensity="100%"/>
    <draw:gradient draw:name="a176" draw:style="linear" draw:angle="0" draw:start-color="#7c96a3" draw:end-color="#3b4c54" draw:start-intensity="100%" draw:end-intensity="100%"/>
    <draw:gradient draw:name="a2202" draw:style="linear" draw:angle="0" draw:start-color="#7c96a3" draw:end-color="#3b4c54" draw:start-intensity="100%" draw:end-intensity="100%"/>
    <draw:gradient draw:name="a1229" draw:style="linear" draw:angle="0" draw:start-color="#7c96a3" draw:end-color="#3b4c54" draw:start-intensity="100%" draw:end-intensity="100%"/>
    <draw:gradient draw:name="a178" draw:style="linear" draw:angle="0" draw:start-color="#7c96a3" draw:end-color="#3b4c54" draw:start-intensity="100%" draw:end-intensity="100%"/>
    <draw:gradient draw:name="a2204" draw:style="linear" draw:angle="0" draw:start-color="#7c96a3" draw:end-color="#3b4c54" draw:start-intensity="100%" draw:end-intensity="100%"/>
    <draw:gradient draw:name="a2190" draw:style="linear" draw:angle="0" draw:start-color="#7c96a3" draw:end-color="#3b4c54" draw:start-intensity="100%" draw:end-intensity="100%"/>
    <draw:gradient draw:name="a2206" draw:style="linear" draw:angle="0" draw:start-color="#7c96a3" draw:end-color="#3b4c54" draw:start-intensity="100%" draw:end-intensity="100%"/>
    <draw:gradient draw:name="a2192" draw:style="linear" draw:angle="0" draw:start-color="#7c96a3" draw:end-color="#3b4c54" draw:start-intensity="100%" draw:end-intensity="100%"/>
    <draw:gradient draw:name="a990" draw:style="linear" draw:angle="0" draw:start-color="#7c96a3" draw:end-color="#3b4c54" draw:start-intensity="100%" draw:end-intensity="100%"/>
    <draw:gradient draw:name="a2208" draw:style="linear" draw:angle="0" draw:start-color="#7c96a3" draw:end-color="#3b4c54" draw:start-intensity="100%" draw:end-intensity="100%"/>
    <draw:gradient draw:name="a1501" draw:style="linear" draw:angle="0" draw:start-color="#7c96a3" draw:end-color="#3b4c54" draw:start-intensity="100%" draw:end-intensity="100%"/>
    <draw:gradient draw:name="a2194" draw:style="linear" draw:angle="0" draw:start-color="#7c96a3" draw:end-color="#3b4c54" draw:start-intensity="100%" draw:end-intensity="100%"/>
    <draw:gradient draw:name="a992" draw:style="linear" draw:angle="0" draw:start-color="#7c96a3" draw:end-color="#3b4c54" draw:start-intensity="100%" draw:end-intensity="100%"/>
    <draw:gradient draw:name="a1503" draw:style="linear" draw:angle="0" draw:start-color="#7c96a3" draw:end-color="#3b4c54" draw:start-intensity="100%" draw:end-intensity="100%"/>
    <draw:gradient draw:name="a2196" draw:style="linear" draw:angle="0" draw:start-color="#7c96a3" draw:end-color="#3b4c54" draw:start-intensity="100%" draw:end-intensity="100%"/>
    <draw:gradient draw:name="a1505" draw:style="linear" draw:angle="0" draw:start-color="#7c96a3" draw:end-color="#3b4c54" draw:start-intensity="100%" draw:end-intensity="100%"/>
    <draw:gradient draw:name="a2198" draw:style="linear" draw:angle="0" draw:start-color="#7c96a3" draw:end-color="#3b4c54" draw:start-intensity="100%" draw:end-intensity="100%"/>
    <draw:gradient draw:name="a1491" draw:style="linear" draw:angle="0" draw:start-color="#7c96a3" draw:end-color="#3b4c54" draw:start-intensity="100%" draw:end-intensity="100%"/>
    <draw:gradient draw:name="a1507" draw:style="linear" draw:angle="0" draw:start-color="#7c96a3" draw:end-color="#3b4c54" draw:start-intensity="100%" draw:end-intensity="100%"/>
    <draw:gradient draw:name="a1493" draw:style="linear" draw:angle="0" draw:start-color="#7c96a3" draw:end-color="#3b4c54" draw:start-intensity="100%" draw:end-intensity="100%"/>
    <draw:gradient draw:name="a1509" draw:style="linear" draw:angle="0" draw:start-color="#7c96a3" draw:end-color="#3b4c54" draw:start-intensity="100%" draw:end-intensity="100%"/>
    <draw:gradient draw:name="a1495" draw:style="linear" draw:angle="0" draw:start-color="#7c96a3" draw:end-color="#3b4c54" draw:start-intensity="100%" draw:end-intensity="100%"/>
    <draw:gradient draw:name="a2470" draw:style="linear" draw:angle="0" draw:start-color="#7c96a3" draw:end-color="#3b4c54" draw:start-intensity="100%" draw:end-intensity="100%"/>
    <draw:gradient draw:name="a1497" draw:style="linear" draw:angle="0" draw:start-color="#7c96a3" draw:end-color="#3b4c54" draw:start-intensity="100%" draw:end-intensity="100%"/>
    <draw:gradient draw:name="a2472" draw:style="linear" draw:angle="0" draw:start-color="#7c96a3" draw:end-color="#3b4c54" draw:start-intensity="100%" draw:end-intensity="100%"/>
    <draw:gradient draw:name="a1499" draw:style="linear" draw:angle="0" draw:start-color="#7c96a3" draw:end-color="#3b4c54" draw:start-intensity="100%" draw:end-intensity="100%"/>
    <draw:gradient draw:name="a2474" draw:style="linear" draw:angle="0" draw:start-color="#7c96a3" draw:end-color="#3b4c54" draw:start-intensity="100%" draw:end-intensity="100%"/>
    <draw:gradient draw:name="a2476" draw:style="linear" draw:angle="0" draw:start-color="#7c96a3" draw:end-color="#3b4c54" draw:start-intensity="100%" draw:end-intensity="100%"/>
    <draw:gradient draw:name="a1771" draw:style="linear" draw:angle="0" draw:start-color="#7c96a3" draw:end-color="#3b4c54" draw:start-intensity="100%" draw:end-intensity="100%"/>
    <draw:gradient draw:name="a2478" draw:style="linear" draw:angle="0" draw:start-color="#7c96a3" draw:end-color="#3b4c54" draw:start-intensity="100%" draw:end-intensity="100%"/>
    <draw:gradient draw:name="a1773" draw:style="linear" draw:angle="0" draw:start-color="#7c96a3" draw:end-color="#3b4c54" draw:start-intensity="100%" draw:end-intensity="100%"/>
    <draw:gradient draw:name="a1231" draw:style="linear" draw:angle="0" draw:start-color="#7c96a3" draw:end-color="#3b4c54" draw:start-intensity="100%" draw:end-intensity="100%"/>
    <draw:gradient draw:name="a180" draw:style="linear" draw:angle="0" draw:start-color="#7c96a3" draw:end-color="#3b4c54" draw:start-intensity="100%" draw:end-intensity="100%"/>
    <draw:gradient draw:name="a1775" draw:style="linear" draw:angle="0" draw:start-color="#7c96a3" draw:end-color="#3b4c54" draw:start-intensity="100%" draw:end-intensity="100%"/>
    <draw:gradient draw:name="a1233" draw:style="linear" draw:angle="0" draw:start-color="#7c96a3" draw:end-color="#3b4c54" draw:start-intensity="100%" draw:end-intensity="100%"/>
    <draw:gradient draw:name="a182" draw:style="linear" draw:angle="0" draw:start-color="#7c96a3" draw:end-color="#3b4c54" draw:start-intensity="100%" draw:end-intensity="100%"/>
    <draw:gradient draw:name="a1777" draw:style="linear" draw:angle="0" draw:start-color="#7c96a3" draw:end-color="#3b4c54" draw:start-intensity="100%" draw:end-intensity="100%"/>
    <draw:gradient draw:name="a1235" draw:style="linear" draw:angle="0" draw:start-color="#7c96a3" draw:end-color="#3b4c54" draw:start-intensity="100%" draw:end-intensity="100%"/>
    <draw:gradient draw:name="a184" draw:style="linear" draw:angle="0" draw:start-color="#7c96a3" draw:end-color="#3b4c54" draw:start-intensity="100%" draw:end-intensity="100%"/>
    <draw:gradient draw:name="a2210" draw:style="linear" draw:angle="0" draw:start-color="#7c96a3" draw:end-color="#3b4c54" draw:start-intensity="100%" draw:end-intensity="100%"/>
    <draw:gradient draw:name="a1779" draw:style="linear" draw:angle="0" draw:start-color="#7c96a3" draw:end-color="#3b4c54" draw:start-intensity="100%" draw:end-intensity="100%"/>
    <draw:gradient draw:name="a1237" draw:style="linear" draw:angle="0" draw:start-color="#7c96a3" draw:end-color="#3b4c54" draw:start-intensity="100%" draw:end-intensity="100%"/>
    <draw:gradient draw:name="a186" draw:style="linear" draw:angle="0" draw:start-color="#7c96a3" draw:end-color="#3b4c54" draw:start-intensity="100%" draw:end-intensity="100%"/>
    <draw:gradient draw:name="a2212" draw:style="linear" draw:angle="0" draw:start-color="#7c96a3" draw:end-color="#3b4c54" draw:start-intensity="100%" draw:end-intensity="100%"/>
    <draw:gradient draw:name="a1239" draw:style="linear" draw:angle="0" draw:start-color="#7c96a3" draw:end-color="#3b4c54" draw:start-intensity="100%" draw:end-intensity="100%"/>
    <draw:gradient draw:name="a188" draw:style="linear" draw:angle="0" draw:start-color="#7c96a3" draw:end-color="#3b4c54" draw:start-intensity="100%" draw:end-intensity="100%"/>
    <draw:gradient draw:name="a2214" draw:style="linear" draw:angle="0" draw:start-color="#7c96a3" draw:end-color="#3b4c54" draw:start-intensity="100%" draw:end-intensity="100%"/>
    <draw:gradient draw:name="a2216" draw:style="linear" draw:angle="0" draw:start-color="#7c96a3" draw:end-color="#3b4c54" draw:start-intensity="100%" draw:end-intensity="100%"/>
    <draw:gradient draw:name="a2218" draw:style="linear" draw:angle="0" draw:start-color="#7c96a3" draw:end-color="#3b4c54" draw:start-intensity="100%" draw:end-intensity="100%"/>
    <draw:gradient draw:name="a1511" draw:style="linear" draw:angle="0" draw:start-color="#7c96a3" draw:end-color="#3b4c54" draw:start-intensity="100%" draw:end-intensity="100%"/>
    <draw:gradient draw:name="a1513" draw:style="linear" draw:angle="0" draw:start-color="#7c96a3" draw:end-color="#3b4c54" draw:start-intensity="100%" draw:end-intensity="100%"/>
    <draw:gradient draw:name="a1515" draw:style="linear" draw:angle="0" draw:start-color="#7c96a3" draw:end-color="#3b4c54" draw:start-intensity="100%" draw:end-intensity="100%"/>
    <draw:gradient draw:name="a1517" draw:style="linear" draw:angle="0" draw:start-color="#7c96a3" draw:end-color="#3b4c54" draw:start-intensity="100%" draw:end-intensity="100%"/>
    <draw:gradient draw:name="a1519" draw:style="linear" draw:angle="0" draw:start-color="#7c96a3" draw:end-color="#3b4c54" draw:start-intensity="100%" draw:end-intensity="100%"/>
    <draw:gradient draw:name="a469" draw:style="linear" draw:angle="0" draw:start-color="#7c96a3" draw:end-color="#3b4c54" draw:start-intensity="100%" draw:end-intensity="100%"/>
    <draw:gradient draw:name="a2480" draw:style="linear" draw:angle="0" draw:start-color="#7c96a3" draw:end-color="#3b4c54" draw:start-intensity="100%" draw:end-intensity="100%"/>
    <draw:gradient draw:name="a2482" draw:style="linear" draw:angle="0" draw:start-color="#7c96a3" draw:end-color="#3b4c54" draw:start-intensity="100%" draw:end-intensity="100%"/>
    <draw:gradient draw:name="a2484" draw:style="linear" draw:angle="0" draw:start-color="#7c96a3" draw:end-color="#3b4c54" draw:start-intensity="100%" draw:end-intensity="100%"/>
    <draw:gradient draw:name="a200" draw:style="linear" draw:angle="0" draw:start-color="#7c96a3" draw:end-color="#3b4c54" draw:start-intensity="100%" draw:end-intensity="100%"/>
    <draw:gradient draw:name="a2486" draw:style="linear" draw:angle="0" draw:start-color="#7c96a3" draw:end-color="#3b4c54" draw:start-intensity="100%" draw:end-intensity="100%"/>
    <draw:gradient draw:name="a1781" draw:style="linear" draw:angle="0" draw:start-color="#7c96a3" draw:end-color="#3b4c54" draw:start-intensity="100%" draw:end-intensity="100%"/>
    <draw:gradient draw:name="a2488" draw:style="linear" draw:angle="0" draw:start-color="#7c96a3" draw:end-color="#3b4c54" draw:start-intensity="100%" draw:end-intensity="100%"/>
    <draw:gradient draw:name="a202" draw:style="linear" draw:angle="0" draw:start-color="#7c96a3" draw:end-color="#3b4c54" draw:start-intensity="100%" draw:end-intensity="100%"/>
    <draw:gradient draw:name="a1783" draw:style="linear" draw:angle="0" draw:start-color="#7c96a3" draw:end-color="#3b4c54" draw:start-intensity="100%" draw:end-intensity="100%"/>
    <draw:gradient draw:name="a1241" draw:style="linear" draw:angle="0" draw:start-color="#7c96a3" draw:end-color="#3b4c54" draw:start-intensity="100%" draw:end-intensity="100%"/>
    <draw:gradient draw:name="a204" draw:style="linear" draw:angle="0" draw:start-color="#7c96a3" draw:end-color="#3b4c54" draw:start-intensity="100%" draw:end-intensity="100%"/>
    <draw:gradient draw:name="a190" draw:style="linear" draw:angle="0" draw:start-color="#7c96a3" draw:end-color="#3b4c54" draw:start-intensity="100%" draw:end-intensity="100%"/>
    <draw:gradient draw:name="a1785" draw:style="linear" draw:angle="0" draw:start-color="#7c96a3" draw:end-color="#3b4c54" draw:start-intensity="100%" draw:end-intensity="100%"/>
    <draw:gradient draw:name="a1243" draw:style="linear" draw:angle="0" draw:start-color="#7c96a3" draw:end-color="#3b4c54" draw:start-intensity="100%" draw:end-intensity="100%"/>
    <draw:gradient draw:name="a206" draw:style="linear" draw:angle="0" draw:start-color="#7c96a3" draw:end-color="#3b4c54" draw:start-intensity="100%" draw:end-intensity="100%"/>
    <draw:gradient draw:name="a192" draw:style="linear" draw:angle="0" draw:start-color="#7c96a3" draw:end-color="#3b4c54" draw:start-intensity="100%" draw:end-intensity="100%"/>
    <draw:gradient draw:name="a1787" draw:style="linear" draw:angle="0" draw:start-color="#7c96a3" draw:end-color="#3b4c54" draw:start-intensity="100%" draw:end-intensity="100%"/>
    <draw:gradient draw:name="a1245" draw:style="linear" draw:angle="0" draw:start-color="#7c96a3" draw:end-color="#3b4c54" draw:start-intensity="100%" draw:end-intensity="100%"/>
    <draw:gradient draw:name="a208" draw:style="linear" draw:angle="0" draw:start-color="#7c96a3" draw:end-color="#3b4c54" draw:start-intensity="100%" draw:end-intensity="100%"/>
    <draw:gradient draw:name="a194" draw:style="linear" draw:angle="0" draw:start-color="#7c96a3" draw:end-color="#3b4c54" draw:start-intensity="100%" draw:end-intensity="100%"/>
    <draw:gradient draw:name="a2220" draw:style="linear" draw:angle="0" draw:start-color="#7c96a3" draw:end-color="#3b4c54" draw:start-intensity="100%" draw:end-intensity="100%"/>
    <draw:gradient draw:name="a1789" draw:style="linear" draw:angle="0" draw:start-color="#7c96a3" draw:end-color="#3b4c54" draw:start-intensity="100%" draw:end-intensity="100%"/>
    <draw:gradient draw:name="a1247" draw:style="linear" draw:angle="0" draw:start-color="#7c96a3" draw:end-color="#3b4c54" draw:start-intensity="100%" draw:end-intensity="100%"/>
    <draw:gradient draw:name="a196" draw:style="linear" draw:angle="0" draw:start-color="#7c96a3" draw:end-color="#3b4c54" draw:start-intensity="100%" draw:end-intensity="100%"/>
    <draw:gradient draw:name="a2222" draw:style="linear" draw:angle="0" draw:start-color="#7c96a3" draw:end-color="#3b4c54" draw:start-intensity="100%" draw:end-intensity="100%"/>
    <draw:gradient draw:name="a1249" draw:style="linear" draw:angle="0" draw:start-color="#7c96a3" draw:end-color="#3b4c54" draw:start-intensity="100%" draw:end-intensity="100%"/>
    <draw:gradient draw:name="a198" draw:style="linear" draw:angle="0" draw:start-color="#7c96a3" draw:end-color="#3b4c54" draw:start-intensity="100%" draw:end-intensity="100%"/>
    <draw:gradient draw:name="a2224" draw:style="linear" draw:angle="0" draw:start-color="#7c96a3" draw:end-color="#3b4c54" draw:start-intensity="100%" draw:end-intensity="100%"/>
    <draw:gradient draw:name="a2226" draw:style="linear" draw:angle="0" draw:start-color="#7c96a3" draw:end-color="#3b4c54" draw:start-intensity="100%" draw:end-intensity="100%"/>
    <draw:gradient draw:name="a1521" draw:style="linear" draw:angle="0" draw:start-color="#7c96a3" draw:end-color="#3b4c54" draw:start-intensity="100%" draw:end-intensity="100%"/>
    <draw:gradient draw:name="a2228" draw:style="linear" draw:angle="0" draw:start-color="#7c96a3" draw:end-color="#3b4c54" draw:start-intensity="100%" draw:end-intensity="100%"/>
    <draw:gradient draw:name="a1523" draw:style="linear" draw:angle="0" draw:start-color="#7c96a3" draw:end-color="#3b4c54" draw:start-intensity="100%" draw:end-intensity="100%"/>
    <draw:gradient draw:name="a471" draw:style="linear" draw:angle="0" draw:start-color="#7c96a3" draw:end-color="#3b4c54" draw:start-intensity="100%" draw:end-intensity="100%"/>
    <draw:gradient draw:name="a1525" draw:style="linear" draw:angle="0" draw:start-color="#7c96a3" draw:end-color="#3b4c54" draw:start-intensity="100%" draw:end-intensity="100%"/>
    <draw:gradient draw:name="a473" draw:style="linear" draw:angle="0" draw:start-color="#7c96a3" draw:end-color="#3b4c54" draw:start-intensity="100%" draw:end-intensity="100%"/>
    <draw:gradient draw:name="a2500" draw:style="linear" draw:angle="0" draw:start-color="#7c96a3" draw:end-color="#3b4c54" draw:start-intensity="100%" draw:end-intensity="100%"/>
    <draw:gradient draw:name="a475" draw:style="linear" draw:angle="0" draw:start-color="#7c96a3" draw:end-color="#3b4c54" draw:start-intensity="100%" draw:end-intensity="100%"/>
    <draw:gradient draw:name="a2502" draw:style="linear" draw:angle="0" draw:start-color="#7c96a3" draw:end-color="#3b4c54" draw:start-intensity="100%" draw:end-intensity="100%"/>
    <draw:gradient draw:name="a477" draw:style="linear" draw:angle="0" draw:start-color="#7c96a3" draw:end-color="#3b4c54" draw:start-intensity="100%" draw:end-intensity="100%"/>
    <draw:gradient draw:name="a2504" draw:style="linear" draw:angle="0" draw:start-color="#7c96a3" draw:end-color="#3b4c54" draw:start-intensity="100%" draw:end-intensity="100%"/>
    <draw:gradient draw:name="a479" draw:style="linear" draw:angle="0" draw:start-color="#7c96a3" draw:end-color="#3b4c54" draw:start-intensity="100%" draw:end-intensity="100%"/>
    <draw:gradient draw:name="a2490" draw:style="linear" draw:angle="0" draw:start-color="#7c96a3" draw:end-color="#3b4c54" draw:start-intensity="100%" draw:end-intensity="100%"/>
    <draw:gradient draw:name="a2506" draw:style="linear" draw:angle="0" draw:start-color="#7c96a3" draw:end-color="#3b4c54" draw:start-intensity="100%" draw:end-intensity="100%"/>
    <draw:gradient draw:name="a2492" draw:style="linear" draw:angle="0" draw:start-color="#7c96a3" draw:end-color="#3b4c54" draw:start-intensity="100%" draw:end-intensity="100%"/>
    <draw:gradient draw:name="a2508" draw:style="linear" draw:angle="0" draw:start-color="#7c96a3" draw:end-color="#3b4c54" draw:start-intensity="100%" draw:end-intensity="100%"/>
    <draw:gradient draw:name="a2494" draw:style="linear" draw:angle="0" draw:start-color="#7c96a3" draw:end-color="#3b4c54" draw:start-intensity="100%" draw:end-intensity="100%"/>
    <draw:gradient draw:name="a210" draw:style="linear" draw:angle="0" draw:start-color="#7c96a3" draw:end-color="#3b4c54" draw:start-intensity="100%" draw:end-intensity="100%"/>
    <draw:gradient draw:name="a2496" draw:style="linear" draw:angle="0" draw:start-color="#7c96a3" draw:end-color="#3b4c54" draw:start-intensity="100%" draw:end-intensity="100%"/>
    <draw:gradient draw:name="a1791" draw:style="linear" draw:angle="0" draw:start-color="#7c96a3" draw:end-color="#3b4c54" draw:start-intensity="100%" draw:end-intensity="100%"/>
    <draw:gradient draw:name="a2498" draw:style="linear" draw:angle="0" draw:start-color="#7c96a3" draw:end-color="#3b4c54" draw:start-intensity="100%" draw:end-intensity="100%"/>
    <draw:gradient draw:name="a212" draw:style="linear" draw:angle="0" draw:start-color="#7c96a3" draw:end-color="#3b4c54" draw:start-intensity="100%" draw:end-intensity="100%"/>
    <draw:gradient draw:name="a1793" draw:style="linear" draw:angle="0" draw:start-color="#7c96a3" draw:end-color="#3b4c54" draw:start-intensity="100%" draw:end-intensity="100%"/>
    <draw:gradient draw:name="a1251" draw:style="linear" draw:angle="0" draw:start-color="#7c96a3" draw:end-color="#3b4c54" draw:start-intensity="100%" draw:end-intensity="100%"/>
    <draw:gradient draw:name="a214" draw:style="linear" draw:angle="0" draw:start-color="#7c96a3" draw:end-color="#3b4c54" draw:start-intensity="100%" draw:end-intensity="100%"/>
    <draw:gradient draw:name="a216" draw:style="linear" draw:angle="0" draw:start-color="#7c96a3" draw:end-color="#3b4c54" draw:start-intensity="100%" draw:end-intensity="100%"/>
    <draw:gradient draw:name="a1253" draw:style="linear" draw:angle="0" draw:start-color="#7c96a3" draw:end-color="#3b4c54" draw:start-intensity="100%" draw:end-intensity="100%"/>
    <draw:gradient draw:name="a218" draw:style="linear" draw:angle="0" draw:start-color="#7c96a3" draw:end-color="#3b4c54" draw:start-intensity="100%" draw:end-intensity="100%"/>
    <draw:gradient draw:name="a1255" draw:style="linear" draw:angle="0" draw:start-color="#7c96a3" draw:end-color="#3b4c54" draw:start-intensity="100%" draw:end-intensity="100%"/>
    <draw:gradient draw:name="a2230" draw:style="linear" draw:angle="0" draw:start-color="#7c96a3" draw:end-color="#3b4c54" draw:start-intensity="100%" draw:end-intensity="100%"/>
    <draw:gradient draw:name="a1257" draw:style="linear" draw:angle="0" draw:start-color="#7c96a3" draw:end-color="#3b4c54" draw:start-intensity="100%" draw:end-intensity="100%"/>
    <draw:gradient draw:name="a2232" draw:style="linear" draw:angle="0" draw:start-color="#7c96a3" draw:end-color="#3b4c54" draw:start-intensity="100%" draw:end-intensity="100%"/>
    <draw:gradient draw:name="a1259" draw:style="linear" draw:angle="0" draw:start-color="#7c96a3" draw:end-color="#3b4c54" draw:start-intensity="100%" draw:end-intensity="100%"/>
    <draw:gradient draw:name="a481" draw:style="linear" draw:angle="0" draw:start-color="#7c96a3" draw:end-color="#3b4c54" draw:start-intensity="100%" draw:end-intensity="100%"/>
    <draw:gradient draw:name="a483" draw:style="linear" draw:angle="0" draw:start-color="#7c96a3" draw:end-color="#3b4c54" draw:start-intensity="100%" draw:end-intensity="100%"/>
    <draw:gradient draw:name="a2510" draw:style="linear" draw:angle="0" draw:start-color="#7c96a3" draw:end-color="#3b4c54" draw:start-intensity="100%" draw:end-intensity="100%"/>
    <draw:gradient draw:name="a485" draw:style="linear" draw:angle="0" draw:start-color="#7c96a3" draw:end-color="#3b4c54" draw:start-intensity="100%" draw:end-intensity="100%"/>
    <draw:gradient draw:name="a2512" draw:style="linear" draw:angle="0" draw:start-color="#7c96a3" draw:end-color="#3b4c54" draw:start-intensity="100%" draw:end-intensity="100%"/>
    <draw:gradient draw:name="a487" draw:style="linear" draw:angle="0" draw:start-color="#7c96a3" draw:end-color="#3b4c54" draw:start-intensity="100%" draw:end-intensity="100%"/>
    <draw:gradient draw:name="a2514" draw:style="linear" draw:angle="0" draw:start-color="#7c96a3" draw:end-color="#3b4c54" draw:start-intensity="100%" draw:end-intensity="100%"/>
    <draw:gradient draw:name="a489" draw:style="linear" draw:angle="0" draw:start-color="#7c96a3" draw:end-color="#3b4c54" draw:start-intensity="100%" draw:end-intensity="100%"/>
    <draw:gradient draw:name="a2516" draw:style="linear" draw:angle="0" draw:start-color="#7c96a3" draw:end-color="#3b4c54" draw:start-intensity="100%" draw:end-intensity="100%"/>
    <draw:gradient draw:name="a220" draw:style="linear" draw:angle="0" draw:start-color="#7c96a3" draw:end-color="#3b4c54" draw:start-intensity="100%" draw:end-intensity="100%"/>
    <draw:gradient draw:name="a222" draw:style="linear" draw:angle="0" draw:start-color="#7c96a3" draw:end-color="#3b4c54" draw:start-intensity="100%" draw:end-intensity="100%"/>
    <draw:gradient draw:name="a224" draw:style="linear" draw:angle="0" draw:start-color="#7c96a3" draw:end-color="#3b4c54" draw:start-intensity="100%" draw:end-intensity="100%"/>
    <draw:gradient draw:name="a226" draw:style="linear" draw:angle="0" draw:start-color="#7c96a3" draw:end-color="#3b4c54" draw:start-intensity="100%" draw:end-intensity="100%"/>
    <draw:gradient draw:name="a228" draw:style="linear" draw:angle="0" draw:start-color="#7c96a3" draw:end-color="#3b4c54" draw:start-intensity="100%" draw:end-intensity="100%"/>
    <draw:gradient draw:name="a501" draw:style="linear" draw:angle="0" draw:start-color="#7c96a3" draw:end-color="#3b4c54" draw:start-intensity="100%" draw:end-intensity="100%"/>
    <draw:gradient draw:name="a503" draw:style="linear" draw:angle="0" draw:start-color="#7c96a3" draw:end-color="#3b4c54" draw:start-intensity="100%" draw:end-intensity="100%"/>
    <draw:gradient draw:name="a505" draw:style="linear" draw:angle="0" draw:start-color="#7c96a3" draw:end-color="#3b4c54" draw:start-intensity="100%" draw:end-intensity="100%"/>
    <draw:gradient draw:name="a491" draw:style="linear" draw:angle="0" draw:start-color="#7c96a3" draw:end-color="#3b4c54" draw:start-intensity="100%" draw:end-intensity="100%"/>
    <draw:gradient draw:name="a507" draw:style="linear" draw:angle="0" draw:start-color="#7c96a3" draw:end-color="#3b4c54" draw:start-intensity="100%" draw:end-intensity="100%"/>
    <draw:gradient draw:name="a493" draw:style="linear" draw:angle="0" draw:start-color="#7c96a3" draw:end-color="#3b4c54" draw:start-intensity="100%" draw:end-intensity="100%"/>
    <draw:gradient draw:name="a509" draw:style="linear" draw:angle="0" draw:start-color="#7c96a3" draw:end-color="#3b4c54" draw:start-intensity="100%" draw:end-intensity="100%"/>
    <draw:gradient draw:name="a495" draw:style="linear" draw:angle="0" draw:start-color="#7c96a3" draw:end-color="#3b4c54" draw:start-intensity="100%" draw:end-intensity="100%"/>
    <draw:gradient draw:name="a497" draw:style="linear" draw:angle="0" draw:start-color="#7c96a3" draw:end-color="#3b4c54" draw:start-intensity="100%" draw:end-intensity="100%"/>
    <draw:gradient draw:name="a499" draw:style="linear" draw:angle="0" draw:start-color="#7c96a3" draw:end-color="#3b4c54" draw:start-intensity="100%" draw:end-intensity="100%"/>
    <draw:gradient draw:name="a230" draw:style="linear" draw:angle="0" draw:start-color="#7c96a3" draw:end-color="#3b4c54" draw:start-intensity="100%" draw:end-intensity="100%"/>
    <draw:gradient draw:name="a232" draw:style="linear" draw:angle="0" draw:start-color="#7c96a3" draw:end-color="#3b4c54" draw:start-intensity="100%" draw:end-intensity="100%"/>
    <draw:gradient draw:name="a234" draw:style="linear" draw:angle="0" draw:start-color="#7c96a3" draw:end-color="#3b4c54" draw:start-intensity="100%" draw:end-intensity="100%"/>
    <draw:gradient draw:name="a236" draw:style="linear" draw:angle="0" draw:start-color="#7c96a3" draw:end-color="#3b4c54" draw:start-intensity="100%" draw:end-intensity="100%"/>
    <draw:gradient draw:name="a238" draw:style="linear" draw:angle="0" draw:start-color="#7c96a3" draw:end-color="#3b4c54" draw:start-intensity="100%" draw:end-intensity="100%"/>
    <draw:gradient draw:name="a511" draw:style="linear" draw:angle="0" draw:start-color="#7c96a3" draw:end-color="#3b4c54" draw:start-intensity="100%" draw:end-intensity="100%"/>
    <draw:gradient draw:name="a513" draw:style="linear" draw:angle="0" draw:start-color="#7c96a3" draw:end-color="#3b4c54" draw:start-intensity="100%" draw:end-intensity="100%"/>
    <draw:gradient draw:name="a515" draw:style="linear" draw:angle="0" draw:start-color="#7c96a3" draw:end-color="#3b4c54" draw:start-intensity="100%" draw:end-intensity="100%"/>
    <draw:gradient draw:name="a517" draw:style="linear" draw:angle="0" draw:start-color="#7c96a3" draw:end-color="#3b4c54" draw:start-intensity="100%" draw:end-intensity="100%"/>
    <draw:gradient draw:name="a519" draw:style="linear" draw:angle="0" draw:start-color="#7c96a3" draw:end-color="#3b4c54" draw:start-intensity="100%" draw:end-intensity="100%"/>
    <draw:gradient draw:name="a240" draw:style="linear" draw:angle="0" draw:start-color="#7c96a3" draw:end-color="#3b4c54" draw:start-intensity="100%" draw:end-intensity="100%"/>
    <draw:gradient draw:name="a242" draw:style="linear" draw:angle="0" draw:start-color="#7c96a3" draw:end-color="#3b4c54" draw:start-intensity="100%" draw:end-intensity="100%"/>
    <draw:gradient draw:name="a244" draw:style="linear" draw:angle="0" draw:start-color="#7c96a3" draw:end-color="#3b4c54" draw:start-intensity="100%" draw:end-intensity="100%"/>
    <draw:gradient draw:name="a246" draw:style="linear" draw:angle="0" draw:start-color="#7c96a3" draw:end-color="#3b4c54" draw:start-intensity="100%" draw:end-intensity="100%"/>
    <draw:gradient draw:name="a248" draw:style="linear" draw:angle="0" draw:start-color="#7c96a3" draw:end-color="#3b4c54" draw:start-intensity="100%" draw:end-intensity="100%"/>
    <draw:gradient draw:name="a521" draw:style="linear" draw:angle="0" draw:start-color="#7c96a3" draw:end-color="#3b4c54" draw:start-intensity="100%" draw:end-intensity="100%"/>
    <draw:gradient draw:name="a523" draw:style="linear" draw:angle="0" draw:start-color="#7c96a3" draw:end-color="#3b4c54" draw:start-intensity="100%" draw:end-intensity="100%"/>
    <draw:gradient draw:name="a525" draw:style="linear" draw:angle="0" draw:start-color="#7c96a3" draw:end-color="#3b4c54" draw:start-intensity="100%" draw:end-intensity="100%"/>
    <draw:gradient draw:name="a527" draw:style="linear" draw:angle="0" draw:start-color="#7c96a3" draw:end-color="#3b4c54" draw:start-intensity="100%" draw:end-intensity="100%"/>
    <draw:gradient draw:name="a529" draw:style="linear" draw:angle="0" draw:start-color="#7c96a3" draw:end-color="#3b4c54" draw:start-intensity="100%" draw:end-intensity="100%"/>
    <draw:gradient draw:name="a2001" draw:style="linear" draw:angle="0" draw:start-color="#7c96a3" draw:end-color="#3b4c54" draw:start-intensity="100%" draw:end-intensity="100%"/>
    <draw:gradient draw:name="a801" draw:style="linear" draw:angle="0" draw:start-color="#7c96a3" draw:end-color="#3b4c54" draw:start-intensity="100%" draw:end-intensity="100%"/>
    <draw:gradient draw:name="a2003" draw:style="linear" draw:angle="0" draw:start-color="#7c96a3" draw:end-color="#3b4c54" draw:start-intensity="100%" draw:end-intensity="100%"/>
    <draw:gradient draw:name="a803" draw:style="linear" draw:angle="0" draw:start-color="#7c96a3" draw:end-color="#3b4c54" draw:start-intensity="100%" draw:end-intensity="100%"/>
    <draw:gradient draw:name="a2005" draw:style="linear" draw:angle="0" draw:start-color="#7c96a3" draw:end-color="#3b4c54" draw:start-intensity="100%" draw:end-intensity="100%"/>
    <draw:gradient draw:name="a805" draw:style="linear" draw:angle="0" draw:start-color="#7c96a3" draw:end-color="#3b4c54" draw:start-intensity="100%" draw:end-intensity="100%"/>
    <draw:gradient draw:name="a2007" draw:style="linear" draw:angle="0" draw:start-color="#7c96a3" draw:end-color="#3b4c54" draw:start-intensity="100%" draw:end-intensity="100%"/>
    <draw:gradient draw:name="a807" draw:style="linear" draw:angle="0" draw:start-color="#7c96a3" draw:end-color="#3b4c54" draw:start-intensity="100%" draw:end-intensity="100%"/>
    <draw:gradient draw:name="a250" draw:style="linear" draw:angle="0" draw:start-color="#7c96a3" draw:end-color="#3b4c54" draw:start-intensity="100%" draw:end-intensity="100%"/>
    <draw:gradient draw:name="a2009" draw:style="linear" draw:angle="0" draw:start-color="#7c96a3" draw:end-color="#3b4c54" draw:start-intensity="100%" draw:end-intensity="100%"/>
    <draw:gradient draw:name="a809" draw:style="linear" draw:angle="0" draw:start-color="#7c96a3" draw:end-color="#3b4c54" draw:start-intensity="100%" draw:end-intensity="100%"/>
    <draw:gradient draw:name="a252" draw:style="linear" draw:angle="0" draw:start-color="#7c96a3" draw:end-color="#3b4c54" draw:start-intensity="100%" draw:end-intensity="100%"/>
    <draw:gradient draw:name="a795" draw:style="linear" draw:angle="0" draw:start-color="#7c96a3" draw:end-color="#3b4c54" draw:start-intensity="100%" draw:end-intensity="100%"/>
    <draw:gradient draw:name="a254" draw:style="linear" draw:angle="0" draw:start-color="#7c96a3" draw:end-color="#3b4c54" draw:start-intensity="100%" draw:end-intensity="100%"/>
    <draw:gradient draw:name="a797" draw:style="linear" draw:angle="0" draw:start-color="#7c96a3" draw:end-color="#3b4c54" draw:start-intensity="100%" draw:end-intensity="100%"/>
    <draw:gradient draw:name="a256" draw:style="linear" draw:angle="0" draw:start-color="#7c96a3" draw:end-color="#3b4c54" draw:start-intensity="100%" draw:end-intensity="100%"/>
    <draw:gradient draw:name="a799" draw:style="linear" draw:angle="0" draw:start-color="#7c96a3" draw:end-color="#3b4c54" draw:start-intensity="100%" draw:end-intensity="100%"/>
    <draw:gradient draw:name="a258" draw:style="linear" draw:angle="0" draw:start-color="#7c96a3" draw:end-color="#3b4c54" draw:start-intensity="100%" draw:end-intensity="100%"/>
    <draw:gradient draw:name="a531" draw:style="linear" draw:angle="0" draw:start-color="#7c96a3" draw:end-color="#3b4c54" draw:start-intensity="100%" draw:end-intensity="100%"/>
    <draw:gradient draw:name="a533" draw:style="linear" draw:angle="0" draw:start-color="#7c96a3" draw:end-color="#3b4c54" draw:start-intensity="100%" draw:end-intensity="100%"/>
    <draw:gradient draw:name="a535" draw:style="linear" draw:angle="0" draw:start-color="#7c96a3" draw:end-color="#3b4c54" draw:start-intensity="100%" draw:end-intensity="100%"/>
    <draw:gradient draw:name="a537" draw:style="linear" draw:angle="0" draw:start-color="#7c96a3" draw:end-color="#3b4c54" draw:start-intensity="100%" draw:end-intensity="100%"/>
    <draw:gradient draw:name="a539" draw:style="linear" draw:angle="0" draw:start-color="#7c96a3" draw:end-color="#3b4c54" draw:start-intensity="100%" draw:end-intensity="100%"/>
    <draw:gradient draw:name="a2011" draw:style="linear" draw:angle="0" draw:start-color="#7c96a3" draw:end-color="#3b4c54" draw:start-intensity="100%" draw:end-intensity="100%"/>
    <draw:gradient draw:name="a811" draw:style="linear" draw:angle="0" draw:start-color="#7c96a3" draw:end-color="#3b4c54" draw:start-intensity="100%" draw:end-intensity="100%"/>
    <draw:gradient draw:name="a2013" draw:style="linear" draw:angle="0" draw:start-color="#7c96a3" draw:end-color="#3b4c54" draw:start-intensity="100%" draw:end-intensity="100%"/>
    <draw:gradient draw:name="a813" draw:style="linear" draw:angle="0" draw:start-color="#7c96a3" draw:end-color="#3b4c54" draw:start-intensity="100%" draw:end-intensity="100%"/>
    <draw:gradient draw:name="a2015" draw:style="linear" draw:angle="0" draw:start-color="#7c96a3" draw:end-color="#3b4c54" draw:start-intensity="100%" draw:end-intensity="100%"/>
    <draw:gradient draw:name="a1850" draw:style="linear" draw:angle="0" draw:start-color="#7c96a3" draw:end-color="#3b4c54" draw:start-intensity="100%" draw:end-intensity="100%"/>
    <draw:gradient draw:name="a815" draw:style="linear" draw:angle="0" draw:start-color="#7c96a3" draw:end-color="#3b4c54" draw:start-intensity="100%" draw:end-intensity="100%"/>
    <draw:gradient draw:name="a2017" draw:style="linear" draw:angle="0" draw:start-color="#7c96a3" draw:end-color="#3b4c54" draw:start-intensity="100%" draw:end-intensity="100%"/>
    <draw:gradient draw:name="a1852" draw:style="linear" draw:angle="0" draw:start-color="#7c96a3" draw:end-color="#3b4c54" draw:start-intensity="100%" draw:end-intensity="100%"/>
    <draw:gradient draw:name="a817" draw:style="linear" draw:angle="0" draw:start-color="#7c96a3" draw:end-color="#3b4c54" draw:start-intensity="100%" draw:end-intensity="100%"/>
    <draw:gradient draw:name="a260" draw:style="linear" draw:angle="0" draw:start-color="#7c96a3" draw:end-color="#3b4c54" draw:start-intensity="100%" draw:end-intensity="100%"/>
    <draw:gradient draw:name="a2019" draw:style="linear" draw:angle="0" draw:start-color="#7c96a3" draw:end-color="#3b4c54" draw:start-intensity="100%" draw:end-intensity="100%"/>
    <draw:gradient draw:name="a1854" draw:style="linear" draw:angle="0" draw:start-color="#7c96a3" draw:end-color="#3b4c54" draw:start-intensity="100%" draw:end-intensity="100%"/>
    <draw:gradient draw:name="a819" draw:style="linear" draw:angle="0" draw:start-color="#7c96a3" draw:end-color="#3b4c54" draw:start-intensity="100%" draw:end-intensity="100%"/>
    <draw:gradient draw:name="a262" draw:style="linear" draw:angle="0" draw:start-color="#7c96a3" draw:end-color="#3b4c54" draw:start-intensity="100%" draw:end-intensity="100%"/>
    <draw:gradient draw:name="a1856" draw:style="linear" draw:angle="0" draw:start-color="#7c96a3" draw:end-color="#3b4c54" draw:start-intensity="100%" draw:end-intensity="100%"/>
    <draw:gradient draw:name="a1858" draw:style="linear" draw:angle="0" draw:start-color="#7c96a3" draw:end-color="#3b4c54" draw:start-intensity="100%" draw:end-intensity="100%"/>
    <draw:gradient draw:name="a264" draw:style="linear" draw:angle="0" draw:start-color="#7c96a3" draw:end-color="#3b4c54" draw:start-intensity="100%" draw:end-intensity="100%"/>
    <draw:gradient draw:name="a266" draw:style="linear" draw:angle="0" draw:start-color="#7c96a3" draw:end-color="#3b4c54" draw:start-intensity="100%" draw:end-intensity="100%"/>
    <draw:gradient draw:name="a268" draw:style="linear" draw:angle="0" draw:start-color="#7c96a3" draw:end-color="#3b4c54" draw:start-intensity="100%" draw:end-intensity="100%"/>
    <draw:gradient draw:name="a541" draw:style="linear" draw:angle="0" draw:start-color="#7c96a3" draw:end-color="#3b4c54" draw:start-intensity="100%" draw:end-intensity="100%"/>
    <draw:gradient draw:name="a1582" draw:style="linear" draw:angle="0" draw:start-color="#7c96a3" draw:end-color="#3b4c54" draw:start-intensity="100%" draw:end-intensity="100%"/>
    <draw:gradient draw:name="a1041" draw:style="linear" draw:angle="0" draw:start-color="#7c96a3" draw:end-color="#3b4c54" draw:start-intensity="100%" draw:end-intensity="100%"/>
    <draw:gradient draw:name="a1584" draw:style="linear" draw:angle="0" draw:start-color="#7c96a3" draw:end-color="#3b4c54" draw:start-intensity="100%" draw:end-intensity="100%"/>
    <draw:gradient draw:name="a1043" draw:style="linear" draw:angle="0" draw:start-color="#7c96a3" draw:end-color="#3b4c54" draw:start-intensity="100%" draw:end-intensity="100%"/>
    <draw:gradient draw:name="a1586" draw:style="linear" draw:angle="0" draw:start-color="#7c96a3" draw:end-color="#3b4c54" draw:start-intensity="100%" draw:end-intensity="100%"/>
    <draw:gradient draw:name="a1045" draw:style="linear" draw:angle="0" draw:start-color="#7c96a3" draw:end-color="#3b4c54" draw:start-intensity="100%" draw:end-intensity="100%"/>
    <draw:gradient draw:name="a1588" draw:style="linear" draw:angle="0" draw:start-color="#7c96a3" draw:end-color="#3b4c54" draw:start-intensity="100%" draw:end-intensity="100%"/>
    <draw:gradient draw:name="a2021" draw:style="linear" draw:angle="0" draw:start-color="#7c96a3" draw:end-color="#3b4c54" draw:start-intensity="100%" draw:end-intensity="100%"/>
    <draw:gradient draw:name="a1047" draw:style="linear" draw:angle="0" draw:start-color="#7c96a3" draw:end-color="#3b4c54" draw:start-intensity="100%" draw:end-intensity="100%"/>
    <draw:gradient draw:name="a821" draw:style="linear" draw:angle="0" draw:start-color="#7c96a3" draw:end-color="#3b4c54" draw:start-intensity="100%" draw:end-intensity="100%"/>
    <draw:gradient draw:name="a1049" draw:style="linear" draw:angle="0" draw:start-color="#7c96a3" draw:end-color="#3b4c54" draw:start-intensity="100%" draw:end-intensity="100%"/>
    <draw:gradient draw:name="a2023" draw:style="linear" draw:angle="0" draw:start-color="#7c96a3" draw:end-color="#3b4c54" draw:start-intensity="100%" draw:end-intensity="100%"/>
    <draw:gradient draw:name="a823" draw:style="linear" draw:angle="0" draw:start-color="#7c96a3" draw:end-color="#3b4c54" draw:start-intensity="100%" draw:end-intensity="100%"/>
    <draw:gradient draw:name="a2025" draw:style="linear" draw:angle="0" draw:start-color="#7c96a3" draw:end-color="#3b4c54" draw:start-intensity="100%" draw:end-intensity="100%"/>
    <draw:gradient draw:name="a1860" draw:style="linear" draw:angle="0" draw:start-color="#7c96a3" draw:end-color="#3b4c54" draw:start-intensity="100%" draw:end-intensity="100%"/>
    <draw:gradient draw:name="a1320" draw:style="linear" draw:angle="0" draw:start-color="#7c96a3" draw:end-color="#3b4c54" draw:start-intensity="100%" draw:end-intensity="100%"/>
    <draw:gradient draw:name="a2027" draw:style="linear" draw:angle="0" draw:start-color="#7c96a3" draw:end-color="#3b4c54" draw:start-intensity="100%" draw:end-intensity="100%"/>
    <draw:gradient draw:name="a1862" draw:style="linear" draw:angle="0" draw:start-color="#7c96a3" draw:end-color="#3b4c54" draw:start-intensity="100%" draw:end-intensity="100%"/>
    <draw:gradient draw:name="a825" draw:style="linear" draw:angle="0" draw:start-color="#7c96a3" draw:end-color="#3b4c54" draw:start-intensity="100%" draw:end-intensity="100%"/>
    <draw:gradient draw:name="a1322" draw:style="linear" draw:angle="0" draw:start-color="#7c96a3" draw:end-color="#3b4c54" draw:start-intensity="100%" draw:end-intensity="100%"/>
    <draw:gradient draw:name="a270" draw:style="linear" draw:angle="0" draw:start-color="#7c96a3" draw:end-color="#3b4c54" draw:start-intensity="100%" draw:end-intensity="100%"/>
    <draw:gradient draw:name="a2029" draw:style="linear" draw:angle="0" draw:start-color="#7c96a3" draw:end-color="#3b4c54" draw:start-intensity="100%" draw:end-intensity="100%"/>
    <draw:gradient draw:name="a1864" draw:style="linear" draw:angle="0" draw:start-color="#7c96a3" draw:end-color="#3b4c54" draw:start-intensity="100%" draw:end-intensity="100%"/>
    <draw:gradient draw:name="a827" draw:style="linear" draw:angle="0" draw:start-color="#7c96a3" draw:end-color="#3b4c54" draw:start-intensity="100%" draw:end-intensity="100%"/>
    <draw:gradient draw:name="a1324" draw:style="linear" draw:angle="0" draw:start-color="#7c96a3" draw:end-color="#3b4c54" draw:start-intensity="100%" draw:end-intensity="100%"/>
    <draw:gradient draw:name="a1866" draw:style="linear" draw:angle="0" draw:start-color="#7c96a3" draw:end-color="#3b4c54" draw:start-intensity="100%" draw:end-intensity="100%"/>
    <draw:gradient draw:name="a829" draw:style="linear" draw:angle="0" draw:start-color="#7c96a3" draw:end-color="#3b4c54" draw:start-intensity="100%" draw:end-intensity="100%"/>
    <draw:gradient draw:name="a1326" draw:style="linear" draw:angle="0" draw:start-color="#7c96a3" draw:end-color="#3b4c54" draw:start-intensity="100%" draw:end-intensity="100%"/>
    <draw:gradient draw:name="a1868" draw:style="linear" draw:angle="0" draw:start-color="#7c96a3" draw:end-color="#3b4c54" draw:start-intensity="100%" draw:end-intensity="100%"/>
    <draw:gradient draw:name="a2302" draw:style="linear" draw:angle="0" draw:start-color="#7c96a3" draw:end-color="#3b4c54" draw:start-intensity="100%" draw:end-intensity="100%"/>
    <draw:gradient draw:name="a1328" draw:style="linear" draw:angle="0" draw:start-color="#7c96a3" draw:end-color="#3b4c54" draw:start-intensity="100%" draw:end-intensity="100%"/>
    <draw:gradient draw:name="a2304" draw:style="linear" draw:angle="0" draw:start-color="#7c96a3" draw:end-color="#3b4c54" draw:start-intensity="100%" draw:end-intensity="100%"/>
    <draw:gradient draw:name="a2306" draw:style="linear" draw:angle="0" draw:start-color="#7c96a3" draw:end-color="#3b4c54" draw:start-intensity="100%" draw:end-intensity="100%"/>
    <draw:gradient draw:name="a1600" draw:style="linear" draw:angle="0" draw:start-color="#7c96a3" draw:end-color="#3b4c54" draw:start-intensity="100%" draw:end-intensity="100%"/>
    <draw:gradient draw:name="a2308" draw:style="linear" draw:angle="0" draw:start-color="#7c96a3" draw:end-color="#3b4c54" draw:start-intensity="100%" draw:end-intensity="100%"/>
    <draw:gradient draw:name="a1602" draw:style="linear" draw:angle="0" draw:start-color="#7c96a3" draw:end-color="#3b4c54" draw:start-intensity="100%" draw:end-intensity="100%"/>
    <draw:gradient draw:name="a1604" draw:style="linear" draw:angle="0" draw:start-color="#7c96a3" draw:end-color="#3b4c54" draw:start-intensity="100%" draw:end-intensity="100%"/>
    <draw:gradient draw:name="a1590" draw:style="linear" draw:angle="0" draw:start-color="#7c96a3" draw:end-color="#3b4c54" draw:start-intensity="100%" draw:end-intensity="100%"/>
    <draw:gradient draw:name="a1606" draw:style="linear" draw:angle="0" draw:start-color="#7c96a3" draw:end-color="#3b4c54" draw:start-intensity="100%" draw:end-intensity="100%"/>
    <draw:gradient draw:name="a1592" draw:style="linear" draw:angle="0" draw:start-color="#7c96a3" draw:end-color="#3b4c54" draw:start-intensity="100%" draw:end-intensity="100%"/>
    <draw:gradient draw:name="a1608" draw:style="linear" draw:angle="0" draw:start-color="#7c96a3" draw:end-color="#3b4c54" draw:start-intensity="100%" draw:end-intensity="100%"/>
    <draw:gradient draw:name="a1051" draw:style="linear" draw:angle="0" draw:start-color="#7c96a3" draw:end-color="#3b4c54" draw:start-intensity="100%" draw:end-intensity="100%"/>
    <draw:gradient draw:name="a1594" draw:style="linear" draw:angle="0" draw:start-color="#7c96a3" draw:end-color="#3b4c54" draw:start-intensity="100%" draw:end-intensity="100%"/>
    <draw:gradient draw:name="a1053" draw:style="linear" draw:angle="0" draw:start-color="#7c96a3" draw:end-color="#3b4c54" draw:start-intensity="100%" draw:end-intensity="100%"/>
    <draw:gradient draw:name="a1596" draw:style="linear" draw:angle="0" draw:start-color="#7c96a3" draw:end-color="#3b4c54" draw:start-intensity="100%" draw:end-intensity="100%"/>
    <draw:gradient draw:name="a1055" draw:style="linear" draw:angle="0" draw:start-color="#7c96a3" draw:end-color="#3b4c54" draw:start-intensity="100%" draw:end-intensity="100%"/>
    <draw:gradient draw:name="a1598" draw:style="linear" draw:angle="0" draw:start-color="#7c96a3" draw:end-color="#3b4c54" draw:start-intensity="100%" draw:end-intensity="100%"/>
    <draw:gradient draw:name="a2031" draw:style="linear" draw:angle="0" draw:start-color="#7c96a3" draw:end-color="#3b4c54" draw:start-intensity="100%" draw:end-intensity="100%"/>
    <draw:gradient draw:name="a1057" draw:style="linear" draw:angle="0" draw:start-color="#7c96a3" draw:end-color="#3b4c54" draw:start-intensity="100%" draw:end-intensity="100%"/>
    <draw:gradient draw:name="a831" draw:style="linear" draw:angle="0" draw:start-color="#7c96a3" draw:end-color="#3b4c54" draw:start-intensity="100%" draw:end-intensity="100%"/>
    <draw:gradient draw:name="a1059" draw:style="linear" draw:angle="0" draw:start-color="#7c96a3" draw:end-color="#3b4c54" draw:start-intensity="100%" draw:end-intensity="100%"/>
    <draw:gradient draw:name="a2033" draw:style="linear" draw:angle="0" draw:start-color="#7c96a3" draw:end-color="#3b4c54" draw:start-intensity="100%" draw:end-intensity="100%"/>
    <draw:gradient draw:name="a833" draw:style="linear" draw:angle="0" draw:start-color="#7c96a3" draw:end-color="#3b4c54" draw:start-intensity="100%" draw:end-intensity="100%"/>
    <draw:gradient draw:name="a2035" draw:style="linear" draw:angle="0" draw:start-color="#7c96a3" draw:end-color="#3b4c54" draw:start-intensity="100%" draw:end-intensity="100%"/>
    <draw:gradient draw:name="a1870" draw:style="linear" draw:angle="0" draw:start-color="#7c96a3" draw:end-color="#3b4c54" draw:start-intensity="100%" draw:end-intensity="100%"/>
    <draw:gradient draw:name="a1330" draw:style="linear" draw:angle="0" draw:start-color="#7c96a3" draw:end-color="#3b4c54" draw:start-intensity="100%" draw:end-intensity="100%"/>
    <draw:gradient draw:name="a2037" draw:style="linear" draw:angle="0" draw:start-color="#7c96a3" draw:end-color="#3b4c54" draw:start-intensity="100%" draw:end-intensity="100%"/>
    <draw:gradient draw:name="a1872" draw:style="linear" draw:angle="0" draw:start-color="#7c96a3" draw:end-color="#3b4c54" draw:start-intensity="100%" draw:end-intensity="100%"/>
    <draw:gradient draw:name="a835" draw:style="linear" draw:angle="0" draw:start-color="#7c96a3" draw:end-color="#3b4c54" draw:start-intensity="100%" draw:end-intensity="100%"/>
    <draw:gradient draw:name="a1332" draw:style="linear" draw:angle="0" draw:start-color="#7c96a3" draw:end-color="#3b4c54" draw:start-intensity="100%" draw:end-intensity="100%"/>
    <draw:gradient draw:name="a2039" draw:style="linear" draw:angle="0" draw:start-color="#7c96a3" draw:end-color="#3b4c54" draw:start-intensity="100%" draw:end-intensity="100%"/>
    <draw:gradient draw:name="a1874" draw:style="linear" draw:angle="0" draw:start-color="#7c96a3" draw:end-color="#3b4c54" draw:start-intensity="100%" draw:end-intensity="100%"/>
    <draw:gradient draw:name="a837" draw:style="linear" draw:angle="0" draw:start-color="#7c96a3" draw:end-color="#3b4c54" draw:start-intensity="100%" draw:end-intensity="100%"/>
    <draw:gradient draw:name="a1334" draw:style="linear" draw:angle="0" draw:start-color="#7c96a3" draw:end-color="#3b4c54" draw:start-intensity="100%" draw:end-intensity="100%"/>
    <draw:gradient draw:name="a1876" draw:style="linear" draw:angle="0" draw:start-color="#7c96a3" draw:end-color="#3b4c54" draw:start-intensity="100%" draw:end-intensity="100%"/>
    <draw:gradient draw:name="a839" draw:style="linear" draw:angle="0" draw:start-color="#7c96a3" draw:end-color="#3b4c54" draw:start-intensity="100%" draw:end-intensity="100%"/>
    <draw:gradient draw:name="a2310" draw:style="linear" draw:angle="0" draw:start-color="#7c96a3" draw:end-color="#3b4c54" draw:start-intensity="100%" draw:end-intensity="100%"/>
    <draw:gradient draw:name="a1878" draw:style="linear" draw:angle="0" draw:start-color="#7c96a3" draw:end-color="#3b4c54" draw:start-intensity="100%" draw:end-intensity="100%"/>
    <draw:gradient draw:name="a1336" draw:style="linear" draw:angle="0" draw:start-color="#7c96a3" draw:end-color="#3b4c54" draw:start-intensity="100%" draw:end-intensity="100%"/>
    <draw:gradient draw:name="a2312" draw:style="linear" draw:angle="0" draw:start-color="#7c96a3" draw:end-color="#3b4c54" draw:start-intensity="100%" draw:end-intensity="100%"/>
    <draw:gradient draw:name="a1338" draw:style="linear" draw:angle="0" draw:start-color="#7c96a3" draw:end-color="#3b4c54" draw:start-intensity="100%" draw:end-intensity="100%"/>
    <draw:gradient draw:name="a2314" draw:style="linear" draw:angle="0" draw:start-color="#7c96a3" draw:end-color="#3b4c54" draw:start-intensity="100%" draw:end-intensity="100%"/>
    <draw:gradient draw:name="a2316" draw:style="linear" draw:angle="0" draw:start-color="#7c96a3" draw:end-color="#3b4c54" draw:start-intensity="100%" draw:end-intensity="100%"/>
    <draw:gradient draw:name="a1610" draw:style="linear" draw:angle="0" draw:start-color="#7c96a3" draw:end-color="#3b4c54" draw:start-intensity="100%" draw:end-intensity="100%"/>
    <draw:gradient draw:name="a2318" draw:style="linear" draw:angle="0" draw:start-color="#7c96a3" draw:end-color="#3b4c54" draw:start-intensity="100%" draw:end-intensity="100%"/>
    <draw:gradient draw:name="a1612" draw:style="linear" draw:angle="0" draw:start-color="#7c96a3" draw:end-color="#3b4c54" draw:start-intensity="100%" draw:end-intensity="100%"/>
    <draw:gradient draw:name="a1614" draw:style="linear" draw:angle="0" draw:start-color="#7c96a3" draw:end-color="#3b4c54" draw:start-intensity="100%" draw:end-intensity="100%"/>
    <draw:gradient draw:name="a1616" draw:style="linear" draw:angle="0" draw:start-color="#7c96a3" draw:end-color="#3b4c54" draw:start-intensity="100%" draw:end-intensity="100%"/>
    <draw:gradient draw:name="a1618" draw:style="linear" draw:angle="0" draw:start-color="#7c96a3" draw:end-color="#3b4c54" draw:start-intensity="100%" draw:end-intensity="100%"/>
    <draw:gradient draw:name="a1061" draw:style="linear" draw:angle="0" draw:start-color="#7c96a3" draw:end-color="#3b4c54" draw:start-intensity="100%" draw:end-intensity="100%"/>
    <draw:gradient draw:name="a1063" draw:style="linear" draw:angle="0" draw:start-color="#7c96a3" draw:end-color="#3b4c54" draw:start-intensity="100%" draw:end-intensity="100%"/>
    <draw:gradient draw:name="a1065" draw:style="linear" draw:angle="0" draw:start-color="#7c96a3" draw:end-color="#3b4c54" draw:start-intensity="100%" draw:end-intensity="100%"/>
    <draw:gradient draw:name="a1067" draw:style="linear" draw:angle="0" draw:start-color="#7c96a3" draw:end-color="#3b4c54" draw:start-intensity="100%" draw:end-intensity="100%"/>
    <draw:gradient draw:name="a2041" draw:style="linear" draw:angle="0" draw:start-color="#7c96a3" draw:end-color="#3b4c54" draw:start-intensity="100%" draw:end-intensity="100%"/>
    <draw:gradient draw:name="a1069" draw:style="linear" draw:angle="0" draw:start-color="#7c96a3" draw:end-color="#3b4c54" draw:start-intensity="100%" draw:end-intensity="100%"/>
    <draw:gradient draw:name="a2043" draw:style="linear" draw:angle="0" draw:start-color="#7c96a3" draw:end-color="#3b4c54" draw:start-intensity="100%" draw:end-intensity="100%"/>
    <draw:gradient draw:name="a841" draw:style="linear" draw:angle="0" draw:start-color="#7c96a3" draw:end-color="#3b4c54" draw:start-intensity="100%" draw:end-intensity="100%"/>
    <draw:gradient draw:name="a843" draw:style="linear" draw:angle="0" draw:start-color="#7c96a3" draw:end-color="#3b4c54" draw:start-intensity="100%" draw:end-intensity="100%"/>
    <draw:gradient draw:name="a2045" draw:style="linear" draw:angle="0" draw:start-color="#7c96a3" draw:end-color="#3b4c54" draw:start-intensity="100%" draw:end-intensity="100%"/>
    <draw:gradient draw:name="a1880" draw:style="linear" draw:angle="0" draw:start-color="#7c96a3" draw:end-color="#3b4c54" draw:start-intensity="100%" draw:end-intensity="100%"/>
    <draw:gradient draw:name="a1340" draw:style="linear" draw:angle="0" draw:start-color="#7c96a3" draw:end-color="#3b4c54" draw:start-intensity="100%" draw:end-intensity="100%"/>
    <draw:gradient draw:name="a2047" draw:style="linear" draw:angle="0" draw:start-color="#7c96a3" draw:end-color="#3b4c54" draw:start-intensity="100%" draw:end-intensity="100%"/>
    <draw:gradient draw:name="a1882" draw:style="linear" draw:angle="0" draw:start-color="#7c96a3" draw:end-color="#3b4c54" draw:start-intensity="100%" draw:end-intensity="100%"/>
    <draw:gradient draw:name="a845" draw:style="linear" draw:angle="0" draw:start-color="#7c96a3" draw:end-color="#3b4c54" draw:start-intensity="100%" draw:end-intensity="100%"/>
    <draw:gradient draw:name="a1342" draw:style="linear" draw:angle="0" draw:start-color="#7c96a3" draw:end-color="#3b4c54" draw:start-intensity="100%" draw:end-intensity="100%"/>
    <draw:gradient draw:name="a2049" draw:style="linear" draw:angle="0" draw:start-color="#7c96a3" draw:end-color="#3b4c54" draw:start-intensity="100%" draw:end-intensity="100%"/>
    <draw:gradient draw:name="a1884" draw:style="linear" draw:angle="0" draw:start-color="#7c96a3" draw:end-color="#3b4c54" draw:start-intensity="100%" draw:end-intensity="100%"/>
    <draw:gradient draw:name="a847" draw:style="linear" draw:angle="0" draw:start-color="#7c96a3" draw:end-color="#3b4c54" draw:start-intensity="100%" draw:end-intensity="100%"/>
    <draw:gradient draw:name="a1344" draw:style="linear" draw:angle="0" draw:start-color="#7c96a3" draw:end-color="#3b4c54" draw:start-intensity="100%" draw:end-intensity="100%"/>
    <draw:gradient draw:name="a1886" draw:style="linear" draw:angle="0" draw:start-color="#7c96a3" draw:end-color="#3b4c54" draw:start-intensity="100%" draw:end-intensity="100%"/>
    <draw:gradient draw:name="a849" draw:style="linear" draw:angle="0" draw:start-color="#7c96a3" draw:end-color="#3b4c54" draw:start-intensity="100%" draw:end-intensity="100%"/>
    <draw:gradient draw:name="a2320" draw:style="linear" draw:angle="0" draw:start-color="#7c96a3" draw:end-color="#3b4c54" draw:start-intensity="100%" draw:end-intensity="100%"/>
    <draw:gradient draw:name="a1888" draw:style="linear" draw:angle="0" draw:start-color="#7c96a3" draw:end-color="#3b4c54" draw:start-intensity="100%" draw:end-intensity="100%"/>
    <draw:gradient draw:name="a1346" draw:style="linear" draw:angle="0" draw:start-color="#7c96a3" draw:end-color="#3b4c54" draw:start-intensity="100%" draw:end-intensity="100%"/>
    <draw:gradient draw:name="a2322" draw:style="linear" draw:angle="0" draw:start-color="#7c96a3" draw:end-color="#3b4c54" draw:start-intensity="100%" draw:end-intensity="100%"/>
    <draw:gradient draw:name="a1348" draw:style="linear" draw:angle="0" draw:start-color="#7c96a3" draw:end-color="#3b4c54" draw:start-intensity="100%" draw:end-intensity="100%"/>
    <draw:gradient draw:name="a2324" draw:style="linear" draw:angle="0" draw:start-color="#7c96a3" draw:end-color="#3b4c54" draw:start-intensity="100%" draw:end-intensity="100%"/>
    <draw:gradient draw:name="a2326" draw:style="linear" draw:angle="0" draw:start-color="#7c96a3" draw:end-color="#3b4c54" draw:start-intensity="100%" draw:end-intensity="100%"/>
    <draw:gradient draw:name="a1620" draw:style="linear" draw:angle="0" draw:start-color="#7c96a3" draw:end-color="#3b4c54" draw:start-intensity="100%" draw:end-intensity="100%"/>
    <draw:gradient draw:name="a2328" draw:style="linear" draw:angle="0" draw:start-color="#7c96a3" draw:end-color="#3b4c54" draw:start-intensity="100%" draw:end-intensity="100%"/>
    <draw:gradient draw:name="a1622" draw:style="linear" draw:angle="0" draw:start-color="#7c96a3" draw:end-color="#3b4c54" draw:start-intensity="100%" draw:end-intensity="100%"/>
    <draw:gradient draw:name="a1624" draw:style="linear" draw:angle="0" draw:start-color="#7c96a3" draw:end-color="#3b4c54" draw:start-intensity="100%" draw:end-intensity="100%"/>
    <draw:gradient draw:name="a1626" draw:style="linear" draw:angle="0" draw:start-color="#7c96a3" draw:end-color="#3b4c54" draw:start-intensity="100%" draw:end-intensity="100%"/>
    <draw:gradient draw:name="a1071" draw:style="linear" draw:angle="0" draw:start-color="#7c96a3" draw:end-color="#3b4c54" draw:start-intensity="100%" draw:end-intensity="100%"/>
    <draw:gradient draw:name="a1628" draw:style="linear" draw:angle="0" draw:start-color="#7c96a3" draw:end-color="#3b4c54" draw:start-intensity="100%" draw:end-intensity="100%"/>
    <draw:gradient draw:name="a1073" draw:style="linear" draw:angle="0" draw:start-color="#7c96a3" draw:end-color="#3b4c54" draw:start-intensity="100%" draw:end-intensity="100%"/>
    <draw:gradient draw:name="a1075" draw:style="linear" draw:angle="0" draw:start-color="#7c96a3" draw:end-color="#3b4c54" draw:start-intensity="100%" draw:end-intensity="100%"/>
    <draw:gradient draw:name="a1900" draw:style="linear" draw:angle="0" draw:start-color="#7c96a3" draw:end-color="#3b4c54" draw:start-intensity="100%" draw:end-intensity="100%"/>
    <draw:gradient draw:name="a1077" draw:style="linear" draw:angle="0" draw:start-color="#7c96a3" draw:end-color="#3b4c54" draw:start-intensity="100%" draw:end-intensity="100%"/>
    <draw:gradient draw:name="a2051" draw:style="linear" draw:angle="0" draw:start-color="#7c96a3" draw:end-color="#3b4c54" draw:start-intensity="100%" draw:end-intensity="100%"/>
    <draw:gradient draw:name="a1902" draw:style="linear" draw:angle="0" draw:start-color="#7c96a3" draw:end-color="#3b4c54" draw:start-intensity="100%" draw:end-intensity="100%"/>
    <draw:gradient draw:name="a1079" draw:style="linear" draw:angle="0" draw:start-color="#7c96a3" draw:end-color="#3b4c54" draw:start-intensity="100%" draw:end-intensity="100%"/>
    <draw:gradient draw:name="a2053" draw:style="linear" draw:angle="0" draw:start-color="#7c96a3" draw:end-color="#3b4c54" draw:start-intensity="100%" draw:end-intensity="100%"/>
    <draw:gradient draw:name="a851" draw:style="linear" draw:angle="0" draw:start-color="#7c96a3" draw:end-color="#3b4c54" draw:start-intensity="100%" draw:end-intensity="100%"/>
    <draw:gradient draw:name="a1904" draw:style="linear" draw:angle="0" draw:start-color="#7c96a3" draw:end-color="#3b4c54" draw:start-intensity="100%" draw:end-intensity="100%"/>
    <draw:gradient draw:name="a853" draw:style="linear" draw:angle="0" draw:start-color="#7c96a3" draw:end-color="#3b4c54" draw:start-intensity="100%" draw:end-intensity="100%"/>
    <draw:gradient draw:name="a2055" draw:style="linear" draw:angle="0" draw:start-color="#7c96a3" draw:end-color="#3b4c54" draw:start-intensity="100%" draw:end-intensity="100%"/>
    <draw:gradient draw:name="a1890" draw:style="linear" draw:angle="0" draw:start-color="#7c96a3" draw:end-color="#3b4c54" draw:start-intensity="100%" draw:end-intensity="100%"/>
    <draw:gradient draw:name="a1906" draw:style="linear" draw:angle="0" draw:start-color="#7c96a3" draw:end-color="#3b4c54" draw:start-intensity="100%" draw:end-intensity="100%"/>
    <draw:gradient draw:name="a1350" draw:style="linear" draw:angle="0" draw:start-color="#7c96a3" draw:end-color="#3b4c54" draw:start-intensity="100%" draw:end-intensity="100%"/>
    <draw:gradient draw:name="a2057" draw:style="linear" draw:angle="0" draw:start-color="#7c96a3" draw:end-color="#3b4c54" draw:start-intensity="100%" draw:end-intensity="100%"/>
    <draw:gradient draw:name="a1892" draw:style="linear" draw:angle="0" draw:start-color="#7c96a3" draw:end-color="#3b4c54" draw:start-intensity="100%" draw:end-intensity="100%"/>
    <draw:gradient draw:name="a855" draw:style="linear" draw:angle="0" draw:start-color="#7c96a3" draw:end-color="#3b4c54" draw:start-intensity="100%" draw:end-intensity="100%"/>
    <draw:gradient draw:name="a1908" draw:style="linear" draw:angle="0" draw:start-color="#7c96a3" draw:end-color="#3b4c54" draw:start-intensity="100%" draw:end-intensity="100%"/>
    <draw:gradient draw:name="a1352" draw:style="linear" draw:angle="0" draw:start-color="#7c96a3" draw:end-color="#3b4c54" draw:start-intensity="100%" draw:end-intensity="100%"/>
    <draw:gradient draw:name="a2059" draw:style="linear" draw:angle="0" draw:start-color="#7c96a3" draw:end-color="#3b4c54" draw:start-intensity="100%" draw:end-intensity="100%"/>
    <draw:gradient draw:name="a1894" draw:style="linear" draw:angle="0" draw:start-color="#7c96a3" draw:end-color="#3b4c54" draw:start-intensity="100%" draw:end-intensity="100%"/>
    <draw:gradient draw:name="a857" draw:style="linear" draw:angle="0" draw:start-color="#7c96a3" draw:end-color="#3b4c54" draw:start-intensity="100%" draw:end-intensity="100%"/>
    <draw:gradient draw:name="a1354" draw:style="linear" draw:angle="0" draw:start-color="#7c96a3" draw:end-color="#3b4c54" draw:start-intensity="100%" draw:end-intensity="100%"/>
    <draw:gradient draw:name="a1896" draw:style="linear" draw:angle="0" draw:start-color="#7c96a3" draw:end-color="#3b4c54" draw:start-intensity="100%" draw:end-intensity="100%"/>
    <draw:gradient draw:name="a859" draw:style="linear" draw:angle="0" draw:start-color="#7c96a3" draw:end-color="#3b4c54" draw:start-intensity="100%" draw:end-intensity="100%"/>
    <draw:gradient draw:name="a2330" draw:style="linear" draw:angle="0" draw:start-color="#7c96a3" draw:end-color="#3b4c54" draw:start-intensity="100%" draw:end-intensity="100%"/>
    <draw:gradient draw:name="a1898" draw:style="linear" draw:angle="0" draw:start-color="#7c96a3" draw:end-color="#3b4c54" draw:start-intensity="100%" draw:end-intensity="100%"/>
    <draw:gradient draw:name="a1356" draw:style="linear" draw:angle="0" draw:start-color="#7c96a3" draw:end-color="#3b4c54" draw:start-intensity="100%" draw:end-intensity="100%"/>
    <draw:gradient draw:name="a2332" draw:style="linear" draw:angle="0" draw:start-color="#7c96a3" draw:end-color="#3b4c54" draw:start-intensity="100%" draw:end-intensity="100%"/>
    <draw:gradient draw:name="a1358" draw:style="linear" draw:angle="0" draw:start-color="#7c96a3" draw:end-color="#3b4c54" draw:start-intensity="100%" draw:end-intensity="100%"/>
    <draw:gradient draw:name="a2334" draw:style="linear" draw:angle="0" draw:start-color="#7c96a3" draw:end-color="#3b4c54" draw:start-intensity="100%" draw:end-intensity="100%"/>
    <draw:gradient draw:name="a2336" draw:style="linear" draw:angle="0" draw:start-color="#7c96a3" draw:end-color="#3b4c54" draw:start-intensity="100%" draw:end-intensity="100%"/>
    <draw:gradient draw:name="a1630" draw:style="linear" draw:angle="0" draw:start-color="#7c96a3" draw:end-color="#3b4c54" draw:start-intensity="100%" draw:end-intensity="100%"/>
    <draw:gradient draw:name="a2338" draw:style="linear" draw:angle="0" draw:start-color="#7c96a3" draw:end-color="#3b4c54" draw:start-intensity="100%" draw:end-intensity="100%"/>
    <draw:gradient draw:name="a1632" draw:style="linear" draw:angle="0" draw:start-color="#7c96a3" draw:end-color="#3b4c54" draw:start-intensity="100%" draw:end-intensity="100%"/>
    <draw:gradient draw:name="a1634" draw:style="linear" draw:angle="0" draw:start-color="#7c96a3" draw:end-color="#3b4c54" draw:start-intensity="100%" draw:end-intensity="100%"/>
    <draw:gradient draw:name="a1636" draw:style="linear" draw:angle="0" draw:start-color="#7c96a3" draw:end-color="#3b4c54" draw:start-intensity="100%" draw:end-intensity="100%"/>
    <draw:gradient draw:name="a1081" draw:style="linear" draw:angle="0" draw:start-color="#7c96a3" draw:end-color="#3b4c54" draw:start-intensity="100%" draw:end-intensity="100%"/>
    <draw:gradient draw:name="a1638" draw:style="linear" draw:angle="0" draw:start-color="#7c96a3" draw:end-color="#3b4c54" draw:start-intensity="100%" draw:end-intensity="100%"/>
    <draw:gradient draw:name="a1083" draw:style="linear" draw:angle="0" draw:start-color="#7c96a3" draw:end-color="#3b4c54" draw:start-intensity="100%" draw:end-intensity="100%"/>
    <draw:gradient draw:name="a1085" draw:style="linear" draw:angle="0" draw:start-color="#7c96a3" draw:end-color="#3b4c54" draw:start-intensity="100%" draw:end-intensity="100%"/>
    <draw:gradient draw:name="a1910" draw:style="linear" draw:angle="0" draw:start-color="#7c96a3" draw:end-color="#3b4c54" draw:start-intensity="100%" draw:end-intensity="100%"/>
    <draw:gradient draw:name="a2061" draw:style="linear" draw:angle="0" draw:start-color="#7c96a3" draw:end-color="#3b4c54" draw:start-intensity="100%" draw:end-intensity="100%"/>
    <draw:gradient draw:name="a1087" draw:style="linear" draw:angle="0" draw:start-color="#7c96a3" draw:end-color="#3b4c54" draw:start-intensity="100%" draw:end-intensity="100%"/>
    <draw:gradient draw:name="a1912" draw:style="linear" draw:angle="0" draw:start-color="#7c96a3" draw:end-color="#3b4c54" draw:start-intensity="100%" draw:end-intensity="100%"/>
    <draw:gradient draw:name="a2063" draw:style="linear" draw:angle="0" draw:start-color="#7c96a3" draw:end-color="#3b4c54" draw:start-intensity="100%" draw:end-intensity="100%"/>
    <draw:gradient draw:name="a861" draw:style="linear" draw:angle="0" draw:start-color="#7c96a3" draw:end-color="#3b4c54" draw:start-intensity="100%" draw:end-intensity="100%"/>
    <draw:gradient draw:name="a1089" draw:style="linear" draw:angle="0" draw:start-color="#7c96a3" draw:end-color="#3b4c54" draw:start-intensity="100%" draw:end-intensity="100%"/>
    <draw:gradient draw:name="a1914" draw:style="linear" draw:angle="0" draw:start-color="#7c96a3" draw:end-color="#3b4c54" draw:start-intensity="100%" draw:end-intensity="100%"/>
    <draw:gradient draw:name="a2065" draw:style="linear" draw:angle="0" draw:start-color="#7c96a3" draw:end-color="#3b4c54" draw:start-intensity="100%" draw:end-intensity="100%"/>
    <draw:gradient draw:name="a863" draw:style="linear" draw:angle="0" draw:start-color="#7c96a3" draw:end-color="#3b4c54" draw:start-intensity="100%" draw:end-intensity="100%"/>
    <draw:gradient draw:name="a1916" draw:style="linear" draw:angle="0" draw:start-color="#7c96a3" draw:end-color="#3b4c54" draw:start-intensity="100%" draw:end-intensity="100%"/>
    <draw:gradient draw:name="a2067" draw:style="linear" draw:angle="0" draw:start-color="#7c96a3" draw:end-color="#3b4c54" draw:start-intensity="100%" draw:end-intensity="100%"/>
    <draw:gradient draw:name="a865" draw:style="linear" draw:angle="0" draw:start-color="#7c96a3" draw:end-color="#3b4c54" draw:start-intensity="100%" draw:end-intensity="100%"/>
    <draw:gradient draw:name="a1360" draw:style="linear" draw:angle="0" draw:start-color="#7c96a3" draw:end-color="#3b4c54" draw:start-intensity="100%" draw:end-intensity="100%"/>
    <draw:gradient draw:name="a1918" draw:style="linear" draw:angle="0" draw:start-color="#7c96a3" draw:end-color="#3b4c54" draw:start-intensity="100%" draw:end-intensity="100%"/>
    <draw:gradient draw:name="a2069" draw:style="linear" draw:angle="0" draw:start-color="#7c96a3" draw:end-color="#3b4c54" draw:start-intensity="100%" draw:end-intensity="100%"/>
    <draw:gradient draw:name="a867" draw:style="linear" draw:angle="0" draw:start-color="#7c96a3" draw:end-color="#3b4c54" draw:start-intensity="100%" draw:end-intensity="100%"/>
    <draw:gradient draw:name="a1362" draw:style="linear" draw:angle="0" draw:start-color="#7c96a3" draw:end-color="#3b4c54" draw:start-intensity="100%" draw:end-intensity="100%"/>
    <draw:gradient draw:name="a1364" draw:style="linear" draw:angle="0" draw:start-color="#7c96a3" draw:end-color="#3b4c54" draw:start-intensity="100%" draw:end-intensity="100%"/>
    <draw:gradient draw:name="a2340" draw:style="linear" draw:angle="0" draw:start-color="#7c96a3" draw:end-color="#3b4c54" draw:start-intensity="100%" draw:end-intensity="100%"/>
    <draw:gradient draw:name="a1366" draw:style="linear" draw:angle="0" draw:start-color="#7c96a3" draw:end-color="#3b4c54" draw:start-intensity="100%" draw:end-intensity="100%"/>
    <draw:gradient draw:name="a2342" draw:style="linear" draw:angle="0" draw:start-color="#7c96a3" draw:end-color="#3b4c54" draw:start-intensity="100%" draw:end-intensity="100%"/>
    <draw:gradient draw:name="a1368" draw:style="linear" draw:angle="0" draw:start-color="#7c96a3" draw:end-color="#3b4c54" draw:start-intensity="100%" draw:end-intensity="100%"/>
    <draw:gradient draw:name="a2344" draw:style="linear" draw:angle="0" draw:start-color="#7c96a3" draw:end-color="#3b4c54" draw:start-intensity="100%" draw:end-intensity="100%"/>
    <draw:gradient draw:name="a2346" draw:style="linear" draw:angle="0" draw:start-color="#7c96a3" draw:end-color="#3b4c54" draw:start-intensity="100%" draw:end-intensity="100%"/>
    <draw:gradient draw:name="a1640" draw:style="linear" draw:angle="0" draw:start-color="#7c96a3" draw:end-color="#3b4c54" draw:start-intensity="100%" draw:end-intensity="100%"/>
    <draw:gradient draw:name="a2348" draw:style="linear" draw:angle="0" draw:start-color="#7c96a3" draw:end-color="#3b4c54" draw:start-intensity="100%" draw:end-intensity="100%"/>
    <draw:gradient draw:name="a1642" draw:style="linear" draw:angle="0" draw:start-color="#7c96a3" draw:end-color="#3b4c54" draw:start-intensity="100%" draw:end-intensity="100%"/>
    <draw:gradient draw:name="a1101" draw:style="linear" draw:angle="0" draw:start-color="#7c96a3" draw:end-color="#3b4c54" draw:start-intensity="100%" draw:end-intensity="100%"/>
    <draw:gradient draw:name="a1644" draw:style="linear" draw:angle="0" draw:start-color="#7c96a3" draw:end-color="#3b4c54" draw:start-intensity="100%" draw:end-intensity="100%"/>
    <draw:gradient draw:name="a1103" draw:style="linear" draw:angle="0" draw:start-color="#7c96a3" draw:end-color="#3b4c54" draw:start-intensity="100%" draw:end-intensity="100%"/>
    <draw:gradient draw:name="a1646" draw:style="linear" draw:angle="0" draw:start-color="#7c96a3" draw:end-color="#3b4c54" draw:start-intensity="100%" draw:end-intensity="100%"/>
    <draw:gradient draw:name="a1105" draw:style="linear" draw:angle="0" draw:start-color="#7c96a3" draw:end-color="#3b4c54" draw:start-intensity="100%" draw:end-intensity="100%"/>
    <draw:gradient draw:name="a1091" draw:style="linear" draw:angle="0" draw:start-color="#7c96a3" draw:end-color="#3b4c54" draw:start-intensity="100%" draw:end-intensity="100%"/>
    <draw:gradient draw:name="a1648" draw:style="linear" draw:angle="0" draw:start-color="#7c96a3" draw:end-color="#3b4c54" draw:start-intensity="100%" draw:end-intensity="100%"/>
    <draw:gradient draw:name="a1107" draw:style="linear" draw:angle="0" draw:start-color="#7c96a3" draw:end-color="#3b4c54" draw:start-intensity="100%" draw:end-intensity="100%"/>
    <draw:gradient draw:name="a1093" draw:style="linear" draw:angle="0" draw:start-color="#7c96a3" draw:end-color="#3b4c54" draw:start-intensity="100%" draw:end-intensity="100%"/>
    <draw:gradient draw:name="a1109" draw:style="linear" draw:angle="0" draw:start-color="#7c96a3" draw:end-color="#3b4c54" draw:start-intensity="100%" draw:end-intensity="100%"/>
    <draw:gradient draw:name="a1095" draw:style="linear" draw:angle="0" draw:start-color="#7c96a3" draw:end-color="#3b4c54" draw:start-intensity="100%" draw:end-intensity="100%"/>
    <draw:gradient draw:name="a1920" draw:style="linear" draw:angle="0" draw:start-color="#7c96a3" draw:end-color="#3b4c54" draw:start-intensity="100%" draw:end-intensity="100%"/>
    <draw:gradient draw:name="a2071" draw:style="linear" draw:angle="0" draw:start-color="#7c96a3" draw:end-color="#3b4c54" draw:start-intensity="100%" draw:end-intensity="100%"/>
    <draw:gradient draw:name="a1097" draw:style="linear" draw:angle="0" draw:start-color="#7c96a3" draw:end-color="#3b4c54" draw:start-intensity="100%" draw:end-intensity="100%"/>
    <draw:gradient draw:name="a1922" draw:style="linear" draw:angle="0" draw:start-color="#7c96a3" draw:end-color="#3b4c54" draw:start-intensity="100%" draw:end-intensity="100%"/>
    <draw:gradient draw:name="a1099" draw:style="linear" draw:angle="0" draw:start-color="#7c96a3" draw:end-color="#3b4c54" draw:start-intensity="100%" draw:end-intensity="100%"/>
    <draw:gradient draw:name="a1370" draw:style="linear" draw:angle="0" draw:start-color="#7c96a3" draw:end-color="#3b4c54" draw:start-intensity="100%" draw:end-intensity="100%"/>
    <draw:gradient draw:name="a1372" draw:style="linear" draw:angle="0" draw:start-color="#7c96a3" draw:end-color="#3b4c54" draw:start-intensity="100%" draw:end-intensity="100%"/>
    <draw:gradient draw:name="a1374" draw:style="linear" draw:angle="0" draw:start-color="#7c96a3" draw:end-color="#3b4c54" draw:start-intensity="100%" draw:end-intensity="100%"/>
    <draw:gradient draw:name="a2350" draw:style="linear" draw:angle="0" draw:start-color="#7c96a3" draw:end-color="#3b4c54" draw:start-intensity="100%" draw:end-intensity="100%"/>
    <draw:gradient draw:name="a1376" draw:style="linear" draw:angle="0" draw:start-color="#7c96a3" draw:end-color="#3b4c54" draw:start-intensity="100%" draw:end-intensity="100%"/>
    <draw:gradient draw:name="a2352" draw:style="linear" draw:angle="0" draw:start-color="#7c96a3" draw:end-color="#3b4c54" draw:start-intensity="100%" draw:end-intensity="100%"/>
    <draw:gradient draw:name="a1378" draw:style="linear" draw:angle="0" draw:start-color="#7c96a3" draw:end-color="#3b4c54" draw:start-intensity="100%" draw:end-intensity="100%"/>
    <draw:gradient draw:name="a2354" draw:style="linear" draw:angle="0" draw:start-color="#7c96a3" draw:end-color="#3b4c54" draw:start-intensity="100%" draw:end-intensity="100%"/>
    <draw:gradient draw:name="a2356" draw:style="linear" draw:angle="0" draw:start-color="#7c96a3" draw:end-color="#3b4c54" draw:start-intensity="100%" draw:end-intensity="100%"/>
    <draw:gradient draw:name="a1650" draw:style="linear" draw:angle="0" draw:start-color="#7c96a3" draw:end-color="#3b4c54" draw:start-intensity="100%" draw:end-intensity="100%"/>
    <draw:gradient draw:name="a2358" draw:style="linear" draw:angle="0" draw:start-color="#7c96a3" draw:end-color="#3b4c54" draw:start-intensity="100%" draw:end-intensity="100%"/>
    <draw:gradient draw:name="a1652" draw:style="linear" draw:angle="0" draw:start-color="#7c96a3" draw:end-color="#3b4c54" draw:start-intensity="100%" draw:end-intensity="100%"/>
    <draw:gradient draw:name="a1111" draw:style="linear" draw:angle="0" draw:start-color="#7c96a3" draw:end-color="#3b4c54" draw:start-intensity="100%" draw:end-intensity="100%"/>
    <draw:gradient draw:name="a1654" draw:style="linear" draw:angle="0" draw:start-color="#7c96a3" draw:end-color="#3b4c54" draw:start-intensity="100%" draw:end-intensity="100%"/>
    <draw:gradient draw:name="a1113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1380" draw:style="linear" draw:angle="0" draw:start-color="#7c96a3" draw:end-color="#3b4c54" draw:start-intensity="100%" draw:end-intensity="100%"/>
    <draw:gradient draw:name="a344" draw:style="linear" draw:angle="0" draw:start-color="#7c96a3" draw:end-color="#3b4c54" draw:start-intensity="100%" draw:end-intensity="100%"/>
    <draw:gradient draw:name="a1382" draw:style="linear" draw:angle="0" draw:start-color="#7c96a3" draw:end-color="#3b4c54" draw:start-intensity="100%" draw:end-intensity="100%"/>
    <draw:gradient draw:name="a346" draw:style="linear" draw:angle="0" draw:start-color="#7c96a3" draw:end-color="#3b4c54" draw:start-intensity="100%" draw:end-intensity="100%"/>
    <draw:gradient draw:name="a1384" draw:style="linear" draw:angle="0" draw:start-color="#7c96a3" draw:end-color="#3b4c54" draw:start-intensity="100%" draw:end-intensity="100%"/>
    <draw:gradient draw:name="a348" draw:style="linear" draw:angle="0" draw:start-color="#7c96a3" draw:end-color="#3b4c54" draw:start-intensity="100%" draw:end-intensity="100%"/>
    <draw:gradient draw:name="a2360" draw:style="linear" draw:angle="0" draw:start-color="#7c96a3" draw:end-color="#3b4c54" draw:start-intensity="100%" draw:end-intensity="100%"/>
    <draw:gradient draw:name="a1386" draw:style="linear" draw:angle="0" draw:start-color="#7c96a3" draw:end-color="#3b4c54" draw:start-intensity="100%" draw:end-intensity="100%"/>
    <draw:gradient draw:name="a2362" draw:style="linear" draw:angle="0" draw:start-color="#7c96a3" draw:end-color="#3b4c54" draw:start-intensity="100%" draw:end-intensity="100%"/>
    <draw:gradient draw:name="a1388" draw:style="linear" draw:angle="0" draw:start-color="#7c96a3" draw:end-color="#3b4c54" draw:start-intensity="100%" draw:end-intensity="100%"/>
    <draw:gradient draw:name="a2364" draw:style="linear" draw:angle="0" draw:start-color="#7c96a3" draw:end-color="#3b4c54" draw:start-intensity="100%" draw:end-intensity="100%"/>
    <draw:gradient draw:name="a2366" draw:style="linear" draw:angle="0" draw:start-color="#7c96a3" draw:end-color="#3b4c54" draw:start-intensity="100%" draw:end-intensity="100%"/>
    <draw:gradient draw:name="a2368" draw:style="linear" draw:angle="0" draw:start-color="#7c96a3" draw:end-color="#3b4c54" draw:start-intensity="100%" draw:end-intensity="100%"/>
    <draw:gradient draw:name="a628" draw:style="linear" draw:angle="0" draw:start-color="#7c96a3" draw:end-color="#3b4c54" draw:start-intensity="100%" draw:end-intensity="100%"/>
    <draw:gradient draw:name="a350" draw:style="linear" draw:angle="0" draw:start-color="#7c96a3" draw:end-color="#3b4c54" draw:start-intensity="100%" draw:end-intensity="100%"/>
    <draw:gradient draw:name="a352" draw:style="linear" draw:angle="0" draw:start-color="#7c96a3" draw:end-color="#3b4c54" draw:start-intensity="100%" draw:end-intensity="100%"/>
    <draw:gradient draw:name="a1390" draw:style="linear" draw:angle="0" draw:start-color="#7c96a3" draw:end-color="#3b4c54" draw:start-intensity="100%" draw:end-intensity="100%"/>
    <draw:gradient draw:name="a354" draw:style="linear" draw:angle="0" draw:start-color="#7c96a3" draw:end-color="#3b4c54" draw:start-intensity="100%" draw:end-intensity="100%"/>
    <draw:gradient draw:name="a1392" draw:style="linear" draw:angle="0" draw:start-color="#7c96a3" draw:end-color="#3b4c54" draw:start-intensity="100%" draw:end-intensity="100%"/>
    <draw:gradient draw:name="a356" draw:style="linear" draw:angle="0" draw:start-color="#7c96a3" draw:end-color="#3b4c54" draw:start-intensity="100%" draw:end-intensity="100%"/>
    <draw:gradient draw:name="a358" draw:style="linear" draw:angle="0" draw:start-color="#7c96a3" draw:end-color="#3b4c54" draw:start-intensity="100%" draw:end-intensity="100%"/>
    <draw:gradient draw:name="a2370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2372" draw:style="linear" draw:angle="0" draw:start-color="#7c96a3" draw:end-color="#3b4c54" draw:start-intensity="100%" draw:end-intensity="100%"/>
    <draw:gradient draw:name="a630" draw:style="linear" draw:angle="0" draw:start-color="#7c96a3" draw:end-color="#3b4c54" draw:start-intensity="100%" draw:end-intensity="100%"/>
    <draw:gradient draw:name="a2374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2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4" draw:style="linear" draw:angle="0" draw:start-color="#7c96a3" draw:end-color="#3b4c54" draw:start-intensity="100%" draw:end-intensity="100%"/>
    <draw:gradient draw:name="a636" draw:style="linear" draw:angle="0" draw:start-color="#7c96a3" draw:end-color="#3b4c54" draw:start-intensity="100%" draw:end-intensity="100%"/>
    <draw:gradient draw:name="a638" draw:style="linear" draw:angle="0" draw:start-color="#7c96a3" draw:end-color="#3b4c54" draw:start-intensity="100%" draw:end-intensity="100%"/>
    <draw:gradient draw:name="a360" draw:style="linear" draw:angle="0" draw:start-color="#7c96a3" draw:end-color="#3b4c54" draw:start-intensity="100%" draw:end-intensity="100%"/>
    <draw:gradient draw:name="a362" draw:style="linear" draw:angle="0" draw:start-color="#7c96a3" draw:end-color="#3b4c54" draw:start-intensity="100%" draw:end-intensity="100%"/>
    <draw:gradient draw:name="a364" draw:style="linear" draw:angle="0" draw:start-color="#7c96a3" draw:end-color="#3b4c54" draw:start-intensity="100%" draw:end-intensity="100%"/>
    <draw:gradient draw:name="a366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8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640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2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644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646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648" draw:style="linear" draw:angle="0" draw:start-color="#7c96a3" draw:end-color="#3b4c54" draw:start-intensity="100%" draw:end-intensity="100%"/>
    <draw:gradient draw:name="a107" draw:style="linear" draw:angle="0" draw:start-color="#7c96a3" draw:end-color="#3b4c54" draw:start-intensity="100%" draw:end-intensity="100%"/>
    <draw:gradient draw:name="a920" draw:style="linear" draw:angle="0" draw:start-color="#7c96a3" draw:end-color="#3b4c54" draw:start-intensity="100%" draw:end-intensity="100%"/>
    <draw:gradient draw:name="a922" draw:style="linear" draw:angle="0" draw:start-color="#7c96a3" draw:end-color="#3b4c54" draw:start-intensity="100%" draw:end-intensity="100%"/>
    <draw:gradient draw:name="a924" draw:style="linear" draw:angle="0" draw:start-color="#7c96a3" draw:end-color="#3b4c54" draw:start-intensity="100%" draw:end-intensity="100%"/>
    <draw:gradient draw:name="a926" draw:style="linear" draw:angle="0" draw:start-color="#7c96a3" draw:end-color="#3b4c54" draw:start-intensity="100%" draw:end-intensity="100%"/>
    <draw:gradient draw:name="a370" draw:style="linear" draw:angle="0" draw:start-color="#7c96a3" draw:end-color="#3b4c54" draw:start-intensity="100%" draw:end-intensity="100%"/>
    <draw:gradient draw:name="a928" draw:style="linear" draw:angle="0" draw:start-color="#7c96a3" draw:end-color="#3b4c54" draw:start-intensity="100%" draw:end-intensity="100%"/>
    <draw:gradient draw:name="a372" draw:style="linear" draw:angle="0" draw:start-color="#7c96a3" draw:end-color="#3b4c54" draw:start-intensity="100%" draw:end-intensity="100%"/>
    <draw:gradient draw:name="a374" draw:style="linear" draw:angle="0" draw:start-color="#7c96a3" draw:end-color="#3b4c54" draw:start-intensity="100%" draw:end-intensity="100%"/>
    <draw:gradient draw:name="a376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8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65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652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654" draw:style="linear" draw:angle="0" draw:start-color="#7c96a3" draw:end-color="#3b4c54" draw:start-intensity="100%" draw:end-intensity="100%"/>
    <draw:gradient draw:name="a656" draw:style="linear" draw:angle="0" draw:start-color="#7c96a3" draw:end-color="#3b4c54" draw:start-intensity="100%" draw:end-intensity="100%"/>
    <draw:gradient draw:name="a658" draw:style="linear" draw:angle="0" draw:start-color="#7c96a3" draw:end-color="#3b4c54" draw:start-intensity="100%" draw:end-intensity="100%"/>
    <draw:gradient draw:name="a930" draw:style="linear" draw:angle="0" draw:start-color="#7c96a3" draw:end-color="#3b4c54" draw:start-intensity="100%" draw:end-intensity="100%"/>
    <draw:gradient draw:name="a932" draw:style="linear" draw:angle="0" draw:start-color="#7c96a3" draw:end-color="#3b4c54" draw:start-intensity="100%" draw:end-intensity="100%"/>
    <draw:gradient draw:name="a934" draw:style="linear" draw:angle="0" draw:start-color="#7c96a3" draw:end-color="#3b4c54" draw:start-intensity="100%" draw:end-intensity="100%"/>
    <draw:gradient draw:name="a936" draw:style="linear" draw:angle="0" draw:start-color="#7c96a3" draw:end-color="#3b4c54" draw:start-intensity="100%" draw:end-intensity="100%"/>
    <draw:gradient draw:name="a380" draw:style="linear" draw:angle="0" draw:start-color="#7c96a3" draw:end-color="#3b4c54" draw:start-intensity="100%" draw:end-intensity="100%"/>
    <draw:gradient draw:name="a938" draw:style="linear" draw:angle="0" draw:start-color="#7c96a3" draw:end-color="#3b4c54" draw:start-intensity="100%" draw:end-intensity="100%"/>
    <draw:gradient draw:name="a382" draw:style="linear" draw:angle="0" draw:start-color="#7c96a3" draw:end-color="#3b4c54" draw:start-intensity="100%" draw:end-intensity="100%"/>
    <draw:gradient draw:name="a384" draw:style="linear" draw:angle="0" draw:start-color="#7c96a3" draw:end-color="#3b4c54" draw:start-intensity="100%" draw:end-intensity="100%"/>
    <draw:gradient draw:name="a386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8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66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662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664" draw:style="linear" draw:angle="0" draw:start-color="#7c96a3" draw:end-color="#3b4c54" draw:start-intensity="100%" draw:end-intensity="100%"/>
    <draw:gradient draw:name="a666" draw:style="linear" draw:angle="0" draw:start-color="#7c96a3" draw:end-color="#3b4c54" draw:start-intensity="100%" draw:end-intensity="100%"/>
    <draw:gradient draw:name="a668" draw:style="linear" draw:angle="0" draw:start-color="#7c96a3" draw:end-color="#3b4c54" draw:start-intensity="100%" draw:end-intensity="100%"/>
    <draw:gradient draw:name="a940" draw:style="linear" draw:angle="0" draw:start-color="#7c96a3" draw:end-color="#3b4c54" draw:start-intensity="100%" draw:end-intensity="100%"/>
    <draw:gradient draw:name="a400" draw:style="linear" draw:angle="0" draw:start-color="#7c96a3" draw:end-color="#3b4c54" draw:start-intensity="100%" draw:end-intensity="100%"/>
    <draw:gradient draw:name="a942" draw:style="linear" draw:angle="0" draw:start-color="#7c96a3" draw:end-color="#3b4c54" draw:start-intensity="100%" draw:end-intensity="100%"/>
    <draw:gradient draw:name="a402" draw:style="linear" draw:angle="0" draw:start-color="#7c96a3" draw:end-color="#3b4c54" draw:start-intensity="100%" draw:end-intensity="100%"/>
    <draw:gradient draw:name="a944" draw:style="linear" draw:angle="0" draw:start-color="#7c96a3" draw:end-color="#3b4c54" draw:start-intensity="100%" draw:end-intensity="100%"/>
    <draw:gradient draw:name="a404" draw:style="linear" draw:angle="0" draw:start-color="#7c96a3" draw:end-color="#3b4c54" draw:start-intensity="100%" draw:end-intensity="100%"/>
    <draw:gradient draw:name="a946" draw:style="linear" draw:angle="0" draw:start-color="#7c96a3" draw:end-color="#3b4c54" draw:start-intensity="100%" draw:end-intensity="100%"/>
    <draw:gradient draw:name="a390" draw:style="linear" draw:angle="0" draw:start-color="#7c96a3" draw:end-color="#3b4c54" draw:start-intensity="100%" draw:end-intensity="100%"/>
    <draw:gradient draw:name="a406" draw:style="linear" draw:angle="0" draw:start-color="#7c96a3" draw:end-color="#3b4c54" draw:start-intensity="100%" draw:end-intensity="100%"/>
    <draw:gradient draw:name="a948" draw:style="linear" draw:angle="0" draw:start-color="#7c96a3" draw:end-color="#3b4c54" draw:start-intensity="100%" draw:end-intensity="100%"/>
    <draw:gradient draw:name="a392" draw:style="linear" draw:angle="0" draw:start-color="#7c96a3" draw:end-color="#3b4c54" draw:start-intensity="100%" draw:end-intensity="100%"/>
    <draw:gradient draw:name="a408" draw:style="linear" draw:angle="0" draw:start-color="#7c96a3" draw:end-color="#3b4c54" draw:start-intensity="100%" draw:end-intensity="100%"/>
    <draw:gradient draw:name="a394" draw:style="linear" draw:angle="0" draw:start-color="#7c96a3" draw:end-color="#3b4c54" draw:start-intensity="100%" draw:end-intensity="100%"/>
    <draw:gradient draw:name="a396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8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1721" draw:style="linear" draw:angle="0" draw:start-color="#7c96a3" draw:end-color="#3b4c54" draw:start-intensity="100%" draw:end-intensity="100%"/>
    <draw:gradient draw:name="a670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1723" draw:style="linear" draw:angle="0" draw:start-color="#7c96a3" draw:end-color="#3b4c54" draw:start-intensity="100%" draw:end-intensity="100%"/>
    <draw:gradient draw:name="a672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725" draw:style="linear" draw:angle="0" draw:start-color="#7c96a3" draw:end-color="#3b4c54" draw:start-intensity="100%" draw:end-intensity="100%"/>
    <draw:gradient draw:name="a674" draw:style="linear" draw:angle="0" draw:start-color="#7c96a3" draw:end-color="#3b4c54" draw:start-intensity="100%" draw:end-intensity="100%"/>
    <draw:gradient draw:name="a1727" draw:style="linear" draw:angle="0" draw:start-color="#7c96a3" draw:end-color="#3b4c54" draw:start-intensity="100%" draw:end-intensity="100%"/>
    <draw:gradient draw:name="a676" draw:style="linear" draw:angle="0" draw:start-color="#7c96a3" draw:end-color="#3b4c54" draw:start-intensity="100%" draw:end-intensity="100%"/>
    <draw:gradient draw:name="a1729" draw:style="linear" draw:angle="0" draw:start-color="#7c96a3" draw:end-color="#3b4c54" draw:start-intensity="100%" draw:end-intensity="100%"/>
    <draw:gradient draw:name="a678" draw:style="linear" draw:angle="0" draw:start-color="#7c96a3" draw:end-color="#3b4c54" draw:start-intensity="100%" draw:end-intensity="100%"/>
    <draw:gradient draw:name="a950" draw:style="linear" draw:angle="0" draw:start-color="#7c96a3" draw:end-color="#3b4c54" draw:start-intensity="100%" draw:end-intensity="100%"/>
    <draw:gradient draw:name="a410" draw:style="linear" draw:angle="0" draw:start-color="#7c96a3" draw:end-color="#3b4c54" draw:start-intensity="100%" draw:end-intensity="100%"/>
    <draw:gradient draw:name="a952" draw:style="linear" draw:angle="0" draw:start-color="#7c96a3" draw:end-color="#3b4c54" draw:start-intensity="100%" draw:end-intensity="100%"/>
    <draw:gradient draw:name="a412" draw:style="linear" draw:angle="0" draw:start-color="#7c96a3" draw:end-color="#3b4c54" draw:start-intensity="100%" draw:end-intensity="100%"/>
    <draw:gradient draw:name="a954" draw:style="linear" draw:angle="0" draw:start-color="#7c96a3" draw:end-color="#3b4c54" draw:start-intensity="100%" draw:end-intensity="100%"/>
    <draw:gradient draw:name="a956" draw:style="linear" draw:angle="0" draw:start-color="#7c96a3" draw:end-color="#3b4c54" draw:start-intensity="100%" draw:end-intensity="100%"/>
    <draw:gradient draw:name="a1453" draw:style="linear" draw:angle="0" draw:start-color="#7c96a3" draw:end-color="#3b4c54" draw:start-intensity="100%" draw:end-intensity="100%"/>
    <draw:gradient draw:name="a958" draw:style="linear" draw:angle="0" draw:start-color="#7c96a3" draw:end-color="#3b4c54" draw:start-intensity="100%" draw:end-intensity="100%"/>
    <draw:gradient draw:name="a1455" draw:style="linear" draw:angle="0" draw:start-color="#7c96a3" draw:end-color="#3b4c54" draw:start-intensity="100%" draw:end-intensity="100%"/>
    <draw:gradient draw:name="a1457" draw:style="linear" draw:angle="0" draw:start-color="#7c96a3" draw:end-color="#3b4c54" draw:start-intensity="100%" draw:end-intensity="100%"/>
    <draw:gradient draw:name="a1999" draw:style="linear" draw:angle="0" draw:start-color="#7c96a3" draw:end-color="#3b4c54" draw:start-intensity="100%" draw:end-intensity="100%"/>
    <draw:gradient draw:name="a1459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1731" draw:style="linear" draw:angle="0" draw:start-color="#7c96a3" draw:end-color="#3b4c54" draw:start-intensity="100%" draw:end-intensity="100%"/>
    <draw:gradient draw:name="a680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1733" draw:style="linear" draw:angle="0" draw:start-color="#7c96a3" draw:end-color="#3b4c54" draw:start-intensity="100%" draw:end-intensity="100%"/>
    <draw:gradient draw:name="a682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735" draw:style="linear" draw:angle="0" draw:start-color="#7c96a3" draw:end-color="#3b4c54" draw:start-intensity="100%" draw:end-intensity="100%"/>
    <draw:gradient draw:name="a684" draw:style="linear" draw:angle="0" draw:start-color="#7c96a3" draw:end-color="#3b4c54" draw:start-intensity="100%" draw:end-intensity="100%"/>
    <draw:gradient draw:name="a1737" draw:style="linear" draw:angle="0" draw:start-color="#7c96a3" draw:end-color="#3b4c54" draw:start-intensity="100%" draw:end-intensity="100%"/>
    <draw:gradient draw:name="a686" draw:style="linear" draw:angle="0" draw:start-color="#7c96a3" draw:end-color="#3b4c54" draw:start-intensity="100%" draw:end-intensity="100%"/>
    <draw:gradient draw:name="a1739" draw:style="linear" draw:angle="0" draw:start-color="#7c96a3" draw:end-color="#3b4c54" draw:start-intensity="100%" draw:end-intensity="100%"/>
    <draw:gradient draw:name="a688" draw:style="linear" draw:angle="0" draw:start-color="#7c96a3" draw:end-color="#3b4c54" draw:start-intensity="100%" draw:end-intensity="100%"/>
    <draw:gradient draw:name="a2160" draw:style="linear" draw:angle="0" draw:start-color="#7c96a3" draw:end-color="#3b4c54" draw:start-intensity="100%" draw:end-intensity="100%"/>
    <draw:gradient draw:name="a1187" draw:style="linear" draw:angle="0" draw:start-color="#7c96a3" draw:end-color="#3b4c54" draw:start-intensity="100%" draw:end-intensity="100%"/>
    <draw:gradient draw:name="a960" draw:style="linear" draw:angle="0" draw:start-color="#7c96a3" draw:end-color="#3b4c54" draw:start-intensity="100%" draw:end-intensity="100%"/>
    <draw:gradient draw:name="a2162" draw:style="linear" draw:angle="0" draw:start-color="#7c96a3" draw:end-color="#3b4c54" draw:start-intensity="100%" draw:end-intensity="100%"/>
    <draw:gradient draw:name="a1189" draw:style="linear" draw:angle="0" draw:start-color="#7c96a3" draw:end-color="#3b4c54" draw:start-intensity="100%" draw:end-intensity="100%"/>
    <draw:gradient draw:name="a962" draw:style="linear" draw:angle="0" draw:start-color="#7c96a3" draw:end-color="#3b4c54" draw:start-intensity="100%" draw:end-intensity="100%"/>
    <draw:gradient draw:name="a2164" draw:style="linear" draw:angle="0" draw:start-color="#7c96a3" draw:end-color="#3b4c54" draw:start-intensity="100%" draw:end-intensity="100%"/>
    <draw:gradient draw:name="a964" draw:style="linear" draw:angle="0" draw:start-color="#7c96a3" draw:end-color="#3b4c54" draw:start-intensity="100%" draw:end-intensity="100%"/>
    <draw:gradient draw:name="a2166" draw:style="linear" draw:angle="0" draw:start-color="#7c96a3" draw:end-color="#3b4c54" draw:start-intensity="100%" draw:end-intensity="100%"/>
    <draw:gradient draw:name="a1461" draw:style="linear" draw:angle="0" draw:start-color="#7c96a3" draw:end-color="#3b4c54" draw:start-intensity="100%" draw:end-intensity="100%"/>
    <draw:gradient draw:name="a2168" draw:style="linear" draw:angle="0" draw:start-color="#7c96a3" draw:end-color="#3b4c54" draw:start-intensity="100%" draw:end-intensity="100%"/>
    <draw:gradient draw:name="a966" draw:style="linear" draw:angle="0" draw:start-color="#7c96a3" draw:end-color="#3b4c54" draw:start-intensity="100%" draw:end-intensity="100%"/>
    <draw:gradient draw:name="a1463" draw:style="linear" draw:angle="0" draw:start-color="#7c96a3" draw:end-color="#3b4c54" draw:start-intensity="100%" draw:end-intensity="100%"/>
    <draw:gradient draw:name="a968" draw:style="linear" draw:angle="0" draw:start-color="#7c96a3" draw:end-color="#3b4c54" draw:start-intensity="100%" draw:end-intensity="100%"/>
    <draw:gradient draw:name="a1465" draw:style="linear" draw:angle="0" draw:start-color="#7c96a3" draw:end-color="#3b4c54" draw:start-intensity="100%" draw:end-intensity="100%"/>
    <draw:gradient draw:name="a1467" draw:style="linear" draw:angle="0" draw:start-color="#7c96a3" draw:end-color="#3b4c54" draw:start-intensity="100%" draw:end-intensity="100%"/>
    <draw:gradient draw:name="a1469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700" draw:style="linear" draw:angle="0" draw:start-color="#7c96a3" draw:end-color="#3b4c54" draw:start-intensity="100%" draw:end-intensity="100%"/>
    <draw:gradient draw:name="a2444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2446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1741" draw:style="linear" draw:angle="0" draw:start-color="#7c96a3" draw:end-color="#3b4c54" draw:start-intensity="100%" draw:end-intensity="100%"/>
    <draw:gradient draw:name="a2448" draw:style="linear" draw:angle="0" draw:start-color="#7c96a3" draw:end-color="#3b4c54" draw:start-intensity="100%" draw:end-intensity="100%"/>
    <draw:gradient draw:name="a690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1201" draw:style="linear" draw:angle="0" draw:start-color="#7c96a3" draw:end-color="#3b4c54" draw:start-intensity="100%" draw:end-intensity="100%"/>
    <draw:gradient draw:name="a1743" draw:style="linear" draw:angle="0" draw:start-color="#7c96a3" draw:end-color="#3b4c54" draw:start-intensity="100%" draw:end-intensity="100%"/>
    <draw:gradient draw:name="a692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203" draw:style="linear" draw:angle="0" draw:start-color="#7c96a3" draw:end-color="#3b4c54" draw:start-intensity="100%" draw:end-intensity="100%"/>
    <draw:gradient draw:name="a1745" draw:style="linear" draw:angle="0" draw:start-color="#7c96a3" draw:end-color="#3b4c54" draw:start-intensity="100%" draw:end-intensity="100%"/>
    <draw:gradient draw:name="a694" draw:style="linear" draw:angle="0" draw:start-color="#7c96a3" draw:end-color="#3b4c54" draw:start-intensity="100%" draw:end-intensity="100%"/>
    <draw:gradient draw:name="a1205" draw:style="linear" draw:angle="0" draw:start-color="#7c96a3" draw:end-color="#3b4c54" draw:start-intensity="100%" draw:end-intensity="100%"/>
    <draw:gradient draw:name="a1747" draw:style="linear" draw:angle="0" draw:start-color="#7c96a3" draw:end-color="#3b4c54" draw:start-intensity="100%" draw:end-intensity="100%"/>
    <draw:gradient draw:name="a1191" draw:style="linear" draw:angle="0" draw:start-color="#7c96a3" draw:end-color="#3b4c54" draw:start-intensity="100%" draw:end-intensity="100%"/>
    <draw:gradient draw:name="a696" draw:style="linear" draw:angle="0" draw:start-color="#7c96a3" draw:end-color="#3b4c54" draw:start-intensity="100%" draw:end-intensity="100%"/>
    <draw:gradient draw:name="a1207" draw:style="linear" draw:angle="0" draw:start-color="#7c96a3" draw:end-color="#3b4c54" draw:start-intensity="100%" draw:end-intensity="100%"/>
    <draw:gradient draw:name="a1749" draw:style="linear" draw:angle="0" draw:start-color="#7c96a3" draw:end-color="#3b4c54" draw:start-intensity="100%" draw:end-intensity="100%"/>
    <draw:gradient draw:name="a1193" draw:style="linear" draw:angle="0" draw:start-color="#7c96a3" draw:end-color="#3b4c54" draw:start-intensity="100%" draw:end-intensity="100%"/>
    <draw:gradient draw:name="a698" draw:style="linear" draw:angle="0" draw:start-color="#7c96a3" draw:end-color="#3b4c54" draw:start-intensity="100%" draw:end-intensity="100%"/>
    <draw:gradient draw:name="a1209" draw:style="linear" draw:angle="0" draw:start-color="#7c96a3" draw:end-color="#3b4c54" draw:start-intensity="100%" draw:end-intensity="100%"/>
    <draw:gradient draw:name="a1195" draw:style="linear" draw:angle="0" draw:start-color="#7c96a3" draw:end-color="#3b4c54" draw:start-intensity="100%" draw:end-intensity="100%"/>
    <draw:gradient draw:name="a2170" draw:style="linear" draw:angle="0" draw:start-color="#7c96a3" draw:end-color="#3b4c54" draw:start-intensity="100%" draw:end-intensity="100%"/>
    <draw:gradient draw:name="a1197" draw:style="linear" draw:angle="0" draw:start-color="#7c96a3" draw:end-color="#3b4c54" draw:start-intensity="100%" draw:end-intensity="100%"/>
    <draw:gradient draw:name="a970" draw:style="linear" draw:angle="0" draw:start-color="#7c96a3" draw:end-color="#3b4c54" draw:start-intensity="100%" draw:end-intensity="100%"/>
    <draw:gradient draw:name="a2172" draw:style="linear" draw:angle="0" draw:start-color="#7c96a3" draw:end-color="#3b4c54" draw:start-intensity="100%" draw:end-intensity="100%"/>
    <draw:gradient draw:name="a1199" draw:style="linear" draw:angle="0" draw:start-color="#7c96a3" draw:end-color="#3b4c54" draw:start-intensity="100%" draw:end-intensity="100%"/>
    <draw:gradient draw:name="a972" draw:style="linear" draw:angle="0" draw:start-color="#7c96a3" draw:end-color="#3b4c54" draw:start-intensity="100%" draw:end-intensity="100%"/>
    <draw:gradient draw:name="a2174" draw:style="linear" draw:angle="0" draw:start-color="#7c96a3" draw:end-color="#3b4c54" draw:start-intensity="100%" draw:end-intensity="100%"/>
    <draw:gradient draw:name="a974" draw:style="linear" draw:angle="0" draw:start-color="#7c96a3" draw:end-color="#3b4c54" draw:start-intensity="100%" draw:end-intensity="100%"/>
    <draw:gradient draw:name="a2176" draw:style="linear" draw:angle="0" draw:start-color="#7c96a3" draw:end-color="#3b4c54" draw:start-intensity="100%" draw:end-intensity="100%"/>
    <draw:gradient draw:name="a1471" draw:style="linear" draw:angle="0" draw:start-color="#7c96a3" draw:end-color="#3b4c54" draw:start-intensity="100%" draw:end-intensity="100%"/>
    <draw:gradient draw:name="a2178" draw:style="linear" draw:angle="0" draw:start-color="#7c96a3" draw:end-color="#3b4c54" draw:start-intensity="100%" draw:end-intensity="100%"/>
    <draw:gradient draw:name="a976" draw:style="linear" draw:angle="0" draw:start-color="#7c96a3" draw:end-color="#3b4c54" draw:start-intensity="100%" draw:end-intensity="100%"/>
    <draw:gradient draw:name="a1473" draw:style="linear" draw:angle="0" draw:start-color="#7c96a3" draw:end-color="#3b4c54" draw:start-intensity="100%" draw:end-intensity="100%"/>
    <draw:gradient draw:name="a978" draw:style="linear" draw:angle="0" draw:start-color="#7c96a3" draw:end-color="#3b4c54" draw:start-intensity="100%" draw:end-intensity="100%"/>
    <draw:gradient draw:name="a1475" draw:style="linear" draw:angle="0" draw:start-color="#7c96a3" draw:end-color="#3b4c54" draw:start-intensity="100%" draw:end-intensity="100%"/>
    <draw:gradient draw:name="a2450" draw:style="linear" draw:angle="0" draw:start-color="#7c96a3" draw:end-color="#3b4c54" draw:start-intensity="100%" draw:end-intensity="100%"/>
    <draw:gradient draw:name="a1477" draw:style="linear" draw:angle="0" draw:start-color="#7c96a3" draw:end-color="#3b4c54" draw:start-intensity="100%" draw:end-intensity="100%"/>
    <draw:fill-image draw:name="a2713" xlink:href="media/image1.png" xlink:show="embed" xlink:actuate="onLoad"/>
    <draw:fill-image draw:name="a1956" xlink:href="media/image1.png" xlink:show="embed" xlink:actuate="onLoad"/>
    <draw:fill-image draw:name="a2754" xlink:href="media/image1.png" xlink:show="embed" xlink:actuate="onLoad"/>
    <draw:fill-image draw:name="a1426" xlink:href="media/image1.png" xlink:show="embed" xlink:actuate="onLoad"/>
    <draw:fill-image draw:name="a141" xlink:href="media/image1.png" xlink:show="embed" xlink:actuate="onLoad"/>
    <draw:fill-image draw:name="a2562" xlink:href="media/image1.png" xlink:show="embed" xlink:actuate="onLoad"/>
    <draw:fill-image draw:name="a2631" xlink:href="media/image1.png" xlink:show="embed" xlink:actuate="onLoad"/>
    <draw:fill-image draw:name="a446" xlink:href="media/image1.png" xlink:show="embed" xlink:actuate="onLoad"/>
    <draw:fill-image draw:name="a2266" xlink:href="media/image1.png" xlink:show="embed" xlink:actuate="onLoad"/>
    <draw:fill-image draw:name="a2105" xlink:href="media/image1.png" xlink:show="embed" xlink:actuate="onLoad"/>
    <draw:fill-image draw:name="a2550" xlink:href="media/image1.png" xlink:show="embed" xlink:actuate="onLoad"/>
    <draw:fill-image draw:name="a2408" xlink:href="media/image1.png" xlink:show="embed" xlink:actuate="onLoad"/>
    <draw:fill-image draw:name="a734" xlink:href="media/image1.png" xlink:show="embed" xlink:actuate="onLoad"/>
    <draw:fill-image draw:name="a1688" xlink:href="media/image1.png" xlink:show="embed" xlink:actuate="onLoad"/>
    <draw:fill-image draw:name="a1827" xlink:href="media/image1.png" xlink:show="embed" xlink:actuate="onLoad"/>
    <draw:fill-image draw:name="a0" xlink:href="media/image1.png" xlink:show="embed" xlink:actuate="onLoad"/>
    <draw:fill-image draw:name="a2594" xlink:href="media/image1.png" xlink:show="embed" xlink:actuate="onLoad"/>
    <draw:fill-image draw:name="a2669" xlink:href="media/image1.png" xlink:show="embed" xlink:actuate="onLoad"/>
    <draw:fill-image draw:name="a901" xlink:href="media/image1.png" xlink:show="embed" xlink:actuate="onLoad"/>
    <draw:fill-image draw:name="a1147" xlink:href="media/image1.png" xlink:show="embed" xlink:actuate="onLoad"/>
    <draw:fill-image draw:name="a1293" xlink:href="media/image1.png" xlink:show="embed" xlink:actuate="onLoad"/>
    <draw:fill-image draw:name="a304" xlink:href="media/image1.png" xlink:show="embed" xlink:actuate="onLoad"/>
    <draw:fill-image draw:name="a1026" xlink:href="media/image1.png" xlink:show="embed" xlink:actuate="onLoad"/>
    <draw:fill-image draw:name="a1559" xlink:href="media/image1.png" xlink:show="embed" xlink:actuate="onLoad"/>
    <draw:fill-image draw:name="a575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371">
      <style:graphic-properties draw:fill="gradient" draw:fill-gradient-name="a2370" draw:stroke="none"/>
    </style:style>
    <style:style style:family="graphic" style:name="a2373">
      <style:graphic-properties draw:fill="gradient" draw:fill-gradient-name="a2372" draw:stroke="non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5">
      <style:graphic-properties draw:fill="gradient" draw:fill-gradient-name="a2374" draw:stroke="non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7">
      <style:drawing-page-properties draw:fill="bitmap" draw:fill-image-name="a1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8" style:parent-style-name="Graphics">
      <style:graphic-properties draw:fill="none" fo:clip="rect(0in, 0in, 0in, 0in)" draw:stroke="none" draw:image-opacity="30%"/>
    </style:style>
    <style:style style:family="text" style:name="a9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7">
      <style:drawing-page-properties draw:fill="bitmap" draw:fill-image-name="a19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8" style:parent-style-name="Graphics">
      <style:graphic-properties draw:fill="none" fo:clip="rect(0in, 0in, 0in, 0in)" draw:stroke="none" draw:image-opacity="30%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draw:fill="gradient" draw:fill-gradient-name="a920" draw:stroke="non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draw:fill="gradient" draw:fill-gradient-name="a922" draw:stroke="none"/>
    </style:style>
    <style:style style:family="paragraph" style:name="a14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draw:fill="gradient" draw:fill-gradient-name="a924" draw:stroke="none"/>
    </style:style>
    <style:style style:family="graphic" style:name="a927">
      <style:graphic-properties draw:fill="gradient" draw:fill-gradient-name="a926" draw:stroke="none"/>
    </style:style>
    <style:style style:family="graphic" style:name="a929">
      <style:graphic-properties draw:fill="gradient" draw:fill-gradient-name="a928" draw:stroke="none"/>
    </style:style>
    <style:style style:family="text" style:name="a19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gradient" draw:fill-gradient-name="a400" draw:stroke="none"/>
    </style:style>
    <style:style style:family="graphic" style:name="a403">
      <style:graphic-properties draw:fill="gradient" draw:fill-gradient-name="a402" draw:stroke="none"/>
    </style:style>
    <style:style style:family="graphic" style:name="a405">
      <style:graphic-properties draw:fill="gradient" draw:fill-gradient-name="a404" draw:stroke="non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gradient" draw:fill-gradient-name="a406" draw:stroke="none"/>
    </style:style>
    <style:style style:family="paragraph" style:name="a2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draw:fill="gradient" draw:fill-gradient-name="a408" draw:stroke="non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>
      <style:graphic-properties draw:fill="gradient" draw:fill-gradient-name="a930" draw:stroke="none"/>
    </style:style>
    <style:style style:family="text" style:name="a1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draw:fill="gradient" draw:fill-gradient-name="a932" draw:stroke="non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5">
      <style:graphic-properties draw:fill="gradient" draw:fill-gradient-name="a934" draw:stroke="none"/>
    </style:style>
    <style:style style:family="graphic" style:name="a937">
      <style:graphic-properties draw:fill="gradient" draw:fill-gradient-name="a936" draw:stroke="none"/>
    </style:style>
    <style:style style:family="graphic" style:name="a939">
      <style:graphic-properties draw:fill="gradient" draw:fill-gradient-name="a938" draw:stroke="none"/>
    </style:style>
    <style:style style:family="presentation" style:name="a1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1">
      <style:graphic-properties draw:fill="gradient" draw:fill-gradient-name="a410" draw:stroke="none"/>
    </style:style>
    <style:style style:family="text" style:name="a19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gradient" draw:fill-gradient-name="a412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1">
      <style:graphic-properties draw:fill="gradient" draw:fill-gradient-name="a2500" draw:stroke="none"/>
    </style:style>
    <style:style style:family="graphic" style:name="a1454">
      <style:graphic-properties draw:fill="gradient" draw:fill-gradient-name="a1453" draw:stroke="none"/>
    </style:style>
    <style:style style:family="graphic" style:name="a2503">
      <style:graphic-properties draw:fill="gradient" draw:fill-gradient-name="a2502" draw:stroke="none"/>
    </style:style>
    <style:style style:family="graphic" style:name="a941">
      <style:graphic-properties draw:fill="gradient" draw:fill-gradient-name="a940" draw:stroke="none"/>
    </style:style>
    <style:style style:family="graphic" style:name="a2505">
      <style:graphic-properties draw:fill="gradient" draw:fill-gradient-name="a2504" draw:stroke="none"/>
    </style:style>
    <style:style style:family="graphic" style:name="a1456">
      <style:graphic-properties draw:fill="gradient" draw:fill-gradient-name="a1455" draw:stroke="none"/>
    </style:style>
    <style:style style:family="graphic" style:name="a943">
      <style:graphic-properties draw:fill="gradient" draw:fill-gradient-name="a942" draw:stroke="none"/>
    </style:style>
    <style:style style:family="graphic" style:name="a2507">
      <style:graphic-properties draw:fill="gradient" draw:fill-gradient-name="a2506" draw:stroke="none"/>
    </style:style>
    <style:style style:family="graphic" style:name="a1458">
      <style:graphic-properties draw:fill="gradient" draw:fill-gradient-name="a1457" draw:stroke="none"/>
    </style:style>
    <style:style style:family="graphic" style:name="a945">
      <style:graphic-properties draw:fill="gradient" draw:fill-gradient-name="a944" draw:stroke="none"/>
    </style:style>
    <style:style style:family="graphic" style:name="a2509">
      <style:graphic-properties draw:fill="gradient" draw:fill-gradient-name="a2508" draw:stroke="none"/>
    </style:style>
    <style:style style:family="graphic" style:name="a947">
      <style:graphic-properties draw:fill="gradient" draw:fill-gradient-name="a946" draw:stroke="none"/>
    </style:style>
    <style:style style:family="graphic" style:name="a949">
      <style:graphic-properties draw:fill="gradient" draw:fill-gradient-name="a948" draw:stroke="none"/>
    </style:style>
    <style:style style:family="paragraph" style:name="a1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draw:fill="gradient" draw:fill-gradient-name="a1459" draw:stroke="none"/>
    </style:style>
    <style:style style:family="graphic" style:name="a1462">
      <style:graphic-properties draw:fill="gradient" draw:fill-gradient-name="a1461" draw:stroke="none"/>
    </style:style>
    <style:style style:family="graphic" style:name="a2511">
      <style:graphic-properties draw:fill="gradient" draw:fill-gradient-name="a2510" draw:stroke="none"/>
    </style:style>
    <style:style style:family="graphic" style:name="a1464">
      <style:graphic-properties draw:fill="gradient" draw:fill-gradient-name="a1463" draw:stroke="none"/>
    </style:style>
    <style:style style:family="graphic" style:name="a2513">
      <style:graphic-properties draw:fill="gradient" draw:fill-gradient-name="a2512" draw:stroke="none"/>
    </style:style>
    <style:style style:family="graphic" style:name="a951">
      <style:graphic-properties draw:fill="gradient" draw:fill-gradient-name="a950" draw:stroke="none"/>
    </style:style>
    <style:style style:family="graphic" style:name="a2515">
      <style:graphic-properties draw:fill="gradient" draw:fill-gradient-name="a2514" draw:stroke="none"/>
    </style:style>
    <style:style style:family="graphic" style:name="a1466">
      <style:graphic-properties draw:fill="gradient" draw:fill-gradient-name="a1465" draw:stroke="none"/>
    </style:style>
    <style:style style:family="graphic" style:name="a953">
      <style:graphic-properties draw:fill="gradient" draw:fill-gradient-name="a952" draw:stroke="none"/>
    </style:style>
    <style:style style:family="graphic" style:name="a2517">
      <style:graphic-properties draw:fill="gradient" draw:fill-gradient-name="a2516" draw:stroke="none"/>
    </style:style>
    <style:style style:family="graphic" style:name="a1468">
      <style:graphic-properties draw:fill="gradient" draw:fill-gradient-name="a1467" draw:stroke="non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draw:fill="gradient" draw:fill-gradient-name="a954" draw:stroke="none"/>
    </style:style>
    <style:style style:family="paragraph" style:name="a2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draw:fill="gradient" draw:fill-gradient-name="a956" draw:stroke="none"/>
    </style:style>
    <style:style style:family="graphic" style:name="a959">
      <style:graphic-properties draw:fill="gradient" draw:fill-gradient-name="a958" draw:stroke="none"/>
    </style:style>
    <style:style style:family="paragraph" style:name="a19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draw:fill="gradient" draw:fill-gradient-name="a1469" draw:stroke="none"/>
    </style:style>
    <style:style style:family="presentation" style:name="a2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2">
      <style:graphic-properties draw:fill="gradient" draw:fill-gradient-name="a1471" draw:stroke="non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4">
      <style:graphic-properties draw:fill="gradient" draw:fill-gradient-name="a1473" draw:stroke="non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gradient" draw:fill-gradient-name="a960" draw:stroke="none"/>
    </style:style>
    <style:style style:family="presentation" style:name="a2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6">
      <style:graphic-properties draw:fill="gradient" draw:fill-gradient-name="a1475" draw:stroke="none"/>
    </style:style>
    <style:style style:family="presentation" style:name="a2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63">
      <style:graphic-properties draw:fill="gradient" draw:fill-gradient-name="a962" draw:stroke="solid" svg:stroke-width="0.00002in" svg:stroke-color="#ffffff" svg:stroke-opacity="100%" draw:stroke-linejoin="miter" svg:stroke-linecap="butt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>
      <style:graphic-properties draw:fill="gradient" draw:fill-gradient-name="a1477" draw:stroke="none"/>
    </style:style>
    <style:style style:family="paragraph" style:name="a2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draw:fill="gradient" draw:fill-gradient-name="a964" draw:stroke="non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draw:fill="gradient" draw:fill-gradient-name="a966" draw:stroke="none"/>
    </style:style>
    <style:style style:family="graphic" style:name="a969">
      <style:graphic-properties draw:fill="gradient" draw:fill-gradient-name="a968" draw:stroke="none"/>
    </style:style>
    <style:style style:family="graphic" style:name="a2000">
      <style:graphic-properties draw:fill="gradient" draw:fill-gradient-name="a1999" draw:stroke="none"/>
    </style:style>
    <style:style style:family="graphic" style:name="a2002">
      <style:graphic-properties draw:fill="gradient" draw:fill-gradient-name="a2001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4">
      <style:graphic-properties draw:fill="gradient" draw:fill-gradient-name="a2003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6">
      <style:graphic-properties draw:fill="gradient" draw:fill-gradient-name="a2005" draw:stroke="non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8">
      <style:graphic-properties draw:fill="gradient" draw:fill-gradient-name="a2007" draw:stroke="non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bitmap" draw:fill-image-name="a4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 style:parent-style-name="Graphics">
      <style:graphic-properties draw:fill="none" fo:clip="rect(0in, 0in, 0in, 0in)" draw:stroke="none" draw:image-opacity="30%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draw:fill="gradient" draw:fill-gradient-name="a1479" draw:stroke="none"/>
    </style:style>
    <style:style style:family="paragraph" style:name="a2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draw:fill="gradient" draw:fill-gradient-name="a1481" draw:stroke="non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>
      <style:graphic-properties draw:fill="gradient" draw:fill-gradient-name="a1483" draw:stroke="none"/>
    </style:style>
    <style:style style:family="paragraph" style:name="a2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draw:fill="gradient" draw:fill-gradient-name="a970" draw:stroke="non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>
      <style:graphic-properties draw:fill="gradient" draw:fill-gradient-name="a1485" draw:stroke="none"/>
    </style:style>
    <style:style style:family="paragraph" style:name="a2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draw:fill="gradient" draw:fill-gradient-name="a972" draw:stroke="none"/>
    </style:style>
    <style:style style:family="graphic" style:name="a1488">
      <style:graphic-properties draw:fill="gradient" draw:fill-gradient-name="a1487" draw:stroke="non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draw:fill="gradient" draw:fill-gradient-name="a974" draw:stroke="none"/>
    </style:style>
    <style:style style:family="paragraph" style:name="a2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draw:fill="gradient" draw:fill-gradient-name="a976" draw:stroke="none"/>
    </style:style>
    <style:style style:family="graphic" style:name="a979">
      <style:graphic-properties draw:fill="gradient" draw:fill-gradient-name="a978" draw:stroke="none"/>
    </style:style>
    <style:style style:family="graphic" style:name="a2010">
      <style:graphic-properties draw:fill="gradient" draw:fill-gradient-name="a2009" draw:stroke="none"/>
    </style:style>
    <style:style style:family="graphic" style:name="a2012">
      <style:graphic-properties draw:fill="gradient" draw:fill-gradient-name="a2011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4">
      <style:graphic-properties draw:fill="gradient" draw:fill-gradient-name="a2013" draw:stroke="non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16">
      <style:graphic-properties draw:fill="gradient" draw:fill-gradient-name="a2015" draw:stroke="none"/>
    </style:style>
    <style:style style:family="text" style:name="a4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draw:fill="gradient" draw:fill-gradient-name="a2017" draw:stroke="non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draw:fill="gradient" draw:fill-gradient-name="a1489" draw:stroke="none"/>
    </style:style>
    <style:style style:family="graphic" style:name="a1492">
      <style:graphic-properties draw:fill="gradient" draw:fill-gradient-name="a1491" draw:stroke="none"/>
    </style:style>
    <style:style style:family="presentation" style:name="a2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draw:fill="gradient" draw:fill-gradient-name="a1493" draw:stroke="none"/>
    </style:style>
    <style:style style:family="paragraph" style:name="a2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1">
      <style:graphic-properties draw:fill="gradient" draw:fill-gradient-name="a980" draw:stroke="non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draw:fill="gradient" draw:fill-gradient-name="a1495" draw:stroke="solid" svg:stroke-width="0.00002in" svg:stroke-color="#ffffff" svg:stroke-opacity="100%" draw:stroke-linejoin="miter" svg:stroke-linecap="butt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draw:fill="gradient" draw:fill-gradient-name="a982" draw:stroke="none"/>
    </style:style>
    <style:style style:family="paragraph" style:name="a2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draw:fill="gradient" draw:fill-gradient-name="a1497" draw:stroke="none"/>
    </style:style>
    <style:style style:family="presentation" style:name="a2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5">
      <style:graphic-properties draw:fill="gradient" draw:fill-gradient-name="a984" draw:stroke="none"/>
    </style:style>
    <style:style style:family="drawing-page" style:name="a2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87">
      <style:graphic-properties draw:fill="gradient" draw:fill-gradient-name="a986" draw:stroke="none"/>
    </style:style>
    <style:style style:family="graphic" style:name="a989">
      <style:graphic-properties draw:fill="gradient" draw:fill-gradient-name="a988" draw:stroke="none"/>
    </style:style>
    <style:style style:family="graphic" style:name="a2020">
      <style:graphic-properties draw:fill="gradient" draw:fill-gradient-name="a2019" draw:stroke="none"/>
    </style:style>
    <style:style style:family="graphic" style:name="a2022">
      <style:graphic-properties draw:fill="gradient" draw:fill-gradient-name="a2021" draw:stroke="non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draw:fill="gradient" draw:fill-gradient-name="a2023" draw:stroke="non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6">
      <style:graphic-properties draw:fill="gradient" draw:fill-gradient-name="a2025" draw:stroke="none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draw:fill="gradient" draw:fill-gradient-name="a2027" draw:stroke="non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1">
      <style:graphic-properties draw:fill="gradient" draw:fill-gradient-name="a1600" draw:stroke="none"/>
    </style:style>
    <style:style style:family="graphic" style:name="a991">
      <style:graphic-properties draw:fill="gradient" draw:fill-gradient-name="a990" draw:stroke="none"/>
    </style:style>
    <style:style style:family="graphic" style:name="a1603">
      <style:graphic-properties draw:fill="gradient" draw:fill-gradient-name="a1602" draw:stroke="none"/>
    </style:style>
    <style:style style:family="graphic" style:name="a993">
      <style:graphic-properties draw:fill="gradient" draw:fill-gradient-name="a992" draw:stroke="non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5">
      <style:graphic-properties draw:fill="gradient" draw:fill-gradient-name="a1604" draw:stroke="non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7">
      <style:graphic-properties draw:fill="gradient" draw:fill-gradient-name="a1606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9">
      <style:graphic-properties draw:fill="gradient" draw:fill-gradient-name="a1608" draw:stroke="non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0">
      <style:graphic-properties draw:fill="gradient" draw:fill-gradient-name="a2029" draw:stroke="none"/>
    </style:style>
    <style:style style:family="graphic" style:name="a2032">
      <style:graphic-properties draw:fill="gradient" draw:fill-gradient-name="a2031" draw:stroke="none"/>
    </style:style>
    <style:style style:family="graphic" style:name="a470">
      <style:graphic-properties draw:fill="gradient" draw:fill-gradient-name="a469" draw:stroke="none"/>
    </style:style>
    <style:style style:family="graphic" style:name="a2034">
      <style:graphic-properties draw:fill="gradient" draw:fill-gradient-name="a2033" draw:stroke="none"/>
    </style:style>
    <style:style style:family="graphic" style:name="a472">
      <style:graphic-properties draw:fill="gradient" draw:fill-gradient-name="a471" draw:stroke="none"/>
    </style:style>
    <style:style style:family="graphic" style:name="a2036">
      <style:graphic-properties draw:fill="gradient" draw:fill-gradient-name="a2035" draw:stroke="none"/>
    </style:style>
    <style:style style:family="graphic" style:name="a474">
      <style:graphic-properties draw:fill="gradient" draw:fill-gradient-name="a473" draw:stroke="none"/>
    </style:style>
    <style:style style:family="graphic" style:name="a2038">
      <style:graphic-properties draw:fill="gradient" draw:fill-gradient-name="a2037" draw:stroke="none"/>
    </style:style>
    <style:style style:family="graphic" style:name="a476">
      <style:graphic-properties draw:fill="gradient" draw:fill-gradient-name="a475" draw:stroke="none"/>
    </style:style>
    <style:style style:family="graphic" style:name="a478">
      <style:graphic-properties draw:fill="gradient" draw:fill-gradient-name="a477" draw:stroke="none"/>
    </style:style>
    <style:style style:family="graphic" style:name="a1611">
      <style:graphic-properties draw:fill="gradient" draw:fill-gradient-name="a1610" draw:stroke="none"/>
    </style:style>
    <style:style style:family="graphic" style:name="a1613">
      <style:graphic-properties draw:fill="gradient" draw:fill-gradient-name="a1612" draw:stroke="none"/>
    </style:style>
    <style:style style:family="graphic" style:name="a1615">
      <style:graphic-properties draw:fill="gradient" draw:fill-gradient-name="a1614" draw:stroke="none"/>
    </style:style>
    <style:style style:family="graphic" style:name="a1617">
      <style:graphic-properties draw:fill="gradient" draw:fill-gradient-name="a1616" draw:stroke="none"/>
    </style:style>
    <style:style style:family="graphic" style:name="a1619">
      <style:graphic-properties draw:fill="gradient" draw:fill-gradient-name="a1618" draw:stroke="none"/>
    </style:style>
    <style:style style:family="graphic" style:name="a2040">
      <style:graphic-properties draw:fill="gradient" draw:fill-gradient-name="a2039" draw:stroke="none"/>
    </style:style>
    <style:style style:family="graphic" style:name="a2042">
      <style:graphic-properties draw:fill="gradient" draw:fill-gradient-name="a2041" draw:stroke="solid" svg:stroke-width="0.00002in" svg:stroke-color="#ffffff" svg:stroke-opacity="100%" draw:stroke-linejoin="miter" svg:stroke-linecap="butt"/>
    </style:style>
    <style:style style:family="graphic" style:name="a480">
      <style:graphic-properties draw:fill="gradient" draw:fill-gradient-name="a479" draw:stroke="none"/>
    </style:style>
    <style:style style:family="graphic" style:name="a2044">
      <style:graphic-properties draw:fill="gradient" draw:fill-gradient-name="a2043" draw:stroke="none"/>
    </style:style>
    <style:style style:family="graphic" style:name="a482">
      <style:graphic-properties draw:fill="gradient" draw:fill-gradient-name="a481" draw:stroke="none"/>
    </style:style>
    <style:style style:family="graphic" style:name="a2046">
      <style:graphic-properties draw:fill="gradient" draw:fill-gradient-name="a2045" draw:stroke="none"/>
    </style:style>
    <style:style style:family="graphic" style:name="a484">
      <style:graphic-properties draw:fill="gradient" draw:fill-gradient-name="a483" draw:stroke="none"/>
    </style:style>
    <style:style style:family="graphic" style:name="a2048">
      <style:graphic-properties draw:fill="gradient" draw:fill-gradient-name="a2047" draw:stroke="none"/>
    </style:style>
    <style:style style:family="graphic" style:name="a486">
      <style:graphic-properties draw:fill="gradient" draw:fill-gradient-name="a485" draw:stroke="none"/>
    </style:style>
    <style:style style:family="graphic" style:name="a488">
      <style:graphic-properties draw:fill="gradient" draw:fill-gradient-name="a487" draw:stroke="none"/>
    </style:style>
    <style:style style:family="graphic" style:name="a1621">
      <style:graphic-properties draw:fill="gradient" draw:fill-gradient-name="a1620" draw:stroke="none"/>
    </style:style>
    <style:style style:family="graphic" style:name="a1623">
      <style:graphic-properties draw:fill="gradient" draw:fill-gradient-name="a1622" draw:stroke="none"/>
    </style:style>
    <style:style style:family="graphic" style:name="a1625">
      <style:graphic-properties draw:fill="gradient" draw:fill-gradient-name="a1624" draw:stroke="solid" svg:stroke-width="0.00002in" svg:stroke-color="#ffffff" svg:stroke-opacity="100%" draw:stroke-linejoin="miter" svg:stroke-linecap="butt"/>
    </style:style>
    <style:style style:family="graphic" style:name="a1627">
      <style:graphic-properties draw:fill="gradient" draw:fill-gradient-name="a1626" draw:stroke="none"/>
    </style:style>
    <style:style style:family="graphic" style:name="a1629">
      <style:graphic-properties draw:fill="gradient" draw:fill-gradient-name="a1628" draw:stroke="none"/>
    </style:style>
    <style:style style:family="graphic" style:name="a2050">
      <style:graphic-properties draw:fill="gradient" draw:fill-gradient-name="a2049" draw:stroke="none"/>
    </style:style>
    <style:style style:family="graphic" style:name="a2052">
      <style:graphic-properties draw:fill="gradient" draw:fill-gradient-name="a2051" draw:stroke="none"/>
    </style:style>
    <style:style style:family="graphic" style:name="a1100">
      <style:graphic-properties draw:fill="gradient" draw:fill-gradient-name="a1099" draw:stroke="none"/>
    </style:style>
    <style:style style:family="graphic" style:name="a2054">
      <style:graphic-properties draw:fill="gradient" draw:fill-gradient-name="a2053" draw:stroke="none"/>
    </style:style>
    <style:style style:family="graphic" style:name="a490">
      <style:graphic-properties draw:fill="gradient" draw:fill-gradient-name="a489" draw:stroke="none"/>
    </style:style>
    <style:style style:family="graphic" style:name="a1102">
      <style:graphic-properties draw:fill="gradient" draw:fill-gradient-name="a1101" draw:stroke="none"/>
    </style:style>
    <style:style style:family="graphic" style:name="a2056">
      <style:graphic-properties draw:fill="gradient" draw:fill-gradient-name="a2055" draw:stroke="none"/>
    </style:style>
    <style:style style:family="graphic" style:name="a492">
      <style:graphic-properties draw:fill="gradient" draw:fill-gradient-name="a491" draw:stroke="none"/>
    </style:style>
    <style:style style:family="graphic" style:name="a1104">
      <style:graphic-properties draw:fill="gradient" draw:fill-gradient-name="a1103" draw:stroke="none"/>
    </style:style>
    <style:style style:family="graphic" style:name="a2058">
      <style:graphic-properties draw:fill="gradient" draw:fill-gradient-name="a2057" draw:stroke="none"/>
    </style:style>
    <style:style style:family="graphic" style:name="a494">
      <style:graphic-properties draw:fill="gradient" draw:fill-gradient-name="a493" draw:stroke="none"/>
    </style:style>
    <style:style style:family="graphic" style:name="a1106">
      <style:graphic-properties draw:fill="gradient" draw:fill-gradient-name="a1105" draw:stroke="none"/>
    </style:style>
    <style:style style:family="graphic" style:name="a496">
      <style:graphic-properties draw:fill="gradient" draw:fill-gradient-name="a495" draw:stroke="none"/>
    </style:style>
    <style:style style:family="graphic" style:name="a1108">
      <style:graphic-properties draw:fill="gradient" draw:fill-gradient-name="a1107" draw:stroke="none"/>
    </style:style>
    <style:style style:family="graphic" style:name="a498">
      <style:graphic-properties draw:fill="gradient" draw:fill-gradient-name="a497" draw:stroke="none"/>
    </style:style>
    <style:style style:family="graphic" style:name="a1631">
      <style:graphic-properties draw:fill="gradient" draw:fill-gradient-name="a1630" draw:stroke="none"/>
    </style:style>
    <style:style style:family="graphic" style:name="a1633">
      <style:graphic-properties draw:fill="gradient" draw:fill-gradient-name="a1632" draw:stroke="none"/>
    </style:style>
    <style:style style:family="graphic" style:name="a1635">
      <style:graphic-properties draw:fill="gradient" draw:fill-gradient-name="a1634" draw:stroke="none"/>
    </style:style>
    <style:style style:family="graphic" style:name="a1637">
      <style:graphic-properties draw:fill="gradient" draw:fill-gradient-name="a1636" draw:stroke="none"/>
    </style:style>
    <style:style style:family="graphic" style:name="a1639">
      <style:graphic-properties draw:fill="gradient" draw:fill-gradient-name="a1638" draw:stroke="none"/>
    </style:style>
    <style:style style:family="graphic" style:name="a2060">
      <style:graphic-properties draw:fill="gradient" draw:fill-gradient-name="a2059" draw:stroke="none"/>
    </style:style>
    <style:style style:family="graphic" style:name="a2062">
      <style:graphic-properties draw:fill="gradient" draw:fill-gradient-name="a2061" draw:stroke="none"/>
    </style:style>
    <style:style style:family="graphic" style:name="a1110">
      <style:graphic-properties draw:fill="gradient" draw:fill-gradient-name="a1109" draw:stroke="none"/>
    </style:style>
    <style:style style:family="graphic" style:name="a2064">
      <style:graphic-properties draw:fill="gradient" draw:fill-gradient-name="a2063" draw:stroke="none"/>
    </style:style>
    <style:style style:family="graphic" style:name="a1112">
      <style:graphic-properties draw:fill="gradient" draw:fill-gradient-name="a1111" draw:stroke="none"/>
    </style:style>
    <style:style style:family="graphic" style:name="a2066">
      <style:graphic-properties draw:fill="gradient" draw:fill-gradient-name="a2065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2068">
      <style:graphic-properties draw:fill="gradient" draw:fill-gradient-name="a2067" draw:stroke="none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draw:fill="gradient" draw:fill-gradient-name="a164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draw:fill="gradient" draw:fill-gradient-name="a164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5">
      <style:graphic-properties draw:fill="gradient" draw:fill-gradient-name="a164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draw:fill="gradient" draw:fill-gradient-name="a164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9">
      <style:graphic-properties draw:fill="gradient" draw:fill-gradient-name="a1648" draw:stroke="none"/>
    </style:style>
    <style:style style:family="graphic" style:name="a2070">
      <style:graphic-properties draw:fill="gradient" draw:fill-gradient-name="a2069" draw:stroke="none"/>
    </style:style>
    <style:style style:family="graphic" style:name="a2072">
      <style:graphic-properties draw:fill="gradient" draw:fill-gradient-name="a2071" draw:stroke="non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draw:fill="gradient" draw:fill-gradient-name="a1650" draw:stroke="non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3">
      <style:graphic-properties draw:fill="gradient" draw:fill-gradient-name="a1652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draw:fill="gradient" draw:fill-gradient-name="a1654" draw:stroke="non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 draw:fill="gradient" draw:fill-gradient-name="a628" draw:stroke="non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gradient" draw:fill-gradient-name="a35" draw:stroke="non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graphic" style:name="a100">
      <style:graphic-properties draw:fill="gradient" draw:fill-gradient-name="a99" draw:stroke="none"/>
    </style:style>
    <style:style style:family="paragraph" style:name="a16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draw:fill="gradient" draw:fill-gradient-name="a101" draw:stroke="none"/>
    </style:style>
    <style:style style:family="graphic" style:name="a104">
      <style:graphic-properties draw:fill="gradient" draw:fill-gradient-name="a103" draw:stroke="non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gradient" draw:fill-gradient-name="a105" draw:stroke="none"/>
    </style:style>
    <style:style style:family="paragraph" style:name="a20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gradient" draw:fill-gradient-name="a107" draw:stroke="non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draw:fill="gradient" draw:fill-gradient-name="a630" draw:stroke="non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33">
      <style:graphic-properties draw:fill="gradient" draw:fill-gradient-name="a632" draw:stroke="none"/>
    </style:style>
    <style:style style:family="drawing-page" style:name="a1148">
      <style:drawing-page-properties draw:fill="bitmap" draw:fill-image-name="a11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9" style:parent-style-name="Graphics">
      <style:graphic-properties draw:fill="none" fo:clip="rect(0in, 0in, 0in, 0in)" draw:stroke="none" draw:image-opacity="30%"/>
    </style:style>
    <style:style style:family="graphic" style:name="a635">
      <style:graphic-properties draw:fill="gradient" draw:fill-gradient-name="a634" draw:stroke="none"/>
    </style:style>
    <style:style style:family="graphic" style:name="a637">
      <style:graphic-properties draw:fill="gradient" draw:fill-gradient-name="a636" draw:stroke="none"/>
    </style:style>
    <style:style style:family="graphic" style:name="a639">
      <style:graphic-properties draw:fill="gradient" draw:fill-gradient-name="a638" draw:stroke="none"/>
    </style:style>
    <style:style style:family="graphic" style:name="a40">
      <style:graphic-properties draw:fill="gradient" draw:fill-gradient-name="a39" draw:stroke="non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gradient" draw:fill-gradient-name="a41" draw:stroke="non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fill="gradient" draw:fill-gradient-name="a43" draw:stroke="none"/>
    </style:style>
    <style:style style:family="paragraph" style:name="a16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draw:fill="gradient" draw:fill-gradient-name="a45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draw:fill="gradient" draw:fill-gradient-name="a47" draw:stroke="non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1">
      <style:graphic-properties draw:fill="gradient" draw:fill-gradient-name="a2200" draw:stroke="non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03">
      <style:graphic-properties draw:fill="gradient" draw:fill-gradient-name="a2202" draw:stroke="solid" svg:stroke-width="0.00002in" svg:stroke-color="#ffffff" svg:stroke-opacity="100%" draw:stroke-linejoin="miter" svg:stroke-linecap="butt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gradient" draw:fill-gradient-name="a640" draw:stroke="none"/>
    </style:style>
    <style:style style:family="graphic" style:name="a2205">
      <style:graphic-properties draw:fill="gradient" draw:fill-gradient-name="a2204" draw:stroke="non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gradient" draw:fill-gradient-name="a642" draw:stroke="none"/>
    </style:style>
    <style:style style:family="paragraph" style:name="a11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draw:fill="gradient" draw:fill-gradient-name="a2206" draw:stroke="none"/>
    </style:style>
    <style:style style:family="graphic" style:name="a645">
      <style:graphic-properties draw:fill="gradient" draw:fill-gradient-name="a644" draw:stroke="none"/>
    </style:style>
    <style:style style:family="graphic" style:name="a2209">
      <style:graphic-properties draw:fill="gradient" draw:fill-gradient-name="a2208" draw:stroke="none"/>
    </style:style>
    <style:style style:family="graphic" style:name="a647">
      <style:graphic-properties draw:fill="gradient" draw:fill-gradient-name="a646" draw:stroke="none"/>
    </style:style>
    <style:style style:family="graphic" style:name="a649">
      <style:graphic-properties draw:fill="gradient" draw:fill-gradient-name="a648" draw:stroke="none"/>
    </style:style>
    <style:style style:family="graphic" style:name="a50">
      <style:graphic-properties draw:fill="gradient" draw:fill-gradient-name="a49" draw:stroke="non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gradient" draw:fill-gradient-name="a53" draw:stroke="non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presentation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8">
      <style:graphic-properties draw:fill="gradient" draw:fill-gradient-name="a57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9">
      <style:drawing-page-properties draw:fill="bitmap" draw:fill-image-name="a16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1">
      <style:graphic-properties draw:fill="gradient" draw:fill-gradient-name="a2210" draw:stroke="non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3">
      <style:graphic-properties draw:fill="gradient" draw:fill-gradient-name="a2212" draw:stroke="none"/>
    </style:style>
    <style:style style:family="paragraph" style:name="a116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draw:fill="gradient" draw:fill-gradient-name="a650" draw:stroke="non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5">
      <style:graphic-properties draw:fill="gradient" draw:fill-gradient-name="a2214" draw:stroke="non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draw:fill="gradient" draw:fill-gradient-name="a652" draw:stroke="none"/>
    </style:style>
    <style:style style:family="paragraph" style:name="a11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draw:fill="gradient" draw:fill-gradient-name="a2216" draw:stroke="none"/>
    </style:style>
    <style:style style:family="graphic" style:name="a655">
      <style:graphic-properties draw:fill="gradient" draw:fill-gradient-name="a654" draw:stroke="none"/>
    </style:style>
    <style:style style:family="graphic" style:name="a2219">
      <style:graphic-properties draw:fill="gradient" draw:fill-gradient-name="a2218" draw:stroke="none"/>
    </style:style>
    <style:style style:family="graphic" style:name="a657">
      <style:graphic-properties draw:fill="gradient" draw:fill-gradient-name="a656" draw:stroke="none"/>
    </style:style>
    <style:style style:family="graphic" style:name="a659">
      <style:graphic-properties draw:fill="gradient" draw:fill-gradient-name="a658" draw:stroke="none"/>
    </style:style>
    <style:style style:family="graphic" style:name="a60">
      <style:graphic-properties draw:fill="gradient" draw:fill-gradient-name="a59" draw:stroke="none"/>
    </style:style>
    <style:style style:family="graphic" style:name="a1690" style:parent-style-name="Graphics">
      <style:graphic-properties draw:fill="none" fo:clip="rect(0in, 0in, 0in, 0in)" draw:stroke="none" draw:image-opacity="30%"/>
    </style:style>
    <style:style style:family="text" style:name="a16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gradient" draw:fill-gradient-name="a61" draw:stroke="none"/>
    </style:style>
    <style:style style:family="text" style:name="a16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gradient" draw:fill-gradient-name="a65" draw:stroke="none"/>
    </style:style>
    <style:style style:family="paragraph" style:name="a16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1">
      <style:graphic-properties draw:fill="gradient" draw:fill-gradient-name="a2220" draw:stroke="none"/>
    </style:style>
    <style:style style:family="paragraph" style:name="a11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draw:fill="gradient" draw:fill-gradient-name="a2222" draw:stroke="non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draw:fill="gradient" draw:fill-gradient-name="a660" draw:stroke="none"/>
    </style:style>
    <style:style style:family="graphic" style:name="a2225">
      <style:graphic-properties draw:fill="gradient" draw:fill-gradient-name="a2224" draw:stroke="non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draw:fill="gradient" draw:fill-gradient-name="a662" draw:stroke="none"/>
    </style:style>
    <style:style style:family="paragraph" style:name="a1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7">
      <style:graphic-properties draw:fill="gradient" draw:fill-gradient-name="a2226" draw:stroke="non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5">
      <style:graphic-properties draw:fill="gradient" draw:fill-gradient-name="a664" draw:stroke="none"/>
    </style:style>
    <style:style style:family="graphic" style:name="a2229">
      <style:graphic-properties draw:fill="gradient" draw:fill-gradient-name="a2228" draw:stroke="none"/>
    </style:style>
    <style:style style:family="graphic" style:name="a667">
      <style:graphic-properties draw:fill="gradient" draw:fill-gradient-name="a666" draw:stroke="none"/>
    </style:style>
    <style:style style:family="graphic" style:name="a669">
      <style:graphic-properties draw:fill="gradient" draw:fill-gradient-name="a668" draw:stroke="none"/>
    </style:style>
    <style:style style:family="graphic" style:name="a70">
      <style:graphic-properties draw:fill="gradient" draw:fill-gradient-name="a69" draw:stroke="none"/>
    </style:style>
    <style:style style:family="graphic" style:name="a72">
      <style:graphic-properties draw:fill="gradient" draw:fill-gradient-name="a71" draw:stroke="none"/>
    </style:style>
    <style:style style:family="graphic" style:name="a74">
      <style:graphic-properties draw:fill="gradient" draw:fill-gradient-name="a73" draw:stroke="none"/>
    </style:style>
    <style:style style:family="graphic" style:name="a76">
      <style:graphic-properties draw:fill="gradient" draw:fill-gradient-name="a75" draw:stroke="non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gradient" draw:fill-gradient-name="a77" draw:stroke="solid" svg:stroke-width="0.00002in" svg:stroke-color="#ffffff" svg:stroke-opacity="100%" draw:stroke-linejoin="miter" svg:stroke-linecap="butt"/>
    </style:style>
    <style:style style:family="presentation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bitmap" draw:fill-image-name="a14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 style:parent-style-name="Graphics">
      <style:graphic-properties draw:fill="none" fo:clip="rect(0in, 0in, 0in, 0in)" draw:stroke="none" draw:image-opacity="30%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1">
      <style:graphic-properties draw:fill="gradient" draw:fill-gradient-name="a2230" draw:stroke="none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3">
      <style:graphic-properties draw:fill="gradient" draw:fill-gradient-name="a2232" draw:stroke="non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gradient" draw:fill-gradient-name="a670" draw:stroke="solid" svg:stroke-width="0.00002in" svg:stroke-color="#ffffff" svg:stroke-opacity="100%" draw:stroke-linejoin="miter" svg:stroke-linecap="butt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>
      <style:graphic-properties draw:fill="gradient" draw:fill-gradient-name="a672" draw:stroke="none"/>
    </style:style>
    <style:style style:family="graphic" style:name="a1188">
      <style:graphic-properties draw:fill="gradient" draw:fill-gradient-name="a1187" draw:stroke="non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draw:fill="gradient" draw:fill-gradient-name="a674" draw:stroke="non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draw:fill="gradient" draw:fill-gradient-name="a676" draw:stroke="none"/>
    </style:style>
    <style:style style:family="graphic" style:name="a679">
      <style:graphic-properties draw:fill="gradient" draw:fill-gradient-name="a678" draw:stroke="none"/>
    </style:style>
    <style:style style:family="graphic" style:name="a80">
      <style:graphic-properties draw:fill="gradient" draw:fill-gradient-name="a79" draw:stroke="none"/>
    </style:style>
    <style:style style:family="graphic" style:name="a82">
      <style:graphic-properties draw:fill="gradient" draw:fill-gradient-name="a81" draw:stroke="none"/>
    </style:style>
    <style:style style:family="graphic" style:name="a84">
      <style:graphic-properties draw:fill="gradient" draw:fill-gradient-name="a83" draw:stroke="none"/>
    </style:style>
    <style:style style:family="graphic" style:name="a86">
      <style:graphic-properties draw:fill="gradient" draw:fill-gradient-name="a85" draw:stroke="none"/>
    </style:style>
    <style:style style:family="paragraph" style:name="a18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gradient" draw:fill-gradient-name="a87" draw:stroke="non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draw:fill="gradient" draw:fill-gradient-name="a1189" draw:stroke="none"/>
    </style:style>
    <style:style style:family="paragraph" style:name="a2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2">
      <style:graphic-properties draw:fill="gradient" draw:fill-gradient-name="a1191" draw:stroke="none"/>
    </style:style>
    <style:style style:family="presentation" style:name="a22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draw:fill="gradient" draw:fill-gradient-name="a1193" draw:stroke="non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gradient" draw:fill-gradient-name="a680" draw:stroke="none"/>
    </style:style>
    <style:style style:family="graphic" style:name="a1196">
      <style:graphic-properties draw:fill="gradient" draw:fill-gradient-name="a1195" draw:stroke="non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draw:fill="gradient" draw:fill-gradient-name="a682" draw:stroke="none"/>
    </style:style>
    <style:style style:family="graphic" style:name="a1198">
      <style:graphic-properties draw:fill="gradient" draw:fill-gradient-name="a1197" draw:stroke="non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draw:fill="gradient" draw:fill-gradient-name="a684" draw:stroke="none"/>
    </style:style>
    <style:style style:family="paragraph" style:name="a22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draw:fill="gradient" draw:fill-gradient-name="a686" draw:stroke="none"/>
    </style:style>
    <style:style style:family="graphic" style:name="a689">
      <style:graphic-properties draw:fill="gradient" draw:fill-gradient-name="a688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94">
      <style:graphic-properties draw:fill="gradient" draw:fill-gradient-name="a93" draw:stroke="none"/>
    </style:style>
    <style:style style:family="graphic" style:name="a96">
      <style:graphic-properties draw:fill="gradient" draw:fill-gradient-name="a95" draw:stroke="none"/>
    </style:style>
    <style:style style:family="paragraph" style:name="a1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gradient" draw:fill-gradient-name="a97" draw:stroke="non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5">
      <style:graphic-properties draw:fill="gradient" draw:fill-gradient-name="a164" draw:stroke="none"/>
    </style:style>
    <style:style style:family="drawing-page" style:name="a1828">
      <style:drawing-page-properties draw:fill="bitmap" draw:fill-image-name="a18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9" style:parent-style-name="Graphics">
      <style:graphic-properties draw:fill="none" fo:clip="rect(0in, 0in, 0in, 0in)" draw:stroke="none" draw:image-opacity="30%"/>
    </style:style>
    <style:style style:family="graphic" style:name="a167">
      <style:graphic-properties draw:fill="gradient" draw:fill-gradient-name="a166" draw:stroke="none"/>
    </style:style>
    <style:style style:family="graphic" style:name="a169">
      <style:graphic-properties draw:fill="gradient" draw:fill-gradient-name="a168" draw:stroke="non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gradient" draw:fill-gradient-name="a690" draw:stroke="none"/>
    </style:style>
    <style:style style:family="paragraph" style:name="a2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draw:fill="gradient" draw:fill-gradient-name="a692" draw:stroke="none"/>
    </style:style>
    <style:style style:family="presentation" style:name="a2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draw:fill="gradient" draw:fill-gradient-name="a694" draw:stroke="none"/>
    </style:style>
    <style:style style:family="paragraph" style:name="a2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draw:fill="gradient" draw:fill-gradient-name="a696" draw:stroke="non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draw:fill="gradient" draw:fill-gradient-name="a698" draw:stroke="none"/>
    </style:style>
    <style:style style:family="text" style:name="a1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">
      <style:graphic-properties draw:fill="gradient" draw:fill-gradient-name="a170" draw:stroke="non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draw:fill="gradient" draw:fill-gradient-name="a172" draw:stroke="non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">
      <style:graphic-properties draw:fill="gradient" draw:fill-gradient-name="a174" draw:stroke="non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draw:fill="gradient" draw:fill-gradient-name="a176" draw:stroke="none"/>
    </style:style>
    <style:style style:family="graphic" style:name="a179">
      <style:graphic-properties draw:fill="gradient" draw:fill-gradient-name="a178" draw:stroke="none"/>
    </style:style>
    <style:style style:family="presentation" style:name="a2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7">
      <style:drawing-page-properties draw:fill="bitmap" draw:fill-image-name="a22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8" style:parent-style-name="Graphics">
      <style:graphic-properties draw:fill="none" fo:clip="rect(0in, 0in, 0in, 0in)" draw:stroke="none" draw:image-opacity="30%"/>
    </style:style>
    <style:style style:family="graphic" style:name="a800">
      <style:graphic-properties draw:fill="gradient" draw:fill-gradient-name="a799" draw:stroke="none"/>
    </style:style>
    <style:style style:family="text" style:name="a2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draw:fill="gradient" draw:fill-gradient-name="a803" draw:stroke="non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">
      <style:graphic-properties draw:fill="gradient" draw:fill-gradient-name="a180" draw:stroke="none"/>
    </style:style>
    <style:style style:family="paragraph" style:name="a1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">
      <style:graphic-properties draw:fill="gradient" draw:fill-gradient-name="a182" draw:stroke="non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draw:fill="gradient" draw:fill-gradient-name="a184" draw:stroke="none"/>
    </style:style>
    <style:style style:family="presentation" style:name="a1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gradient" draw:fill-gradient-name="a186" draw:stroke="none"/>
    </style:style>
    <style:style style:family="graphic" style:name="a189">
      <style:graphic-properties draw:fill="gradient" draw:fill-gradient-name="a188" draw:stroke="none"/>
    </style:style>
    <style:style style:family="text" style:name="a22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draw:fill="gradient" draw:fill-gradient-name="a1320" draw:stroke="none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3">
      <style:graphic-properties draw:fill="gradient" draw:fill-gradient-name="a1322" draw:stroke="none"/>
    </style:style>
    <style:style style:family="paragraph" style:name="a2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gradient" draw:fill-gradient-name="a809" draw:stroke="none"/>
    </style:style>
    <style:style style:family="text" style:name="a2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5">
      <style:graphic-properties draw:fill="gradient" draw:fill-gradient-name="a1324" draw:stroke="none"/>
    </style:style>
    <style:style style:family="graphic" style:name="a812">
      <style:graphic-properties draw:fill="gradient" draw:fill-gradient-name="a811" draw:stroke="none"/>
    </style:style>
    <style:style style:family="graphic" style:name="a1327">
      <style:graphic-properties draw:fill="gradient" draw:fill-gradient-name="a1326" draw:stroke="none"/>
    </style:style>
    <style:style style:family="graphic" style:name="a814">
      <style:graphic-properties draw:fill="gradient" draw:fill-gradient-name="a813" draw:stroke="none"/>
    </style:style>
    <style:style style:family="graphic" style:name="a1329">
      <style:graphic-properties draw:fill="gradient" draw:fill-gradient-name="a1328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851">
      <style:graphic-properties draw:fill="gradient" draw:fill-gradient-name="a1850" draw:stroke="none"/>
    </style:style>
    <style:style style:family="graphic" style:name="a1853">
      <style:graphic-properties draw:fill="gradient" draw:fill-gradient-name="a1852" draw:stroke="none"/>
    </style:style>
    <style:style style:family="graphic" style:name="a191">
      <style:graphic-properties draw:fill="gradient" draw:fill-gradient-name="a190" draw:stroke="none"/>
    </style:style>
    <style:style style:family="graphic" style:name="a1855">
      <style:graphic-properties draw:fill="gradient" draw:fill-gradient-name="a1854" draw:stroke="none"/>
    </style:style>
    <style:style style:family="graphic" style:name="a193">
      <style:graphic-properties draw:fill="gradient" draw:fill-gradient-name="a192" draw:stroke="none"/>
    </style:style>
    <style:style style:family="graphic" style:name="a1857">
      <style:graphic-properties draw:fill="gradient" draw:fill-gradient-name="a1856" draw:stroke="none"/>
    </style:style>
    <style:style style:family="graphic" style:name="a195">
      <style:graphic-properties draw:fill="gradient" draw:fill-gradient-name="a194" draw:stroke="none"/>
    </style:style>
    <style:style style:family="graphic" style:name="a1859">
      <style:graphic-properties draw:fill="gradient" draw:fill-gradient-name="a1858" draw:stroke="none"/>
    </style:style>
    <style:style style:family="graphic" style:name="a197">
      <style:graphic-properties draw:fill="gradient" draw:fill-gradient-name="a196" draw:stroke="none"/>
    </style:style>
    <style:style style:family="graphic" style:name="a199">
      <style:graphic-properties draw:fill="gradient" draw:fill-gradient-name="a198" draw:stroke="none"/>
    </style:style>
    <style:style style:family="paragraph" style:name="a2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draw:fill="gradient" draw:fill-gradient-name="a1330" draw:stroke="none"/>
    </style:style>
    <style:style style:family="text" style:name="a2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draw:fill="gradient" draw:fill-gradient-name="a1332" draw:stroke="none"/>
    </style:style>
    <style:style style:family="paragraph" style:name="a228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gradient" draw:fill-gradient-name="a819" draw:stroke="none"/>
    </style:style>
    <style:style style:family="presentation" style:name="a22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35">
      <style:graphic-properties draw:fill="gradient" draw:fill-gradient-name="a1334" draw:stroke="none"/>
    </style:style>
    <style:style style:family="graphic" style:name="a1337">
      <style:graphic-properties draw:fill="gradient" draw:fill-gradient-name="a1336" draw:stroke="none"/>
    </style:style>
    <style:style style:family="graphic" style:name="a822">
      <style:graphic-properties draw:fill="gradient" draw:fill-gradient-name="a821" draw:stroke="none"/>
    </style:style>
    <style:style style:family="graphic" style:name="a1339">
      <style:graphic-properties draw:fill="gradient" draw:fill-gradient-name="a1338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861">
      <style:graphic-properties draw:fill="gradient" draw:fill-gradient-name="a1860" draw:stroke="none"/>
    </style:style>
    <style:style style:family="graphic" style:name="a1863">
      <style:graphic-properties draw:fill="gradient" draw:fill-gradient-name="a1862" draw:stroke="none"/>
    </style:style>
    <style:style style:family="graphic" style:name="a1865">
      <style:graphic-properties draw:fill="gradient" draw:fill-gradient-name="a1864" draw:stroke="none"/>
    </style:style>
    <style:style style:family="graphic" style:name="a1867">
      <style:graphic-properties draw:fill="gradient" draw:fill-gradient-name="a1866" draw:stroke="non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9">
      <style:graphic-properties draw:fill="gradient" draw:fill-gradient-name="a1868" draw:stroke="non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6" style:parent-style-name="Graphics">
      <style:graphic-properties draw:fill="none" fo:clip="rect(0in, 0in, 0in, 0in)" draw:stroke="none" draw:image-opacity="30%"/>
    </style:style>
    <style:style style:family="text" style:name="a2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1">
      <style:graphic-properties draw:fill="gradient" draw:fill-gradient-name="a1340" draw:stroke="none"/>
    </style:style>
    <style:style style:family="text" style:name="a2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3">
      <style:graphic-properties draw:fill="gradient" draw:fill-gradient-name="a1342" draw:stroke="none"/>
    </style:style>
    <style:style style:family="paragraph" style:name="a2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>
      <style:graphic-properties draw:fill="gradient" draw:fill-gradient-name="a1344" draw:stroke="none"/>
    </style:style>
    <style:style style:family="text" style:name="a2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gradient" draw:fill-gradient-name="a829" draw:stroke="none"/>
    </style:style>
    <style:style style:family="graphic" style:name="a1347">
      <style:graphic-properties draw:fill="gradient" draw:fill-gradient-name="a1346" draw:stroke="none"/>
    </style:style>
    <style:style style:family="graphic" style:name="a832">
      <style:graphic-properties draw:fill="gradient" draw:fill-gradient-name="a831" draw:stroke="none"/>
    </style:style>
    <style:style style:family="graphic" style:name="a1349">
      <style:graphic-properties draw:fill="gradient" draw:fill-gradient-name="a1348" draw:stroke="none"/>
    </style:style>
    <style:style style:family="graphic" style:name="a834">
      <style:graphic-properties draw:fill="gradient" draw:fill-gradient-name="a833" draw:stroke="none"/>
    </style:style>
    <style:style style:family="graphic" style:name="a836">
      <style:graphic-properties draw:fill="gradient" draw:fill-gradient-name="a835" draw:stroke="none"/>
    </style:style>
    <style:style style:family="graphic" style:name="a838">
      <style:graphic-properties draw:fill="gradient" draw:fill-gradient-name="a837" draw:stroke="solid" svg:stroke-width="0.00002in" svg:stroke-color="#ffffff" svg:stroke-opacity="100%" draw:stroke-linejoin="miter" svg:stroke-linecap="butt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1877">
      <style:graphic-properties draw:fill="gradient" draw:fill-gradient-name="a1876" draw:stroke="non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79">
      <style:graphic-properties draw:fill="gradient" draw:fill-gradient-name="a1878" draw:stroke="non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draw:fill="gradient" draw:fill-gradient-name="a1350" draw:stroke="non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draw:fill="gradient" draw:fill-gradient-name="a1352" draw:stroke="none"/>
    </style:style>
    <style:style style:family="presentation" style:name="a2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>
      <style:graphic-properties draw:fill="gradient" draw:fill-gradient-name="a1354" draw:stroke="non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gradient" draw:fill-gradient-name="a839" draw:stroke="none"/>
    </style:style>
    <style:style style:family="paragraph" style:name="a2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draw:fill="gradient" draw:fill-gradient-name="a1356" draw:stroke="none"/>
    </style:style>
    <style:style style:family="presentation" style:name="a2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2">
      <style:graphic-properties draw:fill="gradient" draw:fill-gradient-name="a841" draw:stroke="none"/>
    </style:style>
    <style:style style:family="drawing-page" style:name="a2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59">
      <style:graphic-properties draw:fill="gradient" draw:fill-gradient-name="a1358" draw:stroke="none"/>
    </style:style>
    <style:style style:family="graphic" style:name="a844">
      <style:graphic-properties draw:fill="gradient" draw:fill-gradient-name="a843" draw:stroke="none"/>
    </style:style>
    <style:style style:family="drawing-page" style:name="a2409">
      <style:drawing-page-properties draw:fill="bitmap" draw:fill-image-name="a24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6">
      <style:graphic-properties draw:fill="gradient" draw:fill-gradient-name="a845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1887">
      <style:graphic-properties draw:fill="gradient" draw:fill-gradient-name="a1886" draw:stroke="non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9">
      <style:graphic-properties draw:fill="gradient" draw:fill-gradient-name="a1888" draw:stroke="none"/>
    </style:style>
    <style:style style:family="paragraph" style:name="a3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draw:fill="gradient" draw:fill-gradient-name="a1360" draw:stroke="none"/>
    </style:style>
    <style:style style:family="graphic" style:name="a2410" style:parent-style-name="Graphics">
      <style:graphic-properties draw:fill="none" fo:clip="rect(0in, 0in, 0in, 0in)" draw:stroke="none" draw:image-opacity="30%"/>
    </style:style>
    <style:style style:family="text" style:name="a24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draw:fill="gradient" draw:fill-gradient-name="a1362" draw:stroke="solid" svg:stroke-width="0.00002in" svg:stroke-color="#ffffff" svg:stroke-opacity="100%" draw:stroke-linejoin="miter" svg:stroke-linecap="butt"/>
    </style:style>
    <style:style style:family="text" style:name="a2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draw:fill="gradient" draw:fill-gradient-name="a1364" draw:stroke="none"/>
    </style:style>
    <style:style style:family="presentation" style:name="a2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50">
      <style:graphic-properties draw:fill="gradient" draw:fill-gradient-name="a849" draw:stroke="none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draw:fill="gradient" draw:fill-gradient-name="a1366" draw:stroke="none"/>
    </style:style>
    <style:style style:family="paragraph" style:name="a24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draw:fill="gradient" draw:fill-gradient-name="a851" draw:stroke="none"/>
    </style:style>
    <style:style style:family="graphic" style:name="a1369">
      <style:graphic-properties draw:fill="gradient" draw:fill-gradient-name="a1368" draw:stroke="none"/>
    </style:style>
    <style:style style:family="text" style:name="a2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draw:fill="gradient" draw:fill-gradient-name="a853" draw:stroke="none"/>
    </style:style>
    <style:style style:family="paragraph" style:name="a24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draw:fill="gradient" draw:fill-gradient-name="a855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solid" svg:stroke-width="0.00002in" svg:stroke-color="#ffffff" svg:stroke-opacity="100%" draw:stroke-linejoin="miter" svg:stroke-linecap="butt"/>
    </style:style>
    <style:style style:family="graphic" style:name="a1895">
      <style:graphic-properties draw:fill="gradient" draw:fill-gradient-name="a1894" draw:stroke="none"/>
    </style:style>
    <style:style style:family="graphic" style:name="a1897">
      <style:graphic-properties draw:fill="gradient" draw:fill-gradient-name="a1896" draw:stroke="non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9">
      <style:graphic-properties draw:fill="gradient" draw:fill-gradient-name="a1898" draw:stroke="non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1">
      <style:graphic-properties draw:fill="gradient" draw:fill-gradient-name="a1370" draw:stroke="none"/>
    </style:style>
    <style:style style:family="text" style:name="a2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gradient" draw:fill-gradient-name="a1372" draw:stroke="none"/>
    </style:style>
    <style:style style:family="paragraph" style:name="a24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draw:fill="gradient" draw:fill-gradient-name="a1374" draw:stroke="none"/>
    </style:style>
    <style:style style:family="text" style:name="a2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paragraph" style:name="a24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draw:fill="gradient" draw:fill-gradient-name="a1376" draw:stroke="none"/>
    </style:style>
    <style:style style:family="graphic" style:name="a862">
      <style:graphic-properties draw:fill="gradient" draw:fill-gradient-name="a861" draw:stroke="none"/>
    </style:style>
    <style:style style:family="text" style:name="a2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draw:fill="gradient" draw:fill-gradient-name="a1378" draw:stroke="none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242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draw:fill="gradient" draw:fill-gradient-name="a865" draw:stroke="none"/>
    </style:style>
    <style:style style:family="graphic" style:name="a868">
      <style:graphic-properties draw:fill="gradient" draw:fill-gradient-name="a867" draw:stroke="non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gradient" draw:fill-gradient-name="a340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5">
      <style:graphic-properties draw:fill="gradient" draw:fill-gradient-name="a344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9">
      <style:graphic-properties draw:fill="gradient" draw:fill-gradient-name="a348" draw:stroke="none"/>
    </style:style>
    <style:style style:family="graphic" style:name="a1381">
      <style:graphic-properties draw:fill="gradient" draw:fill-gradient-name="a1380" draw:stroke="none"/>
    </style:style>
    <style:style style:family="presentation" style:name="a24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83">
      <style:graphic-properties draw:fill="gradient" draw:fill-gradient-name="a1382" draw:stroke="none"/>
    </style:style>
    <style:style style:family="text" style:name="a2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draw:fill="gradient" draw:fill-gradient-name="a1384" draw:stroke="non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7">
      <style:graphic-properties draw:fill="gradient" draw:fill-gradient-name="a1386" draw:stroke="none"/>
    </style:style>
    <style:style style:family="text" style:name="a24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draw:fill="gradient" draw:fill-gradient-name="a1388" draw:stroke="non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gradient" draw:fill-gradient-name="a350" draw:stroke="none"/>
    </style:style>
    <style:style style:family="graphic" style:name="a353">
      <style:graphic-properties draw:fill="gradient" draw:fill-gradient-name="a352" draw:stroke="none"/>
    </style:style>
    <style:style style:family="graphic" style:name="a355">
      <style:graphic-properties draw:fill="gradient" draw:fill-gradient-name="a354" draw:stroke="none"/>
    </style:style>
    <style:style style:family="graphic" style:name="a357">
      <style:graphic-properties draw:fill="gradient" draw:fill-gradient-name="a356" draw:stroke="none"/>
    </style:style>
    <style:style style:family="graphic" style:name="a359">
      <style:graphic-properties draw:fill="gradient" draw:fill-gradient-name="a358" draw:stroke="none"/>
    </style:style>
    <style:style style:family="graphic" style:name="a1391">
      <style:graphic-properties draw:fill="gradient" draw:fill-gradient-name="a1390" draw:stroke="none"/>
    </style:style>
    <style:style style:family="presentation" style:name="a2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draw:fill="gradient" draw:fill-gradient-name="a1392" draw:stroke="none"/>
    </style:style>
    <style:style style:family="paragraph" style:name="a2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draw:fill="gradient" draw:fill-gradient-name="a2444" draw:stroke="non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7">
      <style:graphic-properties draw:fill="gradient" draw:fill-gradient-name="a2446" draw:stroke="none"/>
    </style:style>
    <style:style style:family="paragraph" style:name="a8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9">
      <style:graphic-properties draw:fill="gradient" draw:fill-gradient-name="a2448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draw:fill="gradient" draw:fill-gradient-name="a360" draw:stroke="none"/>
    </style:style>
    <style:style style:family="graphic" style:name="a363">
      <style:graphic-properties draw:fill="gradient" draw:fill-gradient-name="a362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7">
      <style:graphic-properties draw:fill="gradient" draw:fill-gradient-name="a366" draw:stroke="none"/>
    </style:style>
    <style:style style:family="graphic" style:name="a369">
      <style:graphic-properties draw:fill="gradient" draw:fill-gradient-name="a368" draw:stroke="none"/>
    </style:style>
    <style:style style:family="graphic" style:name="a2451">
      <style:graphic-properties draw:fill="gradient" draw:fill-gradient-name="a2450" draw:stroke="none"/>
    </style:style>
    <style:style style:family="graphic" style:name="a2453">
      <style:graphic-properties draw:fill="gradient" draw:fill-gradient-name="a2452" draw:stroke="none"/>
    </style:style>
    <style:style style:family="paragraph" style:name="a8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draw:fill="gradient" draw:fill-gradient-name="a1499" draw:stroke="none"/>
    </style:style>
    <style:style style:family="graphic" style:name="a2455">
      <style:graphic-properties draw:fill="gradient" draw:fill-gradient-name="a2454" draw:stroke="non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2">
      <style:graphic-properties draw:fill="gradient" draw:fill-gradient-name="a1501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7">
      <style:graphic-properties draw:fill="gradient" draw:fill-gradient-name="a2456" draw:stroke="non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draw:fill="gradient" draw:fill-gradient-name="a1503" draw:stroke="non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9">
      <style:graphic-properties draw:fill="gradient" draw:fill-gradient-name="a2458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>
      <style:graphic-properties draw:fill="gradient" draw:fill-gradient-name="a1505" draw:stroke="non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draw:fill="gradient" draw:fill-gradient-name="a1507" draw:stroke="non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>
      <style:graphic-properties draw:fill="gradient" draw:fill-gradient-name="a370" draw:stroke="none"/>
    </style:style>
    <style:style style:family="graphic" style:name="a373">
      <style:graphic-properties draw:fill="gradient" draw:fill-gradient-name="a372" draw:stroke="none"/>
    </style:style>
    <style:style style:family="graphic" style:name="a375">
      <style:graphic-properties draw:fill="gradient" draw:fill-gradient-name="a374" draw:stroke="none"/>
    </style:style>
    <style:style style:family="graphic" style:name="a377">
      <style:graphic-properties draw:fill="gradient" draw:fill-gradient-name="a376" draw:stroke="none"/>
    </style:style>
    <style:style style:family="graphic" style:name="a379">
      <style:graphic-properties draw:fill="gradient" draw:fill-gradient-name="a378" draw:stroke="none"/>
    </style:style>
    <style:style style:family="graphic" style:name="a2461">
      <style:graphic-properties draw:fill="gradient" draw:fill-gradient-name="a2460" draw:stroke="none"/>
    </style:style>
    <style:style style:family="graphic" style:name="a2463">
      <style:graphic-properties draw:fill="gradient" draw:fill-gradient-name="a2462" draw:stroke="none"/>
    </style:style>
    <style:style style:family="graphic" style:name="a1510">
      <style:graphic-properties draw:fill="gradient" draw:fill-gradient-name="a1509" draw:stroke="none"/>
    </style:style>
    <style:style style:family="graphic" style:name="a2465">
      <style:graphic-properties draw:fill="gradient" draw:fill-gradient-name="a2464" draw:stroke="none"/>
    </style:style>
    <style:style style:family="graphic" style:name="a1512">
      <style:graphic-properties draw:fill="gradient" draw:fill-gradient-name="a1511" draw:stroke="none"/>
    </style:style>
    <style:style style:family="graphic" style:name="a2467">
      <style:graphic-properties draw:fill="gradient" draw:fill-gradient-name="a2466" draw:stroke="none"/>
    </style:style>
    <style:style style:family="graphic" style:name="a1514">
      <style:graphic-properties draw:fill="gradient" draw:fill-gradient-name="a1513" draw:stroke="none"/>
    </style:style>
    <style:style style:family="graphic" style:name="a2469">
      <style:graphic-properties draw:fill="gradient" draw:fill-gradient-name="a2468" draw:stroke="none"/>
    </style:style>
    <style:style style:family="graphic" style:name="a1516">
      <style:graphic-properties draw:fill="gradient" draw:fill-gradient-name="a1515" draw:stroke="none"/>
    </style:style>
    <style:style style:family="graphic" style:name="a1518">
      <style:graphic-properties draw:fill="gradient" draw:fill-gradient-name="a1517" draw:stroke="none"/>
    </style:style>
    <style:style style:family="graphic" style:name="a381">
      <style:graphic-properties draw:fill="gradient" draw:fill-gradient-name="a380" draw:stroke="none"/>
    </style:style>
    <style:style style:family="graphic" style:name="a383">
      <style:graphic-properties draw:fill="gradient" draw:fill-gradient-name="a382" draw:stroke="solid" svg:stroke-width="0.00002in" svg:stroke-color="#ffffff" svg:stroke-opacity="100%" draw:stroke-linejoin="miter" svg:stroke-linecap="butt"/>
    </style:style>
    <style:style style:family="graphic" style:name="a385">
      <style:graphic-properties draw:fill="gradient" draw:fill-gradient-name="a384" draw:stroke="none"/>
    </style:style>
    <style:style style:family="graphic" style:name="a387">
      <style:graphic-properties draw:fill="gradient" draw:fill-gradient-name="a386" draw:stroke="none"/>
    </style:style>
    <style:style style:family="graphic" style:name="a389">
      <style:graphic-properties draw:fill="gradient" draw:fill-gradient-name="a388" draw:stroke="none"/>
    </style:style>
    <style:style style:family="graphic" style:name="a2471">
      <style:graphic-properties draw:fill="gradient" draw:fill-gradient-name="a2470" draw:stroke="none"/>
    </style:style>
    <style:style style:family="graphic" style:name="a2473">
      <style:graphic-properties draw:fill="gradient" draw:fill-gradient-name="a2472" draw:stroke="none"/>
    </style:style>
    <style:style style:family="graphic" style:name="a1520">
      <style:graphic-properties draw:fill="gradient" draw:fill-gradient-name="a1519" draw:stroke="none"/>
    </style:style>
    <style:style style:family="graphic" style:name="a2475">
      <style:graphic-properties draw:fill="gradient" draw:fill-gradient-name="a2474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2477">
      <style:graphic-properties draw:fill="gradient" draw:fill-gradient-name="a2476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2479">
      <style:graphic-properties draw:fill="gradient" draw:fill-gradient-name="a2478" draw:stroke="none"/>
    </style:style>
    <style:style style:family="graphic" style:name="a1526">
      <style:graphic-properties draw:fill="gradient" draw:fill-gradient-name="a1525" draw:stroke="non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draw:fill="gradient" draw:fill-gradient-name="a390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93">
      <style:graphic-properties draw:fill="gradient" draw:fill-gradient-name="a392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gradient" draw:fill-gradient-name="a394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draw:fill="gradient" draw:fill-gradient-name="a396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gradient" draw:fill-gradient-name="a398" draw:stroke="none"/>
    </style:style>
    <style:style style:family="paragraph" style:name="a10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1">
      <style:graphic-properties draw:fill="gradient" draw:fill-gradient-name="a2480" draw:stroke="none"/>
    </style:style>
    <style:style style:family="graphic" style:name="a2483">
      <style:graphic-properties draw:fill="gradient" draw:fill-gradient-name="a2482" draw:stroke="non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5">
      <style:graphic-properties draw:fill="gradient" draw:fill-gradient-name="a2484" draw:stroke="non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7">
      <style:graphic-properties draw:fill="gradient" draw:fill-gradient-name="a2486" draw:stroke="solid" svg:stroke-width="0.00002in" svg:stroke-color="#ffffff" svg:stroke-opacity="100%" draw:stroke-linejoin="miter" svg:stroke-linecap="butt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89">
      <style:graphic-properties draw:fill="gradient" draw:fill-gradient-name="a2488" draw:stroke="non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gradient" draw:fill-gradient-name="a499" draw:stroke="none"/>
    </style:style>
    <style:style style:family="paragraph" style:name="a10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gradient" draw:fill-gradient-name="a501" draw:stroke="non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draw:fill="gradient" draw:fill-gradient-name="a503" draw:stroke="non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draw:fill="gradient" draw:fill-gradient-name="a505" draw:stroke="none"/>
    </style:style>
    <style:style style:family="graphic" style:name="a2491">
      <style:graphic-properties draw:fill="gradient" draw:fill-gradient-name="a2490" draw:stroke="none"/>
    </style:style>
    <style:style style:family="graphic" style:name="a508">
      <style:graphic-properties draw:fill="gradient" draw:fill-gradient-name="a507" draw:stroke="none"/>
    </style:style>
    <style:style style:family="graphic" style:name="a2493">
      <style:graphic-properties draw:fill="gradient" draw:fill-gradient-name="a2492" draw:stroke="non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5">
      <style:graphic-properties draw:fill="gradient" draw:fill-gradient-name="a2494" draw:stroke="none"/>
    </style:style>
    <style:style style:family="paragraph" style:name="a1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7">
      <style:graphic-properties draw:fill="gradient" draw:fill-gradient-name="a2496" draw:stroke="non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9">
      <style:graphic-properties draw:fill="gradient" draw:fill-gradient-name="a2498" draw:stroke="non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draw:fill="gradient" draw:fill-gradient-name="a509" draw:stroke="non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12">
      <style:graphic-properties draw:fill="gradient" draw:fill-gradient-name="a511" draw:stroke="solid" svg:stroke-width="0.00002in" svg:stroke-color="#ffffff" svg:stroke-opacity="100%" draw:stroke-linejoin="miter" svg:stroke-linecap="butt"/>
    </style:style>
    <style:style style:family="drawing-page" style:name="a1027">
      <style:drawing-page-properties draw:fill="bitmap" draw:fill-image-name="a10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8" style:parent-style-name="Graphics">
      <style:graphic-properties draw:fill="none" fo:clip="rect(0in, 0in, 0in, 0in)" draw:stroke="none" draw:image-opacity="30%"/>
    </style:style>
    <style:style style:family="graphic" style:name="a514">
      <style:graphic-properties draw:fill="gradient" draw:fill-gradient-name="a513" draw:stroke="non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draw:fill="gradient" draw:fill-gradient-name="a515" draw:stroke="none"/>
    </style:style>
    <style:style style:family="graphic" style:name="a518">
      <style:graphic-properties draw:fill="gradient" draw:fill-gradient-name="a517" draw:stroke="non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gradient" draw:fill-gradient-name="a519" draw:stroke="none"/>
    </style:style>
    <style:style style:family="text" style:name="a10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draw:fill="gradient" draw:fill-gradient-name="a521" draw:stroke="non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draw:fill="gradient" draw:fill-gradient-name="a523" draw:stroke="none"/>
    </style:style>
    <style:style style:family="paragraph" style:name="a10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draw:fill="gradient" draw:fill-gradient-name="a525" draw:stroke="none"/>
    </style:style>
    <style:style style:family="graphic" style:name="a528">
      <style:graphic-properties draw:fill="gradient" draw:fill-gradient-name="a527" draw:stroke="none"/>
    </style:style>
    <style:style style:family="drawing-page" style:name="a1560">
      <style:drawing-page-properties draw:fill="bitmap" draw:fill-image-name="a15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1" style:parent-style-name="Graphics">
      <style:graphic-properties draw:fill="none" fo:clip="rect(0in, 0in, 0in, 0in)" draw:stroke="none" draw:image-opacity="30%"/>
    </style:style>
    <style:style style:family="text" style:name="a15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2">
      <style:graphic-properties draw:fill="gradient" draw:fill-gradient-name="a1041" draw:stroke="none"/>
    </style:style>
    <style:style style:family="graphic" style:name="a1044">
      <style:graphic-properties draw:fill="gradient" draw:fill-gradient-name="a1043" draw:stroke="none"/>
    </style:style>
    <style:style style:family="graphic" style:name="a530">
      <style:graphic-properties draw:fill="gradient" draw:fill-gradient-name="a529" draw:stroke="none"/>
    </style:style>
    <style:style style:family="graphic" style:name="a1046">
      <style:graphic-properties draw:fill="gradient" draw:fill-gradient-name="a1045" draw:stroke="none"/>
    </style:style>
    <style:style style:family="graphic" style:name="a532">
      <style:graphic-properties draw:fill="gradient" draw:fill-gradient-name="a531" draw:stroke="none"/>
    </style:style>
    <style:style style:family="graphic" style:name="a1048">
      <style:graphic-properties draw:fill="gradient" draw:fill-gradient-name="a1047" draw:stroke="none"/>
    </style:style>
    <style:style style:family="graphic" style:name="a534">
      <style:graphic-properties draw:fill="gradient" draw:fill-gradient-name="a533" draw:stroke="none"/>
    </style:style>
    <style:style style:family="graphic" style:name="a536">
      <style:graphic-properties draw:fill="gradient" draw:fill-gradient-name="a535" draw:stroke="none"/>
    </style:style>
    <style:style style:family="graphic" style:name="a538">
      <style:graphic-properties draw:fill="gradient" draw:fill-gradient-name="a537" draw:stroke="non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draw:fill="gradient" draw:fill-gradient-name="a1049" draw:stroke="non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draw:fill="gradient" draw:fill-gradient-name="a1051" draw:stroke="none"/>
    </style:style>
    <style:style style:family="paragraph" style:name="a2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4">
      <style:graphic-properties draw:fill="gradient" draw:fill-gradient-name="a1053" draw:stroke="none"/>
    </style:style>
    <style:style style:family="graphic" style:name="a540">
      <style:graphic-properties draw:fill="gradient" draw:fill-gradient-name="a539" draw:stroke="none"/>
    </style:style>
    <style:style style:family="drawing-page" style:name="a2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56">
      <style:graphic-properties draw:fill="gradient" draw:fill-gradient-name="a1055" draw:stroke="none"/>
    </style:style>
    <style:style style:family="graphic" style:name="a542">
      <style:graphic-properties draw:fill="gradient" draw:fill-gradient-name="a541" draw:stroke="none"/>
    </style:style>
    <style:style style:family="drawing-page" style:name="a2106">
      <style:drawing-page-properties draw:fill="bitmap" draw:fill-image-name="a21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draw:fill="gradient" draw:fill-gradient-name="a1057" draw:stroke="none"/>
    </style:style>
    <style:style style:family="graphic" style:name="a2107" style:parent-style-name="Graphics">
      <style:graphic-properties draw:fill="none" fo:clip="rect(0in, 0in, 0in, 0in)" draw:stroke="none" draw:image-opacity="30%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3">
      <style:graphic-properties draw:fill="gradient" draw:fill-gradient-name="a1582" draw:stroke="none"/>
    </style:style>
    <style:style style:family="graphic" style:name="a1585">
      <style:graphic-properties draw:fill="gradient" draw:fill-gradient-name="a1584" draw:stroke="none"/>
    </style:style>
    <style:style style:family="graphic" style:name="a1587">
      <style:graphic-properties draw:fill="gradient" draw:fill-gradient-name="a1586" draw:stroke="none"/>
    </style:style>
    <style:style style:family="graphic" style:name="a1589">
      <style:graphic-properties draw:fill="gradient" draw:fill-gradient-name="a1588" draw:stroke="none"/>
    </style:style>
    <style:style style:family="graphic" style:name="a1060">
      <style:graphic-properties draw:fill="gradient" draw:fill-gradient-name="a1059" draw:stroke="none"/>
    </style:style>
    <style:style style:family="paragraph" style:name="a2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2">
      <style:graphic-properties draw:fill="gradient" draw:fill-gradient-name="a1061" draw:stroke="none"/>
    </style:style>
    <style:style style:family="text" style:name="a2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draw:fill="gradient" draw:fill-gradient-name="a1063" draw:stroke="non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66">
      <style:graphic-properties draw:fill="gradient" draw:fill-gradient-name="a1065" draw:stroke="none"/>
    </style:style>
    <style:style style:family="presentation" style:name="a2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draw:fill="gradient" draw:fill-gradient-name="a1067" draw:stroke="none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draw:fill="gradient" draw:fill-gradient-name="a1590" draw:stroke="none"/>
    </style:style>
    <style:style style:family="graphic" style:name="a1593">
      <style:graphic-properties draw:fill="gradient" draw:fill-gradient-name="a1592" draw:stroke="none"/>
    </style:style>
    <style:style style:family="graphic" style:name="a1595">
      <style:graphic-properties draw:fill="gradient" draw:fill-gradient-name="a1594" draw:stroke="none"/>
    </style:style>
    <style:style style:family="graphic" style:name="a1597">
      <style:graphic-properties draw:fill="gradient" draw:fill-gradient-name="a1596" draw:stroke="none"/>
    </style:style>
    <style:style style:family="graphic" style:name="a1599">
      <style:graphic-properties draw:fill="gradient" draw:fill-gradient-name="a1598" draw:stroke="none"/>
    </style:style>
    <style:style style:family="graphic" style:name="a1070">
      <style:graphic-properties draw:fill="gradient" draw:fill-gradient-name="a1069" draw:stroke="none"/>
    </style:style>
    <style:style style:family="text" style:name="a2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draw:fill="gradient" draw:fill-gradient-name="a1071" draw:stroke="none"/>
    </style:style>
    <style:style style:family="presentation" style:name="a2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4">
      <style:graphic-properties draw:fill="gradient" draw:fill-gradient-name="a1073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draw:fill="gradient" draw:fill-gradient-name="a1075" draw:stroke="none"/>
    </style:style>
    <style:style style:family="paragraph" style:name="a21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draw:fill="gradient" draw:fill-gradient-name="a1077" draw:stroke="none"/>
    </style:style>
    <style:style style:family="presentation" style:name="a2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draw:fill="gradient" draw:fill-gradient-name="a1079" draw:stroke="none"/>
    </style:style>
    <style:style style:family="paragraph" style:name="a21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082">
      <style:graphic-properties draw:fill="gradient" draw:fill-gradient-name="a1081" draw:stroke="none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draw:fill="gradient" draw:fill-gradient-name="a1083" draw:stroke="solid" svg:stroke-width="0.00002in" svg:stroke-color="#ffffff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draw:fill="gradient" draw:fill-gradient-name="a1085" draw:stroke="none"/>
    </style:style>
    <style:style style:family="presentation" style:name="a2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8">
      <style:graphic-properties draw:fill="gradient" draw:fill-gradient-name="a1087" draw:stroke="none"/>
    </style:style>
    <style:style style:family="paragraph" style:name="a21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bitmap" draw:fill-image-name="a5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7" style:parent-style-name="Graphics">
      <style:graphic-properties draw:fill="none" fo:clip="rect(0in, 0in, 0in, 0in)" draw:stroke="none" draw:image-opacity="30%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090">
      <style:graphic-properties draw:fill="gradient" draw:fill-gradient-name="a1089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draw:fill="gradient" draw:fill-gradient-name="a1091" draw:stroke="none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draw:fill="gradient" draw:fill-gradient-name="a1093" draw:stroke="none"/>
    </style:style>
    <style:style style:family="presentation" style:name="a21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6">
      <style:graphic-properties draw:fill="gradient" draw:fill-gradient-name="a1095" draw:stroke="none"/>
    </style:style>
    <style:style style:family="paragraph" style:name="a21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draw:fill="gradient" draw:fill-gradient-name="a1097" draw:stroke="none"/>
    </style:style>
    <style:style style:family="presentation" style:name="a2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2">
      <style:graphic-properties draw:fill="gradient" draw:fill-gradient-name="a1721" draw:stroke="none"/>
    </style:style>
    <style:style style:family="graphic" style:name="a1724">
      <style:graphic-properties draw:fill="gradient" draw:fill-gradient-name="a1723" draw:stroke="none"/>
    </style:style>
    <style:style style:family="graphic" style:name="a1726">
      <style:graphic-properties draw:fill="gradient" draw:fill-gradient-name="a1725" draw:stroke="none"/>
    </style:style>
    <style:style style:family="graphic" style:name="a1728">
      <style:graphic-properties draw:fill="gradient" draw:fill-gradient-name="a1727" draw:stroke="none"/>
    </style:style>
    <style:style style:family="text" style:name="a2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gradient" draw:fill-gradient-name="a1199" draw:stroke="none"/>
    </style:style>
    <style:style style:family="text" style:name="a2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draw:fill="gradient" draw:fill-gradient-name="a1201" draw:stroke="none"/>
    </style:style>
    <style:style style:family="presentation" style:name="a2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gradient" draw:fill-gradient-name="a1203" draw:stroke="none"/>
    </style:style>
    <style:style style:family="paragraph" style:name="a2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gradient" draw:fill-gradient-name="a1205" draw:stroke="none"/>
    </style:style>
    <style:style style:family="paragraph" style:name="a5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draw:fill="gradient" draw:fill-gradient-name="a1207" draw:stroke="non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draw:fill="gradient" draw:fill-gradient-name="a1729" draw:stroke="none"/>
    </style:style>
    <style:style style:family="graphic" style:name="a1732">
      <style:graphic-properties draw:fill="gradient" draw:fill-gradient-name="a1731" draw:stroke="none"/>
    </style:style>
    <style:style style:family="graphic" style:name="a1734">
      <style:graphic-properties draw:fill="gradient" draw:fill-gradient-name="a1733" draw:stroke="none"/>
    </style:style>
    <style:style style:family="graphic" style:name="a1736">
      <style:graphic-properties draw:fill="gradient" draw:fill-gradient-name="a1735" draw:stroke="none"/>
    </style:style>
    <style:style style:family="graphic" style:name="a1738">
      <style:graphic-properties draw:fill="gradient" draw:fill-gradient-name="a1737" draw:stroke="none"/>
    </style:style>
    <style:style style:family="graphic" style:name="a2161">
      <style:graphic-properties draw:fill="gradient" draw:fill-gradient-name="a2160" draw:stroke="none"/>
    </style:style>
    <style:style style:family="graphic" style:name="a2163">
      <style:graphic-properties draw:fill="gradient" draw:fill-gradient-name="a2162" draw:stroke="none"/>
    </style:style>
    <style:style style:family="graphic" style:name="a1210">
      <style:graphic-properties draw:fill="gradient" draw:fill-gradient-name="a1209" draw:stroke="none"/>
    </style:style>
    <style:style style:family="graphic" style:name="a2165">
      <style:graphic-properties draw:fill="gradient" draw:fill-gradient-name="a2164" draw:stroke="none"/>
    </style:style>
    <style:style style:family="graphic" style:name="a1212">
      <style:graphic-properties draw:fill="gradient" draw:fill-gradient-name="a1211" draw:stroke="none"/>
    </style:style>
    <style:style style:family="graphic" style:name="a2167">
      <style:graphic-properties draw:fill="gradient" draw:fill-gradient-name="a2166" draw:stroke="none"/>
    </style:style>
    <style:style style:family="graphic" style:name="a1214">
      <style:graphic-properties draw:fill="gradient" draw:fill-gradient-name="a1213" draw:stroke="none"/>
    </style:style>
    <style:style style:family="graphic" style:name="a2169">
      <style:graphic-properties draw:fill="gradient" draw:fill-gradient-name="a2168" draw:stroke="none"/>
    </style:style>
    <style:style style:family="graphic" style:name="a701">
      <style:graphic-properties draw:fill="gradient" draw:fill-gradient-name="a700" draw:stroke="none"/>
    </style:style>
    <style:style style:family="graphic" style:name="a1216">
      <style:graphic-properties draw:fill="gradient" draw:fill-gradient-name="a1215" draw:stroke="non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draw:fill="gradient" draw:fill-gradient-name="a1217" draw:stroke="non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0">
      <style:graphic-properties draw:fill="gradient" draw:fill-gradient-name="a1739" draw:stroke="none"/>
    </style:style>
    <style:style style:family="graphic" style:name="a1742">
      <style:graphic-properties draw:fill="gradient" draw:fill-gradient-name="a1741" draw:stroke="none"/>
    </style:style>
    <style:style style:family="graphic" style:name="a1744">
      <style:graphic-properties draw:fill="gradient" draw:fill-gradient-name="a1743" draw:stroke="none"/>
    </style:style>
    <style:style style:family="graphic" style:name="a1746">
      <style:graphic-properties draw:fill="gradient" draw:fill-gradient-name="a1745" draw:stroke="none"/>
    </style:style>
    <style:style style:family="graphic" style:name="a1748">
      <style:graphic-properties draw:fill="gradient" draw:fill-gradient-name="a1747" draw:stroke="none"/>
    </style:style>
    <style:style style:family="graphic" style:name="a2171">
      <style:graphic-properties draw:fill="gradient" draw:fill-gradient-name="a2170" draw:stroke="none"/>
    </style:style>
    <style:style style:family="graphic" style:name="a2173">
      <style:graphic-properties draw:fill="gradient" draw:fill-gradient-name="a2172" draw:stroke="none"/>
    </style:style>
    <style:style style:family="graphic" style:name="a1220">
      <style:graphic-properties draw:fill="gradient" draw:fill-gradient-name="a1219" draw:stroke="none"/>
    </style:style>
    <style:style style:family="graphic" style:name="a2175">
      <style:graphic-properties draw:fill="gradient" draw:fill-gradient-name="a2174" draw:stroke="none"/>
    </style:style>
    <style:style style:family="graphic" style:name="a1222">
      <style:graphic-properties draw:fill="gradient" draw:fill-gradient-name="a1221" draw:stroke="none"/>
    </style:style>
    <style:style style:family="graphic" style:name="a2177">
      <style:graphic-properties draw:fill="gradient" draw:fill-gradient-name="a2176" draw:stroke="none"/>
    </style:style>
    <style:style style:family="graphic" style:name="a1224">
      <style:graphic-properties draw:fill="gradient" draw:fill-gradient-name="a1223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179">
      <style:graphic-properties draw:fill="gradient" draw:fill-gradient-name="a2178" draw:stroke="non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draw:fill="gradient" draw:fill-gradient-name="a1225" draw:stroke="non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draw:fill="gradient" draw:fill-gradient-name="a1227" draw:stroke="none"/>
    </style:style>
    <style:style style:family="paragraph" style:name="a7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>
      <style:graphic-properties draw:fill="gradient" draw:fill-gradient-name="a1749" draw:stroke="none"/>
    </style:style>
    <style:style style:family="graphic" style:name="a1752">
      <style:graphic-properties draw:fill="gradient" draw:fill-gradient-name="a1751" draw:stroke="none"/>
    </style:style>
    <style:style style:family="graphic" style:name="a1754">
      <style:graphic-properties draw:fill="gradient" draw:fill-gradient-name="a1753" draw:stroke="none"/>
    </style:style>
    <style:style style:family="graphic" style:name="a1756">
      <style:graphic-properties draw:fill="gradient" draw:fill-gradient-name="a1755" draw:stroke="none"/>
    </style:style>
    <style:style style:family="graphic" style:name="a1758">
      <style:graphic-properties draw:fill="gradient" draw:fill-gradient-name="a1757" draw:stroke="none"/>
    </style:style>
    <style:style style:family="graphic" style:name="a2181">
      <style:graphic-properties draw:fill="gradient" draw:fill-gradient-name="a2180" draw:stroke="none"/>
    </style:style>
    <style:style style:family="graphic" style:name="a2183">
      <style:graphic-properties draw:fill="gradient" draw:fill-gradient-name="a2182" draw:stroke="none"/>
    </style:style>
    <style:style style:family="graphic" style:name="a1230">
      <style:graphic-properties draw:fill="gradient" draw:fill-gradient-name="a1229" draw:stroke="solid" svg:stroke-width="0.00002in" svg:stroke-color="#ffffff" svg:stroke-opacity="100%" draw:stroke-linejoin="miter" svg:stroke-linecap="butt"/>
    </style:style>
    <style:style style:family="graphic" style:name="a2185">
      <style:graphic-properties draw:fill="gradient" draw:fill-gradient-name="a2184" draw:stroke="none"/>
    </style:style>
    <style:style style:family="graphic" style:name="a1232">
      <style:graphic-properties draw:fill="gradient" draw:fill-gradient-name="a1231" draw:stroke="none"/>
    </style:style>
    <style:style style:family="graphic" style:name="a2187">
      <style:graphic-properties draw:fill="gradient" draw:fill-gradient-name="a2186" draw:stroke="none"/>
    </style:style>
    <style:style style:family="graphic" style:name="a1234">
      <style:graphic-properties draw:fill="gradient" draw:fill-gradient-name="a1233" draw:stroke="none"/>
    </style:style>
    <style:style style:family="paragraph" style:name="a7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draw:fill="gradient" draw:fill-gradient-name="a2188" draw:stroke="none"/>
    </style:style>
    <style:style style:family="graphic" style:name="a1236">
      <style:graphic-properties draw:fill="gradient" draw:fill-gradient-name="a1235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draw:fill="gradient" draw:fill-gradient-name="a1237" draw:stroke="non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draw:fill="gradient" draw:fill-gradient-name="a1759" draw:stroke="none"/>
    </style:style>
    <style:style style:family="graphic" style:name="a1762">
      <style:graphic-properties draw:fill="gradient" draw:fill-gradient-name="a1761" draw:stroke="none"/>
    </style:style>
    <style:style style:family="graphic" style:name="a1764">
      <style:graphic-properties draw:fill="gradient" draw:fill-gradient-name="a1763" draw:stroke="solid" svg:stroke-width="0.00002in" svg:stroke-color="#ffffff" svg:stroke-opacity="100%" draw:stroke-linejoin="miter" svg:stroke-linecap="butt"/>
    </style:style>
    <style:style style:family="graphic" style:name="a1766">
      <style:graphic-properties draw:fill="gradient" draw:fill-gradient-name="a1765" draw:stroke="none"/>
    </style:style>
    <style:style style:family="graphic" style:name="a1768">
      <style:graphic-properties draw:fill="gradient" draw:fill-gradient-name="a1767" draw:stroke="none"/>
    </style:style>
    <style:style style:family="graphic" style:name="a201">
      <style:graphic-properties draw:fill="gradient" draw:fill-gradient-name="a200" draw:stroke="none"/>
    </style:style>
    <style:style style:family="graphic" style:name="a203">
      <style:graphic-properties draw:fill="gradient" draw:fill-gradient-name="a202" draw:stroke="non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191">
      <style:graphic-properties draw:fill="gradient" draw:fill-gradient-name="a2190" draw:stroke="none"/>
    </style:style>
    <style:style style:family="graphic" style:name="a209">
      <style:graphic-properties draw:fill="gradient" draw:fill-gradient-name="a208" draw:stroke="none"/>
    </style:style>
    <style:style style:family="graphic" style:name="a2193">
      <style:graphic-properties draw:fill="gradient" draw:fill-gradient-name="a2192" draw:stroke="none"/>
    </style:style>
    <style:style style:family="graphic" style:name="a1240">
      <style:graphic-properties draw:fill="gradient" draw:fill-gradient-name="a1239" draw:stroke="none"/>
    </style:style>
    <style:style style:family="graphic" style:name="a2195">
      <style:graphic-properties draw:fill="gradient" draw:fill-gradient-name="a2194" draw:stroke="none"/>
    </style:style>
    <style:style style:family="graphic" style:name="a1242">
      <style:graphic-properties draw:fill="gradient" draw:fill-gradient-name="a1241" draw:stroke="none"/>
    </style:style>
    <style:style style:family="graphic" style:name="a2197">
      <style:graphic-properties draw:fill="gradient" draw:fill-gradient-name="a2196" draw:stroke="none"/>
    </style:style>
    <style:style style:family="graphic" style:name="a1244">
      <style:graphic-properties draw:fill="gradient" draw:fill-gradient-name="a1243" draw:stroke="non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9">
      <style:graphic-properties draw:fill="gradient" draw:fill-gradient-name="a2198" draw:stroke="non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draw:fill="gradient" draw:fill-gradient-name="a1245" draw:stroke="non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48">
      <style:graphic-properties draw:fill="gradient" draw:fill-gradient-name="a1247" draw:stroke="none"/>
    </style:style>
    <style:style style:family="drawing-page" style:name="a735">
      <style:drawing-page-properties draw:fill="bitmap" draw:fill-image-name="a7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6" style:parent-style-name="Graphics">
      <style:graphic-properties draw:fill="none" fo:clip="rect(0in, 0in, 0in, 0in)" draw:stroke="none" draw:image-opacity="30%"/>
    </style:style>
    <style:style style:family="text" style:name="a7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draw:fill="gradient" draw:fill-gradient-name="a1769" draw:stroke="none"/>
    </style:style>
    <style:style style:family="graphic" style:name="a1772">
      <style:graphic-properties draw:fill="gradient" draw:fill-gradient-name="a1771" draw:stroke="none"/>
    </style:style>
    <style:style style:family="graphic" style:name="a1774">
      <style:graphic-properties draw:fill="gradient" draw:fill-gradient-name="a1773" draw:stroke="none"/>
    </style:style>
    <style:style style:family="graphic" style:name="a1776">
      <style:graphic-properties draw:fill="gradient" draw:fill-gradient-name="a1775" draw:stroke="none"/>
    </style:style>
    <style:style style:family="graphic" style:name="a1778">
      <style:graphic-properties draw:fill="gradient" draw:fill-gradient-name="a1777" draw:stroke="none"/>
    </style:style>
    <style:style style:family="graphic" style:name="a211">
      <style:graphic-properties draw:fill="gradient" draw:fill-gradient-name="a210" draw:stroke="none"/>
    </style:style>
    <style:style style:family="graphic" style:name="a213">
      <style:graphic-properties draw:fill="gradient" draw:fill-gradient-name="a212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1250">
      <style:graphic-properties draw:fill="gradient" draw:fill-gradient-name="a1249" draw:stroke="none"/>
    </style:style>
    <style:style style:family="paragraph" style:name="a2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draw:fill="gradient" draw:fill-gradient-name="a1251" draw:stroke="non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4">
      <style:graphic-properties draw:fill="gradient" draw:fill-gradient-name="a1253" draw:stroke="none"/>
    </style:style>
    <style:style style:family="graphic" style:name="a2303">
      <style:graphic-properties draw:fill="gradient" draw:fill-gradient-name="a2302" draw:stroke="non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5">
      <style:graphic-properties draw:fill="gradient" draw:fill-gradient-name="a2304" draw:stroke="none"/>
    </style:style>
    <style:style style:family="graphic" style:name="a1256">
      <style:graphic-properties draw:fill="gradient" draw:fill-gradient-name="a1255" draw:stroke="none"/>
    </style:style>
    <style:style style:family="paragraph" style:name="a7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draw:fill="gradient" draw:fill-gradient-name="a1257" draw:stroke="none"/>
    </style:style>
    <style:style style:family="graphic" style:name="a2307">
      <style:graphic-properties draw:fill="gradient" draw:fill-gradient-name="a2306" draw:stroke="non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9">
      <style:graphic-properties draw:fill="gradient" draw:fill-gradient-name="a2308" draw:stroke="none"/>
    </style:style>
    <style:style style:family="paragraph" style:name="a7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draw:fill="gradient" draw:fill-gradient-name="a1779" draw:stroke="none"/>
    </style:style>
    <style:style style:family="graphic" style:name="a1782">
      <style:graphic-properties draw:fill="gradient" draw:fill-gradient-name="a1781" draw:stroke="none"/>
    </style:style>
    <style:style style:family="graphic" style:name="a1784">
      <style:graphic-properties draw:fill="gradient" draw:fill-gradient-name="a1783" draw:stroke="none"/>
    </style:style>
    <style:style style:family="graphic" style:name="a1786">
      <style:graphic-properties draw:fill="gradient" draw:fill-gradient-name="a1785" draw:stroke="none"/>
    </style:style>
    <style:style style:family="graphic" style:name="a1788">
      <style:graphic-properties draw:fill="gradient" draw:fill-gradient-name="a1787" draw:stroke="none"/>
    </style:style>
    <style:style style:family="graphic" style:name="a221">
      <style:graphic-properties draw:fill="gradient" draw:fill-gradient-name="a220" draw:stroke="none"/>
    </style:style>
    <style:style style:family="graphic" style:name="a223">
      <style:graphic-properties draw:fill="gradient" draw:fill-gradient-name="a222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260">
      <style:graphic-properties draw:fill="gradient" draw:fill-gradient-name="a1259" draw:stroke="non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1">
      <style:graphic-properties draw:fill="gradient" draw:fill-gradient-name="a2310" draw:stroke="non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3">
      <style:graphic-properties draw:fill="gradient" draw:fill-gradient-name="a2312" draw:stroke="non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5">
      <style:graphic-properties draw:fill="gradient" draw:fill-gradient-name="a2314" draw:stroke="non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7">
      <style:graphic-properties draw:fill="gradient" draw:fill-gradient-name="a2316" draw:stroke="non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draw:fill="gradient" draw:fill-gradient-name="a2318" draw:stroke="non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draw:fill="gradient" draw:fill-gradient-name="a1789" draw:stroke="none"/>
    </style:style>
    <style:style style:family="graphic" style:name="a1792">
      <style:graphic-properties draw:fill="gradient" draw:fill-gradient-name="a1791" draw:stroke="none"/>
    </style:style>
    <style:style style:family="graphic" style:name="a1794">
      <style:graphic-properties draw:fill="gradient" draw:fill-gradient-name="a1793" draw:stroke="non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draw:fill="gradient" draw:fill-gradient-name="a230" draw:stroke="none"/>
    </style:style>
    <style:style style:family="graphic" style:name="a233">
      <style:graphic-properties draw:fill="gradient" draw:fill-gradient-name="a232" draw:stroke="none"/>
    </style:style>
    <style:style style:family="graphic" style:name="a235">
      <style:graphic-properties draw:fill="gradient" draw:fill-gradient-name="a234" draw:stroke="none"/>
    </style:style>
    <style:style style:family="graphic" style:name="a237">
      <style:graphic-properties draw:fill="gradient" draw:fill-gradient-name="a236" draw:stroke="none"/>
    </style:style>
    <style:style style:family="graphic" style:name="a239">
      <style:graphic-properties draw:fill="gradient" draw:fill-gradient-name="a238" draw:stroke="non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1">
      <style:graphic-properties draw:fill="gradient" draw:fill-gradient-name="a2320" draw:stroke="none"/>
    </style:style>
    <style:style style:family="paragraph" style:name="a12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draw:fill="gradient" draw:fill-gradient-name="a2322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5">
      <style:graphic-properties draw:fill="gradient" draw:fill-gradient-name="a2324" draw:stroke="none"/>
    </style:style>
    <style:style style:family="paragraph" style:name="a12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draw:fill="gradient" draw:fill-gradient-name="a2326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9">
      <style:graphic-properties draw:fill="gradient" draw:fill-gradient-name="a2328" draw:stroke="non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1">
      <style:graphic-properties draw:fill="gradient" draw:fill-gradient-name="a1900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241">
      <style:graphic-properties draw:fill="gradient" draw:fill-gradient-name="a240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243">
      <style:graphic-properties draw:fill="gradient" draw:fill-gradient-name="a242" draw:stroke="none"/>
    </style:style>
    <style:style style:family="graphic" style:name="a1907">
      <style:graphic-properties draw:fill="gradient" draw:fill-gradient-name="a1906" draw:stroke="none"/>
    </style:style>
    <style:style style:family="graphic" style:name="a245">
      <style:graphic-properties draw:fill="gradient" draw:fill-gradient-name="a244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247">
      <style:graphic-properties draw:fill="gradient" draw:fill-gradient-name="a246" draw:stroke="none"/>
    </style:style>
    <style:style style:family="graphic" style:name="a249">
      <style:graphic-properties draw:fill="gradient" draw:fill-gradient-name="a248" draw:stroke="non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draw:fill="gradient" draw:fill-gradient-name="a2330" draw:stroke="non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3">
      <style:graphic-properties draw:fill="gradient" draw:fill-gradient-name="a2332" draw:stroke="none"/>
    </style:style>
    <style:style style:family="paragraph" style:name="a7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draw:fill="gradient" draw:fill-gradient-name="a2334" draw:stroke="non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draw:fill="gradient" draw:fill-gradient-name="a2336" draw:stroke="non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9">
      <style:graphic-properties draw:fill="gradient" draw:fill-gradient-name="a2338" draw:stroke="none"/>
    </style:style>
    <style:style style:family="paragraph" style:name="a7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1">
      <style:graphic-properties draw:fill="gradient" draw:fill-gradient-name="a1910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251">
      <style:graphic-properties draw:fill="gradient" draw:fill-gradient-name="a250" draw:stroke="none"/>
    </style:style>
    <style:style style:family="graphic" style:name="a1915">
      <style:graphic-properties draw:fill="gradient" draw:fill-gradient-name="a1914" draw:stroke="none"/>
    </style:style>
    <style:style style:family="graphic" style:name="a253">
      <style:graphic-properties draw:fill="gradient" draw:fill-gradient-name="a252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255">
      <style:graphic-properties draw:fill="gradient" draw:fill-gradient-name="a254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257">
      <style:graphic-properties draw:fill="gradient" draw:fill-gradient-name="a256" draw:stroke="none"/>
    </style:style>
    <style:style style:family="graphic" style:name="a259">
      <style:graphic-properties draw:fill="gradient" draw:fill-gradient-name="a258" draw:stroke="none"/>
    </style:style>
    <style:style style:family="paragraph" style:name="a1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41">
      <style:graphic-properties draw:fill="gradient" draw:fill-gradient-name="a2340" draw:stroke="none"/>
    </style:style>
    <style:style style:family="drawing-page" style:name="a1294">
      <style:drawing-page-properties draw:fill="bitmap" draw:fill-image-name="a1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3">
      <style:graphic-properties draw:fill="gradient" draw:fill-gradient-name="a2342" draw:stroke="none"/>
    </style:style>
    <style:style style:family="paragraph" style:name="a7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 style:parent-style-name="Graphics">
      <style:graphic-properties draw:fill="none" fo:clip="rect(0in, 0in, 0in, 0in)" draw:stroke="none" draw:image-opacity="30%"/>
    </style:style>
    <style:style style:family="text" style:name="a1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5">
      <style:graphic-properties draw:fill="gradient" draw:fill-gradient-name="a2344" draw:stroke="solid" svg:stroke-width="0.00002in" svg:stroke-color="#ffffff" svg:stroke-opacity="100%" draw:stroke-linejoin="miter" svg:stroke-linecap="butt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7">
      <style:graphic-properties draw:fill="gradient" draw:fill-gradient-name="a2346" draw:stroke="none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9">
      <style:graphic-properties draw:fill="gradient" draw:fill-gradient-name="a2348" draw:stroke="non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1">
      <style:graphic-properties draw:fill="gradient" draw:fill-gradient-name="a1920" draw:stroke="none"/>
    </style:style>
    <style:style style:family="graphic" style:name="a1923">
      <style:graphic-properties draw:fill="gradient" draw:fill-gradient-name="a1922" draw:stroke="none"/>
    </style:style>
    <style:style style:family="graphic" style:name="a261">
      <style:graphic-properties draw:fill="gradient" draw:fill-gradient-name="a260" draw:stroke="non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draw:fill="gradient" draw:fill-gradient-name="a262" draw:stroke="non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draw:fill="gradient" draw:fill-gradient-name="a264" draw:stroke="non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draw:fill="gradient" draw:fill-gradient-name="a266" draw:stroke="none"/>
    </style:style>
    <style:style style:family="graphic" style:name="a269">
      <style:graphic-properties draw:fill="gradient" draw:fill-gradient-name="a268" draw:stroke="none"/>
    </style:style>
    <style:style style:family="graphic" style:name="a2351">
      <style:graphic-properties draw:fill="gradient" draw:fill-gradient-name="a2350" draw:stroke="none"/>
    </style:style>
    <style:style style:family="graphic" style:name="a2353">
      <style:graphic-properties draw:fill="gradient" draw:fill-gradient-name="a2352" draw:stroke="non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5">
      <style:graphic-properties draw:fill="gradient" draw:fill-gradient-name="a2354" draw:stroke="non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7">
      <style:graphic-properties draw:fill="gradient" draw:fill-gradient-name="a2356" draw:stroke="non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9">
      <style:graphic-properties draw:fill="gradient" draw:fill-gradient-name="a2358" draw:stroke="none"/>
    </style:style>
    <style:style style:family="graphic" style:name="a796">
      <style:graphic-properties draw:fill="gradient" draw:fill-gradient-name="a795" draw:stroke="none"/>
    </style:style>
    <style:style style:family="paragraph" style:name="a1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gradient" draw:fill-gradient-name="a797" draw:stroke="non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draw:fill="gradient" draw:fill-gradient-name="a270" draw:stroke="none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1">
      <style:graphic-properties draw:fill="gradient" draw:fill-gradient-name="a2360" draw:stroke="none"/>
    </style:style>
    <style:style style:family="graphic" style:name="a2363">
      <style:graphic-properties draw:fill="gradient" draw:fill-gradient-name="a2362" draw:stroke="non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5">
      <style:graphic-properties draw:fill="gradient" draw:fill-gradient-name="a2364" draw:stroke="none"/>
    </style:style>
    <style:style style:family="paragraph" style:name="a1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7">
      <style:graphic-properties draw:fill="gradient" draw:fill-gradient-name="a2366" draw:stroke="non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69">
      <style:graphic-properties draw:fill="gradient" draw:fill-gradient-name="a2368" draw:stroke="none"/>
    </style:style>
    <style:style style:family="paragraph" style:name="a14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bitmap" draw:fill-image-name="a9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3" style:parent-style-name="Graphics">
      <style:graphic-properties draw:fill="none" fo:clip="rect(0in, 0in, 0in, 0in)" draw:stroke="none" draw:image-opacity="30%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chaltkreis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1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astertext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8.15499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4.02.2025</text:date></text:span><text:span text:style-name="a25" text:class-names=""/></text:p>
        </draw:text-box>
        <svg:title/>
        <svg:desc/>
      </draw:frame>
      <draw:frame draw:id="id5" presentation:style-name="a31" draw:name="Footer Placeholder 4" svg:x="1.24826in" svg:y="6.43403in" svg:width="6.82339in" svg:height="0.39931in" presentation:class="footer" presentation:placeholder="false">
        <draw:text-box>
          <text:p text:style-name="a30" text:class-names="" text:cond-style-name=""><text:span text:style-name="a28" text:class-names="">Korbinian Müller / Speicherung und Datenaustausch von Daten mit Datenbanken durch GANs</text:span><text:span text:style-name="a29" text:class-names=""/></text:p>
        </draw:text-box>
        <svg:title/>
        <svg:desc/>
      </draw:frame>
      <draw:frame draw:id="id6" presentation:style-name="a34" draw:name="Slide Number Placeholder 5" svg:x="11.23832in" svg:y="6.43403in" svg:width="0.84327in" svg:height="0.39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40">
        <draw:frame draw:id="id46" presentation:style-name="a111" draw:name="Kopfzeilenplatzhalter 1" svg:x="0in" svg:y="0in" svg:width="3.25in" svg:height="0.50174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47" presentation:style-name="a116" draw:name="Datumsplatzhalter 2" svg:x="4.24826in" svg:y="0in" svg:width="3.25in" svg:height="0.50174in" presentation:class="date-time" presentation:placeholder="false">
          <draw:text-box>
            <text:p text:style-name="a115" text:class-names="" text:cond-style-name=""><text:span text:style-name="a112" text:class-names=""><text:date text:fixed="false" style:data-style-name="a113">14.02.2025</text:date></text:span><text:span text:style-name="a11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7" draw:name="Folienbildplatzhalter 3">
          <svg:title/>
          <svg:desc/>
        </draw:page-thumbnail>
        <draw:frame draw:id="id49" presentation:style-name="a132" draw:name="Notizenplatzhalter 4" svg:x="0.75in" svg:y="4.8125in" svg:width="6in" svg:height="3.9375in" presentation:class="notes" presentation:placeholder="false">
          <draw:text-box>
            <text:p text:style-name="a119" text:class-names="" text:cond-style-name=""><text:span text:style-name="a118" text:class-names="">Mastertextformat bearbeiten</text:span></text:p>
            <text:list text:style-name="a122">
              <text:list-item>
                <text:list text:style-name="a122">
                  <text:list-item>
                    <text:p text:style-name="a121" text:class-names="" text:cond-style-name=""><text:span text:style-name="a120" text:class-names="">Zweite Ebene</text:span></text:p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p text:style-name="a124" text:class-names="" text:cond-style-name=""><text:span text:style-name="a1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p text:style-name="a127" text:class-names="" text:cond-style-name=""><text:span text:style-name="a1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35" draw:name="Fußzeilenplatzhalter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51" presentation:style-name="a139" draw:name="Foliennummernplatzhalter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>‹Nr.›</text:page-number></text:span><text:span text:style-name="a137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142">
      <draw:frame draw:id="id52" draw:style-name="a143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3">
        <svg:title/>
        <svg:desc/>
        <draw:custom-shape svg:x="1.32292in" svg:y="0.00521in" svg:width="0.02604in" svg:height="2.38542in" draw:id="id59" draw:style-name="a165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60" draw:style-name="a167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61" draw:style-name="a169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62" draw:style-name="a17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63" draw:style-name="a173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64" draw:style-name="a175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65" draw:style-name="a177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6" draw:style-name="a179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7" draw:style-name="a181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8" draw:style-name="a183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9" draw:style-name="a185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70" draw:style-name="a187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71" draw:style-name="a189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72" draw:style-name="a191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73" draw:style-name="a193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74" draw:style-name="a195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75" draw:style-name="a197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6" draw:style-name="a199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7" draw:style-name="a201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8" draw:style-name="a203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9" draw:style-name="a205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80" draw:style-name="a207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81" draw:style-name="a209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82" draw:style-name="a211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83" draw:style-name="a213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84" draw:style-name="a215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85" draw:style-name="a217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6" draw:style-name="a219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7" draw:style-name="a221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8" draw:style-name="a223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9" draw:style-name="a225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90" draw:style-name="a227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91" draw:style-name="a229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92" draw:style-name="a231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93" draw:style-name="a233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94" draw:style-name="a235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95" draw:style-name="a237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6" draw:style-name="a239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7" draw:style-name="a241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8" draw:style-name="a243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9" draw:style-name="a245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100" draw:style-name="a247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101" draw:style-name="a249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102" draw:style-name="a251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103" draw:style-name="a253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104" draw:style-name="a255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105" draw:style-name="a257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6" draw:style-name="a259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7" draw:style-name="a261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8" draw:style-name="a263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9" draw:style-name="a265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10" draw:style-name="a267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11" draw:style-name="a269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12" draw:style-name="a271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4" presentation:style-name="a147" draw:name="Title 1" svg:x="2.05208in" svg:y="1.22743in" svg:width="9.61458in" svg:height="2.61111in" presentation:class="title" presentation:placeholder="false">
        <draw:text-box>
          <text:p text:style-name="a146" text:class-names="" text:cond-style-name=""><text:span text:style-name="a144" text:class-names="">Mastertitelformat bearbeiten</text:span><text:span text:style-name="a145" text:class-names=""/></text:p>
        </draw:text-box>
        <svg:title/>
        <svg:desc/>
      </draw:frame>
      <draw:frame draw:id="id55" presentation:style-name="a151" draw:name="Subtitle 2" svg:x="2.05208in" svg:y="3.93924in" svg:width="9.61458in" svg:height="1.81076in" presentation:class="subtitle" presentation:placeholder="false">
        <draw:text-box>
          <text:p text:style-name="a150" text:class-names="" text:cond-style-name=""><text:span text:style-name="a148" text:class-names="">Master-Untertitelformat bearbeiten</text:span><text:span text:style-name="a149" text:class-names=""/></text:p>
        </draw:text-box>
        <svg:title/>
        <svg:desc/>
      </draw:frame>
      <draw:frame draw:id="id56" presentation:style-name="a156" draw:name="Date Placeholder 3" svg:x="7.74006in" svg:y="5.91667in" svg:width="3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14.02.2025</text:date></text:span><text:span text:style-name="a154" text:class-names=""/></text:p>
        </draw:text-box>
        <svg:title/>
        <svg:desc/>
      </draw:frame>
      <draw:frame draw:id="id57" presentation:style-name="a160" draw:name="Footer Placeholder 4" svg:x="2.05208in" svg:y="5.91667in" svg:width="5.60464in" svg:height="0.39931in" presentation:class="footer" presentation:placeholder="false">
        <draw:text-box>
          <text:p text:style-name="a159" text:class-names="" text:cond-style-name=""><text:span text:style-name="a157" text:class-names="">Korbinian Müller / Speicherung und Datenaustausch von Daten mit Datenbanken durch GANs</text:span><text:span text:style-name="a158" text:class-names=""/></text:p>
        </draw:text-box>
        <svg:title/>
        <svg:desc/>
      </draw:frame>
      <draw:frame draw:id="id58" presentation:style-name="a163" draw:name="Slide Number Placeholder 5" svg:x="10.82339in" svg:y="5.91667in" svg:width="0.84327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03">
        <draw:frame draw:id="id46" presentation:style-name="a274" draw:name="Kopfzeilenplatzhalter 1" svg:x="0in" svg:y="0in" svg:width="3.25in" svg:height="0.50174in" presentation:class="head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47" presentation:style-name="a279" draw:name="Datumsplatzhalter 2" svg:x="4.24826in" svg:y="0in" svg:width="3.25in" svg:height="0.50174in" presentation:class="date-time" presentation:placeholder="false">
          <draw:text-box>
            <text:p text:style-name="a278" text:class-names="" text:cond-style-name=""><text:span text:style-name="a275" text:class-names=""><text:date text:fixed="false" style:data-style-name="a276">14.02.2025</text:date></text:span><text:span text:style-name="a27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80" draw:name="Folienbildplatzhalter 3">
          <svg:title/>
          <svg:desc/>
        </draw:page-thumbnail>
        <draw:frame draw:id="id49" presentation:style-name="a295" draw:name="Notizenplatzhalter 4" svg:x="0.75in" svg:y="4.8125in" svg:width="6in" svg:height="3.9375in" presentation:class="notes" presentation:placeholder="false">
          <draw:text-box>
            <text:p text:style-name="a282" text:class-names="" text:cond-style-name=""><text:span text:style-name="a281" text:class-names="">Mastertextformat bearbeiten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Zweite Ebene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98" draw:name="Fußzeilenplatzhalter 5" svg:x="0in" svg:y="9.49826in" svg:width="3.25in" svg:height="0.50174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51" presentation:style-name="a302" draw:name="Foliennummernplatzhalter 6" svg:x="4.24826in" svg:y="9.49826in" svg:width="3.25in" svg:height="0.50174in" presentation:class="page-number" presentation:placeholder="false">
          <draw:text-box>
            <text:p text:style-name="a301" text:class-names="" text:cond-style-name=""><text:span text:style-name="a299" text:class-names=""><text:page-number style:num-format="1" text:fixed="false">‹Nr.›</text:page-number></text:span><text:span text:style-name="a300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305">
      <draw:frame draw:id="id113" draw:layer="Master1-bg" draw:style-name="a30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14">
        <svg:title/>
        <svg:desc/>
        <draw:g draw:name="Group 8" draw:id="id120">
          <svg:title/>
          <svg:desc/>
          <draw:custom-shape svg:x="0.125in" svg:y="0.00521in" svg:width="0.02604in" svg:height="2.38542in" draw:id="id132" draw:layer="Master1-bg" draw:style-name="a36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33" draw:layer="Master1-bg" draw:style-name="a36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34" draw:layer="Master1-bg" draw:style-name="a36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35" draw:layer="Master1-bg" draw:style-name="a36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6" draw:layer="Master1-bg" draw:style-name="a36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7" draw:layer="Master1-bg" draw:style-name="a37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8" draw:layer="Master1-bg" draw:style-name="a37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9" draw:layer="Master1-bg" draw:style-name="a37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40" draw:layer="Master1-bg" draw:style-name="a37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41" draw:layer="Master1-bg" draw:style-name="a37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42" draw:layer="Master1-bg" draw:style-name="a38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43" draw:layer="Master1-bg" draw:style-name="a38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44" draw:layer="Master1-bg" draw:style-name="a38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45" draw:layer="Master1-bg" draw:style-name="a38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6" draw:layer="Master1-bg" draw:style-name="a38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7" draw:layer="Master1-bg" draw:style-name="a39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8" draw:layer="Master1-bg" draw:style-name="a39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9" draw:layer="Master1-bg" draw:style-name="a39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50" draw:layer="Master1-bg" draw:style-name="a39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51" draw:layer="Master1-bg" draw:style-name="a39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52" draw:layer="Master1-bg" draw:style-name="a40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53" draw:layer="Master1-bg" draw:style-name="a40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54" draw:layer="Master1-bg" draw:style-name="a40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55" draw:layer="Master1-bg" draw:style-name="a40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6" draw:layer="Master1-bg" draw:style-name="a40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7" draw:layer="Master1-bg" draw:style-name="a41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8" draw:layer="Master1-bg" draw:style-name="a41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21">
          <svg:title/>
          <svg:desc/>
          <draw:custom-shape svg:x="12.55903in" svg:y="0in" svg:width="0.4566in" svg:height="0.56076in" draw:id="id122" draw:layer="Master1-bg" draw:style-name="a34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23" draw:layer="Master1-bg" draw:style-name="a34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24" draw:layer="Master1-bg" draw:style-name="a34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5" draw:layer="Master1-bg" draw:style-name="a34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6" draw:layer="Master1-bg" draw:style-name="a34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7" draw:layer="Master1-bg" draw:style-name="a35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8" draw:layer="Master1-bg" draw:style-name="a35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9" draw:layer="Master1-bg" draw:style-name="a35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30" draw:layer="Master1-bg" draw:style-name="a35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31" draw:layer="Master1-bg" draw:style-name="a35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15" presentation:style-name="a310" draw:name="Title 1" svg:x="1.24826in" svg:y="0.67642in" svg:width="10.83333in" svg:height="1.61698in" presentation:class="title" presentation:placeholder="false">
        <draw:text-box>
          <text:p text:style-name="a309" text:class-names="" text:cond-style-name=""><text:span text:style-name="a307" text:class-names="">Mastertitelformat bearbeiten</text:span><text:span text:style-name="a308" text:class-names=""/></text:p>
        </draw:text-box>
        <svg:title/>
        <svg:desc/>
      </draw:frame>
      <draw:frame draw:id="id116" presentation:style-name="a327" draw:name="Content Placeholder 2" svg:x="1.24826in" svg:y="2.46007in" svg:width="10.83333in" svg:height="3.87327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astertextformat bearbeite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Zweite Ebene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ünfte Ebene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332" draw:name="Date Placeholder 3" svg:x="8.15499in" svg:y="6.43403in" svg:width="3in" svg:height="0.39931in" presentation:class="date-time" presentation:placeholder="false">
        <draw:text-box>
          <text:p text:style-name="a331" text:class-names="" text:cond-style-name=""><text:span text:style-name="a328" text:class-names=""><text:date text:fixed="false" style:data-style-name="a329">14.02.2025</text:date></text:span><text:span text:style-name="a330" text:class-names=""/></text:p>
        </draw:text-box>
        <svg:title/>
        <svg:desc/>
      </draw:frame>
      <draw:frame draw:id="id118" presentation:style-name="a336" draw:name="Footer Placeholder 4" svg:x="1.24826in" svg:y="6.43403in" svg:width="6.82339in" svg:height="0.39931in" presentation:class="footer" presentation:placeholder="false">
        <draw:text-box>
          <text:p text:style-name="a335" text:class-names="" text:cond-style-name=""><text:span text:style-name="a333" text:class-names="">Korbinian Müller / Speicherung und Datenaustausch von Daten mit Datenbanken durch GANs</text:span><text:span text:style-name="a334" text:class-names=""/></text:p>
        </draw:text-box>
        <svg:title/>
        <svg:desc/>
      </draw:frame>
      <draw:frame draw:id="id119" presentation:style-name="a339" draw:name="Slide Number Placeholder 5" svg:x="11.23832in" svg:y="6.43403in" svg:width="0.84327in" svg:height="0.39931in" presentation:class="page-number" presentation:placeholder="false">
        <draw:text-box>
          <text:p text:style-name="a338" text:class-names="" text:cond-style-name=""><text:span text:style-name="a33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45">
        <draw:frame draw:id="id46" presentation:style-name="a416" draw:name="Kopfzeilenplatzhalter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47" presentation:style-name="a421" draw:name="Datumsplatzhalter 2" svg:x="4.24826in" svg:y="0in" svg:width="3.25in" svg:height="0.50174in" presentation:class="date-time" presentation:placeholder="false">
          <draw:text-box>
            <text:p text:style-name="a420" text:class-names="" text:cond-style-name=""><text:span text:style-name="a417" text:class-names=""><text:date text:fixed="false" style:data-style-name="a418">14.02.2025</text:date></text:span><text:span text:style-name="a419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422" draw:name="Folienbildplatzhalter 3">
          <svg:title/>
          <svg:desc/>
        </draw:page-thumbnail>
        <draw:frame draw:id="id49" presentation:style-name="a437" draw:name="Notizenplatzhalter 4" svg:x="0.75in" svg:y="4.8125in" svg:width="6in" svg:height="3.9375in" presentation:class="notes" presentation:placeholder="false">
          <draw:text-box>
            <text:p text:style-name="a424" text:class-names="" text:cond-style-name=""><text:span text:style-name="a423" text:class-names="">Mastertextformat bearbeiten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Zweite Ebene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list text:style-name="a436">
                              <text:list-item>
                                <text:p text:style-name="a435" text:class-names="" text:cond-style-name=""><text:span text:style-name="a43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440" draw:name="Fußzeilenplatzhalter 5" svg:x="0in" svg:y="9.49826in" svg:width="3.25in" svg:height="0.50174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51" presentation:style-name="a444" draw:name="Foliennummernplatzhalter 6" svg:x="4.24826in" svg:y="9.49826in" svg:width="3.25in" svg:height="0.50174in" presentation:class="page-number" presentation:placeholder="false">
          <draw:text-box>
            <text:p text:style-name="a443" text:class-names="" text:cond-style-name=""><text:span text:style-name="a441" text:class-names=""><text:page-number style:num-format="1" text:fixed="false">‹Nr.›</text:page-number></text:span><text:span text:style-name="a442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447">
      <draw:frame draw:id="id159" draw:layer="Master1-bg" draw:style-name="a44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60">
        <svg:title/>
        <svg:desc/>
        <draw:g draw:name="Group 8" draw:id="id166">
          <svg:title/>
          <svg:desc/>
          <draw:custom-shape svg:x="0.125in" svg:y="0.00521in" svg:width="0.02604in" svg:height="2.38542in" draw:id="id178" draw:layer="Master1-bg" draw:style-name="a49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9" draw:layer="Master1-bg" draw:style-name="a49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80" draw:layer="Master1-bg" draw:style-name="a49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81" draw:layer="Master1-bg" draw:style-name="a49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82" draw:layer="Master1-bg" draw:style-name="a49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83" draw:layer="Master1-bg" draw:style-name="a50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84" draw:layer="Master1-bg" draw:style-name="a50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85" draw:layer="Master1-bg" draw:style-name="a50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6" draw:layer="Master1-bg" draw:style-name="a50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7" draw:layer="Master1-bg" draw:style-name="a50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8" draw:layer="Master1-bg" draw:style-name="a51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9" draw:layer="Master1-bg" draw:style-name="a51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90" draw:layer="Master1-bg" draw:style-name="a51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91" draw:layer="Master1-bg" draw:style-name="a51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92" draw:layer="Master1-bg" draw:style-name="a51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93" draw:layer="Master1-bg" draw:style-name="a52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94" draw:layer="Master1-bg" draw:style-name="a52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95" draw:layer="Master1-bg" draw:style-name="a52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6" draw:layer="Master1-bg" draw:style-name="a52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7" draw:layer="Master1-bg" draw:style-name="a52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8" draw:layer="Master1-bg" draw:style-name="a53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9" draw:layer="Master1-bg" draw:style-name="a53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00" draw:layer="Master1-bg" draw:style-name="a53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01" draw:layer="Master1-bg" draw:style-name="a53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02" draw:layer="Master1-bg" draw:style-name="a53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03" draw:layer="Master1-bg" draw:style-name="a54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04" draw:layer="Master1-bg" draw:style-name="a54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7">
          <svg:title/>
          <svg:desc/>
          <draw:custom-shape svg:x="12.55903in" svg:y="0in" svg:width="0.4566in" svg:height="0.56076in" draw:id="id168" draw:layer="Master1-bg" draw:style-name="a47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9" draw:layer="Master1-bg" draw:style-name="a47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70" draw:layer="Master1-bg" draw:style-name="a47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71" draw:layer="Master1-bg" draw:style-name="a47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72" draw:layer="Master1-bg" draw:style-name="a47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73" draw:layer="Master1-bg" draw:style-name="a48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74" draw:layer="Master1-bg" draw:style-name="a48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75" draw:layer="Master1-bg" draw:style-name="a48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6" draw:layer="Master1-bg" draw:style-name="a48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7" draw:layer="Master1-bg" draw:style-name="a48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61" presentation:style-name="a452" draw:name="Title 1" svg:x="1.24826in" svg:y="1.55208in" svg:width="10.83333in" svg:height="3.11979in" presentation:class="title" presentation:placeholder="false">
        <draw:text-box>
          <text:p text:style-name="a451" text:class-names="" text:cond-style-name=""><text:span text:style-name="a449" text:class-names="">Mastertitelformat bearbeiten</text:span><text:span text:style-name="a450" text:class-names=""/></text:p>
        </draw:text-box>
        <svg:title/>
        <svg:desc/>
      </draw:frame>
      <draw:frame draw:id="id162" presentation:style-name="a456" draw:name="Text Placeholder 2" svg:x="1.24826in" svg:y="4.83854in" svg:width="10.83333in" svg:height="1.50347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astertextformat bearbeiten</text:span></text:p>
            </text:list-item>
          </text:list>
        </draw:text-box>
        <svg:title/>
        <svg:desc/>
      </draw:frame>
      <draw:frame draw:id="id163" presentation:style-name="a461" draw:name="Date Placeholder 3" svg:x="8.15499in" svg:y="6.43403in" svg:width="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14.02.2025</text:date></text:span><text:span text:style-name="a459" text:class-names=""/></text:p>
        </draw:text-box>
        <svg:title/>
        <svg:desc/>
      </draw:frame>
      <draw:frame draw:id="id164" presentation:style-name="a465" draw:name="Footer Placeholder 4" svg:x="1.24826in" svg:y="6.43403in" svg:width="6.82339in" svg:height="0.39931in" presentation:class="footer" presentation:placeholder="false">
        <draw:text-box>
          <text:p text:style-name="a464" text:class-names="" text:cond-style-name=""><text:span text:style-name="a462" text:class-names="">Korbinian Müller / Speicherung und Datenaustausch von Daten mit Datenbanken durch GANs</text:span><text:span text:style-name="a463" text:class-names=""/></text:p>
        </draw:text-box>
        <svg:title/>
        <svg:desc/>
      </draw:frame>
      <draw:frame draw:id="id165" presentation:style-name="a468" draw:name="Slide Number Placeholder 5" svg:x="11.23832in" svg:y="6.43403in" svg:width="0.84327in" svg:height="0.39931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74">
        <draw:frame draw:id="id46" presentation:style-name="a545" draw:name="Kopfzeilenplatzhalter 1" svg:x="0in" svg:y="0in" svg:width="3.25in" svg:height="0.50174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47" presentation:style-name="a550" draw:name="Datumsplatzhalter 2" svg:x="4.24826in" svg:y="0in" svg:width="3.25in" svg:height="0.50174in" presentation:class="date-time" presentation:placeholder="false">
          <draw:text-box>
            <text:p text:style-name="a549" text:class-names="" text:cond-style-name=""><text:span text:style-name="a546" text:class-names=""><text:date text:fixed="false" style:data-style-name="a547">14.02.2025</text:date></text:span><text:span text:style-name="a54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551" draw:name="Folienbildplatzhalter 3">
          <svg:title/>
          <svg:desc/>
        </draw:page-thumbnail>
        <draw:frame draw:id="id49" presentation:style-name="a566" draw:name="Notizenplatzhalter 4" svg:x="0.75in" svg:y="4.8125in" svg:width="6in" svg:height="3.9375in" presentation:class="notes" presentation:placeholder="false">
          <draw:text-box>
            <text:p text:style-name="a553" text:class-names="" text:cond-style-name=""><text:span text:style-name="a552" text:class-names="">Mastertextformat bearbeiten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Zweite Ebene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569" draw:name="Fußzeilenplatzhalter 5" svg:x="0in" svg:y="9.49826in" svg:width="3.25in" svg:height="0.50174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51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0" text:class-names=""><text:page-number style:num-format="1" text:fixed="false">‹Nr.›</text:page-number></text:span><text:span text:style-name="a571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576">
      <draw:frame draw:id="id205" draw:layer="Master1-bg" draw:style-name="a57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206">
        <svg:title/>
        <svg:desc/>
        <draw:g draw:name="Group 8" draw:id="id213">
          <svg:title/>
          <svg:desc/>
          <draw:custom-shape svg:x="0.125in" svg:y="0.00521in" svg:width="0.02604in" svg:height="2.38542in" draw:id="id225" draw:layer="Master1-bg" draw:style-name="a64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6" draw:layer="Master1-bg" draw:style-name="a65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7" draw:layer="Master1-bg" draw:style-name="a65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8" draw:layer="Master1-bg" draw:style-name="a65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9" draw:layer="Master1-bg" draw:style-name="a65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30" draw:layer="Master1-bg" draw:style-name="a65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31" draw:layer="Master1-bg" draw:style-name="a66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32" draw:layer="Master1-bg" draw:style-name="a66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33" draw:layer="Master1-bg" draw:style-name="a66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34" draw:layer="Master1-bg" draw:style-name="a66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35" draw:layer="Master1-bg" draw:style-name="a66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6" draw:layer="Master1-bg" draw:style-name="a67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7" draw:layer="Master1-bg" draw:style-name="a67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8" draw:layer="Master1-bg" draw:style-name="a67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9" draw:layer="Master1-bg" draw:style-name="a67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40" draw:layer="Master1-bg" draw:style-name="a67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41" draw:layer="Master1-bg" draw:style-name="a68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42" draw:layer="Master1-bg" draw:style-name="a68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43" draw:layer="Master1-bg" draw:style-name="a68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44" draw:layer="Master1-bg" draw:style-name="a68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45" draw:layer="Master1-bg" draw:style-name="a68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6" draw:layer="Master1-bg" draw:style-name="a69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7" draw:layer="Master1-bg" draw:style-name="a69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8" draw:layer="Master1-bg" draw:style-name="a69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9" draw:layer="Master1-bg" draw:style-name="a69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50" draw:layer="Master1-bg" draw:style-name="a69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51" draw:layer="Master1-bg" draw:style-name="a70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14">
          <svg:title/>
          <svg:desc/>
          <draw:custom-shape svg:x="12.55903in" svg:y="0in" svg:width="0.4566in" svg:height="0.56076in" draw:id="id215" draw:layer="Master1-bg" draw:style-name="a62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6" draw:layer="Master1-bg" draw:style-name="a63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7" draw:layer="Master1-bg" draw:style-name="a63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8" draw:layer="Master1-bg" draw:style-name="a63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9" draw:layer="Master1-bg" draw:style-name="a63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20" draw:layer="Master1-bg" draw:style-name="a63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21" draw:layer="Master1-bg" draw:style-name="a64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22" draw:layer="Master1-bg" draw:style-name="a64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23" draw:layer="Master1-bg" draw:style-name="a64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24" draw:layer="Master1-bg" draw:style-name="a64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7" presentation:style-name="a581" draw:name="Title 1" svg:x="1.24826in" svg:y="0.67642in" svg:width="10.83333in" svg:height="1.61698in" presentation:class="title" presentation:placeholder="false">
        <draw:text-box>
          <text:p text:style-name="a580" text:class-names="" text:cond-style-name=""><text:span text:style-name="a578" text:class-names="">Mastertitelformat bearbeiten</text:span><text:span text:style-name="a579" text:class-names=""/></text:p>
        </draw:text-box>
        <svg:title/>
        <svg:desc/>
      </draw:frame>
      <draw:frame draw:id="id208" presentation:style-name="a598" draw:name="Content Placeholder 2" svg:x="1.24826in" svg:y="2.46007in" svg:width="5.33507in" svg:height="3.87327in" presentation:class="object" presentation:placeholder="false">
        <draw:text-box>
          <text:list text:style-name="a584">
            <text:list-item>
              <text:p text:style-name="a583" text:class-names="" text:cond-style-name=""><text:span text:style-name="a582" text:class-names="">Mastertextformat bearbeiten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Zweite Ebene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ünfte Ebene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615" draw:name="Content Placeholder 3" svg:x="6.75in" svg:y="2.46007in" svg:width="5.3316in" svg:height="3.87327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Mastertextformat bearbeiten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Zweite Ebene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Fünfte Ebene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620" draw:name="Date Placeholder 4" svg:x="8.15499in" svg:y="6.43403in" svg:width="3in" svg:height="0.39931in" presentation:class="date-time" presentation:placeholder="false">
        <draw:text-box>
          <text:p text:style-name="a619" text:class-names="" text:cond-style-name=""><text:span text:style-name="a616" text:class-names=""><text:date text:fixed="false" style:data-style-name="a617">14.02.2025</text:date></text:span><text:span text:style-name="a618" text:class-names=""/></text:p>
        </draw:text-box>
        <svg:title/>
        <svg:desc/>
      </draw:frame>
      <draw:frame draw:id="id211" presentation:style-name="a624" draw:name="Footer Placeholder 5" svg:x="1.24826in" svg:y="6.43403in" svg:width="6.82339in" svg:height="0.39931in" presentation:class="footer" presentation:placeholder="false">
        <draw:text-box>
          <text:p text:style-name="a623" text:class-names="" text:cond-style-name=""><text:span text:style-name="a621" text:class-names="">Korbinian Müller / Speicherung und Datenaustausch von Daten mit Datenbanken durch GANs</text:span><text:span text:style-name="a622" text:class-names=""/></text:p>
        </draw:text-box>
        <svg:title/>
        <svg:desc/>
      </draw:frame>
      <draw:frame draw:id="id212" presentation:style-name="a627" draw:name="Slide Number Placeholder 6" svg:x="11.23832in" svg:y="6.43403in" svg:width="0.84327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33">
        <draw:frame draw:id="id46" presentation:style-name="a704" draw:name="Kopfzeilenplatzhalter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47" presentation:style-name="a709" draw:name="Datumsplatzhalter 2" svg:x="4.24826in" svg:y="0in" svg:width="3.25in" svg:height="0.50174in" presentation:class="date-time" presentation:placeholder="false">
          <draw:text-box>
            <text:p text:style-name="a708" text:class-names="" text:cond-style-name=""><text:span text:style-name="a705" text:class-names=""><text:date text:fixed="false" style:data-style-name="a706">14.02.2025</text:date></text:span><text:span text:style-name="a70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710" draw:name="Folienbildplatzhalter 3">
          <svg:title/>
          <svg:desc/>
        </draw:page-thumbnail>
        <draw:frame draw:id="id49" presentation:style-name="a725" draw:name="Notizenplatzhalter 4" svg:x="0.75in" svg:y="4.8125in" svg:width="6in" svg:height="3.9375in" presentation:class="notes" presentation:placeholder="false">
          <draw:text-box>
            <text:p text:style-name="a712" text:class-names="" text:cond-style-name=""><text:span text:style-name="a711" text:class-names="">Mastertextformat bearbeiten</text:span></text:p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Zweite Ebene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p text:style-name="a720" text:class-names="" text:cond-style-name=""><text:span text:style-name="a7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list text:style-name="a724">
                              <text:list-item>
                                <text:p text:style-name="a723" text:class-names="" text:cond-style-name=""><text:span text:style-name="a7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728" draw:name="Fußzeilenplatzhalter 5" svg:x="0in" svg:y="9.49826in" svg:width="3.25in" svg:height="0.50174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51" presentation:style-name="a732" draw:name="Foliennummernplatzhalter 6" svg:x="4.24826in" svg:y="9.49826in" svg:width="3.25in" svg:height="0.50174in" presentation:class="page-number" presentation:placeholder="false">
          <draw:text-box>
            <text:p text:style-name="a731" text:class-names="" text:cond-style-name=""><text:span text:style-name="a729" text:class-names=""><text:page-number style:num-format="1" text:fixed="false">‹Nr.›</text:page-number></text:span><text:span text:style-name="a730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735">
      <draw:frame draw:id="id252" draw:layer="Master1-bg" draw:style-name="a73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253">
        <svg:title/>
        <svg:desc/>
        <draw:g draw:name="Group 8" draw:id="id262">
          <svg:title/>
          <svg:desc/>
          <draw:custom-shape svg:x="0.125in" svg:y="0.00521in" svg:width="0.02604in" svg:height="2.38542in" draw:id="id274" draw:layer="Master1-bg" draw:style-name="a81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75" draw:layer="Master1-bg" draw:style-name="a81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6" draw:layer="Master1-bg" draw:style-name="a82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7" draw:layer="Master1-bg" draw:style-name="a82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8" draw:layer="Master1-bg" draw:style-name="a82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9" draw:layer="Master1-bg" draw:style-name="a82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80" draw:layer="Master1-bg" draw:style-name="a82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81" draw:layer="Master1-bg" draw:style-name="a83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82" draw:layer="Master1-bg" draw:style-name="a83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3" draw:layer="Master1-bg" draw:style-name="a83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84" draw:layer="Master1-bg" draw:style-name="a83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85" draw:layer="Master1-bg" draw:style-name="a83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6" draw:layer="Master1-bg" draw:style-name="a84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7" draw:layer="Master1-bg" draw:style-name="a84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8" draw:layer="Master1-bg" draw:style-name="a84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9" draw:layer="Master1-bg" draw:style-name="a84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90" draw:layer="Master1-bg" draw:style-name="a84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91" draw:layer="Master1-bg" draw:style-name="a85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92" draw:layer="Master1-bg" draw:style-name="a85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93" draw:layer="Master1-bg" draw:style-name="a85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94" draw:layer="Master1-bg" draw:style-name="a85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95" draw:layer="Master1-bg" draw:style-name="a85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6" draw:layer="Master1-bg" draw:style-name="a86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7" draw:layer="Master1-bg" draw:style-name="a86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8" draw:layer="Master1-bg" draw:style-name="a86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9" draw:layer="Master1-bg" draw:style-name="a86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00" draw:layer="Master1-bg" draw:style-name="a86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63">
          <svg:title/>
          <svg:desc/>
          <draw:custom-shape svg:x="12.55903in" svg:y="0in" svg:width="0.4566in" svg:height="0.56076in" draw:id="id264" draw:layer="Master1-bg" draw:style-name="a79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65" draw:layer="Master1-bg" draw:style-name="a79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6" draw:layer="Master1-bg" draw:style-name="a80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7" draw:layer="Master1-bg" draw:style-name="a80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8" draw:layer="Master1-bg" draw:style-name="a80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9" draw:layer="Master1-bg" draw:style-name="a80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70" draw:layer="Master1-bg" draw:style-name="a80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71" draw:layer="Master1-bg" draw:style-name="a81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72" draw:layer="Master1-bg" draw:style-name="a81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73" draw:layer="Master1-bg" draw:style-name="a81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54" presentation:style-name="a740" draw:name="Title 1" svg:x="1.24826in" svg:y="0.67708in" svg:width="10.83333in" svg:height="1.61632in" presentation:class="title" presentation:placeholder="false">
        <draw:text-box>
          <text:p text:style-name="a739" text:class-names="" text:cond-style-name=""><text:span text:style-name="a737" text:class-names="">Mastertitelformat bearbeiten</text:span><text:span text:style-name="a738" text:class-names=""/></text:p>
        </draw:text-box>
        <svg:title/>
        <svg:desc/>
      </draw:frame>
      <draw:frame draw:id="id255" presentation:style-name="a744" draw:name="Text Placeholder 2" svg:x="1.49827in" svg:y="2.46007in" svg:width="5.08506in" svg:height="0.90104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Mastertextformat bearbeiten</text:span></text:p>
            </text:list-item>
          </text:list>
        </draw:text-box>
        <svg:title/>
        <svg:desc/>
      </draw:frame>
      <draw:frame draw:id="id256" presentation:style-name="a761" draw:name="Content Placeholder 3" svg:x="1.24826in" svg:y="3.36111in" svg:width="5.33507in" svg:height="2.97222in" presentation:class="object" presentation:placeholder="false">
        <draw:text-box>
          <text:list text:style-name="a747">
            <text:list-item>
              <text:p text:style-name="a746" text:class-names="" text:cond-style-name=""><text:span text:style-name="a745" text:class-names="">Mastertextformat bearbeiten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Zweite Ebene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7" text:class-names="">Fünfte Ebene</text:span><text:span text:style-name="a7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7" presentation:style-name="a765" draw:name="Text Placeholder 4" svg:x="7.00001in" svg:y="2.46007in" svg:width="5.08159in" svg:height="0.90104in" presentation:class="outline" presentation:placeholder="false">
        <draw:text-box>
          <text:list text:style-name="a764">
            <text:list-item>
              <text:p text:style-name="a763" text:class-names="" text:cond-style-name=""><text:span text:style-name="a762" text:class-names="">Mastertextformat bearbeiten</text:span></text:p>
            </text:list-item>
          </text:list>
        </draw:text-box>
        <svg:title/>
        <svg:desc/>
      </draw:frame>
      <draw:frame draw:id="id258" presentation:style-name="a782" draw:name="Content Placeholder 5" svg:x="6.75in" svg:y="3.36111in" svg:width="5.33159in" svg:height="2.97222in" presentation:class="object" presentation:placeholder="false">
        <draw:text-box>
          <text:list text:style-name="a768">
            <text:list-item>
              <text:p text:style-name="a767" text:class-names="" text:cond-style-name=""><text:span text:style-name="a766" text:class-names="">Mastertextformat bearbeiten</text:span></text:p>
            </text:list-item>
          </text:list>
          <text:list text:style-name="a771">
            <text:list-item>
              <text:list text:style-name="a771">
                <text:list-item>
                  <text:p text:style-name="a770" text:class-names="" text:cond-style-name=""><text:span text:style-name="a769" text:class-names="">Zweite Ebene</text:span></text:p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p text:style-name="a773" text:class-names="" text:cond-style-name=""><text:span text:style-name="a7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p text:style-name="a776" text:class-names="" text:cond-style-name=""><text:span text:style-name="a7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list text:style-name="a781">
                            <text:list-item>
                              <text:p text:style-name="a780" text:class-names="" text:cond-style-name=""><text:span text:style-name="a778" text:class-names="">Fünfte Ebene</text:span><text:span text:style-name="a7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787" draw:name="Date Placeholder 6" svg:x="8.15499in" svg:y="6.43403in" svg:width="3in" svg:height="0.39931in" presentation:class="date-time" presentation:placeholder="false">
        <draw:text-box>
          <text:p text:style-name="a786" text:class-names="" text:cond-style-name=""><text:span text:style-name="a783" text:class-names=""><text:date text:fixed="false" style:data-style-name="a784">14.02.2025</text:date></text:span><text:span text:style-name="a785" text:class-names=""/></text:p>
        </draw:text-box>
        <svg:title/>
        <svg:desc/>
      </draw:frame>
      <draw:frame draw:id="id260" presentation:style-name="a791" draw:name="Footer Placeholder 7" svg:x="1.24826in" svg:y="6.43403in" svg:width="6.82339in" svg:height="0.39931in" presentation:class="footer" presentation:placeholder="false">
        <draw:text-box>
          <text:p text:style-name="a790" text:class-names="" text:cond-style-name=""><text:span text:style-name="a788" text:class-names="">Korbinian Müller / Speicherung und Datenaustausch von Daten mit Datenbanken durch GANs</text:span><text:span text:style-name="a789" text:class-names=""/></text:p>
        </draw:text-box>
        <svg:title/>
        <svg:desc/>
      </draw:frame>
      <draw:frame draw:id="id261" presentation:style-name="a794" draw:name="Slide Number Placeholder 8" svg:x="11.23832in" svg:y="6.43403in" svg:width="0.84327in" svg:height="0.39931in" presentation:class="page-number" presentation:placeholder="false">
        <draw:text-box>
          <text:p text:style-name="a793" text:class-names="" text:cond-style-name=""><text:span text:style-name="a79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900">
        <draw:frame draw:id="id46" presentation:style-name="a871" draw:name="Kopfzeilenplatzhalter 1" svg:x="0in" svg:y="0in" svg:width="3.25in" svg:height="0.50174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47" presentation:style-name="a876" draw:name="Datumsplatzhalter 2" svg:x="4.24826in" svg:y="0in" svg:width="3.25in" svg:height="0.50174in" presentation:class="date-time" presentation:placeholder="false">
          <draw:text-box>
            <text:p text:style-name="a875" text:class-names="" text:cond-style-name=""><text:span text:style-name="a872" text:class-names=""><text:date text:fixed="false" style:data-style-name="a873">14.02.2025</text:date></text:span><text:span text:style-name="a87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877" draw:name="Folienbildplatzhalter 3">
          <svg:title/>
          <svg:desc/>
        </draw:page-thumbnail>
        <draw:frame draw:id="id49" presentation:style-name="a892" draw:name="Notizenplatzhalter 4" svg:x="0.75in" svg:y="4.8125in" svg:width="6in" svg:height="3.9375in" presentation:class="notes" presentation:placeholder="false">
          <draw:text-box>
            <text:p text:style-name="a879" text:class-names="" text:cond-style-name=""><text:span text:style-name="a878" text:class-names="">Mastertextformat bearbeiten</text:span></text:p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Zweite Ebene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list text:style-name="a891">
                          <text:list-item>
                            <text:list text:style-name="a891">
                              <text:list-item>
                                <text:p text:style-name="a890" text:class-names="" text:cond-style-name=""><text:span text:style-name="a88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895" draw:name="Fußzeilenplatzhalter 5" svg:x="0in" svg:y="9.49826in" svg:width="3.25in" svg:height="0.50174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51" presentation:style-name="a899" draw:name="Foliennummernplatzhalter 6" svg:x="4.24826in" svg:y="9.49826in" svg:width="3.25in" svg:height="0.50174in" presentation:class="page-number" presentation:placeholder="false">
          <draw:text-box>
            <text:p text:style-name="a898" text:class-names="" text:cond-style-name=""><text:span text:style-name="a896" text:class-names=""><text:page-number style:num-format="1" text:fixed="false">‹Nr.›</text:page-number></text:span><text:span text:style-name="a897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902">
      <draw:frame draw:id="id301" draw:layer="Master1-bg" draw:style-name="a903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302">
        <svg:title/>
        <svg:desc/>
        <draw:g draw:name="Group 8" draw:id="id307">
          <svg:title/>
          <svg:desc/>
          <draw:custom-shape svg:x="0.125in" svg:y="0.00521in" svg:width="0.02604in" svg:height="2.38542in" draw:id="id319" draw:layer="Master1-bg" draw:style-name="a94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20" draw:layer="Master1-bg" draw:style-name="a94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21" draw:layer="Master1-bg" draw:style-name="a94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22" draw:layer="Master1-bg" draw:style-name="a94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23" draw:layer="Master1-bg" draw:style-name="a94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24" draw:layer="Master1-bg" draw:style-name="a95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25" draw:layer="Master1-bg" draw:style-name="a95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6" draw:layer="Master1-bg" draw:style-name="a95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7" draw:layer="Master1-bg" draw:style-name="a95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8" draw:layer="Master1-bg" draw:style-name="a95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9" draw:layer="Master1-bg" draw:style-name="a96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30" draw:layer="Master1-bg" draw:style-name="a96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31" draw:layer="Master1-bg" draw:style-name="a96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32" draw:layer="Master1-bg" draw:style-name="a96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3" draw:layer="Master1-bg" draw:style-name="a96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34" draw:layer="Master1-bg" draw:style-name="a97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35" draw:layer="Master1-bg" draw:style-name="a97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6" draw:layer="Master1-bg" draw:style-name="a97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7" draw:layer="Master1-bg" draw:style-name="a97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8" draw:layer="Master1-bg" draw:style-name="a97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9" draw:layer="Master1-bg" draw:style-name="a98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40" draw:layer="Master1-bg" draw:style-name="a98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41" draw:layer="Master1-bg" draw:style-name="a98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42" draw:layer="Master1-bg" draw:style-name="a98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43" draw:layer="Master1-bg" draw:style-name="a98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44" draw:layer="Master1-bg" draw:style-name="a99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45" draw:layer="Master1-bg" draw:style-name="a99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8">
          <svg:title/>
          <svg:desc/>
          <draw:custom-shape svg:x="12.55903in" svg:y="0in" svg:width="0.4566in" svg:height="0.56076in" draw:id="id309" draw:layer="Master1-bg" draw:style-name="a92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10" draw:layer="Master1-bg" draw:style-name="a92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11" draw:layer="Master1-bg" draw:style-name="a92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12" draw:layer="Master1-bg" draw:style-name="a92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13" draw:layer="Master1-bg" draw:style-name="a92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14" draw:layer="Master1-bg" draw:style-name="a93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15" draw:layer="Master1-bg" draw:style-name="a93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6" draw:layer="Master1-bg" draw:style-name="a93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7" draw:layer="Master1-bg" draw:style-name="a93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8" draw:layer="Master1-bg" draw:style-name="a93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03" presentation:style-name="a907" draw:name="Title 1" svg:x="1.24826in" svg:y="0.67642in" svg:width="10.83333in" svg:height="1.61698in" presentation:class="title" presentation:placeholder="false">
        <draw:text-box>
          <text:p text:style-name="a906" text:class-names="" text:cond-style-name=""><text:span text:style-name="a904" text:class-names="">Mastertitelformat bearbeiten</text:span><text:span text:style-name="a905" text:class-names=""/></text:p>
        </draw:text-box>
        <svg:title/>
        <svg:desc/>
      </draw:frame>
      <draw:frame draw:id="id304" presentation:style-name="a912" draw:name="Date Placeholder 2" svg:x="8.15499in" svg:y="6.43403in" svg:width="3in" svg:height="0.39931in" presentation:class="date-time" presentation:placeholder="false">
        <draw:text-box>
          <text:p text:style-name="a911" text:class-names="" text:cond-style-name=""><text:span text:style-name="a908" text:class-names=""><text:date text:fixed="false" style:data-style-name="a909">14.02.2025</text:date></text:span><text:span text:style-name="a910" text:class-names=""/></text:p>
        </draw:text-box>
        <svg:title/>
        <svg:desc/>
      </draw:frame>
      <draw:frame draw:id="id305" presentation:style-name="a916" draw:name="Footer Placeholder 3" svg:x="1.24826in" svg:y="6.43403in" svg:width="6.82339in" svg:height="0.39931in" presentation:class="footer" presentation:placeholder="false">
        <draw:text-box>
          <text:p text:style-name="a915" text:class-names="" text:cond-style-name=""><text:span text:style-name="a913" text:class-names="">Korbinian Müller / Speicherung und Datenaustausch von Daten mit Datenbanken durch GANs</text:span><text:span text:style-name="a914" text:class-names=""/></text:p>
        </draw:text-box>
        <svg:title/>
        <svg:desc/>
      </draw:frame>
      <draw:frame draw:id="id306" presentation:style-name="a919" draw:name="Slide Number Placeholder 4" svg:x="11.23832in" svg:y="6.43403in" svg:width="0.84327in" svg:height="0.39931in" presentation:class="page-number" presentation:placeholder="false">
        <draw:text-box>
          <text:p text:style-name="a918" text:class-names="" text:cond-style-name=""><text:span text:style-name="a91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025">
        <draw:frame draw:id="id46" presentation:style-name="a996" draw:name="Kopfzeilenplatzhalter 1" svg:x="0in" svg:y="0in" svg:width="3.25in" svg:height="0.50174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47" presentation:style-name="a1001" draw:name="Datumsplatzhalter 2" svg:x="4.24826in" svg:y="0in" svg:width="3.25in" svg:height="0.50174in" presentation:class="date-time" presentation:placeholder="false">
          <draw:text-box>
            <text:p text:style-name="a1000" text:class-names="" text:cond-style-name=""><text:span text:style-name="a997" text:class-names=""><text:date text:fixed="false" style:data-style-name="a998">14.02.2025</text:date></text:span><text:span text:style-name="a999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002" draw:name="Folienbildplatzhalter 3">
          <svg:title/>
          <svg:desc/>
        </draw:page-thumbnail>
        <draw:frame draw:id="id49" presentation:style-name="a1017" draw:name="Notizenplatzhalter 4" svg:x="0.75in" svg:y="4.8125in" svg:width="6in" svg:height="3.9375in" presentation:class="notes" presentation:placeholder="false">
          <draw:text-box>
            <text:p text:style-name="a1004" text:class-names="" text:cond-style-name=""><text:span text:style-name="a1003" text:class-names="">Mastertextformat bearbeiten</text:span></text:p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Zweite Ebene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p text:style-name="a1012" text:class-names="" text:cond-style-name=""><text:span text:style-name="a10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list text:style-name="a1016">
                          <text:list-item>
                            <text:list text:style-name="a1016">
                              <text:list-item>
                                <text:p text:style-name="a1015" text:class-names="" text:cond-style-name=""><text:span text:style-name="a101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020" draw:name="Fußzeilenplatzhalter 5" svg:x="0in" svg:y="9.49826in" svg:width="3.25in" svg:height="0.50174in" presentation:class="footer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51" presentation:style-name="a1024" draw:name="Foliennummernplatzhalter 6" svg:x="4.24826in" svg:y="9.49826in" svg:width="3.25in" svg:height="0.50174in" presentation:class="page-number" presentation:placeholder="false">
          <draw:text-box>
            <text:p text:style-name="a1023" text:class-names="" text:cond-style-name=""><text:span text:style-name="a1021" text:class-names=""><text:page-number style:num-format="1" text:fixed="false">‹Nr.›</text:page-number></text:span><text:span text:style-name="a1022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1027">
      <draw:frame draw:id="id346" draw:layer="Master1-bg" draw:style-name="a102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347">
        <svg:title/>
        <svg:desc/>
        <draw:g draw:name="Group 8" draw:id="id351">
          <svg:title/>
          <svg:desc/>
          <draw:custom-shape svg:x="0.125in" svg:y="0.00521in" svg:width="0.02604in" svg:height="2.38542in" draw:id="id363" draw:layer="Master1-bg" draw:style-name="a106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64" draw:layer="Master1-bg" draw:style-name="a106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65" draw:layer="Master1-bg" draw:style-name="a106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6" draw:layer="Master1-bg" draw:style-name="a106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7" draw:layer="Master1-bg" draw:style-name="a107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8" draw:layer="Master1-bg" draw:style-name="a107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9" draw:layer="Master1-bg" draw:style-name="a107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70" draw:layer="Master1-bg" draw:style-name="a107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71" draw:layer="Master1-bg" draw:style-name="a107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72" draw:layer="Master1-bg" draw:style-name="a108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73" draw:layer="Master1-bg" draw:style-name="a108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74" draw:layer="Master1-bg" draw:style-name="a108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75" draw:layer="Master1-bg" draw:style-name="a108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6" draw:layer="Master1-bg" draw:style-name="a108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7" draw:layer="Master1-bg" draw:style-name="a109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8" draw:layer="Master1-bg" draw:style-name="a109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9" draw:layer="Master1-bg" draw:style-name="a109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80" draw:layer="Master1-bg" draw:style-name="a109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81" draw:layer="Master1-bg" draw:style-name="a109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2" draw:layer="Master1-bg" draw:style-name="a110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83" draw:layer="Master1-bg" draw:style-name="a110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84" draw:layer="Master1-bg" draw:style-name="a110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85" draw:layer="Master1-bg" draw:style-name="a110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6" draw:layer="Master1-bg" draw:style-name="a110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7" draw:layer="Master1-bg" draw:style-name="a111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8" draw:layer="Master1-bg" draw:style-name="a111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9" draw:layer="Master1-bg" draw:style-name="a111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52">
          <svg:title/>
          <svg:desc/>
          <draw:custom-shape svg:x="12.55903in" svg:y="0in" svg:width="0.4566in" svg:height="0.56076in" draw:id="id353" draw:layer="Master1-bg" draw:style-name="a104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54" draw:layer="Master1-bg" draw:style-name="a104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55" draw:layer="Master1-bg" draw:style-name="a104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6" draw:layer="Master1-bg" draw:style-name="a104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7" draw:layer="Master1-bg" draw:style-name="a105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8" draw:layer="Master1-bg" draw:style-name="a105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9" draw:layer="Master1-bg" draw:style-name="a105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60" draw:layer="Master1-bg" draw:style-name="a105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61" draw:layer="Master1-bg" draw:style-name="a105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62" draw:layer="Master1-bg" draw:style-name="a106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8" presentation:style-name="a1033" draw:name="Date Placeholder 1" svg:x="8.15499in" svg:y="6.43403in" svg:width="3in" svg:height="0.39931in" presentation:class="date-time" presentation:placeholder="false">
        <draw:text-box>
          <text:p text:style-name="a1032" text:class-names="" text:cond-style-name=""><text:span text:style-name="a1029" text:class-names=""><text:date text:fixed="false" style:data-style-name="a1030">14.02.2025</text:date></text:span><text:span text:style-name="a1031" text:class-names=""/></text:p>
        </draw:text-box>
        <svg:title/>
        <svg:desc/>
      </draw:frame>
      <draw:frame draw:id="id349" presentation:style-name="a1037" draw:name="Footer Placeholder 2" svg:x="1.24826in" svg:y="6.43403in" svg:width="6.82339in" svg:height="0.39931in" presentation:class="footer" presentation:placeholder="false">
        <draw:text-box>
          <text:p text:style-name="a1036" text:class-names="" text:cond-style-name=""><text:span text:style-name="a1034" text:class-names="">Korbinian Müller / Speicherung und Datenaustausch von Daten mit Datenbanken durch GANs</text:span><text:span text:style-name="a1035" text:class-names=""/></text:p>
        </draw:text-box>
        <svg:title/>
        <svg:desc/>
      </draw:frame>
      <draw:frame draw:id="id350" presentation:style-name="a1040" draw:name="Slide Number Placeholder 3" svg:x="11.23832in" svg:y="6.43403in" svg:width="0.84327in" svg:height="0.39931in" presentation:class="page-number" presentation:placeholder="false">
        <draw:text-box>
          <text:p text:style-name="a1039" text:class-names="" text:cond-style-name=""><text:span text:style-name="a103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146">
        <draw:frame draw:id="id46" presentation:style-name="a1117" draw:name="Kopfzeilenplatzhalter 1" svg:x="0in" svg:y="0in" svg:width="3.25in" svg:height="0.50174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47" presentation:style-name="a1122" draw:name="Datumsplatzhalter 2" svg:x="4.24826in" svg:y="0in" svg:width="3.25in" svg:height="0.50174in" presentation:class="date-time" presentation:placeholder="false">
          <draw:text-box>
            <text:p text:style-name="a1121" text:class-names="" text:cond-style-name=""><text:span text:style-name="a1118" text:class-names=""><text:date text:fixed="false" style:data-style-name="a1119">14.02.2025</text:date></text:span><text:span text:style-name="a1120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23" draw:name="Folienbildplatzhalter 3">
          <svg:title/>
          <svg:desc/>
        </draw:page-thumbnail>
        <draw:frame draw:id="id49" presentation:style-name="a1138" draw:name="Notizenplatzhalter 4" svg:x="0.75in" svg:y="4.8125in" svg:width="6in" svg:height="3.9375in" presentation:class="notes" presentation:placeholder="false">
          <draw:text-box>
            <text:p text:style-name="a1125" text:class-names="" text:cond-style-name=""><text:span text:style-name="a1124" text:class-names="">Mastertextformat bearbeiten</text:span></text:p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Zweite Ebene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list text:style-name="a1131">
                      <text:list-item>
                        <text:p text:style-name="a1130" text:class-names="" text:cond-style-name=""><text:span text:style-name="a11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list text:style-name="a1134">
                          <text:list-item>
                            <text:p text:style-name="a1133" text:class-names="" text:cond-style-name=""><text:span text:style-name="a11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list text:style-name="a1137">
                          <text:list-item>
                            <text:list text:style-name="a1137">
                              <text:list-item>
                                <text:p text:style-name="a1136" text:class-names="" text:cond-style-name=""><text:span text:style-name="a11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141" draw:name="Fußzeilenplatzhalter 5" svg:x="0in" svg:y="9.49826in" svg:width="3.25in" svg:height="0.50174in" presentation:class="foot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51" presentation:style-name="a1145" draw:name="Foliennummernplatzhalter 6" svg:x="4.24826in" svg:y="9.49826in" svg:width="3.25in" svg:height="0.50174in" presentation:class="page-number" presentation:placeholder="false">
          <draw:text-box>
            <text:p text:style-name="a1144" text:class-names="" text:cond-style-name=""><text:span text:style-name="a1142" text:class-names=""><text:page-number style:num-format="1" text:fixed="false">‹Nr.›</text:page-number></text:span><text:span text:style-name="a1143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1148">
      <draw:frame draw:id="id390" draw:layer="Master1-bg" draw:style-name="a114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391">
        <svg:title/>
        <svg:desc/>
        <draw:g draw:name="Group 8" draw:id="id398">
          <svg:title/>
          <svg:desc/>
          <draw:custom-shape svg:x="0.125in" svg:y="0.00521in" svg:width="0.02604in" svg:height="2.38542in" draw:id="id410" draw:layer="Master1-bg" draw:style-name="a120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11" draw:layer="Master1-bg" draw:style-name="a121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12" draw:layer="Master1-bg" draw:style-name="a121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13" draw:layer="Master1-bg" draw:style-name="a121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14" draw:layer="Master1-bg" draw:style-name="a121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15" draw:layer="Master1-bg" draw:style-name="a121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6" draw:layer="Master1-bg" draw:style-name="a122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7" draw:layer="Master1-bg" draw:style-name="a122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8" draw:layer="Master1-bg" draw:style-name="a122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9" draw:layer="Master1-bg" draw:style-name="a122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20" draw:layer="Master1-bg" draw:style-name="a122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21" draw:layer="Master1-bg" draw:style-name="a123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22" draw:layer="Master1-bg" draw:style-name="a123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23" draw:layer="Master1-bg" draw:style-name="a123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24" draw:layer="Master1-bg" draw:style-name="a123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25" draw:layer="Master1-bg" draw:style-name="a123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6" draw:layer="Master1-bg" draw:style-name="a124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7" draw:layer="Master1-bg" draw:style-name="a124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8" draw:layer="Master1-bg" draw:style-name="a124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9" draw:layer="Master1-bg" draw:style-name="a124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30" draw:layer="Master1-bg" draw:style-name="a124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31" draw:layer="Master1-bg" draw:style-name="a125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32" draw:layer="Master1-bg" draw:style-name="a125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33" draw:layer="Master1-bg" draw:style-name="a125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4" draw:layer="Master1-bg" draw:style-name="a125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35" draw:layer="Master1-bg" draw:style-name="a125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6" draw:layer="Master1-bg" draw:style-name="a126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9">
          <svg:title/>
          <svg:desc/>
          <draw:custom-shape svg:x="12.55903in" svg:y="0in" svg:width="0.4566in" svg:height="0.56076in" draw:id="id400" draw:layer="Master1-bg" draw:style-name="a118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01" draw:layer="Master1-bg" draw:style-name="a119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02" draw:layer="Master1-bg" draw:style-name="a119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03" draw:layer="Master1-bg" draw:style-name="a119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04" draw:layer="Master1-bg" draw:style-name="a119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05" draw:layer="Master1-bg" draw:style-name="a119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6" draw:layer="Master1-bg" draw:style-name="a120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7" draw:layer="Master1-bg" draw:style-name="a120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8" draw:layer="Master1-bg" draw:style-name="a120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9" draw:layer="Master1-bg" draw:style-name="a120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92" presentation:style-name="a1153" draw:name="Title 1" svg:x="1.25405in" svg:y="0.66667in" svg:width="4.21701in" svg:height="1.7934in" presentation:class="title" presentation:placeholder="false">
        <draw:text-box>
          <text:p text:style-name="a1152" text:class-names="" text:cond-style-name=""><text:span text:style-name="a1150" text:class-names="">Mastertitelformat bearbeiten</text:span><text:span text:style-name="a1151" text:class-names=""/></text:p>
        </draw:text-box>
        <svg:title/>
        <svg:desc/>
      </draw:frame>
      <draw:frame draw:id="id393" presentation:style-name="a1170" draw:name="Content Placeholder 2" svg:x="5.63889in" svg:y="0.64815in" svg:width="6.4427in" svg:height="5.68519in" presentation:class="object" presentation:placeholder="false">
        <draw:text-box>
          <text:list text:style-name="a1156">
            <text:list-item>
              <text:p text:style-name="a1155" text:class-names="" text:cond-style-name=""><text:span text:style-name="a1154" text:class-names="">Mastertextformat bearbeiten</text:span></text:p>
            </text:list-item>
          </text:list>
          <text:list text:style-name="a1159">
            <text:list-item>
              <text:list text:style-name="a1159">
                <text:list-item>
                  <text:p text:style-name="a1158" text:class-names="" text:cond-style-name=""><text:span text:style-name="a1157" text:class-names="">Zweite Ebene</text:span></text:p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p text:style-name="a1161" text:class-names="" text:cond-style-name=""><text:span text:style-name="a11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65">
            <text:list-item>
              <text:list text:style-name="a1165">
                <text:list-item>
                  <text:list text:style-name="a1165">
                    <text:list-item>
                      <text:list text:style-name="a1165">
                        <text:list-item>
                          <text:p text:style-name="a1164" text:class-names="" text:cond-style-name=""><text:span text:style-name="a11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9">
            <text:list-item>
              <text:list text:style-name="a1169">
                <text:list-item>
                  <text:list text:style-name="a1169">
                    <text:list-item>
                      <text:list text:style-name="a1169">
                        <text:list-item>
                          <text:list text:style-name="a1169">
                            <text:list-item>
                              <text:p text:style-name="a1168" text:class-names="" text:cond-style-name=""><text:span text:style-name="a1166" text:class-names="">Fünfte Ebene</text:span><text:span text:style-name="a1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4" presentation:style-name="a1174" draw:name="Text Placeholder 3" svg:x="1.25405in" svg:y="2.46007in" svg:width="4.21701in" svg:height="3.87327in" presentation:class="outline" presentation:placeholder="false">
        <draw:text-box>
          <text:list text:style-name="a1173">
            <text:list-item>
              <text:p text:style-name="a1172" text:class-names="" text:cond-style-name=""><text:span text:style-name="a1171" text:class-names="">Mastertextformat bearbeiten</text:span></text:p>
            </text:list-item>
          </text:list>
        </draw:text-box>
        <svg:title/>
        <svg:desc/>
      </draw:frame>
      <draw:frame draw:id="id395" presentation:style-name="a1179" draw:name="Date Placeholder 4" svg:x="8.15499in" svg:y="6.43403in" svg:width="3in" svg:height="0.39931in" presentation:class="date-time" presentation:placeholder="false">
        <draw:text-box>
          <text:p text:style-name="a1178" text:class-names="" text:cond-style-name=""><text:span text:style-name="a1175" text:class-names=""><text:date text:fixed="false" style:data-style-name="a1176">14.02.2025</text:date></text:span><text:span text:style-name="a1177" text:class-names=""/></text:p>
        </draw:text-box>
        <svg:title/>
        <svg:desc/>
      </draw:frame>
      <draw:frame draw:id="id396" presentation:style-name="a1183" draw:name="Footer Placeholder 5" svg:x="1.24826in" svg:y="6.43403in" svg:width="6.82339in" svg:height="0.39931in" presentation:class="footer" presentation:placeholder="false">
        <draw:text-box>
          <text:p text:style-name="a1182" text:class-names="" text:cond-style-name=""><text:span text:style-name="a1180" text:class-names="">Korbinian Müller / Speicherung und Datenaustausch von Daten mit Datenbanken durch GANs</text:span><text:span text:style-name="a1181" text:class-names=""/></text:p>
        </draw:text-box>
        <svg:title/>
        <svg:desc/>
      </draw:frame>
      <draw:frame draw:id="id397" presentation:style-name="a1186" draw:name="Slide Number Placeholder 6" svg:x="11.23832in" svg:y="6.43403in" svg:width="0.84327in" svg:height="0.39931in" presentation:class="page-number" presentation:placeholder="false">
        <draw:text-box>
          <text:p text:style-name="a1185" text:class-names="" text:cond-style-name=""><text:span text:style-name="a118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292">
        <draw:frame draw:id="id46" presentation:style-name="a1263" draw:name="Kopfzeilenplatzhalter 1" svg:x="0in" svg:y="0in" svg:width="3.25in" svg:height="0.50174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47" presentation:style-name="a1268" draw:name="Datumsplatzhalter 2" svg:x="4.24826in" svg:y="0in" svg:width="3.25in" svg:height="0.50174in" presentation:class="date-time" presentation:placeholder="false">
          <draw:text-box>
            <text:p text:style-name="a1267" text:class-names="" text:cond-style-name=""><text:span text:style-name="a1264" text:class-names=""><text:date text:fixed="false" style:data-style-name="a1265">14.02.2025</text:date></text:span><text:span text:style-name="a126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269" draw:name="Folienbildplatzhalter 3">
          <svg:title/>
          <svg:desc/>
        </draw:page-thumbnail>
        <draw:frame draw:id="id49" presentation:style-name="a1284" draw:name="Notizenplatzhalter 4" svg:x="0.75in" svg:y="4.8125in" svg:width="6in" svg:height="3.9375in" presentation:class="notes" presentation:placeholder="false">
          <draw:text-box>
            <text:p text:style-name="a1271" text:class-names="" text:cond-style-name=""><text:span text:style-name="a1270" text:class-names="">Mastertextformat bearbeiten</text:span></text:p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Zweite Ebene</text:span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list text:style-name="a1277">
                      <text:list-item>
                        <text:p text:style-name="a1276" text:class-names="" text:cond-style-name=""><text:span text:style-name="a12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list text:style-name="a1280">
                      <text:list-item>
                        <text:list text:style-name="a1280">
                          <text:list-item>
                            <text:p text:style-name="a1279" text:class-names="" text:cond-style-name=""><text:span text:style-name="a12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list text:style-name="a1283">
                      <text:list-item>
                        <text:list text:style-name="a1283">
                          <text:list-item>
                            <text:list text:style-name="a1283">
                              <text:list-item>
                                <text:p text:style-name="a1282" text:class-names="" text:cond-style-name=""><text:span text:style-name="a128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287" draw:name="Fußzeilenplatzhalter 5" svg:x="0in" svg:y="9.49826in" svg:width="3.25in" svg:height="0.50174in" presentation:class="footer" presentation:placeholder="false">
          <draw:text-box>
            <text:p text:style-name="a1286" text:class-names="" text:cond-style-name=""><text:span text:style-name="a1285" text:class-names=""/></text:p>
          </draw:text-box>
          <svg:title/>
          <svg:desc/>
        </draw:frame>
        <draw:frame draw:id="id51" presentation:style-name="a1291" draw:name="Foliennummernplatzhalter 6" svg:x="4.24826in" svg:y="9.49826in" svg:width="3.25in" svg:height="0.50174in" presentation:class="page-number" presentation:placeholder="false">
          <draw:text-box>
            <text:p text:style-name="a1290" text:class-names="" text:cond-style-name=""><text:span text:style-name="a1288" text:class-names=""><text:page-number style:num-format="1" text:fixed="false">‹Nr.›</text:page-number></text:span><text:span text:style-name="a1289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1294">
      <draw:frame draw:id="id437" draw:layer="Master1-bg" draw:style-name="a1295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438">
        <svg:title/>
        <svg:desc/>
        <draw:g draw:name="Group 8" draw:id="id445">
          <svg:title/>
          <svg:desc/>
          <draw:custom-shape svg:x="0.125in" svg:y="0.00521in" svg:width="0.02604in" svg:height="2.38542in" draw:id="id457" draw:layer="Master1-bg" draw:style-name="a134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8" draw:layer="Master1-bg" draw:style-name="a134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9" draw:layer="Master1-bg" draw:style-name="a134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60" draw:layer="Master1-bg" draw:style-name="a134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61" draw:layer="Master1-bg" draw:style-name="a134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62" draw:layer="Master1-bg" draw:style-name="a135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63" draw:layer="Master1-bg" draw:style-name="a135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64" draw:layer="Master1-bg" draw:style-name="a135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65" draw:layer="Master1-bg" draw:style-name="a135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6" draw:layer="Master1-bg" draw:style-name="a135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7" draw:layer="Master1-bg" draw:style-name="a136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8" draw:layer="Master1-bg" draw:style-name="a136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9" draw:layer="Master1-bg" draw:style-name="a136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70" draw:layer="Master1-bg" draw:style-name="a136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71" draw:layer="Master1-bg" draw:style-name="a136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72" draw:layer="Master1-bg" draw:style-name="a137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73" draw:layer="Master1-bg" draw:style-name="a137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74" draw:layer="Master1-bg" draw:style-name="a137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75" draw:layer="Master1-bg" draw:style-name="a137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6" draw:layer="Master1-bg" draw:style-name="a137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7" draw:layer="Master1-bg" draw:style-name="a138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8" draw:layer="Master1-bg" draw:style-name="a138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9" draw:layer="Master1-bg" draw:style-name="a138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80" draw:layer="Master1-bg" draw:style-name="a138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81" draw:layer="Master1-bg" draw:style-name="a138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82" draw:layer="Master1-bg" draw:style-name="a139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83" draw:layer="Master1-bg" draw:style-name="a139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6">
          <svg:title/>
          <svg:desc/>
          <draw:custom-shape svg:x="12.55903in" svg:y="0in" svg:width="0.4566in" svg:height="0.56076in" draw:id="id447" draw:layer="Master1-bg" draw:style-name="a132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8" draw:layer="Master1-bg" draw:style-name="a132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9" draw:layer="Master1-bg" draw:style-name="a132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50" draw:layer="Master1-bg" draw:style-name="a132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51" draw:layer="Master1-bg" draw:style-name="a132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52" draw:layer="Master1-bg" draw:style-name="a133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53" draw:layer="Master1-bg" draw:style-name="a133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54" draw:layer="Master1-bg" draw:style-name="a133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55" draw:layer="Master1-bg" draw:style-name="a133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6" draw:layer="Master1-bg" draw:style-name="a133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9" presentation:style-name="a1299" draw:name="Title 1" svg:x="1.24826in" svg:y="0.66667in" svg:width="6.49006in" svg:height="1.7934in" presentation:class="title" presentation:placeholder="false">
        <draw:text-box>
          <text:p text:style-name="a1298" text:class-names="" text:cond-style-name=""><text:span text:style-name="a1296" text:class-names="">Mastertitelformat bearbeiten</text:span><text:span text:style-name="a1297" text:class-names=""/></text:p>
        </draw:text-box>
        <svg:title/>
        <svg:desc/>
      </draw:frame>
      <draw:frame draw:id="id440" presentation:style-name="a1303" draw:name="Picture Placeholder 2" svg:x="8.07165in" svg:y="0.66667in" svg:width="4.00994in" svg:height="5.66667in" presentation:class="graphic" presentation:placeholder="false">
        <draw:text-box>
          <text:p text:style-name="a1302" text:class-names="" text:cond-style-name=""><text:span text:style-name="a1300" text:class-names="">Bild durch Klicken auf Symbol hinzufügen</text:span><text:span text:style-name="a1301" text:class-names=""/></text:p>
        </draw:text-box>
        <svg:title/>
        <svg:desc/>
      </draw:frame>
      <draw:frame draw:id="id441" presentation:style-name="a1307" draw:name="Text Placeholder 3" svg:x="1.24826in" svg:y="2.46007in" svg:width="6.49006in" svg:height="3.87327in" presentation:class="outline" presentation:placeholder="false">
        <draw:text-box>
          <text:list text:style-name="a1306">
            <text:list-item>
              <text:p text:style-name="a1305" text:class-names="" text:cond-style-name=""><text:span text:style-name="a1304" text:class-names="">Mastertextformat bearbeiten</text:span></text:p>
            </text:list-item>
          </text:list>
        </draw:text-box>
        <svg:title/>
        <svg:desc/>
      </draw:frame>
      <draw:frame draw:id="id442" presentation:style-name="a1312" draw:name="Date Placeholder 4" svg:x="8.15499in" svg:y="6.43403in" svg:width="3in" svg:height="0.39931in" presentation:class="date-time" presentation:placeholder="false">
        <draw:text-box>
          <text:p text:style-name="a1311" text:class-names="" text:cond-style-name=""><text:span text:style-name="a1308" text:class-names=""><text:date text:fixed="false" style:data-style-name="a1309">14.02.2025</text:date></text:span><text:span text:style-name="a1310" text:class-names=""/></text:p>
        </draw:text-box>
        <svg:title/>
        <svg:desc/>
      </draw:frame>
      <draw:frame draw:id="id443" presentation:style-name="a1316" draw:name="Footer Placeholder 5" svg:x="1.24826in" svg:y="6.43403in" svg:width="6.82339in" svg:height="0.39931in" presentation:class="footer" presentation:placeholder="false">
        <draw:text-box>
          <text:p text:style-name="a1315" text:class-names="" text:cond-style-name=""><text:span text:style-name="a1313" text:class-names="">Korbinian Müller / Speicherung und Datenaustausch von Daten mit Datenbanken durch GANs</text:span><text:span text:style-name="a1314" text:class-names=""/></text:p>
        </draw:text-box>
        <svg:title/>
        <svg:desc/>
      </draw:frame>
      <draw:frame draw:id="id444" presentation:style-name="a1319" draw:name="Slide Number Placeholder 6" svg:x="11.23832in" svg:y="6.43403in" svg:width="0.84327in" svg:height="0.39931in" presentation:class="page-number" presentation:placeholder="false">
        <draw:text-box>
          <text:p text:style-name="a1318" text:class-names="" text:cond-style-name=""><text:span text:style-name="a131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425">
        <draw:frame draw:id="id46" presentation:style-name="a1396" draw:name="Kopfzeilenplatzhalter 1" svg:x="0in" svg:y="0in" svg:width="3.25in" svg:height="0.50174in" presentation:class="header" presentation:placeholder="false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47" presentation:style-name="a1401" draw:name="Datumsplatzhalter 2" svg:x="4.24826in" svg:y="0in" svg:width="3.25in" svg:height="0.50174in" presentation:class="date-time" presentation:placeholder="false">
          <draw:text-box>
            <text:p text:style-name="a1400" text:class-names="" text:cond-style-name=""><text:span text:style-name="a1397" text:class-names=""><text:date text:fixed="false" style:data-style-name="a1398">14.02.2025</text:date></text:span><text:span text:style-name="a1399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402" draw:name="Folienbildplatzhalter 3">
          <svg:title/>
          <svg:desc/>
        </draw:page-thumbnail>
        <draw:frame draw:id="id49" presentation:style-name="a1417" draw:name="Notizenplatzhalter 4" svg:x="0.75in" svg:y="4.8125in" svg:width="6in" svg:height="3.9375in" presentation:class="notes" presentation:placeholder="false">
          <draw:text-box>
            <text:p text:style-name="a1404" text:class-names="" text:cond-style-name=""><text:span text:style-name="a1403" text:class-names="">Mastertextformat bearbeiten</text:span></text:p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5" text:class-names="">Zweite Ebene</text:span></text:p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list text:style-name="a1410">
                      <text:list-item>
                        <text:p text:style-name="a1409" text:class-names="" text:cond-style-name=""><text:span text:style-name="a14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list text:style-name="a1413">
                          <text:list-item>
                            <text:p text:style-name="a1412" text:class-names="" text:cond-style-name=""><text:span text:style-name="a14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list text:style-name="a1416">
                      <text:list-item>
                        <text:list text:style-name="a1416">
                          <text:list-item>
                            <text:list text:style-name="a1416">
                              <text:list-item>
                                <text:p text:style-name="a1415" text:class-names="" text:cond-style-name=""><text:span text:style-name="a141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420" draw:name="Fußzeilenplatzhalter 5" svg:x="0in" svg:y="9.49826in" svg:width="3.25in" svg:height="0.50174in" presentation:class="footer" presentation:placeholder="false">
          <draw:text-box>
            <text:p text:style-name="a1419" text:class-names="" text:cond-style-name=""><text:span text:style-name="a1418" text:class-names=""/></text:p>
          </draw:text-box>
          <svg:title/>
          <svg:desc/>
        </draw:frame>
        <draw:frame draw:id="id51" presentation:style-name="a1424" draw:name="Foliennummernplatzhalter 6" svg:x="4.24826in" svg:y="9.49826in" svg:width="3.25in" svg:height="0.50174in" presentation:class="page-number" presentation:placeholder="false">
          <draw:text-box>
            <text:p text:style-name="a1423" text:class-names="" text:cond-style-name=""><text:span text:style-name="a1421" text:class-names=""><text:page-number style:num-format="1" text:fixed="false">‹Nr.›</text:page-number></text:span><text:span text:style-name="a1422" text:class-names=""/></text:p>
          </draw:text-box>
          <svg:title/>
          <svg:desc/>
        </draw:frame>
      </presentation:notes>
    </style:master-page>
    <style:master-page style:name="Master1-Layout10-cust-Panoramabild-mit-Beschriftung" style:page-layout-name="pageLayout1" draw:style-name="a1427">
      <draw:frame draw:id="id484" draw:layer="Master1-bg" draw:style-name="a142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485">
        <svg:title/>
        <svg:desc/>
        <draw:g draw:name="Group 8" draw:id="id492">
          <svg:title/>
          <svg:desc/>
          <draw:custom-shape svg:x="0.125in" svg:y="0.00521in" svg:width="0.02604in" svg:height="2.38542in" draw:id="id504" draw:layer="Master1-bg" draw:style-name="a147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05" draw:layer="Master1-bg" draw:style-name="a147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6" draw:layer="Master1-bg" draw:style-name="a147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7" draw:layer="Master1-bg" draw:style-name="a148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8" draw:layer="Master1-bg" draw:style-name="a148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9" draw:layer="Master1-bg" draw:style-name="a148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10" draw:layer="Master1-bg" draw:style-name="a148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11" draw:layer="Master1-bg" draw:style-name="a148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12" draw:layer="Master1-bg" draw:style-name="a149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13" draw:layer="Master1-bg" draw:style-name="a149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14" draw:layer="Master1-bg" draw:style-name="a149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15" draw:layer="Master1-bg" draw:style-name="a149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6" draw:layer="Master1-bg" draw:style-name="a149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7" draw:layer="Master1-bg" draw:style-name="a150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8" draw:layer="Master1-bg" draw:style-name="a150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9" draw:layer="Master1-bg" draw:style-name="a150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20" draw:layer="Master1-bg" draw:style-name="a150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21" draw:layer="Master1-bg" draw:style-name="a150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22" draw:layer="Master1-bg" draw:style-name="a151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23" draw:layer="Master1-bg" draw:style-name="a151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24" draw:layer="Master1-bg" draw:style-name="a151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25" draw:layer="Master1-bg" draw:style-name="a151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6" draw:layer="Master1-bg" draw:style-name="a151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7" draw:layer="Master1-bg" draw:style-name="a152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8" draw:layer="Master1-bg" draw:style-name="a152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9" draw:layer="Master1-bg" draw:style-name="a152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30" draw:layer="Master1-bg" draw:style-name="a152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93">
          <svg:title/>
          <svg:desc/>
          <draw:custom-shape svg:x="12.55903in" svg:y="0in" svg:width="0.4566in" svg:height="0.56076in" draw:id="id494" draw:layer="Master1-bg" draw:style-name="a145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95" draw:layer="Master1-bg" draw:style-name="a145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6" draw:layer="Master1-bg" draw:style-name="a145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7" draw:layer="Master1-bg" draw:style-name="a146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8" draw:layer="Master1-bg" draw:style-name="a146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9" draw:layer="Master1-bg" draw:style-name="a146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00" draw:layer="Master1-bg" draw:style-name="a146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01" draw:layer="Master1-bg" draw:style-name="a146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02" draw:layer="Master1-bg" draw:style-name="a147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03" draw:layer="Master1-bg" draw:style-name="a147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6" presentation:style-name="a1432" draw:name="Title 1" svg:x="1.24826in" svg:y="4.70764in" svg:width="10.84028in" svg:height="0.89606in" presentation:class="title" presentation:placeholder="false">
        <draw:text-box>
          <text:p text:style-name="a1431" text:class-names="" text:cond-style-name=""><text:span text:style-name="a1429" text:class-names="">Mastertitelformat bearbeiten</text:span><text:span text:style-name="a1430" text:class-names=""/></text:p>
        </draw:text-box>
        <svg:title/>
        <svg:desc/>
      </draw:frame>
      <draw:frame draw:id="id487" presentation:style-name="a1436" draw:name="Picture Placeholder 2" svg:x="1.24826in" svg:y="0.6632in" svg:width="10.84028in" svg:height="3.60868in" presentation:class="graphic" presentation:placeholder="false">
        <draw:text-box>
          <text:p text:style-name="a1435" text:class-names="" text:cond-style-name=""><text:span text:style-name="a1433" text:class-names="">Bild durch Klicken auf Symbol hinzufügen</text:span><text:span text:style-name="a1434" text:class-names=""/></text:p>
        </draw:text-box>
        <svg:title/>
        <svg:desc/>
      </draw:frame>
      <draw:frame draw:id="id488" presentation:style-name="a1440" draw:name="Text Placeholder 3" svg:x="1.24821in" svg:y="5.6037in" svg:width="10.83865in" svg:height="0.74636in" presentation:class="outline" presentation:placeholder="false">
        <draw:text-box>
          <text:list text:style-name="a1439">
            <text:list-item>
              <text:p text:style-name="a1438" text:class-names="" text:cond-style-name=""><text:span text:style-name="a1437" text:class-names="">Mastertextformat bearbeiten</text:span></text:p>
            </text:list-item>
          </text:list>
        </draw:text-box>
        <svg:title/>
        <svg:desc/>
      </draw:frame>
      <draw:frame draw:id="id489" presentation:style-name="a1445" draw:name="Date Placeholder 4" svg:x="8.15499in" svg:y="6.43403in" svg:width="3in" svg:height="0.39931in" presentation:class="date-time" presentation:placeholder="false">
        <draw:text-box>
          <text:p text:style-name="a1444" text:class-names="" text:cond-style-name=""><text:span text:style-name="a1441" text:class-names=""><text:date text:fixed="false" style:data-style-name="a1442">14.02.2025</text:date></text:span><text:span text:style-name="a1443" text:class-names=""/></text:p>
        </draw:text-box>
        <svg:title/>
        <svg:desc/>
      </draw:frame>
      <draw:frame draw:id="id490" presentation:style-name="a1449" draw:name="Footer Placeholder 5" svg:x="1.24826in" svg:y="6.43403in" svg:width="6.82339in" svg:height="0.39931in" presentation:class="footer" presentation:placeholder="false">
        <draw:text-box>
          <text:p text:style-name="a1448" text:class-names="" text:cond-style-name=""><text:span text:style-name="a1446" text:class-names="">Korbinian Müller / Speicherung und Datenaustausch von Daten mit Datenbanken durch GANs</text:span><text:span text:style-name="a1447" text:class-names=""/></text:p>
        </draw:text-box>
        <svg:title/>
        <svg:desc/>
      </draw:frame>
      <draw:frame draw:id="id491" presentation:style-name="a1452" draw:name="Slide Number Placeholder 6" svg:x="11.23832in" svg:y="6.43403in" svg:width="0.84327in" svg:height="0.39931in" presentation:class="page-number" presentation:placeholder="false">
        <draw:text-box>
          <text:p text:style-name="a1451" text:class-names="" text:cond-style-name=""><text:span text:style-name="a145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558">
        <draw:frame draw:id="id46" presentation:style-name="a1529" draw:name="Kopfzeilenplatzhalter 1" svg:x="0in" svg:y="0in" svg:width="3.25in" svg:height="0.50174in" presentation:class="header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47" presentation:style-name="a1534" draw:name="Datumsplatzhalter 2" svg:x="4.24826in" svg:y="0in" svg:width="3.25in" svg:height="0.50174in" presentation:class="date-time" presentation:placeholder="false">
          <draw:text-box>
            <text:p text:style-name="a1533" text:class-names="" text:cond-style-name=""><text:span text:style-name="a1530" text:class-names=""><text:date text:fixed="false" style:data-style-name="a1531">14.02.2025</text:date></text:span><text:span text:style-name="a153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535" draw:name="Folienbildplatzhalter 3">
          <svg:title/>
          <svg:desc/>
        </draw:page-thumbnail>
        <draw:frame draw:id="id49" presentation:style-name="a1550" draw:name="Notizenplatzhalter 4" svg:x="0.75in" svg:y="4.8125in" svg:width="6in" svg:height="3.9375in" presentation:class="notes" presentation:placeholder="false">
          <draw:text-box>
            <text:p text:style-name="a1537" text:class-names="" text:cond-style-name=""><text:span text:style-name="a1536" text:class-names="">Mastertextformat bearbeiten</text:span></text:p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8" text:class-names="">Zweite Ebene</text:span></text:p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list text:style-name="a1543">
                      <text:list-item>
                        <text:p text:style-name="a1542" text:class-names="" text:cond-style-name=""><text:span text:style-name="a154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list text:style-name="a1546">
                      <text:list-item>
                        <text:list text:style-name="a1546">
                          <text:list-item>
                            <text:p text:style-name="a1545" text:class-names="" text:cond-style-name=""><text:span text:style-name="a154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list text:style-name="a1549">
                      <text:list-item>
                        <text:list text:style-name="a1549">
                          <text:list-item>
                            <text:list text:style-name="a1549">
                              <text:list-item>
                                <text:p text:style-name="a1548" text:class-names="" text:cond-style-name=""><text:span text:style-name="a154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553" draw:name="Fußzeilenplatzhalter 5" svg:x="0in" svg:y="9.49826in" svg:width="3.25in" svg:height="0.50174in" presentation:class="footer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51" presentation:style-name="a1557" draw:name="Foliennummernplatzhalter 6" svg:x="4.24826in" svg:y="9.49826in" svg:width="3.25in" svg:height="0.50174in" presentation:class="page-number" presentation:placeholder="false">
          <draw:text-box>
            <text:p text:style-name="a1556" text:class-names="" text:cond-style-name=""><text:span text:style-name="a1554" text:class-names=""><text:page-number style:num-format="1" text:fixed="false">‹Nr.›</text:page-number></text:span><text:span text:style-name="a1555" text:class-names=""/></text:p>
          </draw:text-box>
          <svg:title/>
          <svg:desc/>
        </draw:frame>
      </presentation:notes>
    </style:master-page>
    <style:master-page style:name="Master1-Layout11-cust-Titel-und-Beschriftung" style:page-layout-name="pageLayout1" draw:style-name="a1560">
      <draw:frame draw:id="id531" draw:layer="Master1-bg" draw:style-name="a156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532">
        <svg:title/>
        <svg:desc/>
        <draw:g draw:name="Group 8" draw:id="id538">
          <svg:title/>
          <svg:desc/>
          <draw:custom-shape svg:x="0.125in" svg:y="0.00521in" svg:width="0.02604in" svg:height="2.38542in" draw:id="id550" draw:layer="Master1-bg" draw:style-name="a160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51" draw:layer="Master1-bg" draw:style-name="a160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52" draw:layer="Master1-bg" draw:style-name="a160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53" draw:layer="Master1-bg" draw:style-name="a160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54" draw:layer="Master1-bg" draw:style-name="a161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55" draw:layer="Master1-bg" draw:style-name="a161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6" draw:layer="Master1-bg" draw:style-name="a161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7" draw:layer="Master1-bg" draw:style-name="a161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8" draw:layer="Master1-bg" draw:style-name="a161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9" draw:layer="Master1-bg" draw:style-name="a162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60" draw:layer="Master1-bg" draw:style-name="a162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61" draw:layer="Master1-bg" draw:style-name="a162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62" draw:layer="Master1-bg" draw:style-name="a162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63" draw:layer="Master1-bg" draw:style-name="a162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64" draw:layer="Master1-bg" draw:style-name="a163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65" draw:layer="Master1-bg" draw:style-name="a163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6" draw:layer="Master1-bg" draw:style-name="a163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7" draw:layer="Master1-bg" draw:style-name="a163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8" draw:layer="Master1-bg" draw:style-name="a163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9" draw:layer="Master1-bg" draw:style-name="a164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70" draw:layer="Master1-bg" draw:style-name="a164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71" draw:layer="Master1-bg" draw:style-name="a164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72" draw:layer="Master1-bg" draw:style-name="a164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73" draw:layer="Master1-bg" draw:style-name="a164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74" draw:layer="Master1-bg" draw:style-name="a165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75" draw:layer="Master1-bg" draw:style-name="a165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6" draw:layer="Master1-bg" draw:style-name="a165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9">
          <svg:title/>
          <svg:desc/>
          <draw:custom-shape svg:x="12.55903in" svg:y="0in" svg:width="0.4566in" svg:height="0.56076in" draw:id="id540" draw:layer="Master1-bg" draw:style-name="a158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41" draw:layer="Master1-bg" draw:style-name="a158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42" draw:layer="Master1-bg" draw:style-name="a158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43" draw:layer="Master1-bg" draw:style-name="a158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44" draw:layer="Master1-bg" draw:style-name="a159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45" draw:layer="Master1-bg" draw:style-name="a159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6" draw:layer="Master1-bg" draw:style-name="a159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7" draw:layer="Master1-bg" draw:style-name="a159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8" draw:layer="Master1-bg" draw:style-name="a159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9" draw:layer="Master1-bg" draw:style-name="a160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33" presentation:style-name="a1565" draw:name="Title 1" svg:x="1.24831in" svg:y="0.66667in" svg:width="10.83328in" svg:height="3.75in" presentation:class="title" presentation:placeholder="false">
        <draw:text-box>
          <text:p text:style-name="a1564" text:class-names="" text:cond-style-name=""><text:span text:style-name="a1562" text:class-names="">Mastertitelformat bearbeiten</text:span><text:span text:style-name="a1563" text:class-names=""/></text:p>
        </draw:text-box>
        <svg:title/>
        <svg:desc/>
      </draw:frame>
      <draw:frame draw:id="id534" presentation:style-name="a1569" draw:name="Text Placeholder 3" svg:x="1.24826in" svg:y="4.83333in" svg:width="10.83165in" svg:height="1.5in" presentation:class="outline" presentation:placeholder="false">
        <draw:text-box>
          <text:list text:style-name="a1568">
            <text:list-item>
              <text:p text:style-name="a1567" text:class-names="" text:cond-style-name=""><text:span text:style-name="a1566" text:class-names="">Mastertextformat bearbeiten</text:span></text:p>
            </text:list-item>
          </text:list>
        </draw:text-box>
        <svg:title/>
        <svg:desc/>
      </draw:frame>
      <draw:frame draw:id="id535" presentation:style-name="a1574" draw:name="Date Placeholder 4" svg:x="8.15499in" svg:y="6.43403in" svg:width="3in" svg:height="0.39931in" presentation:class="date-time" presentation:placeholder="false">
        <draw:text-box>
          <text:p text:style-name="a1573" text:class-names="" text:cond-style-name=""><text:span text:style-name="a1570" text:class-names=""><text:date text:fixed="false" style:data-style-name="a1571">14.02.2025</text:date></text:span><text:span text:style-name="a1572" text:class-names=""/></text:p>
        </draw:text-box>
        <svg:title/>
        <svg:desc/>
      </draw:frame>
      <draw:frame draw:id="id536" presentation:style-name="a1578" draw:name="Footer Placeholder 5" svg:x="1.24826in" svg:y="6.43403in" svg:width="6.82339in" svg:height="0.39931in" presentation:class="footer" presentation:placeholder="false">
        <draw:text-box>
          <text:p text:style-name="a1577" text:class-names="" text:cond-style-name=""><text:span text:style-name="a1575" text:class-names="">Korbinian Müller / Speicherung und Datenaustausch von Daten mit Datenbanken durch GANs</text:span><text:span text:style-name="a1576" text:class-names=""/></text:p>
        </draw:text-box>
        <svg:title/>
        <svg:desc/>
      </draw:frame>
      <draw:frame draw:id="id537" presentation:style-name="a1581" draw:name="Slide Number Placeholder 6" svg:x="11.23832in" svg:y="6.43403in" svg:width="0.84327in" svg:height="0.39931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687">
        <draw:frame draw:id="id46" presentation:style-name="a1658" draw:name="Kopfzeilenplatzhalter 1" svg:x="0in" svg:y="0in" svg:width="3.25in" svg:height="0.50174in" presentation:class="header" presentation:placeholder="false">
          <draw:text-box>
            <text:p text:style-name="a1657" text:class-names="" text:cond-style-name=""><text:span text:style-name="a1656" text:class-names=""/></text:p>
          </draw:text-box>
          <svg:title/>
          <svg:desc/>
        </draw:frame>
        <draw:frame draw:id="id47" presentation:style-name="a1663" draw:name="Datumsplatzhalter 2" svg:x="4.24826in" svg:y="0in" svg:width="3.25in" svg:height="0.50174in" presentation:class="date-time" presentation:placeholder="false">
          <draw:text-box>
            <text:p text:style-name="a1662" text:class-names="" text:cond-style-name=""><text:span text:style-name="a1659" text:class-names=""><text:date text:fixed="false" style:data-style-name="a1660">14.02.2025</text:date></text:span><text:span text:style-name="a166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664" draw:name="Folienbildplatzhalter 3">
          <svg:title/>
          <svg:desc/>
        </draw:page-thumbnail>
        <draw:frame draw:id="id49" presentation:style-name="a1679" draw:name="Notizenplatzhalter 4" svg:x="0.75in" svg:y="4.8125in" svg:width="6in" svg:height="3.9375in" presentation:class="notes" presentation:placeholder="false">
          <draw:text-box>
            <text:p text:style-name="a1666" text:class-names="" text:cond-style-name=""><text:span text:style-name="a1665" text:class-names="">Mastertextformat bearbeiten</text:span></text:p>
            <text:list text:style-name="a1669">
              <text:list-item>
                <text:list text:style-name="a1669">
                  <text:list-item>
                    <text:p text:style-name="a1668" text:class-names="" text:cond-style-name=""><text:span text:style-name="a1667" text:class-names="">Zweite Ebene</text:span></text:p>
                  </text:list-item>
                </text:list>
              </text:list-item>
            </text:list>
            <text:list text:style-name="a1672">
              <text:list-item>
                <text:list text:style-name="a1672">
                  <text:list-item>
                    <text:list text:style-name="a1672">
                      <text:list-item>
                        <text:p text:style-name="a1671" text:class-names="" text:cond-style-name=""><text:span text:style-name="a16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5">
              <text:list-item>
                <text:list text:style-name="a1675">
                  <text:list-item>
                    <text:list text:style-name="a1675">
                      <text:list-item>
                        <text:list text:style-name="a1675">
                          <text:list-item>
                            <text:p text:style-name="a1674" text:class-names="" text:cond-style-name=""><text:span text:style-name="a16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8">
              <text:list-item>
                <text:list text:style-name="a1678">
                  <text:list-item>
                    <text:list text:style-name="a1678">
                      <text:list-item>
                        <text:list text:style-name="a1678">
                          <text:list-item>
                            <text:list text:style-name="a1678">
                              <text:list-item>
                                <text:p text:style-name="a1677" text:class-names="" text:cond-style-name=""><text:span text:style-name="a167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682" draw:name="Fußzeilenplatzhalter 5" svg:x="0in" svg:y="9.49826in" svg:width="3.25in" svg:height="0.50174in" presentation:class="footer" presentation:placeholder="false">
          <draw:text-box>
            <text:p text:style-name="a1681" text:class-names="" text:cond-style-name=""><text:span text:style-name="a1680" text:class-names=""/></text:p>
          </draw:text-box>
          <svg:title/>
          <svg:desc/>
        </draw:frame>
        <draw:frame draw:id="id51" presentation:style-name="a1686" draw:name="Foliennummernplatzhalter 6" svg:x="4.24826in" svg:y="9.49826in" svg:width="3.25in" svg:height="0.50174in" presentation:class="page-number" presentation:placeholder="false">
          <draw:text-box>
            <text:p text:style-name="a1685" text:class-names="" text:cond-style-name=""><text:span text:style-name="a1683" text:class-names=""><text:page-number style:num-format="1" text:fixed="false">‹Nr.›</text:page-number></text:span><text:span text:style-name="a1684" text:class-names=""/></text:p>
          </draw:text-box>
          <svg:title/>
          <svg:desc/>
        </draw:frame>
      </presentation:notes>
    </style:master-page>
    <style:master-page style:name="Master1-Layout12-cust-Zitat-mit-Beschriftung" style:page-layout-name="pageLayout1" draw:style-name="a1689">
      <draw:frame draw:id="id577" draw:layer="Master1-bg" draw:style-name="a169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578">
        <svg:title/>
        <svg:desc/>
        <draw:g draw:name="Group 8" draw:id="id587">
          <svg:title/>
          <svg:desc/>
          <draw:custom-shape svg:x="0.125in" svg:y="0.00521in" svg:width="0.02604in" svg:height="2.38542in" draw:id="id599" draw:layer="Master1-bg" draw:style-name="a17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00" draw:layer="Master1-bg" draw:style-name="a17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01" draw:layer="Master1-bg" draw:style-name="a17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02" draw:layer="Master1-bg" draw:style-name="a17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03" draw:layer="Master1-bg" draw:style-name="a17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04" draw:layer="Master1-bg" draw:style-name="a17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05" draw:layer="Master1-bg" draw:style-name="a17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6" draw:layer="Master1-bg" draw:style-name="a17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7" draw:layer="Master1-bg" draw:style-name="a17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8" draw:layer="Master1-bg" draw:style-name="a17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9" draw:layer="Master1-bg" draw:style-name="a17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10" draw:layer="Master1-bg" draw:style-name="a17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11" draw:layer="Master1-bg" draw:style-name="a17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12" draw:layer="Master1-bg" draw:style-name="a17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13" draw:layer="Master1-bg" draw:style-name="a17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14" draw:layer="Master1-bg" draw:style-name="a17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15" draw:layer="Master1-bg" draw:style-name="a17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6" draw:layer="Master1-bg" draw:style-name="a17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7" draw:layer="Master1-bg" draw:style-name="a17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8" draw:layer="Master1-bg" draw:style-name="a17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9" draw:layer="Master1-bg" draw:style-name="a17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20" draw:layer="Master1-bg" draw:style-name="a17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21" draw:layer="Master1-bg" draw:style-name="a17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22" draw:layer="Master1-bg" draw:style-name="a17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23" draw:layer="Master1-bg" draw:style-name="a17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24" draw:layer="Master1-bg" draw:style-name="a17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25" draw:layer="Master1-bg" draw:style-name="a17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8">
          <svg:title/>
          <svg:desc/>
          <draw:custom-shape svg:x="12.55903in" svg:y="0in" svg:width="0.4566in" svg:height="0.56076in" draw:id="id589" draw:layer="Master1-bg" draw:style-name="a17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90" draw:layer="Master1-bg" draw:style-name="a17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91" draw:layer="Master1-bg" draw:style-name="a17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92" draw:layer="Master1-bg" draw:style-name="a17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93" draw:layer="Master1-bg" draw:style-name="a17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94" draw:layer="Master1-bg" draw:style-name="a17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95" draw:layer="Master1-bg" draw:style-name="a17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6" draw:layer="Master1-bg" draw:style-name="a17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7" draw:layer="Master1-bg" draw:style-name="a17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8" draw:layer="Master1-bg" draw:style-name="a17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9" presentation:style-name="a1694" draw:name="Title 1" svg:x="1.5816in" svg:y="0.66667in" svg:width="10.17361in" svg:height="3.00572in" presentation:class="title" presentation:placeholder="false">
        <draw:text-box>
          <text:p text:style-name="a1693" text:class-names="" text:cond-style-name=""><text:span text:style-name="a1691" text:class-names="">Mastertitelformat bearbeiten</text:span><text:span text:style-name="a1692" text:class-names=""/></text:p>
        </draw:text-box>
        <svg:title/>
        <svg:desc/>
      </draw:frame>
      <draw:frame draw:id="id580" presentation:style-name="a1698" draw:name="Text Placeholder 3" svg:x="1.88172in" svg:y="3.68062in" svg:width="9.57163in" svg:height="0.60036in" presentation:class="outline" presentation:placeholder="false">
        <draw:text-box>
          <text:list text:style-name="a1697">
            <text:list-item>
              <text:p text:style-name="a1696" text:class-names="" text:cond-style-name=""><text:span text:style-name="a1695" text:class-names="">Mastertextformat bearbeiten</text:span></text:p>
            </text:list-item>
          </text:list>
        </draw:text-box>
        <svg:title/>
        <svg:desc/>
      </draw:frame>
      <draw:frame draw:id="id581" presentation:style-name="a1702" draw:name="Text Placeholder 3" svg:x="1.24826in" svg:y="4.71338in" svg:width="10.83334in" svg:height="1.62893in" presentation:class="outline" presentation:placeholder="false">
        <draw:text-box>
          <text:list text:style-name="a1701">
            <text:list-item>
              <text:p text:style-name="a1700" text:class-names="" text:cond-style-name=""><text:span text:style-name="a1699" text:class-names="">Mastertextformat bearbeiten</text:span></text:p>
            </text:list-item>
          </text:list>
        </draw:text-box>
        <svg:title/>
        <svg:desc/>
      </draw:frame>
      <draw:frame draw:id="id582" presentation:style-name="a1707" draw:name="Date Placeholder 4" svg:x="8.15499in" svg:y="6.43403in" svg:width="3in" svg:height="0.39931in" presentation:class="date-time" presentation:placeholder="false">
        <draw:text-box>
          <text:p text:style-name="a1706" text:class-names="" text:cond-style-name=""><text:span text:style-name="a1703" text:class-names=""><text:date text:fixed="false" style:data-style-name="a1704">14.02.2025</text:date></text:span><text:span text:style-name="a1705" text:class-names=""/></text:p>
        </draw:text-box>
        <svg:title/>
        <svg:desc/>
      </draw:frame>
      <draw:frame draw:id="id583" presentation:style-name="a1711" draw:name="Footer Placeholder 5" svg:x="1.24826in" svg:y="6.43403in" svg:width="6.82339in" svg:height="0.39931in" presentation:class="footer" presentation:placeholder="false">
        <draw:text-box>
          <text:p text:style-name="a1710" text:class-names="" text:cond-style-name=""><text:span text:style-name="a1708" text:class-names="">Korbinian Müller / Speicherung und Datenaustausch von Daten mit Datenbanken durch GANs</text:span><text:span text:style-name="a1709" text:class-names=""/></text:p>
        </draw:text-box>
        <svg:title/>
        <svg:desc/>
      </draw:frame>
      <draw:frame draw:id="id584" presentation:style-name="a1714" draw:name="Slide Number Placeholder 6" svg:x="11.23832in" svg:y="6.43403in" svg:width="0.84327in" svg:height="0.39931in" presentation:class="page-number" presentation:placeholder="false">
        <draw:text-box>
          <text:p text:style-name="a1713" text:class-names="" text:cond-style-name=""><text:span text:style-name="a1712" text:class-names=""><text:page-number style:num-format="1" text:fixed="false">‹Nr.›</text:page-number></text:span></text:p>
        </draw:text-box>
        <svg:title/>
        <svg:desc/>
      </draw:frame>
      <draw:frame draw:id="id585" draw:style-name="a1717" draw:name="TextBox 59" svg:x="0.98809in" svg:y="0.80096in" svg:width="0.66667in" svg:height="0.63952in">
        <draw:text-box>
          <text:p text:style-name="a1716" text:class-names="" text:cond-style-name=""><text:span text:style-name="a1715" text:class-names="">“</text:span></text:p>
        </draw:text-box>
        <svg:title/>
        <svg:desc/>
      </draw:frame>
      <draw:frame draw:id="id586" draw:style-name="a1720" draw:name="TextBox 60" svg:x="11.52381in" svg:y="3.02381in" svg:width="0.66667in" svg:height="0.63952in">
        <draw:text-box>
          <text:p text:style-name="a1719" text:class-names="" text:cond-style-name=""><text:span text:style-name="a1718" text:class-names="">”</text:span></text:p>
        </draw:text-box>
        <svg:title/>
        <svg:desc/>
      </draw:frame>
      <presentation:notes style:page-layout-name="pageLayout2" draw:style-name="a1826">
        <draw:frame draw:id="id46" presentation:style-name="a1797" draw:name="Kopfzeilenplatzhalter 1" svg:x="0in" svg:y="0in" svg:width="3.25in" svg:height="0.50174in" presentation:class="header" presentation:placeholder="false">
          <draw:text-box>
            <text:p text:style-name="a1796" text:class-names="" text:cond-style-name=""><text:span text:style-name="a1795" text:class-names=""/></text:p>
          </draw:text-box>
          <svg:title/>
          <svg:desc/>
        </draw:frame>
        <draw:frame draw:id="id47" presentation:style-name="a1802" draw:name="Datumsplatzhalter 2" svg:x="4.24826in" svg:y="0in" svg:width="3.25in" svg:height="0.50174in" presentation:class="date-time" presentation:placeholder="false">
          <draw:text-box>
            <text:p text:style-name="a1801" text:class-names="" text:cond-style-name=""><text:span text:style-name="a1798" text:class-names=""><text:date text:fixed="false" style:data-style-name="a1799">14.02.2025</text:date></text:span><text:span text:style-name="a1800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803" draw:name="Folienbildplatzhalter 3">
          <svg:title/>
          <svg:desc/>
        </draw:page-thumbnail>
        <draw:frame draw:id="id49" presentation:style-name="a1818" draw:name="Notizenplatzhalter 4" svg:x="0.75in" svg:y="4.8125in" svg:width="6in" svg:height="3.9375in" presentation:class="notes" presentation:placeholder="false">
          <draw:text-box>
            <text:p text:style-name="a1805" text:class-names="" text:cond-style-name=""><text:span text:style-name="a1804" text:class-names="">Mastertextformat bearbeiten</text:span></text:p>
            <text:list text:style-name="a1808">
              <text:list-item>
                <text:list text:style-name="a1808">
                  <text:list-item>
                    <text:p text:style-name="a1807" text:class-names="" text:cond-style-name=""><text:span text:style-name="a1806" text:class-names="">Zweite Ebene</text:span></text:p>
                  </text:list-item>
                </text:list>
              </text:list-item>
            </text:list>
            <text:list text:style-name="a1811">
              <text:list-item>
                <text:list text:style-name="a1811">
                  <text:list-item>
                    <text:list text:style-name="a1811">
                      <text:list-item>
                        <text:p text:style-name="a1810" text:class-names="" text:cond-style-name=""><text:span text:style-name="a18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14">
              <text:list-item>
                <text:list text:style-name="a1814">
                  <text:list-item>
                    <text:list text:style-name="a1814">
                      <text:list-item>
                        <text:list text:style-name="a1814">
                          <text:list-item>
                            <text:p text:style-name="a1813" text:class-names="" text:cond-style-name=""><text:span text:style-name="a18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7">
              <text:list-item>
                <text:list text:style-name="a1817">
                  <text:list-item>
                    <text:list text:style-name="a1817">
                      <text:list-item>
                        <text:list text:style-name="a1817">
                          <text:list-item>
                            <text:list text:style-name="a1817">
                              <text:list-item>
                                <text:p text:style-name="a1816" text:class-names="" text:cond-style-name=""><text:span text:style-name="a18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821" draw:name="Fußzeilenplatzhalter 5" svg:x="0in" svg:y="9.49826in" svg:width="3.25in" svg:height="0.50174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51" presentation:style-name="a1825" draw:name="Foliennummernplatzhalter 6" svg:x="4.24826in" svg:y="9.49826in" svg:width="3.25in" svg:height="0.50174in" presentation:class="page-number" presentation:placeholder="false">
          <draw:text-box>
            <text:p text:style-name="a1824" text:class-names="" text:cond-style-name=""><text:span text:style-name="a1822" text:class-names=""><text:page-number style:num-format="1" text:fixed="false">‹Nr.›</text:page-number></text:span><text:span text:style-name="a1823" text:class-names=""/></text:p>
          </draw:text-box>
          <svg:title/>
          <svg:desc/>
        </draw:frame>
      </presentation:notes>
    </style:master-page>
    <style:master-page style:name="Master1-Layout13-cust-Namenskarte" style:page-layout-name="pageLayout1" draw:style-name="a1828">
      <draw:frame draw:id="id626" draw:layer="Master1-bg" draw:style-name="a182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627">
        <svg:title/>
        <svg:desc/>
        <draw:g draw:name="Group 8" draw:id="id633">
          <svg:title/>
          <svg:desc/>
          <draw:custom-shape svg:x="0.125in" svg:y="0.00521in" svg:width="0.02604in" svg:height="2.38542in" draw:id="id645" draw:layer="Master1-bg" draw:style-name="a187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6" draw:layer="Master1-bg" draw:style-name="a187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7" draw:layer="Master1-bg" draw:style-name="a187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8" draw:layer="Master1-bg" draw:style-name="a187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9" draw:layer="Master1-bg" draw:style-name="a187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50" draw:layer="Master1-bg" draw:style-name="a188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51" draw:layer="Master1-bg" draw:style-name="a188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52" draw:layer="Master1-bg" draw:style-name="a188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53" draw:layer="Master1-bg" draw:style-name="a188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54" draw:layer="Master1-bg" draw:style-name="a188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55" draw:layer="Master1-bg" draw:style-name="a189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6" draw:layer="Master1-bg" draw:style-name="a189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7" draw:layer="Master1-bg" draw:style-name="a189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8" draw:layer="Master1-bg" draw:style-name="a189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9" draw:layer="Master1-bg" draw:style-name="a189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60" draw:layer="Master1-bg" draw:style-name="a190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61" draw:layer="Master1-bg" draw:style-name="a190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62" draw:layer="Master1-bg" draw:style-name="a190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63" draw:layer="Master1-bg" draw:style-name="a190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64" draw:layer="Master1-bg" draw:style-name="a190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65" draw:layer="Master1-bg" draw:style-name="a191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6" draw:layer="Master1-bg" draw:style-name="a191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7" draw:layer="Master1-bg" draw:style-name="a191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8" draw:layer="Master1-bg" draw:style-name="a191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9" draw:layer="Master1-bg" draw:style-name="a191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70" draw:layer="Master1-bg" draw:style-name="a192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71" draw:layer="Master1-bg" draw:style-name="a192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34">
          <svg:title/>
          <svg:desc/>
          <draw:custom-shape svg:x="12.55903in" svg:y="0in" svg:width="0.4566in" svg:height="0.56076in" draw:id="id635" draw:layer="Master1-bg" draw:style-name="a185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6" draw:layer="Master1-bg" draw:style-name="a185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7" draw:layer="Master1-bg" draw:style-name="a185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8" draw:layer="Master1-bg" draw:style-name="a185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9" draw:layer="Master1-bg" draw:style-name="a185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40" draw:layer="Master1-bg" draw:style-name="a186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41" draw:layer="Master1-bg" draw:style-name="a186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42" draw:layer="Master1-bg" draw:style-name="a186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43" draw:layer="Master1-bg" draw:style-name="a186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44" draw:layer="Master1-bg" draw:style-name="a186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8" presentation:style-name="a1833" draw:name="Title 1" svg:x="1.24826in" svg:y="2.33382in" svg:width="10.83333in" svg:height="2.74698in" presentation:class="title" presentation:placeholder="false">
        <draw:text-box>
          <text:p text:style-name="a1832" text:class-names="" text:cond-style-name=""><text:span text:style-name="a1830" text:class-names="">Mastertitelformat bearbeiten</text:span><text:span text:style-name="a1831" text:class-names=""/></text:p>
        </draw:text-box>
        <svg:title/>
        <svg:desc/>
      </draw:frame>
      <draw:frame draw:id="id629" presentation:style-name="a1837" draw:name="Text Placeholder 3" svg:x="1.24821in" svg:y="5.09367in" svg:width="10.8317in" svg:height="1.24742in" presentation:class="outline" presentation:placeholder="false">
        <draw:text-box>
          <text:list text:style-name="a1836">
            <text:list-item>
              <text:p text:style-name="a1835" text:class-names="" text:cond-style-name=""><text:span text:style-name="a1834" text:class-names="">Mastertextformat bearbeiten</text:span></text:p>
            </text:list-item>
          </text:list>
        </draw:text-box>
        <svg:title/>
        <svg:desc/>
      </draw:frame>
      <draw:frame draw:id="id630" presentation:style-name="a1842" draw:name="Date Placeholder 4" svg:x="8.15499in" svg:y="6.43403in" svg:width="3in" svg:height="0.39931in" presentation:class="date-time" presentation:placeholder="false">
        <draw:text-box>
          <text:p text:style-name="a1841" text:class-names="" text:cond-style-name=""><text:span text:style-name="a1838" text:class-names=""><text:date text:fixed="false" style:data-style-name="a1839">14.02.2025</text:date></text:span><text:span text:style-name="a1840" text:class-names=""/></text:p>
        </draw:text-box>
        <svg:title/>
        <svg:desc/>
      </draw:frame>
      <draw:frame draw:id="id631" presentation:style-name="a1846" draw:name="Footer Placeholder 5" svg:x="1.24826in" svg:y="6.43403in" svg:width="6.82339in" svg:height="0.39931in" presentation:class="footer" presentation:placeholder="false">
        <draw:text-box>
          <text:p text:style-name="a1845" text:class-names="" text:cond-style-name=""><text:span text:style-name="a1843" text:class-names="">Korbinian Müller / Speicherung und Datenaustausch von Daten mit Datenbanken durch GANs</text:span><text:span text:style-name="a1844" text:class-names=""/></text:p>
        </draw:text-box>
        <svg:title/>
        <svg:desc/>
      </draw:frame>
      <draw:frame draw:id="id632" presentation:style-name="a1849" draw:name="Slide Number Placeholder 6" svg:x="11.23832in" svg:y="6.43403in" svg:width="0.84327in" svg:height="0.39931in" presentation:class="page-number" presentation:placeholder="false">
        <draw:text-box>
          <text:p text:style-name="a1848" text:class-names="" text:cond-style-name=""><text:span text:style-name="a184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955">
        <draw:frame draw:id="id46" presentation:style-name="a1926" draw:name="Kopfzeilenplatzhalter 1" svg:x="0in" svg:y="0in" svg:width="3.25in" svg:height="0.50174in" presentation:class="header" presentation:placeholder="false">
          <draw:text-box>
            <text:p text:style-name="a1925" text:class-names="" text:cond-style-name=""><text:span text:style-name="a1924" text:class-names=""/></text:p>
          </draw:text-box>
          <svg:title/>
          <svg:desc/>
        </draw:frame>
        <draw:frame draw:id="id47" presentation:style-name="a1931" draw:name="Datumsplatzhalter 2" svg:x="4.24826in" svg:y="0in" svg:width="3.25in" svg:height="0.50174in" presentation:class="date-time" presentation:placeholder="false">
          <draw:text-box>
            <text:p text:style-name="a1930" text:class-names="" text:cond-style-name=""><text:span text:style-name="a1927" text:class-names=""><text:date text:fixed="false" style:data-style-name="a1928">14.02.2025</text:date></text:span><text:span text:style-name="a1929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932" draw:name="Folienbildplatzhalter 3">
          <svg:title/>
          <svg:desc/>
        </draw:page-thumbnail>
        <draw:frame draw:id="id49" presentation:style-name="a1947" draw:name="Notizenplatzhalter 4" svg:x="0.75in" svg:y="4.8125in" svg:width="6in" svg:height="3.9375in" presentation:class="notes" presentation:placeholder="false">
          <draw:text-box>
            <text:p text:style-name="a1934" text:class-names="" text:cond-style-name=""><text:span text:style-name="a1933" text:class-names="">Mastertextformat bearbeiten</text:span></text:p>
            <text:list text:style-name="a1937">
              <text:list-item>
                <text:list text:style-name="a1937">
                  <text:list-item>
                    <text:p text:style-name="a1936" text:class-names="" text:cond-style-name=""><text:span text:style-name="a1935" text:class-names="">Zweite Ebene</text:span></text:p>
                  </text:list-item>
                </text:list>
              </text:list-item>
            </text:list>
            <text:list text:style-name="a1940">
              <text:list-item>
                <text:list text:style-name="a1940">
                  <text:list-item>
                    <text:list text:style-name="a1940">
                      <text:list-item>
                        <text:p text:style-name="a1939" text:class-names="" text:cond-style-name=""><text:span text:style-name="a19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43">
              <text:list-item>
                <text:list text:style-name="a1943">
                  <text:list-item>
                    <text:list text:style-name="a1943">
                      <text:list-item>
                        <text:list text:style-name="a1943">
                          <text:list-item>
                            <text:p text:style-name="a1942" text:class-names="" text:cond-style-name=""><text:span text:style-name="a19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6">
              <text:list-item>
                <text:list text:style-name="a1946">
                  <text:list-item>
                    <text:list text:style-name="a1946">
                      <text:list-item>
                        <text:list text:style-name="a1946">
                          <text:list-item>
                            <text:list text:style-name="a1946">
                              <text:list-item>
                                <text:p text:style-name="a1945" text:class-names="" text:cond-style-name=""><text:span text:style-name="a19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950" draw:name="Fußzeilenplatzhalter 5" svg:x="0in" svg:y="9.49826in" svg:width="3.25in" svg:height="0.50174in" presentation:class="footer" presentation:placeholder="false">
          <draw:text-box>
            <text:p text:style-name="a1949" text:class-names="" text:cond-style-name=""><text:span text:style-name="a1948" text:class-names=""/></text:p>
          </draw:text-box>
          <svg:title/>
          <svg:desc/>
        </draw:frame>
        <draw:frame draw:id="id51" presentation:style-name="a1954" draw:name="Foliennummernplatzhalter 6" svg:x="4.24826in" svg:y="9.49826in" svg:width="3.25in" svg:height="0.50174in" presentation:class="page-number" presentation:placeholder="false">
          <draw:text-box>
            <text:p text:style-name="a1953" text:class-names="" text:cond-style-name=""><text:span text:style-name="a1951" text:class-names=""><text:page-number style:num-format="1" text:fixed="false">‹Nr.›</text:page-number></text:span><text:span text:style-name="a1952" text:class-names=""/></text:p>
          </draw:text-box>
          <svg:title/>
          <svg:desc/>
        </draw:frame>
      </presentation:notes>
    </style:master-page>
    <style:master-page style:name="Master1-Layout14-cust-3-Spalte" style:page-layout-name="pageLayout1" draw:style-name="a1957">
      <draw:frame draw:id="id672" draw:layer="Master1-bg" draw:style-name="a195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673">
        <svg:title/>
        <svg:desc/>
        <draw:g draw:name="Group 8" draw:id="id684">
          <svg:title/>
          <svg:desc/>
          <draw:custom-shape svg:x="0.125in" svg:y="0.00521in" svg:width="0.02604in" svg:height="2.38542in" draw:id="id696" draw:layer="Master1-bg" draw:style-name="a202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7" draw:layer="Master1-bg" draw:style-name="a202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8" draw:layer="Master1-bg" draw:style-name="a202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9" draw:layer="Master1-bg" draw:style-name="a202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00" draw:layer="Master1-bg" draw:style-name="a202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01" draw:layer="Master1-bg" draw:style-name="a203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02" draw:layer="Master1-bg" draw:style-name="a203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03" draw:layer="Master1-bg" draw:style-name="a203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04" draw:layer="Master1-bg" draw:style-name="a203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05" draw:layer="Master1-bg" draw:style-name="a203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6" draw:layer="Master1-bg" draw:style-name="a204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7" draw:layer="Master1-bg" draw:style-name="a204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8" draw:layer="Master1-bg" draw:style-name="a204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9" draw:layer="Master1-bg" draw:style-name="a204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10" draw:layer="Master1-bg" draw:style-name="a204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11" draw:layer="Master1-bg" draw:style-name="a205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12" draw:layer="Master1-bg" draw:style-name="a205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13" draw:layer="Master1-bg" draw:style-name="a205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14" draw:layer="Master1-bg" draw:style-name="a205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15" draw:layer="Master1-bg" draw:style-name="a205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6" draw:layer="Master1-bg" draw:style-name="a206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7" draw:layer="Master1-bg" draw:style-name="a206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8" draw:layer="Master1-bg" draw:style-name="a206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9" draw:layer="Master1-bg" draw:style-name="a206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20" draw:layer="Master1-bg" draw:style-name="a206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21" draw:layer="Master1-bg" draw:style-name="a207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22" draw:layer="Master1-bg" draw:style-name="a207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85">
          <svg:title/>
          <svg:desc/>
          <draw:custom-shape svg:x="12.55903in" svg:y="0in" svg:width="0.4566in" svg:height="0.56076in" draw:id="id686" draw:layer="Master1-bg" draw:style-name="a200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7" draw:layer="Master1-bg" draw:style-name="a200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8" draw:layer="Master1-bg" draw:style-name="a200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9" draw:layer="Master1-bg" draw:style-name="a200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90" draw:layer="Master1-bg" draw:style-name="a200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91" draw:layer="Master1-bg" draw:style-name="a201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92" draw:layer="Master1-bg" draw:style-name="a201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93" draw:layer="Master1-bg" draw:style-name="a201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94" draw:layer="Master1-bg" draw:style-name="a201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95" draw:layer="Master1-bg" draw:style-name="a201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74" presentation:style-name="a1962" draw:name="Title 1" svg:x="1.24826in" svg:y="0.66667in" svg:width="10.83333in" svg:height="2.08333in" presentation:class="title" presentation:placeholder="false">
        <draw:text-box>
          <text:p text:style-name="a1961" text:class-names="" text:cond-style-name=""><text:span text:style-name="a1959" text:class-names="">Mastertitelformat bearbeiten</text:span><text:span text:style-name="a1960" text:class-names=""/></text:p>
        </draw:text-box>
        <svg:title/>
        <svg:desc/>
      </draw:frame>
      <draw:frame draw:id="id675" presentation:style-name="a1966" draw:name="Text Placeholder 2" svg:x="1.24826in" svg:y="2.92483in" svg:width="3.49617in" svg:height="0.75in" presentation:class="outline" presentation:placeholder="false">
        <draw:text-box>
          <text:list text:style-name="a1965">
            <text:list-item>
              <text:p text:style-name="a1964" text:class-names="" text:cond-style-name=""><text:span text:style-name="a1963" text:class-names="">Mastertextformat bearbeiten</text:span></text:p>
            </text:list-item>
          </text:list>
        </draw:text-box>
        <svg:title/>
        <svg:desc/>
      </draw:frame>
      <draw:frame draw:id="id676" presentation:style-name="a1970" draw:name="Text Placeholder 3" svg:x="1.23351in" svg:y="3.67483in" svg:width="3.50912in" svg:height="2.6585in" presentation:class="outline" presentation:placeholder="false">
        <draw:text-box>
          <text:list text:style-name="a1969">
            <text:list-item>
              <text:p text:style-name="a1968" text:class-names="" text:cond-style-name=""><text:span text:style-name="a1967" text:class-names="">Mastertextformat bearbeiten</text:span></text:p>
            </text:list-item>
          </text:list>
        </draw:text-box>
        <svg:title/>
        <svg:desc/>
      </draw:frame>
      <draw:frame draw:id="id677" presentation:style-name="a1974" draw:name="Text Placeholder 4" svg:x="4.93741in" svg:y="2.9283in" svg:width="3.48249in" svg:height="0.75in" presentation:class="outline" presentation:placeholder="false">
        <draw:text-box>
          <text:list text:style-name="a1973">
            <text:list-item>
              <text:p text:style-name="a1972" text:class-names="" text:cond-style-name=""><text:span text:style-name="a1971" text:class-names="">Mastertextformat bearbeiten</text:span></text:p>
            </text:list-item>
          </text:list>
        </draw:text-box>
        <svg:title/>
        <svg:desc/>
      </draw:frame>
      <draw:frame draw:id="id678" presentation:style-name="a1978" draw:name="Text Placeholder 3" svg:x="4.92587in" svg:y="3.6783in" svg:width="3.495in" svg:height="2.6585in" presentation:class="outline" presentation:placeholder="false">
        <draw:text-box>
          <text:list text:style-name="a1977">
            <text:list-item>
              <text:p text:style-name="a1976" text:class-names="" text:cond-style-name=""><text:span text:style-name="a1975" text:class-names="">Mastertextformat bearbeiten</text:span></text:p>
            </text:list-item>
          </text:list>
        </draw:text-box>
        <svg:title/>
        <svg:desc/>
      </draw:frame>
      <draw:frame draw:id="id679" presentation:style-name="a1982" draw:name="Text Placeholder 4" svg:x="8.58753in" svg:y="2.92483in" svg:width="3.49406in" svg:height="0.75in" presentation:class="outline" presentation:placeholder="false">
        <draw:text-box>
          <text:list text:style-name="a1981">
            <text:list-item>
              <text:p text:style-name="a1980" text:class-names="" text:cond-style-name=""><text:span text:style-name="a1979" text:class-names="">Mastertextformat bearbeiten</text:span></text:p>
            </text:list-item>
          </text:list>
        </draw:text-box>
        <svg:title/>
        <svg:desc/>
      </draw:frame>
      <draw:frame draw:id="id680" presentation:style-name="a1986" draw:name="Text Placeholder 3" svg:x="8.58753in" svg:y="3.67483in" svg:width="3.49406in" svg:height="2.6585in" presentation:class="outline" presentation:placeholder="false">
        <draw:text-box>
          <text:list text:style-name="a1985">
            <text:list-item>
              <text:p text:style-name="a1984" text:class-names="" text:cond-style-name=""><text:span text:style-name="a1983" text:class-names="">Mastertextformat bearbeiten</text:span></text:p>
            </text:list-item>
          </text:list>
        </draw:text-box>
        <svg:title/>
        <svg:desc/>
      </draw:frame>
      <draw:frame draw:id="id681" presentation:style-name="a1991" draw:name="Date Placeholder 2" svg:x="8.15499in" svg:y="6.43403in" svg:width="3in" svg:height="0.39931in" presentation:class="date-time" presentation:placeholder="false">
        <draw:text-box>
          <text:p text:style-name="a1990" text:class-names="" text:cond-style-name=""><text:span text:style-name="a1987" text:class-names=""><text:date text:fixed="false" style:data-style-name="a1988">14.02.2025</text:date></text:span><text:span text:style-name="a1989" text:class-names=""/></text:p>
        </draw:text-box>
        <svg:title/>
        <svg:desc/>
      </draw:frame>
      <draw:frame draw:id="id682" presentation:style-name="a1995" draw:name="Footer Placeholder 3" svg:x="1.24826in" svg:y="6.43403in" svg:width="6.82339in" svg:height="0.39931in" presentation:class="footer" presentation:placeholder="false">
        <draw:text-box>
          <text:p text:style-name="a1994" text:class-names="" text:cond-style-name=""><text:span text:style-name="a1992" text:class-names="">Korbinian Müller / Speicherung und Datenaustausch von Daten mit Datenbanken durch GANs</text:span><text:span text:style-name="a1993" text:class-names=""/></text:p>
        </draw:text-box>
        <svg:title/>
        <svg:desc/>
      </draw:frame>
      <draw:frame draw:id="id683" presentation:style-name="a1998" draw:name="Slide Number Placeholder 4" svg:x="11.23832in" svg:y="6.43403in" svg:width="0.84327in" svg:height="0.39931in" presentation:class="page-number" presentation:placeholder="false">
        <draw:text-box>
          <text:p text:style-name="a1997" text:class-names="" text:cond-style-name=""><text:span text:style-name="a199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104">
        <draw:frame draw:id="id46" presentation:style-name="a2075" draw:name="Kopfzeilenplatzhalter 1" svg:x="0in" svg:y="0in" svg:width="3.25in" svg:height="0.50174in" presentation:class="header" presentation:placeholder="false">
          <draw:text-box>
            <text:p text:style-name="a2074" text:class-names="" text:cond-style-name=""><text:span text:style-name="a2073" text:class-names=""/></text:p>
          </draw:text-box>
          <svg:title/>
          <svg:desc/>
        </draw:frame>
        <draw:frame draw:id="id47" presentation:style-name="a2080" draw:name="Datumsplatzhalter 2" svg:x="4.24826in" svg:y="0in" svg:width="3.25in" svg:height="0.50174in" presentation:class="date-time" presentation:placeholder="false">
          <draw:text-box>
            <text:p text:style-name="a2079" text:class-names="" text:cond-style-name=""><text:span text:style-name="a2076" text:class-names=""><text:date text:fixed="false" style:data-style-name="a2077">14.02.2025</text:date></text:span><text:span text:style-name="a207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081" draw:name="Folienbildplatzhalter 3">
          <svg:title/>
          <svg:desc/>
        </draw:page-thumbnail>
        <draw:frame draw:id="id49" presentation:style-name="a2096" draw:name="Notizenplatzhalter 4" svg:x="0.75in" svg:y="4.8125in" svg:width="6in" svg:height="3.9375in" presentation:class="notes" presentation:placeholder="false">
          <draw:text-box>
            <text:p text:style-name="a2083" text:class-names="" text:cond-style-name=""><text:span text:style-name="a2082" text:class-names="">Mastertextformat bearbeiten</text:span></text:p>
            <text:list text:style-name="a2086">
              <text:list-item>
                <text:list text:style-name="a2086">
                  <text:list-item>
                    <text:p text:style-name="a2085" text:class-names="" text:cond-style-name=""><text:span text:style-name="a2084" text:class-names="">Zweite Ebene</text:span></text:p>
                  </text:list-item>
                </text:list>
              </text:list-item>
            </text:list>
            <text:list text:style-name="a2089">
              <text:list-item>
                <text:list text:style-name="a2089">
                  <text:list-item>
                    <text:list text:style-name="a2089">
                      <text:list-item>
                        <text:p text:style-name="a2088" text:class-names="" text:cond-style-name=""><text:span text:style-name="a20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92">
              <text:list-item>
                <text:list text:style-name="a2092">
                  <text:list-item>
                    <text:list text:style-name="a2092">
                      <text:list-item>
                        <text:list text:style-name="a2092">
                          <text:list-item>
                            <text:p text:style-name="a2091" text:class-names="" text:cond-style-name=""><text:span text:style-name="a20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5">
              <text:list-item>
                <text:list text:style-name="a2095">
                  <text:list-item>
                    <text:list text:style-name="a2095">
                      <text:list-item>
                        <text:list text:style-name="a2095">
                          <text:list-item>
                            <text:list text:style-name="a2095">
                              <text:list-item>
                                <text:p text:style-name="a2094" text:class-names="" text:cond-style-name=""><text:span text:style-name="a20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099" draw:name="Fußzeilenplatzhalter 5" svg:x="0in" svg:y="9.49826in" svg:width="3.25in" svg:height="0.50174in" presentation:class="footer" presentation:placeholder="false">
          <draw:text-box>
            <text:p text:style-name="a2098" text:class-names="" text:cond-style-name=""><text:span text:style-name="a2097" text:class-names=""/></text:p>
          </draw:text-box>
          <svg:title/>
          <svg:desc/>
        </draw:frame>
        <draw:frame draw:id="id51" presentation:style-name="a2103" draw:name="Foliennummernplatzhalter 6" svg:x="4.24826in" svg:y="9.49826in" svg:width="3.25in" svg:height="0.50174in" presentation:class="page-number" presentation:placeholder="false">
          <draw:text-box>
            <text:p text:style-name="a2102" text:class-names="" text:cond-style-name=""><text:span text:style-name="a2100" text:class-names=""><text:page-number style:num-format="1" text:fixed="false">‹Nr.›</text:page-number></text:span><text:span text:style-name="a2101" text:class-names=""/></text:p>
          </draw:text-box>
          <svg:title/>
          <svg:desc/>
        </draw:frame>
      </presentation:notes>
    </style:master-page>
    <style:master-page style:name="Master1-Layout15-cust-3-Bildspalte" style:page-layout-name="pageLayout1" draw:style-name="a2106">
      <draw:frame draw:id="id723" draw:layer="Master1-bg" draw:style-name="a210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24">
        <svg:title/>
        <svg:desc/>
        <draw:g draw:name="Group 8" draw:id="id738">
          <svg:title/>
          <svg:desc/>
          <draw:custom-shape svg:x="0.125in" svg:y="0.00521in" svg:width="0.02604in" svg:height="2.38542in" draw:id="id750" draw:layer="Master1-bg" draw:style-name="a218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51" draw:layer="Master1-bg" draw:style-name="a218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52" draw:layer="Master1-bg" draw:style-name="a218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53" draw:layer="Master1-bg" draw:style-name="a218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54" draw:layer="Master1-bg" draw:style-name="a218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55" draw:layer="Master1-bg" draw:style-name="a219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6" draw:layer="Master1-bg" draw:style-name="a219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7" draw:layer="Master1-bg" draw:style-name="a219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8" draw:layer="Master1-bg" draw:style-name="a219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9" draw:layer="Master1-bg" draw:style-name="a219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60" draw:layer="Master1-bg" draw:style-name="a220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61" draw:layer="Master1-bg" draw:style-name="a220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62" draw:layer="Master1-bg" draw:style-name="a220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63" draw:layer="Master1-bg" draw:style-name="a220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64" draw:layer="Master1-bg" draw:style-name="a220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65" draw:layer="Master1-bg" draw:style-name="a221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6" draw:layer="Master1-bg" draw:style-name="a221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7" draw:layer="Master1-bg" draw:style-name="a221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8" draw:layer="Master1-bg" draw:style-name="a221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9" draw:layer="Master1-bg" draw:style-name="a221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70" draw:layer="Master1-bg" draw:style-name="a222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71" draw:layer="Master1-bg" draw:style-name="a222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72" draw:layer="Master1-bg" draw:style-name="a222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73" draw:layer="Master1-bg" draw:style-name="a222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74" draw:layer="Master1-bg" draw:style-name="a222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75" draw:layer="Master1-bg" draw:style-name="a223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6" draw:layer="Master1-bg" draw:style-name="a223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9">
          <svg:title/>
          <svg:desc/>
          <draw:custom-shape svg:x="12.55903in" svg:y="0in" svg:width="0.4566in" svg:height="0.56076in" draw:id="id740" draw:layer="Master1-bg" draw:style-name="a216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41" draw:layer="Master1-bg" draw:style-name="a216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42" draw:layer="Master1-bg" draw:style-name="a216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43" draw:layer="Master1-bg" draw:style-name="a216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44" draw:layer="Master1-bg" draw:style-name="a216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45" draw:layer="Master1-bg" draw:style-name="a217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6" draw:layer="Master1-bg" draw:style-name="a217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7" draw:layer="Master1-bg" draw:style-name="a217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8" draw:layer="Master1-bg" draw:style-name="a217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9" draw:layer="Master1-bg" draw:style-name="a217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25" presentation:style-name="a2111" draw:name="Title 1" svg:x="1.24826in" svg:y="0.66667in" svg:width="10.83333in" svg:height="2.08333in" presentation:class="title" presentation:placeholder="false">
        <draw:text-box>
          <text:p text:style-name="a2110" text:class-names="" text:cond-style-name=""><text:span text:style-name="a2108" text:class-names="">Mastertitelformat bearbeiten</text:span><text:span text:style-name="a2109" text:class-names=""/></text:p>
        </draw:text-box>
        <svg:title/>
        <svg:desc/>
      </draw:frame>
      <draw:frame draw:id="id726" presentation:style-name="a2115" draw:name="Text Placeholder 2" svg:x="1.24826in" svg:y="4.81692in" svg:width="3.49436in" svg:height="0.63021in" presentation:class="outline" presentation:placeholder="false">
        <draw:text-box>
          <text:list text:style-name="a2114">
            <text:list-item>
              <text:p text:style-name="a2113" text:class-names="" text:cond-style-name=""><text:span text:style-name="a2112" text:class-names="">Mastertextformat bearbeiten</text:span></text:p>
            </text:list-item>
          </text:list>
        </draw:text-box>
        <svg:title/>
        <svg:desc/>
      </draw:frame>
      <draw:frame draw:id="id727" presentation:style-name="a2119" draw:name="Picture Placeholder 2" svg:x="1.24826in" svg:y="2.91666in" svg:width="3.49436in" svg:height="1.66667in" presentation:class="graphic" presentation:placeholder="false">
        <draw:text-box>
          <text:p text:style-name="a2118" text:class-names="" text:cond-style-name=""><text:span text:style-name="a2116" text:class-names="">Bild durch Klicken auf Symbol hinzufügen</text:span><text:span text:style-name="a2117" text:class-names=""/></text:p>
        </draw:text-box>
        <svg:title/>
        <svg:desc/>
      </draw:frame>
      <draw:frame draw:id="id728" presentation:style-name="a2123" draw:name="Text Placeholder 3" svg:x="1.24826in" svg:y="5.44713in" svg:width="3.49436in" svg:height="0.8944in" presentation:class="outline" presentation:placeholder="false">
        <draw:text-box>
          <text:list text:style-name="a2122">
            <text:list-item>
              <text:p text:style-name="a2121" text:class-names="" text:cond-style-name=""><text:span text:style-name="a2120" text:class-names="">Mastertextformat bearbeiten</text:span></text:p>
            </text:list-item>
          </text:list>
        </draw:text-box>
        <svg:title/>
        <svg:desc/>
      </draw:frame>
      <draw:frame draw:id="id729" presentation:style-name="a2127" draw:name="Text Placeholder 4" svg:x="4.90929in" svg:y="4.81692in" svg:width="3.5in" svg:height="0.63021in" presentation:class="outline" presentation:placeholder="false">
        <draw:text-box>
          <text:list text:style-name="a2126">
            <text:list-item>
              <text:p text:style-name="a2125" text:class-names="" text:cond-style-name=""><text:span text:style-name="a2124" text:class-names="">Mastertextformat bearbeiten</text:span></text:p>
            </text:list-item>
          </text:list>
        </draw:text-box>
        <svg:title/>
        <svg:desc/>
      </draw:frame>
      <draw:frame draw:id="id730" presentation:style-name="a2131" draw:name="Picture Placeholder 2" svg:x="4.90929in" svg:y="2.91666in" svg:width="3.4984in" svg:height="1.66667in" presentation:class="graphic" presentation:placeholder="false">
        <draw:text-box>
          <text:p text:style-name="a2130" text:class-names="" text:cond-style-name=""><text:span text:style-name="a2128" text:class-names="">Bild durch Klicken auf Symbol hinzufügen</text:span><text:span text:style-name="a2129" text:class-names=""/></text:p>
        </draw:text-box>
        <svg:title/>
        <svg:desc/>
      </draw:frame>
      <draw:frame draw:id="id731" presentation:style-name="a2135" draw:name="Text Placeholder 3" svg:x="4.90769in" svg:y="5.44713in" svg:width="3.5in" svg:height="0.8862in" presentation:class="outline" presentation:placeholder="false">
        <draw:text-box>
          <text:list text:style-name="a2134">
            <text:list-item>
              <text:p text:style-name="a2133" text:class-names="" text:cond-style-name=""><text:span text:style-name="a2132" text:class-names="">Mastertextformat bearbeiten</text:span></text:p>
            </text:list-item>
          </text:list>
        </draw:text-box>
        <svg:title/>
        <svg:desc/>
      </draw:frame>
      <draw:frame draw:id="id732" presentation:style-name="a2139" draw:name="Text Placeholder 4" svg:x="8.58767in" svg:y="4.81692in" svg:width="3.48944in" svg:height="0.63021in" presentation:class="outline" presentation:placeholder="false">
        <draw:text-box>
          <text:list text:style-name="a2138">
            <text:list-item>
              <text:p text:style-name="a2137" text:class-names="" text:cond-style-name=""><text:span text:style-name="a2136" text:class-names="">Mastertextformat bearbeiten</text:span></text:p>
            </text:list-item>
          </text:list>
        </draw:text-box>
        <svg:title/>
        <svg:desc/>
      </draw:frame>
      <draw:frame draw:id="id733" presentation:style-name="a2143" draw:name="Picture Placeholder 2" svg:x="8.58753in" svg:y="2.91666in" svg:width="3.49406in" svg:height="1.66667in" presentation:class="graphic" presentation:placeholder="false">
        <draw:text-box>
          <text:p text:style-name="a2142" text:class-names="" text:cond-style-name=""><text:span text:style-name="a2140" text:class-names="">Bild durch Klicken auf Symbol hinzufügen</text:span><text:span text:style-name="a2141" text:class-names=""/></text:p>
        </draw:text-box>
        <svg:title/>
        <svg:desc/>
      </draw:frame>
      <draw:frame draw:id="id734" presentation:style-name="a2147" draw:name="Text Placeholder 3" svg:x="8.58753in" svg:y="5.44713in" svg:width="3.49406in" svg:height="0.8862in" presentation:class="outline" presentation:placeholder="false">
        <draw:text-box>
          <text:list text:style-name="a2146">
            <text:list-item>
              <text:p text:style-name="a2145" text:class-names="" text:cond-style-name=""><text:span text:style-name="a2144" text:class-names="">Mastertextformat bearbeiten</text:span></text:p>
            </text:list-item>
          </text:list>
        </draw:text-box>
        <svg:title/>
        <svg:desc/>
      </draw:frame>
      <draw:frame draw:id="id735" presentation:style-name="a2152" draw:name="Date Placeholder 2" svg:x="8.15499in" svg:y="6.43403in" svg:width="3in" svg:height="0.39931in" presentation:class="date-time" presentation:placeholder="false">
        <draw:text-box>
          <text:p text:style-name="a2151" text:class-names="" text:cond-style-name=""><text:span text:style-name="a2148" text:class-names=""><text:date text:fixed="false" style:data-style-name="a2149">14.02.2025</text:date></text:span><text:span text:style-name="a2150" text:class-names=""/></text:p>
        </draw:text-box>
        <svg:title/>
        <svg:desc/>
      </draw:frame>
      <draw:frame draw:id="id736" presentation:style-name="a2156" draw:name="Footer Placeholder 3" svg:x="1.24826in" svg:y="6.43403in" svg:width="6.82339in" svg:height="0.39931in" presentation:class="footer" presentation:placeholder="false">
        <draw:text-box>
          <text:p text:style-name="a2155" text:class-names="" text:cond-style-name=""><text:span text:style-name="a2153" text:class-names="">Korbinian Müller / Speicherung und Datenaustausch von Daten mit Datenbanken durch GANs</text:span><text:span text:style-name="a2154" text:class-names=""/></text:p>
        </draw:text-box>
        <svg:title/>
        <svg:desc/>
      </draw:frame>
      <draw:frame draw:id="id737" presentation:style-name="a2159" draw:name="Slide Number Placeholder 4" svg:x="11.23832in" svg:y="6.43403in" svg:width="0.84327in" svg:height="0.39931in" presentation:class="page-number" presentation:placeholder="false">
        <draw:text-box>
          <text:p text:style-name="a2158" text:class-names="" text:cond-style-name=""><text:span text:style-name="a215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265">
        <draw:frame draw:id="id46" presentation:style-name="a2236" draw:name="Kopfzeilenplatzhalter 1" svg:x="0in" svg:y="0in" svg:width="3.25in" svg:height="0.50174in" presentation:class="header" presentation:placeholder="false">
          <draw:text-box>
            <text:p text:style-name="a2235" text:class-names="" text:cond-style-name=""><text:span text:style-name="a2234" text:class-names=""/></text:p>
          </draw:text-box>
          <svg:title/>
          <svg:desc/>
        </draw:frame>
        <draw:frame draw:id="id47" presentation:style-name="a2241" draw:name="Datumsplatzhalter 2" svg:x="4.24826in" svg:y="0in" svg:width="3.25in" svg:height="0.50174in" presentation:class="date-time" presentation:placeholder="false">
          <draw:text-box>
            <text:p text:style-name="a2240" text:class-names="" text:cond-style-name=""><text:span text:style-name="a2237" text:class-names=""><text:date text:fixed="false" style:data-style-name="a2238">14.02.2025</text:date></text:span><text:span text:style-name="a2239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242" draw:name="Folienbildplatzhalter 3">
          <svg:title/>
          <svg:desc/>
        </draw:page-thumbnail>
        <draw:frame draw:id="id49" presentation:style-name="a2257" draw:name="Notizenplatzhalter 4" svg:x="0.75in" svg:y="4.8125in" svg:width="6in" svg:height="3.9375in" presentation:class="notes" presentation:placeholder="false">
          <draw:text-box>
            <text:p text:style-name="a2244" text:class-names="" text:cond-style-name=""><text:span text:style-name="a2243" text:class-names="">Mastertextformat bearbeiten</text:span></text:p>
            <text:list text:style-name="a2247">
              <text:list-item>
                <text:list text:style-name="a2247">
                  <text:list-item>
                    <text:p text:style-name="a2246" text:class-names="" text:cond-style-name=""><text:span text:style-name="a2245" text:class-names="">Zweite Ebene</text:span></text:p>
                  </text:list-item>
                </text:list>
              </text:list-item>
            </text:list>
            <text:list text:style-name="a2250">
              <text:list-item>
                <text:list text:style-name="a2250">
                  <text:list-item>
                    <text:list text:style-name="a2250">
                      <text:list-item>
                        <text:p text:style-name="a2249" text:class-names="" text:cond-style-name=""><text:span text:style-name="a22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53">
              <text:list-item>
                <text:list text:style-name="a2253">
                  <text:list-item>
                    <text:list text:style-name="a2253">
                      <text:list-item>
                        <text:list text:style-name="a2253">
                          <text:list-item>
                            <text:p text:style-name="a2252" text:class-names="" text:cond-style-name=""><text:span text:style-name="a22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6">
              <text:list-item>
                <text:list text:style-name="a2256">
                  <text:list-item>
                    <text:list text:style-name="a2256">
                      <text:list-item>
                        <text:list text:style-name="a2256">
                          <text:list-item>
                            <text:list text:style-name="a2256">
                              <text:list-item>
                                <text:p text:style-name="a2255" text:class-names="" text:cond-style-name=""><text:span text:style-name="a22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260" draw:name="Fußzeilenplatzhalter 5" svg:x="0in" svg:y="9.49826in" svg:width="3.25in" svg:height="0.50174in" presentation:class="footer" presentation:placeholder="false">
          <draw:text-box>
            <text:p text:style-name="a2259" text:class-names="" text:cond-style-name=""><text:span text:style-name="a2258" text:class-names=""/></text:p>
          </draw:text-box>
          <svg:title/>
          <svg:desc/>
        </draw:frame>
        <draw:frame draw:id="id51" presentation:style-name="a2264" draw:name="Foliennummernplatzhalter 6" svg:x="4.24826in" svg:y="9.49826in" svg:width="3.25in" svg:height="0.50174in" presentation:class="page-number" presentation:placeholder="false">
          <draw:text-box>
            <text:p text:style-name="a2263" text:class-names="" text:cond-style-name=""><text:span text:style-name="a2261" text:class-names=""><text:page-number style:num-format="1" text:fixed="false">‹Nr.›</text:page-number></text:span><text:span text:style-name="a2262" text:class-names=""/></text:p>
          </draw:text-box>
          <svg:title/>
          <svg:desc/>
        </draw:frame>
      </presentation:notes>
    </style:master-page>
    <style:master-page style:name="Master1-Layout16-vertTx-Titel-und-vertikaler-Text" style:page-layout-name="pageLayout1" draw:style-name="a2267">
      <draw:frame draw:id="id777" draw:layer="Master1-bg" draw:style-name="a226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8">
        <svg:title/>
        <svg:desc/>
        <draw:g draw:name="Group 8" draw:id="id784">
          <svg:title/>
          <svg:desc/>
          <draw:custom-shape svg:x="0.125in" svg:y="0.00521in" svg:width="0.02604in" svg:height="2.38542in" draw:id="id796" draw:layer="Master1-bg" draw:style-name="a232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7" draw:layer="Master1-bg" draw:style-name="a232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8" draw:layer="Master1-bg" draw:style-name="a232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9" draw:layer="Master1-bg" draw:style-name="a232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00" draw:layer="Master1-bg" draw:style-name="a233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01" draw:layer="Master1-bg" draw:style-name="a233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02" draw:layer="Master1-bg" draw:style-name="a233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03" draw:layer="Master1-bg" draw:style-name="a233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04" draw:layer="Master1-bg" draw:style-name="a233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05" draw:layer="Master1-bg" draw:style-name="a234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6" draw:layer="Master1-bg" draw:style-name="a234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7" draw:layer="Master1-bg" draw:style-name="a234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8" draw:layer="Master1-bg" draw:style-name="a234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9" draw:layer="Master1-bg" draw:style-name="a234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10" draw:layer="Master1-bg" draw:style-name="a235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11" draw:layer="Master1-bg" draw:style-name="a235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12" draw:layer="Master1-bg" draw:style-name="a235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13" draw:layer="Master1-bg" draw:style-name="a235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14" draw:layer="Master1-bg" draw:style-name="a235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15" draw:layer="Master1-bg" draw:style-name="a236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6" draw:layer="Master1-bg" draw:style-name="a236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7" draw:layer="Master1-bg" draw:style-name="a236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8" draw:layer="Master1-bg" draw:style-name="a236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9" draw:layer="Master1-bg" draw:style-name="a236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20" draw:layer="Master1-bg" draw:style-name="a237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21" draw:layer="Master1-bg" draw:style-name="a237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22" draw:layer="Master1-bg" draw:style-name="a237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85">
          <svg:title/>
          <svg:desc/>
          <draw:custom-shape svg:x="12.55903in" svg:y="0in" svg:width="0.4566in" svg:height="0.56076in" draw:id="id786" draw:layer="Master1-bg" draw:style-name="a230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7" draw:layer="Master1-bg" draw:style-name="a230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8" draw:layer="Master1-bg" draw:style-name="a230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9" draw:layer="Master1-bg" draw:style-name="a230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90" draw:layer="Master1-bg" draw:style-name="a231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91" draw:layer="Master1-bg" draw:style-name="a231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92" draw:layer="Master1-bg" draw:style-name="a231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93" draw:layer="Master1-bg" draw:style-name="a231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94" draw:layer="Master1-bg" draw:style-name="a231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95" draw:layer="Master1-bg" draw:style-name="a232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9" presentation:style-name="a2272" draw:name="Title 1" svg:x="1.24826in" svg:y="0.67642in" svg:width="10.83333in" svg:height="1.61698in" presentation:class="title" presentation:placeholder="false">
        <draw:text-box>
          <text:p text:style-name="a2271" text:class-names="" text:cond-style-name=""><text:span text:style-name="a2269" text:class-names="">Mastertitelformat bearbeiten</text:span><text:span text:style-name="a2270" text:class-names=""/></text:p>
        </draw:text-box>
        <svg:title/>
        <svg:desc/>
      </draw:frame>
      <draw:frame draw:id="id780" presentation:style-name="a2289" draw:name="Vertical Text Placeholder 2" svg:x="1.24826in" svg:y="2.46007in" svg:width="10.83333in" svg:height="3.87327in" presentation:class="outline" presentation:placeholder="false">
        <draw:text-box>
          <text:list text:style-name="a2275">
            <text:list-item>
              <text:p text:style-name="a2274" text:class-names="" text:cond-style-name=""><text:span text:style-name="a2273" text:class-names="">Mastertextformat bearbeiten</text:span></text:p>
            </text:list-item>
          </text:list>
          <text:list text:style-name="a2278">
            <text:list-item>
              <text:list text:style-name="a2278">
                <text:list-item>
                  <text:p text:style-name="a2277" text:class-names="" text:cond-style-name=""><text:span text:style-name="a2276" text:class-names="">Zweite Ebene</text:span></text:p>
                </text:list-item>
              </text:list>
            </text:list-item>
          </text:list>
          <text:list text:style-name="a2281">
            <text:list-item>
              <text:list text:style-name="a2281">
                <text:list-item>
                  <text:list text:style-name="a2281">
                    <text:list-item>
                      <text:p text:style-name="a2280" text:class-names="" text:cond-style-name=""><text:span text:style-name="a22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84">
            <text:list-item>
              <text:list text:style-name="a2284">
                <text:list-item>
                  <text:list text:style-name="a2284">
                    <text:list-item>
                      <text:list text:style-name="a2284">
                        <text:list-item>
                          <text:p text:style-name="a2283" text:class-names="" text:cond-style-name=""><text:span text:style-name="a22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8">
            <text:list-item>
              <text:list text:style-name="a2288">
                <text:list-item>
                  <text:list text:style-name="a2288">
                    <text:list-item>
                      <text:list text:style-name="a2288">
                        <text:list-item>
                          <text:list text:style-name="a2288">
                            <text:list-item>
                              <text:p text:style-name="a2287" text:class-names="" text:cond-style-name=""><text:span text:style-name="a2285" text:class-names="">Fünfte Ebene</text:span><text:span text:style-name="a2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1" presentation:style-name="a2294" draw:name="Date Placeholder 3" svg:x="8.15499in" svg:y="6.43403in" svg:width="3in" svg:height="0.39931in" presentation:class="date-time" presentation:placeholder="false">
        <draw:text-box>
          <text:p text:style-name="a2293" text:class-names="" text:cond-style-name=""><text:span text:style-name="a2290" text:class-names=""><text:date text:fixed="false" style:data-style-name="a2291">14.02.2025</text:date></text:span><text:span text:style-name="a2292" text:class-names=""/></text:p>
        </draw:text-box>
        <svg:title/>
        <svg:desc/>
      </draw:frame>
      <draw:frame draw:id="id782" presentation:style-name="a2298" draw:name="Footer Placeholder 4" svg:x="1.24826in" svg:y="6.43403in" svg:width="6.82339in" svg:height="0.39931in" presentation:class="footer" presentation:placeholder="false">
        <draw:text-box>
          <text:p text:style-name="a2297" text:class-names="" text:cond-style-name=""><text:span text:style-name="a2295" text:class-names="">Korbinian Müller / Speicherung und Datenaustausch von Daten mit Datenbanken durch GANs</text:span><text:span text:style-name="a2296" text:class-names=""/></text:p>
        </draw:text-box>
        <svg:title/>
        <svg:desc/>
      </draw:frame>
      <draw:frame draw:id="id783" presentation:style-name="a2301" draw:name="Slide Number Placeholder 5" svg:x="11.23832in" svg:y="6.43403in" svg:width="0.84327in" svg:height="0.39931in" presentation:class="page-number" presentation:placeholder="false">
        <draw:text-box>
          <text:p text:style-name="a2300" text:class-names="" text:cond-style-name=""><text:span text:style-name="a229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407">
        <draw:frame draw:id="id46" presentation:style-name="a2378" draw:name="Kopfzeilenplatzhalter 1" svg:x="0in" svg:y="0in" svg:width="3.25in" svg:height="0.50174in" presentation:class="header" presentation:placeholder="false">
          <draw:text-box>
            <text:p text:style-name="a2377" text:class-names="" text:cond-style-name=""><text:span text:style-name="a2376" text:class-names=""/></text:p>
          </draw:text-box>
          <svg:title/>
          <svg:desc/>
        </draw:frame>
        <draw:frame draw:id="id47" presentation:style-name="a2383" draw:name="Datumsplatzhalter 2" svg:x="4.24826in" svg:y="0in" svg:width="3.25in" svg:height="0.50174in" presentation:class="date-time" presentation:placeholder="false">
          <draw:text-box>
            <text:p text:style-name="a2382" text:class-names="" text:cond-style-name=""><text:span text:style-name="a2379" text:class-names=""><text:date text:fixed="false" style:data-style-name="a2380">14.02.2025</text:date></text:span><text:span text:style-name="a238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384" draw:name="Folienbildplatzhalter 3">
          <svg:title/>
          <svg:desc/>
        </draw:page-thumbnail>
        <draw:frame draw:id="id49" presentation:style-name="a2399" draw:name="Notizenplatzhalter 4" svg:x="0.75in" svg:y="4.8125in" svg:width="6in" svg:height="3.9375in" presentation:class="notes" presentation:placeholder="false">
          <draw:text-box>
            <text:p text:style-name="a2386" text:class-names="" text:cond-style-name=""><text:span text:style-name="a2385" text:class-names="">Mastertextformat bearbeiten</text:span></text:p>
            <text:list text:style-name="a2389">
              <text:list-item>
                <text:list text:style-name="a2389">
                  <text:list-item>
                    <text:p text:style-name="a2388" text:class-names="" text:cond-style-name=""><text:span text:style-name="a2387" text:class-names="">Zweite Ebene</text:span></text:p>
                  </text:list-item>
                </text:list>
              </text:list-item>
            </text:list>
            <text:list text:style-name="a2392">
              <text:list-item>
                <text:list text:style-name="a2392">
                  <text:list-item>
                    <text:list text:style-name="a2392">
                      <text:list-item>
                        <text:p text:style-name="a2391" text:class-names="" text:cond-style-name=""><text:span text:style-name="a23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95">
              <text:list-item>
                <text:list text:style-name="a2395">
                  <text:list-item>
                    <text:list text:style-name="a2395">
                      <text:list-item>
                        <text:list text:style-name="a2395">
                          <text:list-item>
                            <text:p text:style-name="a2394" text:class-names="" text:cond-style-name=""><text:span text:style-name="a23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8">
              <text:list-item>
                <text:list text:style-name="a2398">
                  <text:list-item>
                    <text:list text:style-name="a2398">
                      <text:list-item>
                        <text:list text:style-name="a2398">
                          <text:list-item>
                            <text:list text:style-name="a2398">
                              <text:list-item>
                                <text:p text:style-name="a2397" text:class-names="" text:cond-style-name=""><text:span text:style-name="a23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402" draw:name="Fußzeilenplatzhalter 5" svg:x="0in" svg:y="9.49826in" svg:width="3.25in" svg:height="0.50174in" presentation:class="footer" presentation:placeholder="false">
          <draw:text-box>
            <text:p text:style-name="a2401" text:class-names="" text:cond-style-name=""><text:span text:style-name="a2400" text:class-names=""/></text:p>
          </draw:text-box>
          <svg:title/>
          <svg:desc/>
        </draw:frame>
        <draw:frame draw:id="id51" presentation:style-name="a2406" draw:name="Foliennummernplatzhalter 6" svg:x="4.24826in" svg:y="9.49826in" svg:width="3.25in" svg:height="0.50174in" presentation:class="page-number" presentation:placeholder="false">
          <draw:text-box>
            <text:p text:style-name="a2405" text:class-names="" text:cond-style-name=""><text:span text:style-name="a2403" text:class-names=""><text:page-number style:num-format="1" text:fixed="false">‹Nr.›</text:page-number></text:span><text:span text:style-name="a2404" text:class-names=""/></text:p>
          </draw:text-box>
          <svg:title/>
          <svg:desc/>
        </draw:frame>
      </presentation:notes>
    </style:master-page>
    <style:master-page style:name="Master1-Layout17-vertTitleAndTx-Vertikaler-Titel-und-Text" style:page-layout-name="pageLayout1" draw:style-name="a2409">
      <draw:frame draw:id="id823" draw:layer="Master1-bg" draw:style-name="a241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24">
        <svg:title/>
        <svg:desc/>
        <draw:g draw:name="Group 8" draw:id="id830">
          <svg:title/>
          <svg:desc/>
          <draw:custom-shape svg:x="0.125in" svg:y="0.00521in" svg:width="0.02604in" svg:height="2.38542in" draw:id="id842" draw:layer="Master1-bg" draw:style-name="a246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43" draw:layer="Master1-bg" draw:style-name="a246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44" draw:layer="Master1-bg" draw:style-name="a246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45" draw:layer="Master1-bg" draw:style-name="a247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6" draw:layer="Master1-bg" draw:style-name="a247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7" draw:layer="Master1-bg" draw:style-name="a247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8" draw:layer="Master1-bg" draw:style-name="a247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9" draw:layer="Master1-bg" draw:style-name="a247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50" draw:layer="Master1-bg" draw:style-name="a248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51" draw:layer="Master1-bg" draw:style-name="a248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52" draw:layer="Master1-bg" draw:style-name="a248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53" draw:layer="Master1-bg" draw:style-name="a248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54" draw:layer="Master1-bg" draw:style-name="a248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55" draw:layer="Master1-bg" draw:style-name="a249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6" draw:layer="Master1-bg" draw:style-name="a249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7" draw:layer="Master1-bg" draw:style-name="a249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8" draw:layer="Master1-bg" draw:style-name="a249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9" draw:layer="Master1-bg" draw:style-name="a249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60" draw:layer="Master1-bg" draw:style-name="a250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61" draw:layer="Master1-bg" draw:style-name="a250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62" draw:layer="Master1-bg" draw:style-name="a250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63" draw:layer="Master1-bg" draw:style-name="a250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64" draw:layer="Master1-bg" draw:style-name="a250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65" draw:layer="Master1-bg" draw:style-name="a251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6" draw:layer="Master1-bg" draw:style-name="a251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7" draw:layer="Master1-bg" draw:style-name="a251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8" draw:layer="Master1-bg" draw:style-name="a251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31">
          <svg:title/>
          <svg:desc/>
          <draw:custom-shape svg:x="12.55903in" svg:y="0in" svg:width="0.4566in" svg:height="0.56076in" draw:id="id832" draw:layer="Master1-bg" draw:style-name="a244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33" draw:layer="Master1-bg" draw:style-name="a244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34" draw:layer="Master1-bg" draw:style-name="a244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35" draw:layer="Master1-bg" draw:style-name="a245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6" draw:layer="Master1-bg" draw:style-name="a245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7" draw:layer="Master1-bg" draw:style-name="a245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8" draw:layer="Master1-bg" draw:style-name="a245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9" draw:layer="Master1-bg" draw:style-name="a245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40" draw:layer="Master1-bg" draw:style-name="a246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41" draw:layer="Master1-bg" draw:style-name="a246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25" presentation:style-name="a2414" draw:name="Vertical Title 1" svg:x="9.88889in" svg:y="0.66667in" svg:width="2.19271in" svg:height="5.66667in" presentation:class="title" presentation:placeholder="false">
        <draw:text-box>
          <text:p text:style-name="a2413" text:class-names="" text:cond-style-name=""><text:span text:style-name="a2411" text:class-names="">Mastertitelformat bearbeiten</text:span><text:span text:style-name="a2412" text:class-names=""/></text:p>
        </draw:text-box>
        <svg:title/>
        <svg:desc/>
      </draw:frame>
      <draw:frame draw:id="id826" presentation:style-name="a2431" draw:name="Vertical Text Placeholder 2" svg:x="1.24826in" svg:y="0.66667in" svg:width="8.47396in" svg:height="5.66667in" presentation:class="outline" presentation:placeholder="false">
        <draw:text-box>
          <text:list text:style-name="a2417">
            <text:list-item>
              <text:p text:style-name="a2416" text:class-names="" text:cond-style-name=""><text:span text:style-name="a2415" text:class-names="">Mastertextformat bearbeiten</text:span></text:p>
            </text:list-item>
          </text:list>
          <text:list text:style-name="a2420">
            <text:list-item>
              <text:list text:style-name="a2420">
                <text:list-item>
                  <text:p text:style-name="a2419" text:class-names="" text:cond-style-name=""><text:span text:style-name="a2418" text:class-names="">Zweite Ebene</text:span></text:p>
                </text:list-item>
              </text:list>
            </text:list-item>
          </text:list>
          <text:list text:style-name="a2423">
            <text:list-item>
              <text:list text:style-name="a2423">
                <text:list-item>
                  <text:list text:style-name="a2423">
                    <text:list-item>
                      <text:p text:style-name="a2422" text:class-names="" text:cond-style-name=""><text:span text:style-name="a24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6">
            <text:list-item>
              <text:list text:style-name="a2426">
                <text:list-item>
                  <text:list text:style-name="a2426">
                    <text:list-item>
                      <text:list text:style-name="a2426">
                        <text:list-item>
                          <text:p text:style-name="a2425" text:class-names="" text:cond-style-name=""><text:span text:style-name="a24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0">
            <text:list-item>
              <text:list text:style-name="a2430">
                <text:list-item>
                  <text:list text:style-name="a2430">
                    <text:list-item>
                      <text:list text:style-name="a2430">
                        <text:list-item>
                          <text:list text:style-name="a2430">
                            <text:list-item>
                              <text:p text:style-name="a2429" text:class-names="" text:cond-style-name=""><text:span text:style-name="a2427" text:class-names="">Fünfte Ebene</text:span><text:span text:style-name="a2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7" presentation:style-name="a2436" draw:name="Date Placeholder 3" svg:x="8.15499in" svg:y="6.43403in" svg:width="3in" svg:height="0.39931in" presentation:class="date-time" presentation:placeholder="false">
        <draw:text-box>
          <text:p text:style-name="a2435" text:class-names="" text:cond-style-name=""><text:span text:style-name="a2432" text:class-names=""><text:date text:fixed="false" style:data-style-name="a2433">14.02.2025</text:date></text:span><text:span text:style-name="a2434" text:class-names=""/></text:p>
        </draw:text-box>
        <svg:title/>
        <svg:desc/>
      </draw:frame>
      <draw:frame draw:id="id828" presentation:style-name="a2440" draw:name="Footer Placeholder 4" svg:x="1.24826in" svg:y="6.43403in" svg:width="6.82339in" svg:height="0.39931in" presentation:class="footer" presentation:placeholder="false">
        <draw:text-box>
          <text:p text:style-name="a2439" text:class-names="" text:cond-style-name=""><text:span text:style-name="a2437" text:class-names="">Korbinian Müller / Speicherung und Datenaustausch von Daten mit Datenbanken durch GANs</text:span><text:span text:style-name="a2438" text:class-names=""/></text:p>
        </draw:text-box>
        <svg:title/>
        <svg:desc/>
      </draw:frame>
      <draw:frame draw:id="id829" presentation:style-name="a2443" draw:name="Slide Number Placeholder 5" svg:x="11.23832in" svg:y="6.43403in" svg:width="0.84327in" svg:height="0.39931in" presentation:class="page-number" presentation:placeholder="false">
        <draw:text-box>
          <text:p text:style-name="a2442" text:class-names="" text:cond-style-name=""><text:span text:style-name="a244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549">
        <draw:frame draw:id="id46" presentation:style-name="a2520" draw:name="Kopfzeilenplatzhalter 1" svg:x="0in" svg:y="0in" svg:width="3.25in" svg:height="0.50174in" presentation:class="header" presentation:placeholder="false">
          <draw:text-box>
            <text:p text:style-name="a2519" text:class-names="" text:cond-style-name=""><text:span text:style-name="a2518" text:class-names=""/></text:p>
          </draw:text-box>
          <svg:title/>
          <svg:desc/>
        </draw:frame>
        <draw:frame draw:id="id47" presentation:style-name="a2525" draw:name="Datumsplatzhalter 2" svg:x="4.24826in" svg:y="0in" svg:width="3.25in" svg:height="0.50174in" presentation:class="date-time" presentation:placeholder="false">
          <draw:text-box>
            <text:p text:style-name="a2524" text:class-names="" text:cond-style-name=""><text:span text:style-name="a2521" text:class-names=""><text:date text:fixed="false" style:data-style-name="a2522">14.02.2025</text:date></text:span><text:span text:style-name="a252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526" draw:name="Folienbildplatzhalter 3">
          <svg:title/>
          <svg:desc/>
        </draw:page-thumbnail>
        <draw:frame draw:id="id49" presentation:style-name="a2541" draw:name="Notizenplatzhalter 4" svg:x="0.75in" svg:y="4.8125in" svg:width="6in" svg:height="3.9375in" presentation:class="notes" presentation:placeholder="false">
          <draw:text-box>
            <text:p text:style-name="a2528" text:class-names="" text:cond-style-name=""><text:span text:style-name="a2527" text:class-names="">Mastertextformat bearbeiten</text:span></text:p>
            <text:list text:style-name="a2531">
              <text:list-item>
                <text:list text:style-name="a2531">
                  <text:list-item>
                    <text:p text:style-name="a2530" text:class-names="" text:cond-style-name=""><text:span text:style-name="a2529" text:class-names="">Zweite Ebene</text:span></text:p>
                  </text:list-item>
                </text:list>
              </text:list-item>
            </text:list>
            <text:list text:style-name="a2534">
              <text:list-item>
                <text:list text:style-name="a2534">
                  <text:list-item>
                    <text:list text:style-name="a2534">
                      <text:list-item>
                        <text:p text:style-name="a2533" text:class-names="" text:cond-style-name=""><text:span text:style-name="a25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37">
              <text:list-item>
                <text:list text:style-name="a2537">
                  <text:list-item>
                    <text:list text:style-name="a2537">
                      <text:list-item>
                        <text:list text:style-name="a2537">
                          <text:list-item>
                            <text:p text:style-name="a2536" text:class-names="" text:cond-style-name=""><text:span text:style-name="a25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40">
              <text:list-item>
                <text:list text:style-name="a2540">
                  <text:list-item>
                    <text:list text:style-name="a2540">
                      <text:list-item>
                        <text:list text:style-name="a2540">
                          <text:list-item>
                            <text:list text:style-name="a2540">
                              <text:list-item>
                                <text:p text:style-name="a2539" text:class-names="" text:cond-style-name=""><text:span text:style-name="a253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544" draw:name="Fußzeilenplatzhalter 5" svg:x="0in" svg:y="9.49826in" svg:width="3.25in" svg:height="0.50174in" presentation:class="footer" presentation:placeholder="false">
          <draw:text-box>
            <text:p text:style-name="a2543" text:class-names="" text:cond-style-name=""><text:span text:style-name="a2542" text:class-names=""/></text:p>
          </draw:text-box>
          <svg:title/>
          <svg:desc/>
        </draw:frame>
        <draw:frame draw:id="id51" presentation:style-name="a2548" draw:name="Foliennummernplatzhalter 6" svg:x="4.24826in" svg:y="9.49826in" svg:width="3.25in" svg:height="0.50174in" presentation:class="page-number" presentation:placeholder="false">
          <draw:text-box>
            <text:p text:style-name="a2547" text:class-names="" text:cond-style-name=""><text:span text:style-name="a2545" text:class-names=""><text:page-number style:num-format="1" text:fixed="false">‹Nr.›</text:page-number></text:span><text:span text:style-name="a254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eicherung und Datenaustausch von Daten mit Datenbanken durch GANs</dc:title>
    <meta:initial-creator>Korbinian Müller</meta:initial-creator>
    <dc:creator>Microsoft-Konto</dc:creator>
    <meta:creation-date>2025-02-14T20:11:42Z</meta:creation-date>
    <dc:date>2025-02-16T19:57:07Z</dc:date>
    <meta:template xlink:href="TM04033919%5b%5bfn=Schaltkreis%5d%5d" xlink:type="simple"/>
    <meta:editing-cycles>7</meta:editing-cycles>
    <meta:editing-duration>PT0S</meta:editing-duration>
    <meta:document-statistic meta:paragraph-count="53" meta:word-count="196"/>
  </office:meta>
</office:document-meta>
</file>